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A000000089A65263351918706.jpg" manifest:media-type="image/jpeg"/>
  <manifest:file-entry manifest:full-path="Pictures/100000000000000300000008DA7FC605144D4418.jpg" manifest:media-type="image/jpeg"/>
  <manifest:file-entry manifest:full-path="Pictures/10000000000000890000000A8CEAC64F9CA4239D.png" manifest:media-type="image/png"/>
  <manifest:file-entry manifest:full-path="Pictures/1000000000000125000000BE14100FF65179D5EB.jpg" manifest:media-type="image/jpeg"/>
  <manifest:file-entry manifest:full-path="Pictures/100000010000001B0000001A52B34B71C2F44E5D.png" manifest:media-type="image/png"/>
  <manifest:file-entry manifest:full-path="Pictures/10000000000000590000000AB504DD09F4619C94.png" manifest:media-type="image/png"/>
  <manifest:file-entry manifest:full-path="Pictures/100000000000001B000000166DCEA72496CA5137.jpg" manifest:media-type="image/jpeg"/>
  <manifest:file-entry manifest:full-path="Pictures/10000000000000650000000A1A5509AA259990BF.png" manifest:media-type="image/png"/>
  <manifest:file-entry manifest:full-path="Pictures/100000000000002A00000003AD6BB9F75210EA76.jpg" manifest:media-type="image/jpeg"/>
  <manifest:file-entry manifest:full-path="Pictures/100000000000001200000011C897AEFEE1A5B73E.png" manifest:media-type="image/png"/>
  <manifest:file-entry manifest:full-path="Pictures/10000000000000650000000A3AE40A8BA337C47F.png" manifest:media-type="image/png"/>
  <manifest:file-entry manifest:full-path="Pictures/100000000000004F0000000A1F287362A934A987.png" manifest:media-type="image/png"/>
  <manifest:file-entry manifest:full-path="Pictures/10000000000000890000000AEE5C5F201B3B46A8.png" manifest:media-type="image/png"/>
  <manifest:file-entry manifest:full-path="Pictures/100000000000003B00000030C294E40C5B9C5C54.jpg" manifest:media-type="image/jpeg"/>
  <manifest:file-entry manifest:full-path="Pictures/100000000000002A0000000372FB547F29B03131.jpg" manifest:media-type="image/jpeg"/>
  <manifest:file-entry manifest:full-path="Pictures/100000000000000300000008C6C95E10622230D5.jpg" manifest:media-type="image/jpeg"/>
  <manifest:file-entry manifest:full-path="Pictures/100000000000006600000043C66CA4CDFEBED183.jpg" manifest:media-type="image/jpeg"/>
  <manifest:file-entry manifest:full-path="Pictures/10000000000000590000000A474A9E9C0A53F56D.png" manifest:media-type="image/png"/>
  <manifest:file-entry manifest:full-path="Pictures/100000000000005700000050772F0308BF7E188C.jpg" manifest:media-type="image/jpeg"/>
  <manifest:file-entry manifest:full-path="Pictures/100000000000002700000003E055BAFD769ADC75.jpg" manifest:media-type="image/jpeg"/>
  <manifest:file-entry manifest:full-path="Pictures/10000000000000070000000B637ACBD2E1263187.jpg" manifest:media-type="image/jpeg"/>
  <manifest:file-entry manifest:full-path="Pictures/100000000000003B0000001FDF77CC1EC2C04695.jpg" manifest:media-type="image/jpeg"/>
  <manifest:file-entry manifest:full-path="Pictures/100000000000004A00000036C2BA0C343A5D85CC.jpg" manifest:media-type="image/jpeg"/>
  <manifest:file-entry manifest:full-path="Pictures/100000000000001E000000044155B29986ADB543.jpg" manifest:media-type="image/jpeg"/>
  <manifest:file-entry manifest:full-path="Pictures/100000000000001B00000014F4DE88F181494BF8.png" manifest:media-type="image/png"/>
  <manifest:file-entry manifest:full-path="Pictures/1000000000000027000000036894BA9197C0F201.jpg" manifest:media-type="image/jpeg"/>
  <manifest:file-entry manifest:full-path="Pictures/100000000000001D00000006DEE0F80E0A20C69F.jpg" manifest:media-type="image/jpeg"/>
  <manifest:file-entry manifest:full-path="Pictures/100000000000000300000008D8891DA973234DA0.jpg" manifest:media-type="image/jpeg"/>
  <manifest:file-entry manifest:full-path="Pictures/10000000000000680000003434F0D2A665F6F6F2.jpg" manifest:media-type="image/jpeg"/>
  <manifest:file-entry manifest:full-path="Pictures/100000000000004F0000000AC207A2987DF7038D.png" manifest:media-type="image/png"/>
  <manifest:file-entry manifest:full-path="Pictures/10000000000000570000002D5D3EF837C6A1D2C2.jpg" manifest:media-type="image/jpeg"/>
  <manifest:file-entry manifest:full-path="Pictures/100000000000011D0000002108C97B697D8B2EEC.jpg" manifest:media-type="image/jpeg"/>
  <manifest:file-entry manifest:full-path="Pictures/10000000000000130000000C70B7D196B51275FB.jpg" manifest:media-type="image/jpeg"/>
  <manifest:file-entry manifest:full-path="Pictures/10000000000000200000000945F48EB2B0CA2197.png" manifest:media-type="image/png"/>
  <manifest:file-entry manifest:full-path="Pictures/1000000000000013000000051E310FC251EFC12C.jpg" manifest:media-type="image/jpeg"/>
  <manifest:file-entry manifest:full-path="Pictures/100000000000002100000003E718D96F5F5A096B.jpg" manifest:media-type="image/jpeg"/>
  <manifest:file-entry manifest:full-path="Pictures/1000000000000034000000307B4705E0A6407B0B.jpg" manifest:media-type="image/jpeg"/>
  <manifest:file-entry manifest:full-path="Pictures/1000000000000013000000034DA7A68A228DC673.jpg" manifest:media-type="image/jpeg"/>
  <manifest:file-entry manifest:full-path="Pictures/100000000000001600000010D42C27E5BD22D4E3.png" manifest:media-type="image/png"/>
  <manifest:file-entry manifest:full-path="Pictures/1000000000000013000000130B372707721E4C17.png" manifest:media-type="image/png"/>
  <manifest:file-entry manifest:full-path="Pictures/10000000000000AC000000182962A045C57E2817.png" manifest:media-type="image/png"/>
  <manifest:file-entry manifest:full-path="Pictures/10000000000000150000000FFD131F85655B8F59.png" manifest:media-type="image/png"/>
  <manifest:file-entry manifest:full-path="Pictures/100000000000000A000000085E9E232D9B35320D.jpg" manifest:media-type="image/jpeg"/>
  <manifest:file-entry manifest:full-path="Pictures/100000000000001500000014D93F9584E512FB7E.png" manifest:media-type="image/png"/>
  <manifest:file-entry manifest:full-path="Pictures/1000000000000018000000115E0EE6ADF7F979E2.png" manifest:media-type="image/png"/>
  <manifest:file-entry manifest:full-path="Pictures/100000000000002100000018C25D07C2D91703BF.jpg" manifest:media-type="image/jpeg"/>
  <manifest:file-entry manifest:full-path="Pictures/100000000000001E0000001F592C95DCB0E8CAC3.jpg" manifest:media-type="image/jpeg"/>
  <manifest:file-entry manifest:full-path="Pictures/1000000000000023000000034204E44DCC18A355.jpg" manifest:media-type="image/jpeg"/>
  <manifest:file-entry manifest:full-path="Pictures/100000000000002200000014904B5A6B87A63F29.jpg" manifest:media-type="image/jpeg"/>
  <manifest:file-entry manifest:full-path="Pictures/100000000000001000000015DE9F834701D6D7F3.png" manifest:media-type="image/png"/>
  <manifest:file-entry manifest:full-path="Pictures/10000000000000180000001105557D90045042E2.png" manifest:media-type="image/png"/>
  <manifest:file-entry manifest:full-path="Pictures/100000000000001900000011D9A7CA2D4B05CEF4.png" manifest:media-type="image/png"/>
  <manifest:file-entry manifest:full-path="Pictures/10000000000000930000004D6A45AAB0FFE288C0.png" manifest:media-type="image/png"/>
  <manifest:file-entry manifest:full-path="Pictures/100000000000001A000000144B0BA0A80B732995.png" manifest:media-type="image/png"/>
  <manifest:file-entry manifest:full-path="Pictures/10000000000000210000001496CFEF513D402FEE.jpg" manifest:media-type="image/jpeg"/>
  <manifest:file-entry manifest:full-path="Pictures/100000000000002C000000249038AD04DBBEB82C.jpg" manifest:media-type="image/jpeg"/>
  <manifest:file-entry manifest:full-path="Pictures/100000000000001900000015E5F242F17D1607C6.jpg" manifest:media-type="image/jpeg"/>
  <manifest:file-entry manifest:full-path="Pictures/100000000000002C000000197E4B3AC78D5151AE.jpg" manifest:media-type="image/jpeg"/>
  <manifest:file-entry manifest:full-path="Pictures/100000000000003E00000027440F4C7D7974C309.jpg" manifest:media-type="image/jpeg"/>
  <manifest:file-entry manifest:full-path="Pictures/10000000000000340000001C0B418FD9328DC4EA.jpg" manifest:media-type="image/jpeg"/>
  <manifest:file-entry manifest:full-path="Pictures/10000000000000240000000845F48EB2B0CA2197.png" manifest:media-type="image/png"/>
  <manifest:file-entry manifest:full-path="Pictures/100000000000001A00000014B0CE1EDC2631B7F2.jpg" manifest:media-type="image/jpeg"/>
  <manifest:file-entry manifest:full-path="Pictures/100000000000001C00000012E99BDE4FAF8EB847.jpg" manifest:media-type="image/jpeg"/>
  <manifest:file-entry manifest:full-path="Pictures/100000000000002300000026917ED3736D6F7CF8.jpg" manifest:media-type="image/jpeg"/>
  <manifest:file-entry manifest:full-path="Pictures/10000000000000240000000864CB31E7E524B433.png" manifest:media-type="image/png"/>
  <manifest:file-entry manifest:full-path="Pictures/1000000000000028000000198D885BE943DEC96B.jpg" manifest:media-type="image/jpeg"/>
  <manifest:file-entry manifest:full-path="Pictures/10000000000000340000001F77C3FE871CCC5FE5.jpg" manifest:media-type="image/jpeg"/>
  <manifest:file-entry manifest:full-path="Pictures/100000000000003400000030B8F47BB4BD655B1D.jpg" manifest:media-type="image/jpeg"/>
  <manifest:file-entry manifest:full-path="Pictures/10000000000000400000002A62C80570CE3D21FD.jpg" manifest:media-type="image/jpeg"/>
  <manifest:file-entry manifest:full-path="Pictures/1000000000000044000000228504FD7A82107C8D.jpg" manifest:media-type="image/jpeg"/>
  <manifest:file-entry manifest:full-path="Pictures/100000000000001D000000067274E636F72BC0E0.jpg" manifest:media-type="image/jpeg"/>
  <manifest:file-entry manifest:full-path="Pictures/100000000000002300000018737DEB6544436A4A.jpg" manifest:media-type="image/jpeg"/>
  <manifest:file-entry manifest:full-path="Pictures/100000000000004500000026D71A0B26CA4B486D.jpg" manifest:media-type="image/jpeg"/>
  <manifest:file-entry manifest:full-path="Pictures/10000000000000790000003BD8B49BDE71BE2A87.jpg" manifest:media-type="image/jpeg"/>
  <manifest:file-entry manifest:full-path="Pictures/100000000000001100000019DC4B8CD97B0D7D0D.png" manifest:media-type="image/png"/>
  <manifest:file-entry manifest:full-path="Pictures/100000000000001200000024FA1CEC76A73FB7FD.jpg" manifest:media-type="image/jpeg"/>
  <manifest:file-entry manifest:full-path="Pictures/100000000000001600000016E3A22C329A0DA30F.jpg" manifest:media-type="image/jpeg"/>
  <manifest:file-entry manifest:full-path="Pictures/100000000000001900000011D04B3F865B2ACD4A.png" manifest:media-type="image/png"/>
  <manifest:file-entry manifest:full-path="Pictures/100000000000001A0000001BC054B5528408DE14.jpg" manifest:media-type="image/jpeg"/>
  <manifest:file-entry manifest:full-path="Pictures/100000000000001A00000014606A6625D871A537.png" manifest:media-type="image/png"/>
  <manifest:file-entry manifest:full-path="Pictures/100000000000001F0000001CF2F396566FDCC2B4.jpg" manifest:media-type="image/jpeg"/>
  <manifest:file-entry manifest:full-path="Pictures/1000000000000021000000141C7AAA7DAE2E0756.png" manifest:media-type="image/png"/>
  <manifest:file-entry manifest:full-path="Pictures/10000000000000220000001693696EB3B0AE3900.jpg" manifest:media-type="image/jpeg"/>
  <manifest:file-entry manifest:full-path="Pictures/10000000000000230000001846721D92386A67F3.jpg" manifest:media-type="image/jpeg"/>
  <manifest:file-entry manifest:full-path="Pictures/100000000000000E0000000DC3E62DD9533F6C9B.jpg" manifest:media-type="image/jpeg"/>
  <manifest:file-entry manifest:full-path="Pictures/100000000000002A00000018677CF06C18AB066D.jpg" manifest:media-type="image/jpeg"/>
  <manifest:file-entry manifest:full-path="Pictures/100000000000002C000000242E5E14FDAE5B7E6B.jpg" manifest:media-type="image/jpeg"/>
  <manifest:file-entry manifest:full-path="Pictures/100000000000002F00000022A6CF3AF966775660.jpg" manifest:media-type="image/jpeg"/>
  <manifest:file-entry manifest:full-path="Pictures/10000000000000310000001CE1BEE91D87DA5307.jpg" manifest:media-type="image/jpeg"/>
  <manifest:file-entry manifest:full-path="Pictures/100000000000003100000027BCAF4536A5B4D254.jpg" manifest:media-type="image/jpeg"/>
  <manifest:file-entry manifest:full-path="Pictures/10000000000000340000001F4F8C32DD38E1D5E8.jpg" manifest:media-type="image/jpeg"/>
  <manifest:file-entry manifest:full-path="Pictures/100000000000003B00000021E87A2AA0C4619443.jpg" manifest:media-type="image/jpeg"/>
  <manifest:file-entry manifest:full-path="Pictures/100000000000003B000000375D6E82C791FC9F94.jpg" manifest:media-type="image/jpeg"/>
  <manifest:file-entry manifest:full-path="Pictures/1000000000000055000000573F7DC1280332DD96.jpg" manifest:media-type="image/jpeg"/>
  <manifest:file-entry manifest:full-path="Pictures/100000000000001C000000CA554D112B2654E26D.png" manifest:media-type="image/png"/>
  <manifest:file-entry manifest:full-path="Pictures/100000000000002200000003EFEE2B8DE0E63DE4.jpg" manifest:media-type="image/jpeg"/>
  <manifest:file-entry manifest:full-path="Pictures/1000000000000022000000036DA648A09B80C410.jpg" manifest:media-type="image/jpeg"/>
  <manifest:file-entry manifest:full-path="Pictures/100000000000004C0000003C5842D4A627A1565C.jpg" manifest:media-type="image/jpeg"/>
  <manifest:file-entry manifest:full-path="Pictures/100000000000001D000000AF0D127021E2DAED69.png" manifest:media-type="image/png"/>
  <manifest:file-entry manifest:full-path="Pictures/100000000000000E0000000D2B3E17DDD957BA28.jpg" manifest:media-type="image/jpeg"/>
  <manifest:file-entry manifest:full-path="Pictures/100000000000000E0000000D4900D67A1137DB84.jpg" manifest:media-type="image/jpeg"/>
  <manifest:file-entry manifest:full-path="Pictures/100000000000000E0000000ED3CAF596097A7D26.jpg" manifest:media-type="image/jpeg"/>
  <manifest:file-entry manifest:full-path="Pictures/10000000000000120000000E6DCCB3CE7FA7AB98.jpg" manifest:media-type="image/jpeg"/>
  <manifest:file-entry manifest:full-path="Pictures/100000000000001900000011BDEFE9CC64E924F6.png" manifest:media-type="image/png"/>
  <manifest:file-entry manifest:full-path="Pictures/10000000000000190000001AA8EA764B074A9C4F.jpg" manifest:media-type="image/jpeg"/>
  <manifest:file-entry manifest:full-path="Pictures/100000000000001E00000016F0EAB4FB315CB635.png" manifest:media-type="image/png"/>
  <manifest:file-entry manifest:full-path="Pictures/10000001000000310000001C1465F9B178C2D1EB.png" manifest:media-type="image/png"/>
  <manifest:file-entry manifest:full-path="Pictures/100000000000002000000015ECC940CA9A491B14.jpg" manifest:media-type="image/jpeg"/>
  <manifest:file-entry manifest:full-path="Pictures/1000000000000003000000044634A39832E6B785.jpg" manifest:media-type="image/jpeg"/>
  <manifest:file-entry manifest:full-path="Pictures/100000000000002000000027940313E9D2152385.png" manifest:media-type="image/png"/>
  <manifest:file-entry manifest:full-path="Pictures/100000000000002100000014BE1B76F69316CA73.png" manifest:media-type="image/png"/>
  <manifest:file-entry manifest:full-path="Pictures/1000000100000057000000538D6CAFA36654F95C.png" manifest:media-type="image/png"/>
  <manifest:file-entry manifest:full-path="Pictures/1000000000000023000000174BC5A8DC1E989499.jpg" manifest:media-type="image/jpeg"/>
  <manifest:file-entry manifest:full-path="Pictures/100000000000002A00000029589067575FD00611.jpg" manifest:media-type="image/jpeg"/>
  <manifest:file-entry manifest:full-path="Pictures/10000000000000330000001B9D6861F1322542FB.jpg" manifest:media-type="image/jpeg"/>
  <manifest:file-entry manifest:full-path="Pictures/100000000000001E000000041B60706922E08119.jpg" manifest:media-type="image/jpeg"/>
  <manifest:file-entry manifest:full-path="Pictures/100000000000003C0000003E2696AC3E3226C992.jpg" manifest:media-type="image/jpeg"/>
  <manifest:file-entry manifest:full-path="Pictures/1000000000000021000000036953A56CDDAD4873.jpg" manifest:media-type="image/jpeg"/>
  <manifest:file-entry manifest:full-path="Pictures/100000000000002B00000018EBECA0A6A626278A.jpg" manifest:media-type="image/jpeg"/>
  <manifest:file-entry manifest:full-path="Pictures/100000000000005500000029910F2AE5443D3481.jpg" manifest:media-type="image/jpeg"/>
  <manifest:file-entry manifest:full-path="Pictures/10000000000000200000000964CB31E7E524B433.png" manifest:media-type="image/png"/>
  <manifest:file-entry manifest:full-path="Pictures/100000000000008000000012DF61EF2D48CCBE0A.png" manifest:media-type="image/png"/>
  <manifest:file-entry manifest:full-path="Pictures/100000000000017B000000A222613509243E4413.jpg" manifest:media-type="image/jpeg"/>
  <manifest:file-entry manifest:full-path="Pictures/100000000000002300000003CFAB24691D58B911.jpg" manifest:media-type="image/jpeg"/>
  <manifest:file-entry manifest:full-path="Pictures/1000000000000023000000083D6A7390B5E519C5.png" manifest:media-type="image/png"/>
  <manifest:file-entry manifest:full-path="Pictures/1000000000000023000000087E7E5DBF888F3A1E.png" manifest:media-type="image/png"/>
  <manifest:file-entry manifest:full-path="Pictures/1000000000000011000000111C1A2F849B13A212.png" manifest:media-type="image/png"/>
  <manifest:file-entry manifest:full-path="Pictures/100000000000001A000000146373C3717F98A480.png" manifest:media-type="image/png"/>
  <manifest:file-entry manifest:full-path="Pictures/1000000000000021000000149451F4A6AF7C9857.png" manifest:media-type="image/png"/>
  <manifest:file-entry manifest:full-path="Pictures/10000000000000230000002499047EABBB4CD6C8.jpg" manifest:media-type="image/jpeg"/>
  <manifest:file-entry manifest:full-path="Pictures/10000000000000370000001D5D75A6AFE91CD9CD.jpg" manifest:media-type="image/jpeg"/>
  <manifest:file-entry manifest:full-path="Pictures/100000000000004D00000027B405436F033AD1E0.png" manifest:media-type="image/png"/>
  <manifest:file-entry manifest:full-path="Pictures/100000010000002700000017137127744021DD09.png" manifest:media-type="image/png"/>
  <manifest:file-entry manifest:full-path="Pictures/100000000000002C00000017B18B1E42BCB4A314.png" manifest:media-type="image/png"/>
  <manifest:file-entry manifest:full-path="Pictures/100000000000002D0000002E75DFAD010990BC6A.jpg" manifest:media-type="image/jpeg"/>
  <manifest:file-entry manifest:full-path="Pictures/100000000000000400000004B6CF9E8DAB2FDC72.jpg" manifest:media-type="image/jpeg"/>
  <manifest:file-entry manifest:full-path="Pictures/100000000000000400000006C6C95E10622230D5.jpg" manifest:media-type="image/jpeg"/>
  <manifest:file-entry manifest:full-path="Pictures/100000000000000800000003C6C95E10622230D5.jpg" manifest:media-type="image/jpeg"/>
  <manifest:file-entry manifest:full-path="Pictures/100000010000003500000034A260132736CD3A8E.png" manifest:media-type="image/png"/>
  <manifest:file-entry manifest:full-path="Pictures/100000010000003800000034024D44C445428988.png" manifest:media-type="image/png"/>
  <manifest:file-entry manifest:full-path="Pictures/100000010000004C0000002AD49BF02BBB9081C0.png" manifest:media-type="image/png"/>
  <manifest:file-entry manifest:full-path="Pictures/100000010000005E00000030A2F1FDD054B79890.png" manifest:media-type="image/png"/>
  <manifest:file-entry manifest:full-path="Pictures/10000001000000710000003852580AD1D5CBC825.png" manifest:media-type="image/png"/>
  <manifest:file-entry manifest:full-path="Pictures/10000001000000830000003FAE90B3D8D120ED8C.png" manifest:media-type="image/png"/>
  <manifest:file-entry manifest:full-path="Pictures/10000001000000830000003F05DEB02247BF9EA6.png" manifest:media-type="image/png"/>
  <manifest:file-entry manifest:full-path="Pictures/10000001000000310000001A8FDAF91757E1A6F7.png" manifest:media-type="image/png"/>
  <manifest:file-entry manifest:full-path="Pictures/100000010000002C0000002311308D36E154DFEF.png" manifest:media-type="image/png"/>
  <manifest:file-entry manifest:full-path="Pictures/10000001000000350000001FD6AFCE7C474C52CD.png" manifest:media-type="image/png"/>
  <manifest:file-entry manifest:full-path="Pictures/100000010000002200000015941DBE3F850F882E.png" manifest:media-type="image/png"/>
  <manifest:file-entry manifest:full-path="Pictures/1000000100000023000000156F1C401FF322567D.png" manifest:media-type="image/png"/>
  <manifest:file-entry manifest:full-path="Pictures/100000010000001A0000000D46BDBA7DD6391897.png" manifest:media-type="image/png"/>
  <manifest:file-entry manifest:full-path="Pictures/100000010000001600000010121A557149B18C92.png" manifest:media-type="image/png"/>
  <manifest:file-entry manifest:full-path="Pictures/100000010000001E000000130F2F67302E971953.png" manifest:media-type="image/png"/>
  <manifest:file-entry manifest:full-path="Pictures/100000010000001B000000120F4918DAEA59C3BC.png" manifest:media-type="image/png"/>
  <manifest:file-entry manifest:full-path="Pictures/100000010000001B00000015976D9EA12C59A95F.png" manifest:media-type="image/png"/>
  <manifest:file-entry manifest:full-path="Pictures/10000001000000250000001E1A8A7034ED51387D.png" manifest:media-type="image/png"/>
  <manifest:file-entry manifest:full-path="Pictures/100000010000002500000023CDCB18104E0EC05A.png" manifest:media-type="image/png"/>
  <manifest:file-entry manifest:full-path="Pictures/100000010000001C0000001ACF26495ACABE7D3B.png" manifest:media-type="image/png"/>
  <manifest:file-entry manifest:full-path="Pictures/10000001000000800000004F87A13391F319D5E8.png" manifest:media-type="image/png"/>
  <manifest:file-entry manifest:full-path="Pictures/10000001000000270000001CDE1BC3355A43DAA8.png" manifest:media-type="image/png"/>
  <manifest:file-entry manifest:full-path="Pictures/10000001000000290000002047FE5B8508EE4916.png" manifest:media-type="image/png"/>
  <manifest:file-entry manifest:full-path="Pictures/100000010000001C0000001CD60CB7B98F5E7312.png" manifest:media-type="image/png"/>
  <manifest:file-entry manifest:full-path="Pictures/100000010000003C000000382D168998AA139DEB.png" manifest:media-type="image/png"/>
  <manifest:file-entry manifest:full-path="Pictures/100000000000009F00000021C7CEB6E7F02D2461.jpg" manifest:media-type="image/jpeg"/>
  <manifest:file-entry manifest:full-path="Pictures/10000000000000DE000000211265478DBADD58BD.jpg" manifest:media-type="image/jpeg"/>
  <manifest:file-entry manifest:full-path="Pictures/100000000000009F00000021F08408F5A2649FD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EGOChalet60" svg:font-family="LEGOChalet60"/>
    <style:font-face style:name="LEGOChalet601" svg:font-family="LEGOChalet60" style:font-pitch="variable"/>
    <style:font-face style:name="LEGOChalet7080-80" svg:font-family="LEGOChalet7080-80"/>
    <style:font-face style:name="LEGOChalet7080-801" svg:font-family="LEGOChalet7080-8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ceaf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6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7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61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9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7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e3000b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solid" draw:fill-color="#0068b4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solid" draw:fill-color="#d10007"/>
    </style:style>
    <style:style style:name="gr17" style:family="graphic" style:parent-style-name="standard">
      <style:graphic-properties draw:stroke="none" draw:fill="solid" draw:fill-color="#00963e"/>
    </style:style>
    <style:style style:name="gr18" style:family="graphic" style:parent-style-name="standard">
      <style:graphic-properties draw:stroke="none" draw:fill="solid" draw:fill-color="#ffcc00"/>
    </style:style>
    <style:style style:name="gr19" style:family="graphic" style:parent-style-name="standard">
      <style:graphic-properties draw:stroke="none" draw:fill="solid" draw:fill-color="#ffed00"/>
    </style:style>
    <style:style style:name="gr20" style:family="graphic" style:parent-style-name="standard">
      <style:graphic-properties draw:stroke="none" draw:fill="solid" draw:fill-color="#004188"/>
    </style:style>
    <style:style style:name="gr21" style:family="graphic" style:parent-style-name="standard">
      <style:graphic-properties draw:stroke="solid" svg:stroke-width="0.002cm" svg:stroke-color="#000000" draw:stroke-linejoin="miter" svg:stroke-linecap="butt" draw:fill="solid" draw:fill-color="#ffed00" fo:padding-top="0.001cm" fo:padding-bottom="0.001cm" fo:padding-left="0.001cm" fo:padding-right="0.001cm"/>
    </style:style>
    <style:style style:name="gr22" style:family="graphic" style:parent-style-name="standard">
      <style:graphic-properties draw:stroke="none" draw:fill="solid" draw:fill-color="#009ee3"/>
    </style:style>
    <style:style style:name="gr23" style:family="graphic" style:parent-style-name="standard">
      <style:graphic-properties draw:stroke="none" draw:fill="solid" draw:fill-color="#cfd0d0"/>
    </style:style>
    <style:style style:name="gr24" style:family="graphic" style:parent-style-name="standard">
      <style:graphic-properties draw:stroke="none" draw:fill="solid" draw:fill-color="#f29ec4"/>
    </style:style>
    <style:style style:name="gr25" style:family="graphic" style:parent-style-name="standard">
      <style:graphic-properties draw:stroke="none" draw:fill="solid" draw:fill-color="#a40600"/>
    </style:style>
    <style:style style:name="gr26" style:family="graphic" style:parent-style-name="standard">
      <style:graphic-properties draw:stroke="solid" svg:stroke-width="0cm" svg:stroke-color="#000000" draw:stroke-linejoin="miter" svg:stroke-linecap="butt" draw:fill="solid" draw:fill-color="#ffcc00"/>
    </style:style>
    <style:style style:name="gr27" style:family="graphic" style:parent-style-name="standard">
      <style:graphic-properties draw:stroke="solid" svg:stroke-width="0cm" svg:stroke-color="#000000" draw:stroke-linejoin="miter" svg:stroke-linecap="butt" draw:fill="solid" draw:fill-color="#ffffff"/>
    </style:style>
    <style:style style:name="gr28" style:family="graphic" style:parent-style-name="standard">
      <style:graphic-properties draw:stroke="solid" svg:stroke-width="0cm" svg:stroke-color="#000000" draw:stroke-linejoin="miter" svg:stroke-linecap="butt" draw:fill="solid" draw:fill-color="#00b5ed"/>
    </style:style>
    <style:style style:name="gr29" style:family="graphic" style:parent-style-name="standard">
      <style:graphic-properties draw:stroke="solid" svg:stroke-width="0cm" svg:stroke-color="#000000" draw:stroke-linejoin="miter" svg:stroke-linecap="butt" draw:fill="solid" draw:fill-color="#ffed00"/>
    </style:style>
    <style:style style:name="gr3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31" style:family="graphic" style:parent-style-name="standard">
      <style:graphic-properties draw:stroke="solid" svg:stroke-width="0.001cm" svg:stroke-color="#626261" draw:stroke-linejoin="miter" svg:stroke-linecap="butt" draw:fill="solid" draw:fill-color="#ffcc00"/>
    </style:style>
    <style:style style:name="gr32" style:family="graphic" style:parent-style-name="standard">
      <style:graphic-properties draw:stroke="none" draw:fill="solid" draw:fill-color="#0080c8"/>
    </style:style>
    <style:style style:name="gr33" style:family="graphic" style:parent-style-name="standard">
      <style:graphic-properties draw:stroke="none" draw:fill="solid" draw:fill-color="#f39100"/>
    </style:style>
    <style:style style:name="gr34" style:family="graphic" style:parent-style-name="standard">
      <style:graphic-properties draw:stroke="none" draw:fill="solid" draw:fill-color="#005ba9"/>
    </style:style>
    <style:style style:name="gr35" style:family="graphic" style:parent-style-name="standard">
      <style:graphic-properties draw:stroke="none" draw:fill="solid" draw:fill-color="#004c90"/>
    </style:style>
    <style:style style:name="gr36" style:family="graphic" style:parent-style-name="standard">
      <style:graphic-properties draw:stroke="none" draw:fill="solid" draw:fill-color="#005b94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37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8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2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15cm" svg:stroke-color="#000000" draw:stroke-linejoin="miter" svg:stroke-linecap="butt" draw:fill="solid" draw:fill-color="#ffffff" fo:padding-top="0.007cm" fo:padding-bottom="0.007cm" fo:padding-left="0.007cm" fo:padding-right="0.007cm"/>
    </style:style>
    <style:style style:name="gr43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9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ffffff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solid" draw:fill-color="#c8d3d9"/>
    </style:style>
    <style:style style:name="P1" style:family="paragraph">
      <loext:graphic-properties draw:fill="solid" draw:fill-color="#dceaf9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e3000b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68b4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d10007"/>
    </style:style>
    <style:style style:name="P11" style:family="paragraph">
      <loext:graphic-properties draw:fill="solid" draw:fill-color="#00963e"/>
    </style:style>
    <style:style style:name="P12" style:family="paragraph">
      <loext:graphic-properties draw:fill="solid" draw:fill-color="#ffcc00"/>
    </style:style>
    <style:style style:name="P13" style:family="paragraph">
      <loext:graphic-properties draw:fill="solid" draw:fill-color="#ffed00"/>
    </style:style>
    <style:style style:name="P14" style:family="paragraph">
      <loext:graphic-properties draw:fill="solid" draw:fill-color="#004188"/>
    </style:style>
    <style:style style:name="P15" style:family="paragraph">
      <loext:graphic-properties draw:fill="solid" draw:fill-color="#009ee3"/>
    </style:style>
    <style:style style:name="P16" style:family="paragraph">
      <loext:graphic-properties draw:fill="solid" draw:fill-color="#cfd0d0"/>
    </style:style>
    <style:style style:name="P17" style:family="paragraph">
      <loext:graphic-properties draw:fill="solid" draw:fill-color="#f29ec4"/>
    </style:style>
    <style:style style:name="P18" style:family="paragraph">
      <loext:graphic-properties draw:fill="solid" draw:fill-color="#a40600"/>
    </style:style>
    <style:style style:name="P19" style:family="paragraph">
      <loext:graphic-properties draw:fill="solid" draw:fill-color="#00b5ed"/>
    </style:style>
    <style:style style:name="P20" style:family="paragraph">
      <loext:graphic-properties draw:fill="solid" draw:fill-color="#0080c8"/>
    </style:style>
    <style:style style:name="P21" style:family="paragraph">
      <loext:graphic-properties draw:fill="solid" draw:fill-color="#f39100"/>
    </style:style>
    <style:style style:name="P22" style:family="paragraph">
      <loext:graphic-properties draw:fill="solid" draw:fill-color="#005ba9"/>
    </style:style>
    <style:style style:name="P23" style:family="paragraph">
      <loext:graphic-properties draw:fill="solid" draw:fill-color="#004c90"/>
    </style:style>
    <style:style style:name="P24" style:family="paragraph">
      <loext:graphic-properties draw:fill="solid" draw:fill-color="#005b94"/>
    </style:style>
    <style:style style:name="P2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26" style:family="paragraph">
      <loext:graphic-properties draw:fill="none"/>
      <style:paragraph-properties style:writing-mode="lr-tb"/>
      <style:text-properties fo:font-size="5.19999980926514pt" style:font-size-asian="5.19999980926514pt" style:font-size-complex="5.19999980926514pt"/>
    </style:style>
    <style:style style:name="P27" style:family="paragraph">
      <loext:graphic-properties draw:fill="solid" draw:fill-color="#009ee3"/>
      <style:paragraph-properties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c8d3d9"/>
    </style:style>
    <style:style style:name="T1" style:family="text">
      <style:text-properties fo:color="#dceaf9" loext:opacity="100%" style:font-name="LEGOChalet7080-80" fo:font-size="8pt" fo:font-weight="bold" style:font-name-asian="LEGOChalet7080-80" style:font-size-asian="8pt" style:font-weight-asian="bold" style:font-name-complex="LEGOChalet7080-80" style:font-size-complex="8pt" style:font-weight-complex="bold"/>
    </style:style>
    <style:style style:name="T2" style:family="text">
      <style:text-properties fo:color="#868786" loext:opacity="100%" style:font-name="LEGOChalet7080-80" fo:font-size="8pt" fo:font-weight="bold" style:font-name-asian="LEGOChalet7080-80" style:font-size-asian="8pt" style:font-weight-asian="bold" style:font-name-complex="LEGOChalet7080-80" style:font-size-complex="8pt" style:font-weight-complex="bold"/>
    </style:style>
    <style:style style:name="T3" style:family="text">
      <style:text-properties fo:color="#868786" loext:opacity="100%" style:font-name="LEGOChalet60" fo:font-size="10pt" fo:font-weight="bold" style:font-name-asian="LEGOChalet60" style:font-size-asian="10pt" style:font-weight-asian="bold" style:font-name-complex="LEGOChalet60" style:font-size-complex="10pt" style:font-weight-complex="bold"/>
    </style:style>
    <style:style style:name="T4" style:family="text">
      <style:text-properties fo:color="#868786" loext:opacity="100%" style:font-name="LEGOChalet60" fo:font-size="8pt" fo:font-weight="bold" style:font-name-asian="LEGOChalet60" style:font-size-asian="8pt" style:font-weight-asian="bold" style:font-name-complex="LEGOChalet60" style:font-size-complex="8pt" style:font-weight-complex="bold"/>
    </style:style>
    <style:style style:name="T5" style:family="text">
      <style:text-properties fo:color="#000000" loext:opacity="100%" style:font-name="LEGOChalet60" fo:font-size="10pt" fo:font-weight="bold" style:font-name-asian="LEGOChalet60" style:font-size-asian="10pt" style:font-weight-asian="bold" style:font-name-complex="LEGOChalet60" style:font-size-complex="10pt" style:font-weight-complex="bold"/>
    </style:style>
    <style:style style:name="T6" style:family="text">
      <style:text-properties fo:color="#000000" loext:opacity="100%" style:font-name="LEGOChalet7080-80" fo:font-size="6pt" fo:font-weight="bold" style:font-name-asian="LEGOChalet7080-80" style:font-size-asian="6pt" style:font-weight-asian="bold" style:font-name-complex="LEGOChalet7080-80" style:font-size-complex="6pt" style:font-weight-complex="bold"/>
    </style:style>
    <style:style style:name="T7" style:family="text">
      <style:text-properties fo:color="#000000" loext:opacity="100%" style:font-name="LEGOChalet7080-80" fo:font-size="6pt" fo:font-weight="normal" style:font-name-asian="LEGOChalet7080-80" style:font-size-asian="6pt" style:font-weight-asian="normal" style:font-name-complex="LEGOChalet7080-80" style:font-size-complex="6pt" style:font-weight-complex="normal"/>
    </style:style>
    <style:style style:name="T8" style:family="text">
      <style:text-properties fo:color="#dceaf9" loext:opacity="100%" style:font-name="LEGOChalet7080-80" fo:font-size="6pt" fo:font-weight="normal" style:font-name-asian="LEGOChalet7080-80" style:font-size-asian="6pt" style:font-weight-asian="normal" style:font-name-complex="LEGOChalet7080-80" style:font-size-complex="6pt" style:font-weight-complex="normal"/>
    </style:style>
    <style:style style:name="T9" style:family="text">
      <style:text-properties fo:color="#dceaf9" loext:opacity="100%" style:font-name="LEGOChalet7080-80" fo:font-size="6pt" fo:font-weight="bold" style:font-name-asian="LEGOChalet7080-80" style:font-size-asian="6pt" style:font-weight-asian="bold" style:font-name-complex="LEGOChalet7080-80" style:font-size-complex="6pt" style:font-weight-complex="bold"/>
    </style:style>
    <style:style style:name="T10" style:family="text">
      <style:text-properties fo:color="#009ee3" loext:opacity="100%" style:font-name="LEGOChalet60" fo:font-size="5.19999980926514pt" fo:font-weight="normal" style:font-name-asian="LEGOChalet60" style:font-size-asian="5.19999980926514pt" style:font-weight-asian="normal" style:font-name-complex="LEGOChalet60" style:font-size-complex="5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16">
        <draw:polygon draw:style-name="gr1" draw:text-style-name="P1" draw:layer="layout" svg:width="21cm" svg:height="16.501cm" svg:x="0cm" svg:y="-0.001cm" svg:viewBox="0 0 21001 16502" draw:points="0,16502 21001,16502 21001,0 0,0">
          <text:p/>
        </draw:polygon>
        <draw:frame draw:style-name="gr2" draw:text-style-name="P2" draw:layer="layout" svg:width="7.425cm" svg:height="4.817cm" svg:x="13.598cm" svg:y="11.701cm">
          <draw:image xlink:href="Pictures/1000000000000125000000BE14100FF65179D5EB.jpg" xlink:type="simple" xlink:show="embed" xlink:actuate="onLoad" draw:mime-type="image/jpeg">
            <text:p/>
          </draw:image>
        </draw:frame>
        <draw:frame draw:style-name="gr2" draw:text-style-name="P2" draw:layer="layout" svg:width="2.559cm" svg:height="0.253cm" svg:x="17.982cm" svg:y="12.919cm">
          <draw:image xlink:href="Pictures/10000000000000650000000A1A5509AA259990BF.png" xlink:type="simple" xlink:show="embed" xlink:actuate="onLoad" draw:mime-type="image/png">
            <text:p/>
          </draw:image>
        </draw:frame>
        <draw:frame draw:style-name="gr2" draw:text-style-name="P2" draw:layer="layout" svg:width="2.559cm" svg:height="0.253cm" svg:x="17.982cm" svg:y="12.919cm">
          <draw:image xlink:href="Pictures/10000000000000650000000A3AE40A8BA337C47F.png" xlink:type="simple" xlink:show="embed" xlink:actuate="onLoad" draw:mime-type="image/png">
            <text:p/>
          </draw:image>
        </draw:frame>
        <draw:frame draw:style-name="gr3" draw:text-style-name="P4" draw:layer="layout" svg:width="2.766cm" svg:height="0.403cm" svg:x="17.994cm" svg:y="12.873cm">
          <draw:text-box>
            <text:p text:style-name="P3"><text:span text:style-name="T1">Customer Service</text:span></text:p>
          </draw:text-box>
        </draw:frame>
        <draw:frame draw:style-name="gr4" draw:text-style-name="P4" draw:layer="layout" svg:width="2.33cm" svg:height="0.403cm" svg:x="18.518cm" svg:y="13.261cm">
          <draw:text-box>
            <text:p text:style-name="P3"><text:span text:style-name="T2">Kundenservice</text:span></text:p>
          </draw:text-box>
        </draw:frame>
        <draw:frame draw:style-name="gr5" draw:text-style-name="P4" draw:layer="layout" svg:width="3.795cm" svg:height="0.403cm" svg:x="17.09cm" svg:y="13.649cm">
          <draw:text-box>
            <text:p text:style-name="P3"><text:span text:style-name="T2">Service Consommateurs</text:span></text:p>
          </draw:text-box>
        </draw:frame>
        <draw:frame draw:style-name="gr2" draw:text-style-name="P2" draw:layer="layout" svg:width="3.471cm" svg:height="0.253cm" svg:x="17.07cm" svg:y="14.542cm">
          <draw:image xlink:href="Pictures/10000000000000890000000A8CEAC64F9CA4239D.png" xlink:type="simple" xlink:show="embed" xlink:actuate="onLoad" draw:mime-type="image/png">
            <text:p/>
          </draw:image>
        </draw:frame>
        <draw:frame draw:style-name="gr6" draw:text-style-name="P4" draw:layer="layout" svg:width="3.613cm" svg:height="0.403cm" svg:x="17.32cm" svg:y="14.037cm">
          <draw:text-box>
            <text:p text:style-name="P3"><text:span text:style-name="T2">Servicio Al Consumidor</text:span></text:p>
          </draw:text-box>
        </draw:frame>
        <draw:frame draw:style-name="gr2" draw:text-style-name="P2" draw:layer="layout" svg:width="3.471cm" svg:height="0.253cm" svg:x="17.07cm" svg:y="14.542cm">
          <draw:image xlink:href="Pictures/10000000000000890000000AEE5C5F201B3B46A8.png" xlink:type="simple" xlink:show="embed" xlink:actuate="onLoad" draw:mime-type="image/png">
            <text:p/>
          </draw:image>
        </draw:frame>
        <draw:frame draw:style-name="gr2" draw:text-style-name="P2" draw:layer="layout" svg:width="1.064cm" svg:height="0.075cm" svg:x="15.423cm" svg:y="15.581cm">
          <draw:image xlink:href="Pictures/100000000000002A00000003AD6BB9F75210EA76.jpg" xlink:type="simple" xlink:show="embed" xlink:actuate="onLoad" draw:mime-type="image/jpeg">
            <text:p/>
          </draw:image>
        </draw:frame>
        <draw:frame draw:style-name="gr7" draw:text-style-name="P4" draw:layer="layout" svg:width="3.918cm" svg:height="0.403cm" svg:x="17.069cm" svg:y="14.503cm">
          <draw:text-box>
            <text:p text:style-name="P3"><text:span text:style-name="T2">LEGO.com/service or dial</text:span></text:p>
          </draw:text-box>
        </draw:frame>
        <draw:frame draw:style-name="gr2" draw:text-style-name="P2" draw:layer="layout" svg:width="1.064cm" svg:height="0.075cm" svg:x="15.423cm" svg:y="15.581cm">
          <draw:image xlink:href="Pictures/100000000000002A0000000372FB547F29B03131.jpg" xlink:type="simple" xlink:show="embed" xlink:actuate="onLoad" draw:mime-type="image/jpeg">
            <text:p/>
          </draw:image>
        </draw:frame>
        <draw:frame draw:style-name="gr2" draw:text-style-name="P2" draw:layer="layout" svg:width="0.075cm" svg:height="0.202cm" svg:x="18.135cm" svg:y="15.404cm">
          <draw:image xlink:href="Pictures/100000000000000300000008DA7FC605144D4418.jpg" xlink:type="simple" xlink:show="embed" xlink:actuate="onLoad" draw:mime-type="image/jpeg">
            <text:p/>
          </draw:image>
        </draw:frame>
        <draw:frame draw:style-name="gr8" draw:text-style-name="P5" draw:layer="layout" svg:width="0.95cm" svg:height="0.496cm" svg:x="15.443cm" svg:y="15.284cm">
          <draw:text-box>
            <text:p text:style-name="P3"><text:span text:style-name="T3"><text:s text:c="8"/></text:span></text:p>
          </draw:text-box>
        </draw:frame>
        <draw:frame draw:style-name="gr2" draw:text-style-name="P2" draw:layer="layout" svg:width="0.075cm" svg:height="0.202cm" svg:x="18.135cm" svg:y="15.404cm">
          <draw:image xlink:href="Pictures/100000000000000300000008C6C95E10622230D5.jpg" xlink:type="simple" xlink:show="embed" xlink:actuate="onLoad" draw:mime-type="image/jpeg">
            <text:p/>
          </draw:image>
        </draw:frame>
        <draw:frame draw:style-name="gr2" draw:text-style-name="P2" draw:layer="layout" svg:width="2.255cm" svg:height="0.253cm" svg:x="18.287cm" svg:y="15.379cm">
          <draw:image xlink:href="Pictures/10000000000000590000000A474A9E9C0A53F56D.png" xlink:type="simple" xlink:show="embed" xlink:actuate="onLoad" draw:mime-type="image/png">
            <text:p/>
          </draw:image>
        </draw:frame>
        <draw:frame draw:style-name="gr9" draw:text-style-name="P4" draw:layer="layout" svg:width="0.281cm" svg:height="0.403cm" svg:x="18.138cm" svg:y="15.314cm">
          <draw:text-box>
            <text:p text:style-name="P3"><text:span text:style-name="T4">:</text:span></text:p>
          </draw:text-box>
        </draw:frame>
        <draw:frame draw:style-name="gr2" draw:text-style-name="P2" draw:layer="layout" svg:width="2.255cm" svg:height="0.253cm" svg:x="18.287cm" svg:y="15.379cm">
          <draw:image xlink:href="Pictures/10000000000000590000000AB504DD09F4619C94.png" xlink:type="simple" xlink:show="embed" xlink:actuate="onLoad" draw:mime-type="image/png">
            <text:p/>
          </draw:image>
        </draw:frame>
        <draw:frame draw:style-name="gr2" draw:text-style-name="P2" draw:layer="layout" svg:width="0.987cm" svg:height="0.075cm" svg:x="15.499cm" svg:y="15.987cm">
          <draw:image xlink:href="Pictures/100000000000002700000003E055BAFD769ADC75.jpg" xlink:type="simple" xlink:show="embed" xlink:actuate="onLoad" draw:mime-type="image/jpeg">
            <text:p/>
          </draw:image>
        </draw:frame>
        <draw:frame draw:style-name="gr10" draw:text-style-name="P4" draw:layer="layout" svg:width="2.665cm" svg:height="0.403cm" svg:x="18.294cm" svg:y="15.35cm">
          <draw:text-box>
            <text:p text:style-name="P3"><text:span text:style-name="T2">00800 5346 5555</text:span></text:p>
          </draw:text-box>
        </draw:frame>
        <draw:frame draw:style-name="gr2" draw:text-style-name="P2" draw:layer="layout" svg:width="0.987cm" svg:height="0.075cm" svg:x="15.499cm" svg:y="15.987cm">
          <draw:image xlink:href="Pictures/1000000000000027000000036894BA9197C0F201.jpg" xlink:type="simple" xlink:show="embed" xlink:actuate="onLoad" draw:mime-type="image/jpeg">
            <text:p/>
          </draw:image>
        </draw:frame>
        <draw:frame draw:style-name="gr2" draw:text-style-name="P2" draw:layer="layout" svg:width="0.075cm" svg:height="0.202cm" svg:x="18.388cm" svg:y="15.81cm">
          <draw:image xlink:href="Pictures/100000000000000300000008D8891DA973234DA0.jpg" xlink:type="simple" xlink:show="embed" xlink:actuate="onLoad" draw:mime-type="image/jpeg">
            <text:p/>
          </draw:image>
        </draw:frame>
        <draw:frame draw:style-name="gr11" draw:text-style-name="P4" draw:layer="layout" svg:width="0.747cm" svg:height="0.403cm" svg:x="15.53cm" svg:y="15.755cm">
          <draw:text-box>
            <text:p text:style-name="P3"><text:span text:style-name="T2"><text:s text:c="8"/></text:span></text:p>
          </draw:text-box>
        </draw:frame>
        <draw:frame draw:style-name="gr2" draw:text-style-name="P2" draw:layer="layout" svg:width="0.075cm" svg:height="0.202cm" svg:x="18.388cm" svg:y="15.81cm">
          <draw:image xlink:href="Pictures/100000000000000300000008C6C95E10622230D5.jpg" xlink:type="simple" xlink:show="embed" xlink:actuate="onLoad" draw:mime-type="image/jpeg">
            <text:p/>
          </draw:image>
        </draw:frame>
        <draw:frame draw:style-name="gr2" draw:text-style-name="P2" draw:layer="layout" svg:width="2.001cm" svg:height="0.253cm" svg:x="18.54cm" svg:y="15.784cm">
          <draw:image xlink:href="Pictures/100000000000004F0000000A1F287362A934A987.png" xlink:type="simple" xlink:show="embed" xlink:actuate="onLoad" draw:mime-type="image/png">
            <text:p/>
          </draw:image>
        </draw:frame>
        <draw:frame draw:style-name="gr9" draw:text-style-name="P4" draw:layer="layout" svg:width="0.281cm" svg:height="0.403cm" svg:x="18.39cm" svg:y="15.72cm">
          <draw:text-box>
            <text:p text:style-name="P3"><text:span text:style-name="T4">:</text:span></text:p>
          </draw:text-box>
        </draw:frame>
        <draw:frame draw:style-name="gr2" draw:text-style-name="P2" draw:layer="layout" svg:width="2.001cm" svg:height="0.253cm" svg:x="18.54cm" svg:y="15.784cm">
          <draw:image xlink:href="Pictures/100000000000004F0000000AC207A2987DF7038D.png" xlink:type="simple" xlink:show="embed" xlink:actuate="onLoad" draw:mime-type="image/png">
            <text:p/>
          </draw:image>
        </draw:frame>
        <draw:polygon draw:style-name="gr12" draw:text-style-name="P6" draw:layer="layout" svg:width="0.411cm" svg:height="0.224cm" svg:x="17.202cm" svg:y="15.796cm" svg:viewBox="0 0 412 225" draw:points="0,225 412,225 412,0 0,0">
          <text:p/>
        </draw:polygon>
        <draw:polygon draw:style-name="gr12" draw:text-style-name="P6" draw:layer="layout" svg:width="0.412cm" svg:height="0.224cm" svg:x="16.621cm" svg:y="15.796cm" svg:viewBox="0 0 413 225" draw:points="0,225 413,225 413,0 0,0">
          <text:p/>
        </draw:polygon>
        <draw:polygon draw:style-name="gr13" draw:text-style-name="P7" draw:layer="layout" svg:width="0.412cm" svg:height="0.016cm" svg:x="16.621cm" svg:y="15.812cm" svg:viewBox="0 0 413 17" draw:points="0,17 413,17 413,0 0,0">
          <text:p/>
        </draw:polygon>
        <draw:polygon draw:style-name="gr13" draw:text-style-name="P7" draw:layer="layout" svg:width="0.412cm" svg:height="0.015cm" svg:x="16.621cm" svg:y="15.847cm" svg:viewBox="0 0 413 16" draw:points="0,16 413,16 413,0 0,0">
          <text:p/>
        </draw:polygon>
        <draw:polygon draw:style-name="gr13" draw:text-style-name="P7" draw:layer="layout" svg:width="0.412cm" svg:height="0.016cm" svg:x="16.621cm" svg:y="15.882cm" svg:viewBox="0 0 413 17" draw:points="0,17 413,17 413,0 0,0">
          <text:p/>
        </draw:polygon>
        <draw:polygon draw:style-name="gr14" draw:text-style-name="P8" draw:layer="layout" svg:width="0.149cm" svg:height="0.101cm" svg:x="16.621cm" svg:y="15.796cm" svg:viewBox="0 0 150 102" draw:points="150,0 0,0 0,102 150,102">
          <text:p/>
        </draw:polygon>
        <draw:polygon draw:style-name="gr13" draw:text-style-name="P7" draw:layer="layout" svg:width="0.412cm" svg:height="0.015cm" svg:x="16.621cm" svg:y="15.917cm" svg:viewBox="0 0 413 16" draw:points="0,16 413,16 413,0 0,0">
          <text:p/>
        </draw:polygon>
        <draw:polygon draw:style-name="gr13" draw:text-style-name="P7" draw:layer="layout" svg:width="0.412cm" svg:height="0.015cm" svg:x="16.621cm" svg:y="15.987cm" svg:viewBox="0 0 413 16" draw:points="0,16 413,16 413,0 0,0">
          <text:p/>
        </draw:polygon>
        <draw:polygon draw:style-name="gr13" draw:text-style-name="P7" draw:layer="layout" svg:width="0.412cm" svg:height="0.016cm" svg:x="16.621cm" svg:y="15.952cm" svg:viewBox="0 0 413 17" draw:points="0,17 413,17 413,0 0,0">
          <text:p/>
        </draw:polygon>
        <draw:polygon draw:style-name="gr13" draw:text-style-name="P7" draw:layer="layout" svg:width="0.013cm" svg:height="0.015cm" svg:x="16.729cm" svg:y="15.88cm" svg:viewBox="0 0 14 16" draw:points="5,7 0,7 3,10 1,16 6,12 11,16 10,11 14,8 8,7 6,0">
          <text:p/>
        </draw:polygon>
        <draw:polygon draw:style-name="gr13" draw:text-style-name="P7" draw:layer="layout" svg:width="0.013cm" svg:height="0.014cm" svg:x="16.725cm" svg:y="15.857cm" svg:viewBox="0 0 14 15" draw:points="5,5 0,6 3,9 1,15 6,11 11,15 10,9 14,7 9,5 6,0">
          <text:p/>
        </draw:polygon>
        <draw:polygon draw:style-name="gr13" draw:text-style-name="P7" draw:layer="layout" svg:width="0.013cm" svg:height="0.014cm" svg:x="16.738cm" svg:y="15.867cm" svg:viewBox="0 0 14 15" draw:points="5,6 0,6 3,10 1,15 6,12 10,15 9,10 14,7 8,6 6,0">
          <text:p/>
        </draw:polygon>
        <draw:polygon draw:style-name="gr13" draw:text-style-name="P7" draw:layer="layout" svg:width="0.013cm" svg:height="0.014cm" svg:x="16.751cm" svg:y="15.876cm" svg:viewBox="0 0 14 15" draw:points="5,5 0,6 3,10 1,15 6,12 11,15 10,11 14,8 9,6 6,0">
          <text:p/>
        </draw:polygon>
        <draw:polygon draw:style-name="gr13" draw:text-style-name="P7" draw:layer="layout" svg:width="0.015cm" svg:height="0.015cm" svg:x="16.724cm" svg:y="15.835cm" svg:viewBox="0 0 16 16" draw:points="6,7 0,7 4,11 3,16 7,12 12,16 11,11 16,8 10,7 8,0">
          <text:p/>
        </draw:polygon>
        <draw:polygon draw:style-name="gr13" draw:text-style-name="P7" draw:layer="layout" svg:width="0.013cm" svg:height="0.015cm" svg:x="16.737cm" svg:y="15.845cm" svg:viewBox="0 0 14 16" draw:points="6,6 0,6 4,11 2,16 7,12 12,16 11,11 14,7 10,6 7,0">
          <text:p/>
        </draw:polygon>
        <draw:polygon draw:style-name="gr13" draw:text-style-name="P7" draw:layer="layout" svg:width="0.013cm" svg:height="0.015cm" svg:x="16.75cm" svg:y="15.855cm" svg:viewBox="0 0 14 16" draw:points="6,6 0,6 4,9 2,16 7,11 12,16 11,10 14,7 10,6 7,0">
          <text:p/>
        </draw:polygon>
        <draw:polygon draw:style-name="gr13" draw:text-style-name="P7" draw:layer="layout" svg:width="0.013cm" svg:height="0.014cm" svg:x="16.725cm" svg:y="15.798cm" svg:viewBox="0 0 14 15" draw:points="4,6 0,6 3,10 1,15 6,12 10,15 9,10 14,7 8,6 6,0">
          <text:p/>
        </draw:polygon>
        <draw:polygon draw:style-name="gr13" draw:text-style-name="P7" draw:layer="layout" svg:width="0.014cm" svg:height="0.015cm" svg:x="16.735cm" svg:y="15.807cm" svg:viewBox="0 0 15 16" draw:points="6,7 0,7 4,11 2,16 7,12 12,16 11,11 15,8 10,7 8,0">
          <text:p/>
        </draw:polygon>
        <draw:polygon draw:style-name="gr13" draw:text-style-name="P7" draw:layer="layout" svg:width="0.013cm" svg:height="0.015cm" svg:x="16.724cm" svg:y="15.817cm" svg:viewBox="0 0 14 16" draw:points="6,6 0,6 4,9 2,16 7,12 12,16 11,11 14,7 10,6 7,0">
          <text:p/>
        </draw:polygon>
        <draw:polygon draw:style-name="gr13" draw:text-style-name="P7" draw:layer="layout" svg:width="0.013cm" svg:height="0.015cm" svg:x="16.735cm" svg:y="15.827cm" svg:viewBox="0 0 14 16" draw:points="5,6 0,6 2,9 1,16 7,11 11,16 10,10 14,7 9,6 7,0">
          <text:p/>
        </draw:polygon>
        <draw:polygon draw:style-name="gr13" draw:text-style-name="P7" draw:layer="layout" svg:width="0.014cm" svg:height="0.016cm" svg:x="16.747cm" svg:y="15.798cm" svg:viewBox="0 0 15 17" draw:points="6,7 0,7 3,10 2,17 7,12 12,17 11,11 15,8 10,7 8,0">
          <text:p/>
        </draw:polygon>
        <draw:polygon draw:style-name="gr13" draw:text-style-name="P7" draw:layer="layout" svg:width="0.014cm" svg:height="0.014cm" svg:x="16.749cm" svg:y="15.816cm" svg:viewBox="0 0 15 15" draw:points="6,5 0,5 4,9 3,15 7,12 12,15 11,9 15,6 10,5 7,0">
          <text:p/>
        </draw:polygon>
        <draw:polygon draw:style-name="gr13" draw:text-style-name="P7" draw:layer="layout" svg:width="0.014cm" svg:height="0.014cm" svg:x="16.749cm" svg:y="15.835cm" svg:viewBox="0 0 15 15" draw:points="6,5 0,5 4,10 3,15 7,12 12,15 11,10 15,7 10,5 8,0">
          <text:p/>
        </draw:polygon>
        <draw:polygon draw:style-name="gr13" draw:text-style-name="P7" draw:layer="layout" svg:width="0.013cm" svg:height="0.014cm" svg:x="16.624cm" svg:y="15.802cm" svg:viewBox="0 0 14 15" draw:points="5,5 0,5 3,9 1,15 6,12 12,15 11,9 14,6 9,5 6,0">
          <text:p/>
        </draw:polygon>
        <draw:polygon draw:style-name="gr13" draw:text-style-name="P7" draw:layer="layout" svg:width="0.013cm" svg:height="0.015cm" svg:x="16.637cm" svg:y="15.811cm" svg:viewBox="0 0 14 16" draw:points="5,7 0,7 3,11 1,16 6,12 11,16 9,11 14,8 9,7 6,0">
          <text:p/>
        </draw:polygon>
        <draw:polygon draw:style-name="gr13" draw:text-style-name="P7" draw:layer="layout" svg:width="0.013cm" svg:height="0.015cm" svg:x="16.65cm" svg:y="15.821cm" svg:viewBox="0 0 14 16" draw:points="5,7 0,7 3,11 1,16 6,12 11,16 9,11 14,8 8,7 6,0">
          <text:p/>
        </draw:polygon>
        <draw:polygon draw:style-name="gr13" draw:text-style-name="P7" draw:layer="layout" svg:width="0.013cm" svg:height="0.015cm" svg:x="16.663cm" svg:y="15.831cm" svg:viewBox="0 0 14 16" draw:points="4,6 0,6 3,9 1,16 6,12 11,16 9,11 14,7 8,6 6,0">
          <text:p/>
        </draw:polygon>
        <draw:polygon draw:style-name="gr13" draw:text-style-name="P7" draw:layer="layout" svg:width="0.013cm" svg:height="0.015cm" svg:x="16.676cm" svg:y="15.841cm" svg:viewBox="0 0 14 16" draw:points="4,6 0,6 3,9 1,16 6,11 11,16 9,10 14,7 8,6 6,0">
          <text:p/>
        </draw:polygon>
        <draw:polygon draw:style-name="gr13" draw:text-style-name="P7" draw:layer="layout" svg:width="0.013cm" svg:height="0.015cm" svg:x="16.689cm" svg:y="15.851cm" svg:viewBox="0 0 14 16" draw:points="4,7 0,7 2,10 1,16 6,12 11,16 9,11 14,8 8,7 6,0">
          <text:p/>
        </draw:polygon>
        <draw:polygon draw:style-name="gr13" draw:text-style-name="P7" draw:layer="layout" svg:width="0.013cm" svg:height="0.015cm" svg:x="16.702cm" svg:y="15.861cm" svg:viewBox="0 0 14 16" draw:points="4,5 0,6 2,10 1,15 6,12 11,16 9,11 14,7 8,6 6,0">
          <text:p/>
        </draw:polygon>
        <draw:polygon draw:style-name="gr13" draw:text-style-name="P7" draw:layer="layout" svg:width="0.014cm" svg:height="0.014cm" svg:x="16.714cm" svg:y="15.871cm" svg:viewBox="0 0 15 15" draw:points="5,5 0,5 3,9 2,15 7,11 12,15 10,9 15,7 9,5 7,0">
          <text:p/>
        </draw:polygon>
        <draw:polygon draw:style-name="gr13" draw:text-style-name="P7" draw:layer="layout" svg:width="0.013cm" svg:height="0.016cm" svg:x="16.646cm" svg:y="15.798cm" svg:viewBox="0 0 14 17" draw:points="6,6 0,7 4,10 2,15 7,12 11,17 11,11 14,8 10,7 7,0">
          <text:p/>
        </draw:polygon>
        <draw:polygon draw:style-name="gr13" draw:text-style-name="P7" draw:layer="layout" svg:width="0.013cm" svg:height="0.014cm" svg:x="16.659cm" svg:y="15.808cm" svg:viewBox="0 0 14 15" draw:points="6,6 0,6 4,10 2,15 7,12 11,15 10,10 14,8 9,6 7,0">
          <text:p/>
        </draw:polygon>
        <draw:polygon draw:style-name="gr13" draw:text-style-name="P7" draw:layer="layout" svg:width="0.013cm" svg:height="0.014cm" svg:x="16.672cm" svg:y="15.818cm" svg:viewBox="0 0 14 15" draw:points="6,5 0,5 4,10 2,15 7,12 11,15 10,10 14,6 9,5 7,0">
          <text:p/>
        </draw:polygon>
        <draw:polygon draw:style-name="gr13" draw:text-style-name="P7" draw:layer="layout" svg:width="0.013cm" svg:height="0.015cm" svg:x="16.685cm" svg:y="15.827cm" svg:viewBox="0 0 14 16" draw:points="5,6 0,6 4,10 2,16 7,11 11,16 10,10 14,7 9,6 7,0">
          <text:p/>
        </draw:polygon>
        <draw:polygon draw:style-name="gr13" draw:text-style-name="P7" draw:layer="layout" svg:width="0.013cm" svg:height="0.015cm" svg:x="16.698cm" svg:y="15.837cm" svg:viewBox="0 0 14 16" draw:points="5,7 0,7 4,11 2,16 7,12 11,16 10,11 14,8 9,7 7,0">
          <text:p/>
        </draw:polygon>
        <draw:polygon draw:style-name="gr13" draw:text-style-name="P7" draw:layer="layout" svg:width="0.013cm" svg:height="0.015cm" svg:x="16.711cm" svg:y="15.847cm" svg:viewBox="0 0 14 16" draw:points="5,6 0,6 3,10 2,16 7,12 11,16 10,11 14,7 9,6 7,0">
          <text:p/>
        </draw:polygon>
        <draw:polygon draw:style-name="gr13" draw:text-style-name="P7" draw:layer="layout" svg:width="0.013cm" svg:height="0.015cm" svg:x="16.671cm" svg:y="15.796cm" svg:viewBox="0 0 14 16" draw:points="6,7 0,7 4,11 1,16 7,12 11,16 11,11 14,8 9,7 7,0">
          <text:p/>
        </draw:polygon>
        <draw:polygon draw:style-name="gr13" draw:text-style-name="P7" draw:layer="layout" svg:width="0.013cm" svg:height="0.015cm" svg:x="16.684cm" svg:y="15.806cm" svg:viewBox="0 0 14 16" draw:points="6,6 0,6 4,10 1,16 7,12 11,16 10,11 14,8 9,6 7,0">
          <text:p/>
        </draw:polygon>
        <draw:polygon draw:style-name="gr13" draw:text-style-name="P7" draw:layer="layout" svg:width="0.013cm" svg:height="0.015cm" svg:x="16.697cm" svg:y="15.816cm" svg:viewBox="0 0 14 16" draw:points="5,6 0,6 4,9 1,16 7,12 11,16 10,10 14,7 9,6 7,0">
          <text:p/>
        </draw:polygon>
        <draw:polygon draw:style-name="gr13" draw:text-style-name="P7" draw:layer="layout" svg:width="0.013cm" svg:height="0.016cm" svg:x="16.71cm" svg:y="15.826cm" svg:viewBox="0 0 14 17" draw:points="5,7 0,7 4,10 1,17 7,12 11,17 10,11 14,8 9,7 7,0">
          <text:p/>
        </draw:polygon>
        <draw:polygon draw:style-name="gr13" draw:text-style-name="P7" draw:layer="layout" svg:width="0.014cm" svg:height="0.015cm" svg:x="16.624cm" svg:y="15.86cm" svg:viewBox="0 0 15 16" draw:points="5,5 0,6 3,10 2,15 6,12 12,16 11,11 15,7 9,6 7,0">
          <text:p/>
        </draw:polygon>
        <draw:polygon draw:style-name="gr13" draw:text-style-name="P7" draw:layer="layout" svg:width="0.014cm" svg:height="0.015cm" svg:x="16.635cm" svg:y="15.869cm" svg:viewBox="0 0 15 16" draw:points="5,6 0,6 3,9 2,16 6,11 11,16 10,10 15,7 9,6 7,0">
          <text:p/>
        </draw:polygon>
        <draw:polygon draw:style-name="gr13" draw:text-style-name="P7" draw:layer="layout" svg:width="0.013cm" svg:height="0.015cm" svg:x="16.701cm" svg:y="15.797cm" svg:viewBox="0 0 14 16" draw:points="4,7 0,7 2,10 1,16 6,12 10,16 9,11 14,8 8,7 6,0">
          <text:p/>
        </draw:polygon>
        <draw:polygon draw:style-name="gr13" draw:text-style-name="P7" draw:layer="layout" svg:width="0.015cm" svg:height="0.015cm" svg:x="16.711cm" svg:y="15.807cm" svg:viewBox="0 0 16 16" draw:points="6,7 0,7 4,10 3,16 7,12 12,16 11,11 16,8 10,7 7,0">
          <text:p/>
        </draw:polygon>
        <draw:polygon draw:style-name="gr13" draw:text-style-name="P7" draw:layer="layout" svg:width="0.014cm" svg:height="0.015cm" svg:x="16.625cm" svg:y="15.837cm" svg:viewBox="0 0 15 16" draw:points="5,7 0,7 3,11 2,16 6,12 12,16 11,11 15,8 10,7 7,0">
          <text:p/>
        </draw:polygon>
        <draw:polygon draw:style-name="gr13" draw:text-style-name="P7" draw:layer="layout" svg:width="0.013cm" svg:height="0.015cm" svg:x="16.636cm" svg:y="15.847cm" svg:viewBox="0 0 14 16" draw:points="4,6 0,6 3,10 1,16 6,12 10,16 9,11 14,7 8,6 6,0">
          <text:p/>
        </draw:polygon>
        <draw:polygon draw:style-name="gr13" draw:text-style-name="P7" draw:layer="layout" svg:width="0.013cm" svg:height="0.014cm" svg:x="16.647cm" svg:y="15.858cm" svg:viewBox="0 0 14 15" draw:points="5,5 0,6 3,9 1,15 6,12 11,15 10,10 14,7 9,5 6,0">
          <text:p/>
        </draw:polygon>
        <draw:polygon draw:style-name="gr13" draw:text-style-name="P7" draw:layer="layout" svg:width="0.013cm" svg:height="0.014cm" svg:x="16.658cm" svg:y="15.868cm" svg:viewBox="0 0 14 15" draw:points="5,6 0,6 3,10 1,15 7,12 11,15 10,10 14,7 9,6 7,0">
          <text:p/>
        </draw:polygon>
        <draw:polygon draw:style-name="gr13" draw:text-style-name="P7" draw:layer="layout" svg:width="0.013cm" svg:height="0.014cm" svg:x="16.624cm" svg:y="15.88cm" svg:viewBox="0 0 14 15" draw:points="4,6 0,6 2,10 1,15 6,12 11,15 9,10 14,7 8,6 6,0">
          <text:p/>
        </draw:polygon>
        <draw:polygon draw:style-name="gr13" draw:text-style-name="P7" draw:layer="layout" svg:width="0.015cm" svg:height="0.015cm" svg:x="16.646cm" svg:y="15.88cm" svg:viewBox="0 0 16 16" draw:points="6,7 0,7 4,11 3,16 7,12 12,16 11,11 16,8 10,7 8,0">
          <text:p/>
        </draw:polygon>
        <draw:polygon draw:style-name="gr13" draw:text-style-name="P7" draw:layer="layout" svg:width="0.013cm" svg:height="0.015cm" svg:x="16.626cm" svg:y="15.818cm" svg:viewBox="0 0 14 16" draw:points="4,6 0,6 3,11 1,16 6,12 11,16 10,11 14,7 9,6 6,0">
          <text:p/>
        </draw:polygon>
        <draw:polygon draw:style-name="gr13" draw:text-style-name="P7" draw:layer="layout" svg:width="0.014cm" svg:height="0.015cm" svg:x="16.636cm" svg:y="15.828cm" svg:viewBox="0 0 15 16" draw:points="5,6 0,6 3,9 2,16 6,11 12,16 10,10 15,7 9,6 7,0">
          <text:p/>
        </draw:polygon>
        <draw:polygon draw:style-name="gr13" draw:text-style-name="P7" draw:layer="layout" svg:width="0.013cm" svg:height="0.014cm" svg:x="16.648cm" svg:y="15.839cm" svg:viewBox="0 0 14 15" draw:points="4,6 0,7 3,10 1,15 6,12 10,15 9,11 14,8 8,6 6,0">
          <text:p/>
        </draw:polygon>
        <draw:polygon draw:style-name="gr13" draw:text-style-name="P7" draw:layer="layout" svg:width="0.014cm" svg:height="0.014cm" svg:x="16.658cm" svg:y="15.849cm" svg:viewBox="0 0 15 15" draw:points="6,5 0,5 4,10 3,15 7,12 12,15 11,10 15,7 10,5 8,0">
          <text:p/>
        </draw:polygon>
        <draw:polygon draw:style-name="gr13" draw:text-style-name="P7" draw:layer="layout" svg:width="0.013cm" svg:height="0.015cm" svg:x="16.672cm" svg:y="15.857cm" svg:viewBox="0 0 14 16" draw:points="6,6 0,6 4,9 2,16 7,11 12,16 11,10 14,7 10,6 7,0">
          <text:p/>
        </draw:polygon>
        <draw:polygon draw:style-name="gr13" draw:text-style-name="P7" draw:layer="layout" svg:width="0.013cm" svg:height="0.015cm" svg:x="16.683cm" svg:y="15.867cm" svg:viewBox="0 0 14 16" draw:points="5,6 0,7 2,10 1,15 7,12 11,16 10,11 14,8 9,7 7,0">
          <text:p/>
        </draw:polygon>
        <draw:polygon draw:style-name="gr13" draw:text-style-name="P7" draw:layer="layout" svg:width="0.013cm" svg:height="0.015cm" svg:x="16.671cm" svg:y="15.879cm" svg:viewBox="0 0 14 16" draw:points="5,6 0,7 3,10 1,15 7,12 11,16 10,11 14,8 9,7 7,0">
          <text:p/>
        </draw:polygon>
        <draw:polygon draw:style-name="gr13" draw:text-style-name="P7" draw:layer="layout" svg:width="0.013cm" svg:height="0.015cm" svg:x="16.697cm" svg:y="15.879cm" svg:viewBox="0 0 14 16" draw:points="6,7 0,7 4,10 1,16 7,12 11,16 11,11 14,8 10,7 7,0">
          <text:p/>
        </draw:polygon>
        <draw:polygon draw:style-name="gr13" draw:text-style-name="P7" draw:layer="layout" svg:width="0.207cm" svg:height="0.224cm" svg:x="17.304cm" svg:y="15.796cm" svg:viewBox="0 0 208 225" draw:points="0,225 208,225 208,0 0,0">
          <text:p/>
        </draw:polygon>
        <draw:path draw:style-name="gr12" draw:text-style-name="P6" draw:layer="layout" svg:width="0.181cm" svg:height="0.181cm" svg:x="17.318cm" svg:y="15.82cm" svg:viewBox="0 0 182 182" svg:d="M91 0l2 5c2 3 7 11 9 17 1 6 4 12 4 12h1c7 1 20-8 20-8l-3 6c-13 31-6 46-6 46 7-2 26-26 26-26l2 14c4 4 10 0 10 0l17-8-5 18 3 11c4 2 11-1 11-1 0 0-55 41-55 45 0 5 17 13 17 13-7-3-50-3-50-3v6c0 0-1 29 2 32l2 3h-6-3-6l2-3c3-3 2-32 2-32v-6c0 0-42 0-49 3 0 0 16-8 17-13 0-4-55-45-55-45 0 0 8 3 12 1l3-11-5-18 17 8c0 0 6 4 9 0l2-14c0 0 18 24 26 26 0 0 7-15-6-46l-3-6c0 0 13 9 20 8 0 0 3-6 5-12 1-6 6-14 8-17z">
          <text:p/>
        </draw:path>
        <draw:frame draw:style-name="gr2" draw:text-style-name="P2" draw:layer="layout" svg:width="0.481cm" svg:height="0.303cm" svg:x="16.588cm" svg:y="15.759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412cm" svg:height="0.224cm" svg:x="16.621cm" svg:y="15.796cm" svg:viewBox="0 0 413 225" draw:points="0,0 0,225 413,225 0,225 0,206 0,191 0,171 0,156 0,136 0,121 0,101 0,86 0,66 0,51 0,31 0,16">
          <text:p/>
        </draw:polygon>
        <draw:polygon draw:style-name="gr15" draw:text-style-name="P9" draw:layer="layout" svg:width="0cm" svg:height="0.1cm" svg:x="16.621cm" svg:y="15.796cm" svg:viewBox="0 0 0 101" draw:points="0,0 0,16 0,31 0,51 0,66 0,86 0,101">
          <text:p/>
        </draw:polygon>
        <draw:polygon draw:style-name="gr15" draw:text-style-name="P9" draw:layer="layout" svg:width="0cm" svg:height="0.014cm" svg:x="16.621cm" svg:y="15.917cm" svg:viewBox="0 0 0 15" draw:points="0,0 0,15">
          <text:p/>
        </draw:polygon>
        <draw:polygon draw:style-name="gr15" draw:text-style-name="P9" draw:layer="layout" svg:width="0cm" svg:height="0.014cm" svg:x="16.621cm" svg:y="15.987cm" svg:viewBox="0 0 0 15" draw:points="0,0 0,15">
          <text:p/>
        </draw:polygon>
        <draw:polygon draw:style-name="gr15" draw:text-style-name="P9" draw:layer="layout" svg:width="0cm" svg:height="0.014cm" svg:x="16.621cm" svg:y="15.952cm" svg:viewBox="0 0 0 15" draw:points="0,0 0,15">
          <text:p/>
        </draw:polygon>
        <draw:frame draw:style-name="gr2" draw:text-style-name="P2" draw:layer="layout" svg:width="0.481cm" svg:height="0.303cm" svg:x="17.171cm" svg:y="15.759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411cm" svg:height="0.224cm" svg:x="17.202cm" svg:y="15.796cm" svg:viewBox="0 0 412 225" draw:points="0,0 0,225 412,225 310,225 102,225 0,225">
          <text:p/>
        </draw:polygon>
        <draw:polygon draw:style-name="gr15" draw:text-style-name="P9" draw:layer="layout" svg:width="0.206cm" svg:height="0cm" svg:x="17.304cm" svg:y="16.02cm" svg:viewBox="0 0 207 0" draw:points="207,0 0,0">
          <text:p/>
        </draw:polygon>
        <draw:polygon draw:style-name="gr16" draw:text-style-name="P10" draw:layer="layout" svg:width="0.411cm" svg:height="0.225cm" svg:x="20.112cm" svg:y="14.992cm" svg:viewBox="0 0 412 226" draw:points="0,226 412,226 412,0 0,0">
          <text:p/>
        </draw:polygon>
        <draw:polygon draw:style-name="gr17" draw:text-style-name="P11" draw:layer="layout" svg:width="0.14cm" svg:height="0.225cm" svg:x="20.112cm" svg:y="14.992cm" svg:viewBox="0 0 141 226" draw:points="0,226 141,226 141,0 0,0">
          <text:p/>
        </draw:polygon>
        <draw:polygon draw:style-name="gr13" draw:text-style-name="P7" draw:layer="layout" svg:width="0.411cm" svg:height="0.225cm" svg:x="19.53cm" svg:y="14.992cm" svg:viewBox="0 0 412 226" draw:points="0,226 412,226 412,0 0,0">
          <text:p/>
        </draw:polygon>
        <draw:polygon draw:style-name="gr13" draw:text-style-name="P7" draw:layer="layout" svg:width="0.411cm" svg:height="0.225cm" svg:x="18.947cm" svg:y="14.992cm" svg:viewBox="0 0 412 226" draw:points="0,226 412,226 412,0 0,0">
          <text:p/>
        </draw:polygon>
        <draw:polygon draw:style-name="gr13" draw:text-style-name="P7" draw:layer="layout" svg:width="0.411cm" svg:height="0.225cm" svg:x="18.367cm" svg:y="14.992cm" svg:viewBox="0 0 412 226" draw:points="0,226 412,226 412,0 0,0">
          <text:p/>
        </draw:polygon>
        <draw:polygon draw:style-name="gr13" draw:text-style-name="P7" draw:layer="layout" svg:width="0.411cm" svg:height="0.225cm" svg:x="17.785cm" svg:y="14.992cm" svg:viewBox="0 0 412 226" draw:points="0,226 412,226 412,0 0,0">
          <text:p/>
        </draw:polygon>
        <draw:polygon draw:style-name="gr12" draw:text-style-name="P6" draw:layer="layout" svg:width="0.412cm" svg:height="0.225cm" svg:x="16.623cm" svg:y="14.992cm" svg:viewBox="0 0 413 226" draw:points="0,226 413,226 413,0 0,0">
          <text:p/>
        </draw:polygon>
        <draw:polygon draw:style-name="gr18" draw:text-style-name="P12" draw:layer="layout" svg:width="0.412cm" svg:height="0.111cm" svg:x="16.623cm" svg:y="15.05cm" svg:viewBox="0 0 413 112" draw:points="413,0 0,0 0,112 413,112">
          <text:p/>
        </draw:polygon>
        <draw:polygon draw:style-name="gr13" draw:text-style-name="P7" draw:layer="layout" svg:width="0.411cm" svg:height="0.225cm" svg:x="15.461cm" svg:y="14.992cm" svg:viewBox="0 0 412 226" draw:points="0,226 412,226 412,0 0,0">
          <text:p/>
        </draw:polygon>
        <draw:polygon draw:style-name="gr19" draw:text-style-name="P13" draw:layer="layout" svg:width="0.01cm" svg:height="0.143cm" svg:x="20.247cm" svg:y="15.034cm" svg:viewBox="0 0 11 144" draw:points="0,144 11,144 11,0 0,0">
          <text:p/>
        </draw:polygon>
        <draw:path draw:style-name="gr15" draw:text-style-name="P9" draw:layer="layout" svg:width="0.012cm" svg:height="0.145cm" svg:x="20.246cm" svg:y="15.033cm" svg:viewBox="0 0 13 146" svg:d="M12 0h-12v145 1h1 12v-146zM2 2h9v141h-9z">
          <text:p/>
        </draw:path>
        <draw:polygon draw:style-name="gr19" draw:text-style-name="P13" draw:layer="layout" svg:width="0.017cm" svg:height="0.02cm" svg:x="20.192cm" svg:y="15.077cm" svg:viewBox="0 0 18 21" draw:points="18,21 18,11 0,0">
          <text:p/>
        </draw:polygon>
        <draw:polygon draw:style-name="gr19" draw:text-style-name="P13" draw:layer="layout" svg:width="0.024cm" svg:height="0.013cm" svg:x="20.185cm" svg:y="15.089cm" svg:viewBox="0 0 25 14" draw:points="0,10 8,14 25,9 25,0">
          <text:p/>
        </draw:polygon>
        <draw:polygon draw:style-name="gr19" draw:text-style-name="P13" draw:layer="layout" svg:width="0.025cm" svg:height="0.017cm" svg:x="20.184cm" svg:y="15.1cm" svg:viewBox="0 0 26 18" draw:points="0,7 26,18 26,10 1,0">
          <text:p/>
        </draw:polygon>
        <draw:polygon draw:style-name="gr19" draw:text-style-name="P13" draw:layer="layout" svg:width="0.016cm" svg:height="0.017cm" svg:x="20.194cm" svg:y="15.124cm" svg:viewBox="0 0 17 18" draw:points="0,18 9,18 17,8 17,0">
          <text:p/>
        </draw:polygon>
        <draw:polygon draw:style-name="gr19" draw:text-style-name="P13" draw:layer="layout" svg:width="0.02cm" svg:height="0.006cm" svg:x="20.195cm" svg:y="15.144cm" svg:viewBox="0 0 21 7" draw:points="0,0 4,7 21,7 18,0">
          <text:p/>
        </draw:polygon>
        <draw:polygon draw:style-name="gr19" draw:text-style-name="P13" draw:layer="layout" svg:width="0.012cm" svg:height="0.005cm" svg:x="20.291cm" svg:y="15.145cm" svg:viewBox="0 0 13 6" draw:points="0,6 13,6 3,0">
          <text:p/>
        </draw:polygon>
        <draw:polygon draw:style-name="gr15" draw:text-style-name="P9" draw:layer="layout" svg:width="0.022cm" svg:height="0.004cm" svg:x="20.288cm" svg:y="15.15cm" svg:viewBox="0 0 23 5" draw:points="1,0 0,5 23,5 18,0">
          <text:p/>
        </draw:polygon>
        <draw:polygon draw:style-name="gr19" draw:text-style-name="P13" draw:layer="layout" svg:width="0.024cm" svg:height="0.013cm" svg:x="20.298cm" svg:y="15.089cm" svg:viewBox="0 0 25 14" draw:points="0,9 16,14 25,10 0,0">
          <text:p/>
        </draw:polygon>
        <draw:polygon draw:style-name="gr19" draw:text-style-name="P13" draw:layer="layout" svg:width="0.024cm" svg:height="0.017cm" svg:x="20.298cm" svg:y="15.1cm" svg:viewBox="0 0 25 18" draw:points="0,10 0,18 25,7 25,0">
          <text:p/>
        </draw:polygon>
        <draw:polygon draw:style-name="gr19" draw:text-style-name="P13" draw:layer="layout" svg:width="0.026cm" svg:height="0.012cm" svg:x="20.286cm" svg:y="15.061cm" svg:viewBox="0 0 27 13" draw:points="0,9 17,13 27,9 0,0">
          <text:p/>
        </draw:polygon>
        <draw:polygon draw:style-name="gr19" draw:text-style-name="P13" draw:layer="layout" svg:width="0.029cm" svg:height="0.017cm" svg:x="20.286cm" svg:y="15.072cm" svg:viewBox="0 0 30 18" draw:points="0,10 0,18 30,5 26,0">
          <text:p/>
        </draw:polygon>
        <draw:polygon draw:style-name="gr15" draw:text-style-name="P9" draw:layer="layout" svg:width="0.03cm" svg:height="0.014cm" svg:x="20.286cm" svg:y="15.077cm" svg:viewBox="0 0 31 15" draw:points="0,13 0,15 31,2 30,0">
          <text:p/>
        </draw:polygon>
        <draw:path draw:style-name="gr19" draw:text-style-name="P13" draw:layer="layout" svg:width="0.156cm" svg:height="0.077cm" svg:x="20.175cm" svg:y="15.108cm" svg:viewBox="0 0 157 78" svg:d="M9 0c0 39 31 69 70 69 38 0 69-30 69-69h9c0 44-35 78-78 78-44 0-79-34-79-78z">
          <text:p/>
        </draw:path>
        <draw:path draw:style-name="gr19" draw:text-style-name="P13" draw:layer="layout" svg:width="0.156cm" svg:height="0.078cm" svg:x="20.175cm" svg:y="15.03cm" svg:viewBox="0 0 157 79" svg:d="M148 79c0-38-31-70-69-70-39 0-70 32-70 70h-9c0-43 35-79 79-79 43 0 78 36 78 79z">
          <text:p/>
        </draw:path>
        <draw:path draw:style-name="gr15" draw:text-style-name="P9" draw:layer="layout" svg:width="0.159cm" svg:height="0.159cm" svg:x="20.174cm" svg:y="15.028cm" svg:viewBox="0 0 160 160" svg:d="M79 2v2c-42 0-76 34-76 76s34 75 76 76c43-1 77-34 77-76s-34-76-77-76v-2-2c45 0 81 36 81 80s-36 80-81 80c-44 0-79-36-79-80s35-80 79-80zM79 11v2c-37 0-67 30-67 67s30 67 67 67c38 0 68-30 68-67s-30-67-68-67v-2-2c40 0 72 32 72 71s-32 70-72 70c-39 0-70-31-70-70s31-71 70-71z">
          <text:p/>
        </draw:path>
        <draw:polygon draw:style-name="gr15" draw:text-style-name="P9" draw:layer="layout" svg:width="0.011cm" svg:height="0.013cm" svg:x="20.191cm" svg:y="15.077cm" svg:viewBox="0 0 12 14" draw:points="12,13 5,4 0,0 9,14">
          <text:p/>
        </draw:polygon>
        <draw:polygon draw:style-name="gr15" draw:text-style-name="P9" draw:layer="layout" svg:width="0.025cm" svg:height="0.024cm" svg:x="20.187cm" svg:y="15.12cm" svg:viewBox="0 0 26 25" draw:points="23,5 8,22 25,22 26,25 0,24 23,0">
          <text:p/>
        </draw:polygon>
        <draw:polygon draw:style-name="gr15" draw:text-style-name="P9" draw:layer="layout" svg:width="0.025cm" svg:height="0.013cm" svg:x="20.184cm" svg:y="15.107cm" svg:viewBox="0 0 26 14" draw:points="0,0 26,11 26,14 0,3">
          <text:p/>
        </draw:polygon>
        <draw:polygon draw:style-name="gr15" draw:text-style-name="P9" draw:layer="layout" svg:width="0.018cm" svg:height="0.004cm" svg:x="20.199cm" svg:y="15.15cm" svg:viewBox="0 0 19 5" draw:points="0,0 17,0 19,5 2,5">
          <text:p/>
        </draw:polygon>
        <draw:polygon draw:style-name="gr15" draw:text-style-name="P9" draw:layer="layout" svg:width="0.032cm" svg:height="0.023cm" svg:x="20.298cm" svg:y="15.087cm" svg:viewBox="0 0 33 24" draw:points="0,0 33,10 0,24 0,22 25,11 0,2">
          <text:p/>
        </draw:polygon>
        <draw:polygon draw:style-name="gr15" draw:text-style-name="P9" draw:layer="layout" svg:width="0.024cm" svg:height="0.013cm" svg:x="20.298cm" svg:y="15.107cm" svg:viewBox="0 0 25 14" draw:points="25,0 0,11 0,14 25,3">
          <text:p/>
        </draw:polygon>
        <draw:polygon draw:style-name="gr15" draw:text-style-name="P9" draw:layer="layout" svg:width="0.007cm" svg:height="0.009cm" svg:x="20.202cm" svg:y="15.132cm" svg:viewBox="0 0 8 10" draw:points="0,10 8,0 8,4 5,10">
          <text:p/>
        </draw:polygon>
        <draw:polygon draw:style-name="gr15" draw:text-style-name="P9" draw:layer="layout" svg:width="0.016cm" svg:height="0.006cm" svg:x="20.193cm" svg:y="15.097cm" svg:viewBox="0 0 17 7" draw:points="0,6 17,0 17,4 4,7">
          <text:p/>
        </draw:polygon>
        <draw:polygon draw:style-name="gr15" draw:text-style-name="P9" draw:layer="layout" svg:width="0.033cm" svg:height="0.023cm" svg:x="20.176cm" svg:y="15.087cm" svg:viewBox="0 0 34 24" draw:points="34,0 0,10 34,24 34,22 9,11 34,2">
          <text:p/>
        </draw:polygon>
        <draw:polygon draw:style-name="gr15" draw:text-style-name="P9" draw:layer="layout" svg:width="0.016cm" svg:height="0.006cm" svg:x="20.298cm" svg:y="15.097cm" svg:viewBox="0 0 17 7" draw:points="0,0 17,6 12,7 0,4">
          <text:p/>
        </draw:polygon>
        <draw:polygon draw:style-name="gr15" draw:text-style-name="P9" draw:layer="layout" svg:width="0.032cm" svg:height="0.023cm" svg:x="20.286cm" svg:y="15.059cm" svg:viewBox="0 0 33 24" draw:points="0,0 33,10 0,24 0,22 26,11 0,2">
          <text:p/>
        </draw:polygon>
        <draw:polygon draw:style-name="gr15" draw:text-style-name="P9" draw:layer="layout" svg:width="0.004cm" svg:height="0.004cm" svg:x="20.298cm" svg:y="15.072cm" svg:viewBox="0 0 5 5" draw:points="0,0 5,2 0,5">
          <text:p/>
        </draw:polygon>
        <draw:polygon draw:style-name="gr19" draw:text-style-name="P13" draw:layer="layout" svg:width="0.137cm" svg:height="0.094cm" svg:x="20.184cm" svg:y="15.062cm" svg:viewBox="0 0 138 95" draw:points="138,84 7,0 0,11 131,95">
          <text:p/>
        </draw:polygon>
        <draw:polygon draw:style-name="gr15" draw:text-style-name="P9" draw:layer="layout" svg:width="0.141cm" svg:height="0.099cm" svg:x="20.182cm" svg:y="15.059cm" svg:viewBox="0 0 142 100" draw:points="140,87 139,89 10,5 5,13 132,95 138,86 140,87 139,89 140,87 141,88 134,99 133,100 0,14 8,2 9,0 142,87 141,88">
          <text:p/>
        </draw:polygon>
        <draw:path draw:style-name="gr12" draw:text-style-name="P6" draw:layer="layout" svg:width="0.089cm" svg:height="0.108cm" svg:x="20.209cm" svg:y="15.059cm" svg:viewBox="0 0 90 109" svg:d="M47 0h-47v73c0 0 2 36 45 36h1c42 0 44-36 44-36v-73h-47z">
          <text:p/>
        </draw:path>
        <draw:path draw:style-name="gr15" draw:text-style-name="P9" draw:layer="layout" svg:width="0.093cm" svg:height="0.112cm" svg:x="20.207cm" svg:y="15.057cm" svg:viewBox="0 0 94 113" svg:d="M48 2v2h-45v71h-1 1c0 0 1 8 6 16 6 10 16 18 36 18h1 1 1c20 0 30-8 36-18 3-4 4-8 5-11l1-5h2-2v-71h-46v-4h4v4-2 2h-4v-4h48 2v75c0 0-1 9-7 18-5 11-18 20-39 20h-1-1-1c-21 0-33-9-39-20-6-9-6-18-6-18v-75h48v4z">
          <text:p/>
        </draw:path>
        <draw:polygon draw:style-name="gr19" draw:text-style-name="P13" draw:layer="layout" svg:width="0.02cm" svg:height="0.016cm" svg:x="20.211cm" svg:y="15.062cm" svg:viewBox="0 0 21 17" draw:points="7,17 0,17 0,3 2,3 2,5 4,5 4,3 6,3 6,5 7,5 7,0 9,0 9,2 12,2 12,0 13,0 13,5 14,5 14,4 17,4 17,5 20,5 20,3 21,3 21,17 13,17 13,13 10,10 7,13">
          <text:p/>
        </draw:polygon>
        <draw:polygon draw:style-name="gr19" draw:text-style-name="P13" draw:layer="layout" svg:width="0.007cm" svg:height="0.013cm" svg:x="20.224cm" svg:y="15.065cm" svg:viewBox="0 0 8 14" draw:points="0,14 8,14 8,0 7,0 7,3 4,3 4,1 1,1">
          <text:p/>
        </draw:polygon>
        <draw:polygon draw:style-name="gr12" draw:text-style-name="P6" draw:layer="layout" svg:width="0.003cm" svg:height="0.004cm" svg:x="20.22cm" svg:y="15.065cm" svg:viewBox="0 0 4 5" draw:points="1,5 4,2 1,0 0,2">
          <text:p/>
        </draw:polygon>
        <draw:polygon draw:style-name="gr12" draw:text-style-name="P6" draw:layer="layout" svg:width="0.003cm" svg:height="0.003cm" svg:x="20.214cm" svg:y="15.069cm" svg:viewBox="0 0 4 4" draw:points="1,4 4,3 1,0 0,3">
          <text:p/>
        </draw:polygon>
        <draw:polygon draw:style-name="gr12" draw:text-style-name="P6" draw:layer="layout" svg:width="0.004cm" svg:height="0.003cm" svg:x="20.225cm" svg:y="15.069cm" svg:viewBox="0 0 5 4" draw:points="2,4 5,3 2,0 0,3">
          <text:p/>
        </draw:polygon>
        <draw:polygon draw:style-name="gr19" draw:text-style-name="P13" draw:layer="layout" svg:width="0.02cm" svg:height="0.016cm" svg:x="20.242cm" svg:y="15.062cm" svg:viewBox="0 0 21 17" draw:points="8,17 0,17 0,3 2,3 2,5 5,5 5,3 7,3 7,5 8,5 8,0 10,0 10,2 13,2 13,0 14,0 14,5 15,5 15,4 17,4 17,5 19,5 19,3 21,3 21,17 14,17 14,13 11,10 8,13">
          <text:p/>
        </draw:polygon>
        <draw:polygon draw:style-name="gr19" draw:text-style-name="P13" draw:layer="layout" svg:width="0.007cm" svg:height="0.013cm" svg:x="20.255cm" svg:y="15.065cm" svg:viewBox="0 0 8 14" draw:points="0,14 8,14 8,0 5,0 5,3 3,3 3,1 1,1">
          <text:p/>
        </draw:polygon>
        <draw:polygon draw:style-name="gr12" draw:text-style-name="P6" draw:layer="layout" svg:width="0.004cm" svg:height="0.004cm" svg:x="20.25cm" svg:y="15.065cm" svg:viewBox="0 0 5 5" draw:points="3,5 5,2 3,0 0,2">
          <text:p/>
        </draw:polygon>
        <draw:polygon draw:style-name="gr12" draw:text-style-name="P6" draw:layer="layout" svg:width="0.004cm" svg:height="0.003cm" svg:x="20.244cm" svg:y="15.069cm" svg:viewBox="0 0 5 4" draw:points="3,4 5,3 3,0 0,3">
          <text:p/>
        </draw:polygon>
        <draw:polygon draw:style-name="gr12" draw:text-style-name="P6" draw:layer="layout" svg:width="0.004cm" svg:height="0.003cm" svg:x="20.256cm" svg:y="15.069cm" svg:viewBox="0 0 5 4" draw:points="3,4 5,3 3,0 0,3">
          <text:p/>
        </draw:polygon>
        <draw:polygon draw:style-name="gr19" draw:text-style-name="P13" draw:layer="layout" svg:width="0.02cm" svg:height="0.016cm" svg:x="20.274cm" svg:y="15.062cm" svg:viewBox="0 0 21 17" draw:points="6,17 0,17 0,3 1,3 1,5 4,5 4,3 6,3 6,5 7,5 7,0 8,0 8,2 12,2 12,0 14,0 14,5 15,5 15,4 16,4 16,5 19,5 19,3 21,3 21,17 14,17 14,13 11,10 7,13 7,17">
          <text:p/>
        </draw:polygon>
        <draw:polygon draw:style-name="gr19" draw:text-style-name="P13" draw:layer="layout" svg:width="0.007cm" svg:height="0.013cm" svg:x="20.287cm" svg:y="15.065cm" svg:viewBox="0 0 8 14" draw:points="0,14 8,14 8,0 6,0 6,3 2,3 2,1 1,1">
          <text:p/>
        </draw:polygon>
        <draw:polygon draw:style-name="gr12" draw:text-style-name="P6" draw:layer="layout" svg:width="0.004cm" svg:height="0.004cm" svg:x="20.282cm" svg:y="15.065cm" svg:viewBox="0 0 5 5" draw:points="2,5 5,2 2,0 0,2">
          <text:p/>
        </draw:polygon>
        <draw:polygon draw:style-name="gr12" draw:text-style-name="P6" draw:layer="layout" svg:width="0.004cm" svg:height="0.003cm" svg:x="20.276cm" svg:y="15.069cm" svg:viewBox="0 0 5 4" draw:points="2,4 5,3 2,0 0,3">
          <text:p/>
        </draw:polygon>
        <draw:polygon draw:style-name="gr12" draw:text-style-name="P6" draw:layer="layout" svg:width="0.003cm" svg:height="0.003cm" svg:x="20.288cm" svg:y="15.069cm" svg:viewBox="0 0 4 4" draw:points="1,4 4,3 1,0 0,3">
          <text:p/>
        </draw:polygon>
        <draw:polygon draw:style-name="gr19" draw:text-style-name="P13" draw:layer="layout" svg:width="0.02cm" svg:height="0.016cm" svg:x="20.211cm" svg:y="15.1cm" svg:viewBox="0 0 21 17" draw:points="7,17 0,17 0,3 2,3 2,5 4,5 4,3 6,3 6,5 7,5 7,0 9,0 9,1 12,1 12,0 13,0 13,5 14,5 14,3 17,3 17,5 20,5 20,3 21,3 21,17 13,17 13,12 10,9 7,12">
          <text:p/>
        </draw:polygon>
        <draw:polygon draw:style-name="gr19" draw:text-style-name="P13" draw:layer="layout" svg:width="0.007cm" svg:height="0.013cm" svg:x="20.224cm" svg:y="15.103cm" svg:viewBox="0 0 8 14" draw:points="0,14 8,14 8,0 7,0 7,2 4,2 4,0 1,0">
          <text:p/>
        </draw:polygon>
        <draw:polygon draw:style-name="gr12" draw:text-style-name="P6" draw:layer="layout" svg:width="0.003cm" svg:height="0.005cm" svg:x="20.22cm" svg:y="15.103cm" svg:viewBox="0 0 4 6" draw:points="1,6 4,3 1,0 0,3">
          <text:p/>
        </draw:polygon>
        <draw:polygon draw:style-name="gr12" draw:text-style-name="P6" draw:layer="layout" svg:width="0.003cm" svg:height="0.003cm" svg:x="20.214cm" svg:y="15.107cm" svg:viewBox="0 0 4 4" draw:points="1,4 4,1 1,0 0,1">
          <text:p/>
        </draw:polygon>
        <draw:polygon draw:style-name="gr12" draw:text-style-name="P6" draw:layer="layout" svg:width="0.004cm" svg:height="0.003cm" svg:x="20.225cm" svg:y="15.107cm" svg:viewBox="0 0 5 4" draw:points="2,4 5,1 2,0 0,1">
          <text:p/>
        </draw:polygon>
        <draw:polygon draw:style-name="gr19" draw:text-style-name="P13" draw:layer="layout" svg:width="0.02cm" svg:height="0.016cm" svg:x="20.274cm" svg:y="15.1cm" svg:viewBox="0 0 21 17" draw:points="6,17 0,17 0,3 1,3 1,5 4,5 4,3 6,3 6,5 7,5 7,0 8,0 8,1 12,1 12,0 14,0 14,5 15,5 15,3 16,3 16,5 19,5 19,3 21,3 21,17 14,17 14,12 11,9 7,12 7,17">
          <text:p/>
        </draw:polygon>
        <draw:polygon draw:style-name="gr19" draw:text-style-name="P13" draw:layer="layout" svg:width="0.007cm" svg:height="0.013cm" svg:x="20.287cm" svg:y="15.103cm" svg:viewBox="0 0 8 14" draw:points="0,14 8,14 8,0 6,0 6,2 2,2 2,0 1,0">
          <text:p/>
        </draw:polygon>
        <draw:polygon draw:style-name="gr12" draw:text-style-name="P6" draw:layer="layout" svg:width="0.004cm" svg:height="0.005cm" svg:x="20.282cm" svg:y="15.103cm" svg:viewBox="0 0 5 6" draw:points="2,6 5,3 2,0 0,3">
          <text:p/>
        </draw:polygon>
        <draw:polygon draw:style-name="gr12" draw:text-style-name="P6" draw:layer="layout" svg:width="0.004cm" svg:height="0.003cm" svg:x="20.276cm" svg:y="15.107cm" svg:viewBox="0 0 5 4" draw:points="2,4 5,1 2,0 0,1">
          <text:p/>
        </draw:polygon>
        <draw:polygon draw:style-name="gr12" draw:text-style-name="P6" draw:layer="layout" svg:width="0.003cm" svg:height="0.003cm" svg:x="20.288cm" svg:y="15.107cm" svg:viewBox="0 0 4 4" draw:points="1,4 4,1 1,0 0,1">
          <text:p/>
        </draw:polygon>
        <draw:polygon draw:style-name="gr19" draw:text-style-name="P13" draw:layer="layout" svg:width="0.023cm" svg:height="0.02cm" svg:x="20.215cm" svg:y="15.135cm" svg:viewBox="0 0 24 21" draw:points="11,18 5,21 0,9 1,8 2,9 4,8 3,7 5,6 6,7 7,7 4,3 6,2 7,3 9,2 8,1 10,0 12,4 13,4 12,3 15,2 15,3 18,2 17,0 18,0 24,11 18,14 16,11 11,9 10,13 12,17">
          <text:p/>
        </draw:polygon>
        <draw:polygon draw:style-name="gr19" draw:text-style-name="P13" draw:layer="layout" svg:width="0.011cm" svg:height="0.014cm" svg:x="20.227cm" svg:y="15.135cm" svg:viewBox="0 0 12 15" draw:points="5,15 12,12 5,0 4,0 5,2 2,3 2,2 0,3">
          <text:p/>
        </draw:polygon>
        <draw:polygon draw:style-name="gr12" draw:text-style-name="P6" draw:layer="layout" svg:width="0.003cm" svg:height="0.003cm" svg:x="20.223cm" svg:y="15.139cm" svg:viewBox="0 0 4 4" draw:points="3,4 4,2 0,0 0,3">
          <text:p/>
        </draw:polygon>
        <draw:polygon draw:style-name="gr12" draw:text-style-name="P6" draw:layer="layout" svg:width="0.003cm" svg:height="0.003cm" svg:x="20.219cm" svg:y="15.145cm" svg:viewBox="0 0 4 4" draw:points="2,4 4,2 1,0 0,3">
          <text:p/>
        </draw:polygon>
        <draw:polygon draw:style-name="gr12" draw:text-style-name="P6" draw:layer="layout" svg:width="0.004cm" svg:height="0.003cm" svg:x="20.229cm" svg:y="15.14cm" svg:viewBox="0 0 5 4" draw:points="4,4 5,0 1,0 0,2">
          <text:p/>
        </draw:polygon>
        <draw:polygon draw:style-name="gr19" draw:text-style-name="P13" draw:layer="layout" svg:width="0.024cm" svg:height="0.02cm" svg:x="20.268cm" svg:y="15.135cm" svg:viewBox="0 0 25 21" draw:points="13,18 19,21 25,9 23,8 22,9 20,8 21,7 19,6 19,7 18,7 20,3 18,2 18,3 15,2 16,1 14,0 12,4 12,3 11,2 10,3 8,2 8,0 6,0 0,11 6,14 9,11 13,9 14,13 13,17">
          <text:p/>
        </draw:polygon>
        <draw:polygon draw:style-name="gr19" draw:text-style-name="P13" draw:layer="layout" svg:width="0.011cm" svg:height="0.014cm" svg:x="20.268cm" svg:y="15.135cm" svg:viewBox="0 0 12 15" draw:points="6,15 0,12 6,0 7,0 6,2 9,3 10,2 12,3">
          <text:p/>
        </draw:polygon>
        <draw:polygon draw:style-name="gr12" draw:text-style-name="P6" draw:layer="layout" svg:width="0.004cm" svg:height="0.003cm" svg:x="20.28cm" svg:y="15.139cm" svg:viewBox="0 0 5 4" draw:points="1,4 0,2 4,0 5,3">
          <text:p/>
        </draw:polygon>
        <draw:polygon draw:style-name="gr12" draw:text-style-name="P6" draw:layer="layout" svg:width="0.003cm" svg:height="0.003cm" svg:x="20.284cm" svg:y="15.145cm" svg:viewBox="0 0 4 4" draw:points="2,4 0,2 3,0 4,3">
          <text:p/>
        </draw:polygon>
        <draw:polygon draw:style-name="gr12" draw:text-style-name="P6" draw:layer="layout" svg:width="0.003cm" svg:height="0.003cm" svg:x="20.274cm" svg:y="15.14cm" svg:viewBox="0 0 4 4" draw:points="0,4 0,0 3,0 4,2">
          <text:p/>
        </draw:polygon>
        <draw:path draw:style-name="gr13" draw:text-style-name="P7" draw:layer="layout" svg:width="0.04cm" svg:height="0.068cm" svg:x="20.232cm" svg:y="15.08cm" svg:viewBox="0 0 41 69" svg:d="M21 0h-21v46c0 0 1 23 20 23 20 0 21-23 21-23v-46h-22z">
          <text:p/>
        </draw:path>
        <draw:path draw:style-name="gr20" draw:text-style-name="P14" draw:layer="layout" svg:width="0.008cm" svg:height="0.014cm" svg:x="20.248cm" svg:y="15.081cm" svg:viewBox="0 0 9 15" svg:d="M4 0h-4v10c0 0 0 5 4 5 5 0 5-5 5-5v-10z">
          <text:p/>
        </draw:path>
        <draw:path draw:style-name="gr20" draw:text-style-name="P14" draw:layer="layout" svg:width="0.008cm" svg:height="0.014cm" svg:x="20.248cm" svg:y="15.102cm" svg:viewBox="0 0 9 15" svg:d="M4 0h-4v10c0 0 0 5 4 5 5 0 5-5 5-5v-10z">
          <text:p/>
        </draw:path>
        <draw:path draw:style-name="gr20" draw:text-style-name="P14" draw:layer="layout" svg:width="0.008cm" svg:height="0.013cm" svg:x="20.248cm" svg:y="15.124cm" svg:viewBox="0 0 9 14" svg:d="M4 0h-4v10c0 0 0 4 4 4 5 0 5-4 5-4v-10z">
          <text:p/>
        </draw:path>
        <draw:path draw:style-name="gr20" draw:text-style-name="P14" draw:layer="layout" svg:width="0.008cm" svg:height="0.013cm" svg:x="20.262cm" svg:y="15.103cm" svg:viewBox="0 0 9 14" svg:d="M4 0h-4v9c0 0 0 5 4 5 5 0 5-5 5-5v-9z">
          <text:p/>
        </draw:path>
        <draw:path draw:style-name="gr20" draw:text-style-name="P14" draw:layer="layout" svg:width="0.008cm" svg:height="0.013cm" svg:x="20.234cm" svg:y="15.103cm" svg:viewBox="0 0 9 14" svg:d="M5 0h-5v9c0 0 1 5 4 5 5 0 5-5 5-5v-9h-5z">
          <text:p/>
        </draw:path>
        <draw:polygon draw:style-name="gr13" draw:text-style-name="P7" draw:layer="layout" svg:width="0.002cm" svg:height="0.002cm" svg:x="20.235cm" svg:y="15.104cm" svg:viewBox="0 0 3 3" draw:points="1,0 0,2 1,3 3,2">
          <text:p/>
        </draw:polygon>
        <draw:polygon draw:style-name="gr13" draw:text-style-name="P7" draw:layer="layout" svg:width="0.002cm" svg:height="0.002cm" svg:x="20.24cm" svg:y="15.104cm" svg:viewBox="0 0 3 3" draw:points="2,0 0,2 2,3 3,2">
          <text:p/>
        </draw:polygon>
        <draw:polygon draw:style-name="gr13" draw:text-style-name="P7" draw:layer="layout" svg:width="0.002cm" svg:height="0.002cm" svg:x="20.235cm" svg:y="15.111cm" svg:viewBox="0 0 3 3" draw:points="1,0 0,1 1,3 3,1">
          <text:p/>
        </draw:polygon>
        <draw:polygon draw:style-name="gr13" draw:text-style-name="P7" draw:layer="layout" svg:width="0.002cm" svg:height="0.002cm" svg:x="20.24cm" svg:y="15.111cm" svg:viewBox="0 0 3 3" draw:points="2,0 0,1 2,3 3,1">
          <text:p/>
        </draw:polygon>
        <draw:polygon draw:style-name="gr13" draw:text-style-name="P7" draw:layer="layout" svg:width="0.002cm" svg:height="0.002cm" svg:x="20.238cm" svg:y="15.108cm" svg:viewBox="0 0 3 3" draw:points="2,0 0,2 2,3 3,2">
          <text:p/>
        </draw:polygon>
        <draw:polygon draw:style-name="gr13" draw:text-style-name="P7" draw:layer="layout" svg:width="0.002cm" svg:height="0.002cm" svg:x="20.249cm" svg:y="15.125cm" svg:viewBox="0 0 3 3" draw:points="1,0 0,1 1,3 3,1">
          <text:p/>
        </draw:polygon>
        <draw:polygon draw:style-name="gr13" draw:text-style-name="P7" draw:layer="layout" svg:width="0.002cm" svg:height="0.002cm" svg:x="20.253cm" svg:y="15.125cm" svg:viewBox="0 0 3 3" draw:points="1,0 0,1 1,3 3,1">
          <text:p/>
        </draw:polygon>
        <draw:polygon draw:style-name="gr13" draw:text-style-name="P7" draw:layer="layout" svg:width="0.002cm" svg:height="0.002cm" svg:x="20.249cm" svg:y="15.132cm" svg:viewBox="0 0 3 3" draw:points="1,0 0,2 1,3 3,2">
          <text:p/>
        </draw:polygon>
        <draw:polygon draw:style-name="gr13" draw:text-style-name="P7" draw:layer="layout" svg:width="0.002cm" svg:height="0.002cm" svg:x="20.253cm" svg:y="15.132cm" svg:viewBox="0 0 3 3" draw:points="1,0 0,2 1,3 3,2">
          <text:p/>
        </draw:polygon>
        <draw:polygon draw:style-name="gr13" draw:text-style-name="P7" draw:layer="layout" svg:width="0.002cm" svg:height="0.002cm" svg:x="20.251cm" svg:y="15.128cm" svg:viewBox="0 0 3 3" draw:points="1,0 0,2 1,3 3,2">
          <text:p/>
        </draw:polygon>
        <draw:polygon draw:style-name="gr13" draw:text-style-name="P7" draw:layer="layout" svg:width="0.002cm" svg:height="0.002cm" svg:x="20.249cm" svg:y="15.104cm" svg:viewBox="0 0 3 3" draw:points="1,0 0,2 1,3 3,2">
          <text:p/>
        </draw:polygon>
        <draw:polygon draw:style-name="gr13" draw:text-style-name="P7" draw:layer="layout" svg:width="0.002cm" svg:height="0.002cm" svg:x="20.253cm" svg:y="15.104cm" svg:viewBox="0 0 3 3" draw:points="1,0 0,2 1,3 3,2">
          <text:p/>
        </draw:polygon>
        <draw:polygon draw:style-name="gr13" draw:text-style-name="P7" draw:layer="layout" svg:width="0.002cm" svg:height="0.002cm" svg:x="20.249cm" svg:y="15.111cm" svg:viewBox="0 0 3 3" draw:points="1,0 0,1 1,3 3,1">
          <text:p/>
        </draw:polygon>
        <draw:polygon draw:style-name="gr13" draw:text-style-name="P7" draw:layer="layout" svg:width="0.002cm" svg:height="0.002cm" svg:x="20.253cm" svg:y="15.111cm" svg:viewBox="0 0 3 3" draw:points="1,0 0,1 1,3 3,1">
          <text:p/>
        </draw:polygon>
        <draw:polygon draw:style-name="gr13" draw:text-style-name="P7" draw:layer="layout" svg:width="0.002cm" svg:height="0.002cm" svg:x="20.251cm" svg:y="15.108cm" svg:viewBox="0 0 3 3" draw:points="1,0 0,2 1,3 3,2">
          <text:p/>
        </draw:polygon>
        <draw:polygon draw:style-name="gr13" draw:text-style-name="P7" draw:layer="layout" svg:width="0.002cm" svg:height="0.002cm" svg:x="20.263cm" svg:y="15.104cm" svg:viewBox="0 0 3 3" draw:points="1,0 0,2 1,3 3,2">
          <text:p/>
        </draw:polygon>
        <draw:polygon draw:style-name="gr13" draw:text-style-name="P7" draw:layer="layout" svg:width="0.002cm" svg:height="0.002cm" svg:x="20.268cm" svg:y="15.104cm" svg:viewBox="0 0 3 3" draw:points="2,0 0,2 2,3 3,2">
          <text:p/>
        </draw:polygon>
        <draw:polygon draw:style-name="gr13" draw:text-style-name="P7" draw:layer="layout" svg:width="0.002cm" svg:height="0.002cm" svg:x="20.263cm" svg:y="15.111cm" svg:viewBox="0 0 3 3" draw:points="1,0 0,1 1,3 3,1">
          <text:p/>
        </draw:polygon>
        <draw:polygon draw:style-name="gr13" draw:text-style-name="P7" draw:layer="layout" svg:width="0.002cm" svg:height="0.002cm" svg:x="20.268cm" svg:y="15.111cm" svg:viewBox="0 0 3 3" draw:points="2,0 0,1 2,3 3,1">
          <text:p/>
        </draw:polygon>
        <draw:polygon draw:style-name="gr13" draw:text-style-name="P7" draw:layer="layout" svg:width="0.002cm" svg:height="0.002cm" svg:x="20.266cm" svg:y="15.108cm" svg:viewBox="0 0 3 3" draw:points="2,0 0,2 2,3 3,2">
          <text:p/>
        </draw:polygon>
        <draw:polygon draw:style-name="gr13" draw:text-style-name="P7" draw:layer="layout" svg:width="0.002cm" svg:height="0.002cm" svg:x="20.249cm" svg:y="15.083cm" svg:viewBox="0 0 3 3" draw:points="1,0 0,1 1,3 3,1">
          <text:p/>
        </draw:polygon>
        <draw:polygon draw:style-name="gr13" draw:text-style-name="P7" draw:layer="layout" svg:width="0.002cm" svg:height="0.002cm" svg:x="20.253cm" svg:y="15.083cm" svg:viewBox="0 0 3 3" draw:points="1,0 0,1 1,3 3,1">
          <text:p/>
        </draw:polygon>
        <draw:polygon draw:style-name="gr13" draw:text-style-name="P7" draw:layer="layout" svg:width="0.002cm" svg:height="0.002cm" svg:x="20.249cm" svg:y="15.089cm" svg:viewBox="0 0 3 3" draw:points="1,0 0,1 1,3 3,1">
          <text:p/>
        </draw:polygon>
        <draw:polygon draw:style-name="gr13" draw:text-style-name="P7" draw:layer="layout" svg:width="0.002cm" svg:height="0.002cm" svg:x="20.253cm" svg:y="15.089cm" svg:viewBox="0 0 3 3" draw:points="1,0 0,1 1,3 3,1">
          <text:p/>
        </draw:polygon>
        <draw:polygon draw:style-name="gr13" draw:text-style-name="P7" draw:layer="layout" svg:width="0.002cm" svg:height="0.002cm" svg:x="20.251cm" svg:y="15.086cm" svg:viewBox="0 0 3 3" draw:points="1,0 0,2 1,3 3,2">
          <text:p/>
        </draw:polygon>
        <draw:polygon draw:style-name="gr21" draw:text-style-name="P13" draw:layer="layout" svg:width="0.01cm" svg:height="0.029cm" svg:x="20.247cm" svg:y="15.03cm" svg:viewBox="0 0 11 30" draw:points="11,30 0,30 0,0 11,0">
          <text:p/>
        </draw:polygon>
        <draw:polygon draw:style-name="gr19" draw:text-style-name="P13" draw:layer="layout" svg:width="0.01cm" svg:height="0.02cm" svg:x="20.247cm" svg:y="15.166cm" svg:viewBox="0 0 11 21" draw:points="11,21 0,21 0,0 11,0">
          <text:p/>
        </draw:polygon>
        <draw:polygon draw:style-name="gr15" draw:text-style-name="P9" draw:layer="layout" svg:width="0.013cm" svg:height="0.022cm" svg:x="20.245cm" svg:y="15.165cm" svg:viewBox="0 0 14 23" draw:points="13,22 13,23 2,23 0,23 0,1 0,0 13,0 14,0 14,22 14,23 13,23 13,22 11,22 11,3 4,3 4,20 13,20 13,22 11,22">
          <text:p/>
        </draw:polygon>
        <draw:polygon draw:style-name="gr22" draw:text-style-name="P15" draw:layer="layout" svg:width="0.016cm" svg:height="0.002cm" svg:x="16.693cm" svg:y="15.149cm" svg:viewBox="0 0 17 3" draw:points="0,1 1,3 6,1 9,3 12,1 16,3 17,1 17,0 16,1 12,0 9,1 6,0 1,1 0,0">
          <text:p/>
        </draw:polygon>
        <draw:polygon draw:style-name="gr15" draw:text-style-name="P9" draw:layer="layout" svg:width="0.017cm" svg:height="0.003cm" svg:x="16.693cm" svg:y="15.149cm" svg:viewBox="0 0 18 4" draw:points="0,1 1,1 5,1 8,2 12,1 16,1 17,1 16,1 12,0 8,2 5,0 1,1 0,1 0,0 1,0 5,0 8,1 12,0 16,0 17,0 18,0 18,1 18,2 17,2 16,2 12,1 8,2 8,4 5,1 1,2 0,2">
          <text:p/>
        </draw:polygon>
        <draw:polygon draw:style-name="gr23" draw:text-style-name="P16" draw:layer="layout" svg:width="0.016cm" svg:height="0.002cm" svg:x="16.693cm" svg:y="15.15cm" svg:viewBox="0 0 17 3" draw:points="0,2 1,3 6,2 9,3 12,2 16,3 17,2 17,0 16,2 12,0 9,2 6,0 1,2 0,0">
          <text:p/>
        </draw:polygon>
        <draw:polygon draw:style-name="gr15" draw:text-style-name="P9" draw:layer="layout" svg:width="0.017cm" svg:height="0.004cm" svg:x="16.693cm" svg:y="15.149cm" svg:viewBox="0 0 18 5" draw:points="0,2 1,2 5,1 8,4 12,2 12,1 16,2 17,2 16,2 12,1 8,2 8,4 5,1 1,2 0,2 0,1 1,1 5,1 5,0 8,2 12,1 12,0 16,1 17,1 18,1 18,2 18,4 17,4 16,4 12,2 8,4 8,5 5,2 1,4 0,4">
          <text:p/>
        </draw:polygon>
        <draw:polygon draw:style-name="gr22" draw:text-style-name="P15" draw:layer="layout" svg:width="0.016cm" svg:height="0.002cm" svg:x="16.693cm" svg:y="15.151cm" svg:viewBox="0 0 17 3" draw:points="0,1 1,3 6,1 9,3 12,1 16,3 17,1 17,0 16,1 12,0 9,1 6,0 1,1 0,0">
          <text:p/>
        </draw:polygon>
        <draw:polygon draw:style-name="gr15" draw:text-style-name="P9" draw:layer="layout" svg:width="0.017cm" svg:height="0.003cm" svg:x="16.693cm" svg:y="15.15cm" svg:viewBox="0 0 18 4" draw:points="0,3 1,3 5,1 8,4 12,1 16,3 17,3 16,3 12,1 8,3 5,1 1,3 0,3 0,1 1,1 5,0 8,3 12,0 16,1 17,1 18,1 18,3 18,4 17,4 16,4 12,3 8,4 5,3 1,4 0,4">
          <text:p/>
        </draw:polygon>
        <draw:polygon draw:style-name="gr23" draw:text-style-name="P16" draw:layer="layout" svg:width="0.016cm" svg:height="0.002cm" svg:x="16.693cm" svg:y="15.152cm" svg:viewBox="0 0 17 3" draw:points="0,2 1,3 6,2 9,3 12,2 16,3 17,2 17,0 16,2 12,0 9,2 6,0 1,2 0,0">
          <text:p/>
        </draw:polygon>
        <draw:polygon draw:style-name="gr15" draw:text-style-name="P9" draw:layer="layout" svg:width="0.017cm" svg:height="0.003cm" svg:x="16.693cm" svg:y="15.151cm" svg:viewBox="0 0 18 4" draw:points="0,3 1,3 5,2 8,4 12,2 16,3 17,3 16,3 12,2 8,3 5,2 1,3 0,3 0,2 1,2 5,0 8,3 12,0 16,2 17,2 18,2 18,3 18,4 17,4 16,4 12,3 8,4 5,3 1,4 0,4">
          <text:p/>
        </draw:polygon>
        <draw:polygon draw:style-name="gr22" draw:text-style-name="P15" draw:layer="layout" svg:width="0.016cm" svg:height="0.002cm" svg:x="16.693cm" svg:y="15.153cm" svg:viewBox="0 0 17 3" draw:points="0,1 1,3 6,1 9,3 12,1 16,3 17,1 17,0 16,1 12,0 9,1 6,0 1,1 0,0">
          <text:p/>
        </draw:polygon>
        <draw:polygon draw:style-name="gr15" draw:text-style-name="P9" draw:layer="layout" svg:width="0.017cm" svg:height="0.003cm" svg:x="16.693cm" svg:y="15.152cm" svg:viewBox="0 0 18 4" draw:points="0,2 1,2 5,1 8,4 12,1 16,2 17,2 16,2 12,1 8,2 5,1 1,2 0,2 0,1 1,1 5,0 8,2 12,0 16,1 17,1 18,1 18,2 18,4 17,4 16,4 12,2 8,4 5,2 1,4 0,4">
          <text:p/>
        </draw:polygon>
        <draw:polygon draw:style-name="gr22" draw:text-style-name="P15" draw:layer="layout" svg:width="0.016cm" svg:height="0.002cm" svg:x="16.763cm" svg:y="15.149cm" svg:viewBox="0 0 17 3" draw:points="0,1 1,3 5,1 8,3 11,1 16,3 17,1 17,0 16,1 11,0 8,1 5,0 1,1 0,0">
          <text:p/>
        </draw:polygon>
        <draw:polygon draw:style-name="gr15" draw:text-style-name="P9" draw:layer="layout" svg:width="0.018cm" svg:height="0.003cm" svg:x="16.762cm" svg:y="15.149cm" svg:viewBox="0 0 19 4" draw:points="1,1 2,1 6,1 10,2 13,1 17,1 18,1 17,1 13,0 10,2 6,0 2,1 1,1 0,1 0,0 2,0 6,0 10,1 13,0 17,0 18,0 19,0 19,1 19,2 18,2 17,2 13,1 10,2 10,4 6,1 2,2 1,2 0,2 0,1">
          <text:p/>
        </draw:polygon>
        <draw:polygon draw:style-name="gr23" draw:text-style-name="P16" draw:layer="layout" svg:width="0.016cm" svg:height="0.002cm" svg:x="16.763cm" svg:y="15.15cm" svg:viewBox="0 0 17 3" draw:points="0,2 1,3 5,2 8,3 11,2 16,3 17,2 17,0 16,2 11,0 8,2 5,0 1,2 0,0">
          <text:p/>
        </draw:polygon>
        <draw:polygon draw:style-name="gr15" draw:text-style-name="P9" draw:layer="layout" svg:width="0.018cm" svg:height="0.004cm" svg:x="16.762cm" svg:y="15.149cm" svg:viewBox="0 0 19 5" draw:points="1,2 2,2 6,1 10,4 13,2 13,1 17,2 18,2 17,2 13,1 10,2 10,4 6,1 2,2 1,2 0,2 0,1 2,1 6,1 6,0 10,2 13,1 13,0 17,1 18,1 19,1 19,2 19,4 18,4 17,4 13,2 10,4 10,5 6,2 2,4 1,4 0,4 0,2">
          <text:p/>
        </draw:polygon>
        <draw:polygon draw:style-name="gr22" draw:text-style-name="P15" draw:layer="layout" svg:width="0.016cm" svg:height="0.002cm" svg:x="16.763cm" svg:y="15.151cm" svg:viewBox="0 0 17 3" draw:points="0,1 1,3 5,1 8,3 11,1 16,3 17,1 17,0 16,1 11,0 8,1 5,0 1,1 0,0">
          <text:p/>
        </draw:polygon>
        <draw:polygon draw:style-name="gr15" draw:text-style-name="P9" draw:layer="layout" svg:width="0.018cm" svg:height="0.003cm" svg:x="16.762cm" svg:y="15.15cm" svg:viewBox="0 0 19 4" draw:points="1,3 2,3 6,1 10,4 13,1 17,3 18,3 17,3 13,1 10,3 6,1 2,3 1,3 0,3 0,1 2,1 6,0 10,3 13,0 17,1 18,1 19,1 19,3 19,4 18,4 17,4 13,3 10,4 6,3 2,4 1,4 0,4 0,3">
          <text:p/>
        </draw:polygon>
        <draw:polygon draw:style-name="gr23" draw:text-style-name="P16" draw:layer="layout" svg:width="0.016cm" svg:height="0.002cm" svg:x="16.763cm" svg:y="15.152cm" svg:viewBox="0 0 17 3" draw:points="0,2 1,3 5,2 8,3 11,2 16,3 17,2 17,0 16,2 11,0 8,2 5,0 1,2 0,0">
          <text:p/>
        </draw:polygon>
        <draw:polygon draw:style-name="gr15" draw:text-style-name="P9" draw:layer="layout" svg:width="0.018cm" svg:height="0.003cm" svg:x="16.762cm" svg:y="15.151cm" svg:viewBox="0 0 19 4" draw:points="1,3 2,3 6,2 10,4 13,2 17,3 18,3 17,3 13,2 10,3 6,2 2,3 1,3 0,3 0,2 2,2 6,0 10,3 13,0 17,2 18,2 19,2 19,3 19,4 18,4 17,4 13,3 10,4 6,3 2,4 1,4 0,4 0,3">
          <text:p/>
        </draw:polygon>
        <draw:polygon draw:style-name="gr22" draw:text-style-name="P15" draw:layer="layout" svg:width="0.016cm" svg:height="0.002cm" svg:x="16.763cm" svg:y="15.153cm" svg:viewBox="0 0 17 3" draw:points="0,1 1,3 5,1 8,3 11,1 16,3 17,1 17,0 16,1 11,0 8,1 5,0 1,1 0,0">
          <text:p/>
        </draw:polygon>
        <draw:polygon draw:style-name="gr15" draw:text-style-name="P9" draw:layer="layout" svg:width="0.018cm" svg:height="0.003cm" svg:x="16.762cm" svg:y="15.152cm" svg:viewBox="0 0 19 4" draw:points="1,2 2,2 6,1 10,4 13,1 17,2 18,2 17,2 13,1 10,2 6,1 2,2 1,2 0,2 0,1 2,1 6,0 10,2 13,0 17,1 18,1 19,1 19,2 19,4 18,4 17,4 13,2 10,4 6,2 2,4 1,4 0,4 0,2">
          <text:p/>
        </draw:polygon>
        <draw:path draw:style-name="gr15" draw:text-style-name="P9" draw:layer="layout" svg:width="0.089cm" svg:height="0.098cm" svg:x="16.693cm" svg:y="15.059cm" svg:viewBox="0 0 90 99" svg:d="M59 14v4l7 2v-1zM22 18l1 2 2-1 4-1 1-4c-3 0-6 1-8 4zM46 13l1 3 8 2v-1-4zM38 12l-5 2 1 4 7-1 1-4zM83 86h2v5h-12v-4h2 1v-1-1c0-5-1-9 0-13l-6-4 2-6c1-2 5 1 4-3l-8 1c-1 10 1 20-1 29-2 5-8 7-13 8-9 3-20 2-28-3-9-4-7-26-6-34l-7-1v3l3 2v5l-3 2-1 15h2v5h-12v-4h3v-6-5h-1v1 3l-1-1-2-7 4-3v-5l-4-1-1-5 5-3v-10l-1-2-1-1v-3h3l-2-5 4-2 1-2 1 2 4 1 1 3-1 2 2 1-1 4-2 3v7l6 1h1c0-5 0-10 0-16 3 1 7 1 10 1l-1-1-2-5-5-5h-3l1-2-1-8c1-3 5-5 8-6h5c3-2 8-2 11-1l-2-3 2-3v-2h-1v-1h1v-2h2v2h1v1h-1v1l2 4-2 3c4-1 9-1 12 2 5 0 10 1 12 5l-1 8h1l-2 3-5 3h-1l-1 6h7c0 1 1 12 1 16h8c0-3 0-7 0-10l-2-4 2-1-2-5 2-1h2 1v-2l1 2h4l1 1-1 5h2l-2 4v3 9l6 4-1 4-5 4 2 3 3 3v5l-3 3-1-2 1-3h-2v8 1z">
          <text:p/>
        </draw:path>
        <draw:polygon draw:style-name="gr15" draw:text-style-name="P9" draw:layer="layout" svg:width="0.012cm" svg:height="0.005cm" svg:x="16.695cm" svg:y="15.144cm" svg:viewBox="0 0 13 6" draw:points="11,0 13,0 13,6 0,6 0,1 4,1">
          <text:p/>
        </draw:polygon>
        <draw:polygon draw:style-name="gr15" draw:text-style-name="P9" draw:layer="layout" svg:width="0.012cm" svg:height="0.005cm" svg:x="16.695cm" svg:y="15.144cm" svg:viewBox="0 0 13 6" draw:points="11,0 13,0 13,6 0,6">
          <text:p/>
        </draw:polygon>
        <draw:polygon draw:style-name="gr15" draw:text-style-name="P9" draw:layer="layout" svg:width="0.012cm" svg:height="0.005cm" svg:x="16.695cm" svg:y="15.144cm" svg:viewBox="0 0 13 6" draw:points="11,0 13,0 13,6 0,6 0,1 4,1">
          <text:p/>
        </draw:polygon>
        <draw:path draw:style-name="gr24" draw:text-style-name="P17" draw:layer="layout" svg:width="0.004cm" svg:height="0.008cm" svg:x="16.736cm" svg:y="15.071cm" svg:viewBox="0 0 5 9" svg:d="M5 8h-4l-1 1 1-9c1 0 4 3 4 8z">
          <text:p/>
        </draw:path>
        <draw:polygon draw:style-name="gr18" draw:text-style-name="P12" draw:layer="layout" svg:width="0.003cm" svg:height="0.006cm" svg:x="16.749cm" svg:y="15.073cm" svg:viewBox="0 0 4 7" draw:points="4,4 0,7 2,3 2,0">
          <text:p/>
        </draw:polygon>
        <draw:polygon draw:style-name="gr18" draw:text-style-name="P12" draw:layer="layout" svg:width="0.002cm" svg:height="0.005cm" svg:x="16.724cm" svg:y="15.075cm" svg:viewBox="0 0 3 6" draw:points="0,0 3,5 2,6 0,1">
          <text:p/>
        </draw:polygon>
        <draw:polygon draw:style-name="gr12" draw:text-style-name="P6" draw:layer="layout" svg:width="0.008cm" svg:height="0.01cm" svg:x="16.727cm" svg:y="15.077cm" svg:viewBox="0 0 9 11" draw:points="8,0 9,5 7,5 6,8 8,10 9,10 7,10 6,9 2,11 1,10 3,10 2,7 1,6 1,2 0,1">
          <text:p/>
        </draw:polygon>
        <draw:polygon draw:style-name="gr12" draw:text-style-name="P6" draw:layer="layout" svg:width="0.01cm" svg:height="0.009cm" svg:x="16.739cm" svg:y="15.077cm" svg:viewBox="0 0 11 10" draw:points="9,1 11,4 8,6 6,6 6,9 7,10 5,9 5,8 0,10 0,9 4,8 2,5 0,4 3,1 3,0">
          <text:p/>
        </draw:polygon>
        <draw:path draw:style-name="gr18" draw:text-style-name="P12" draw:layer="layout" svg:width="0.007cm" svg:height="0.01cm" svg:x="16.713cm" svg:y="15.072cm" svg:viewBox="0 0 8 11" svg:d="M3 11l-2-1c-3-8 7-9 7-10-3 4-9 4-5 11z">
          <text:p/>
        </draw:path>
        <draw:polygon draw:style-name="gr18" draw:text-style-name="P12" draw:layer="layout" svg:width="0cm" svg:height="0.004cm" svg:x="16.76cm" svg:y="15.077cm" svg:viewBox="0 0 1 5" draw:points="1,5 0,0">
          <text:p/>
        </draw:polygon>
        <draw:polygon draw:style-name="gr12" draw:text-style-name="P6" draw:layer="layout" svg:width="0.008cm" svg:height="0.007cm" svg:x="16.716cm" svg:y="15.078cm" svg:viewBox="0 0 9 8" draw:points="8,2 9,5 7,6 6,8 1,7 0,6 5,0">
          <text:p/>
        </draw:polygon>
        <draw:polygon draw:style-name="gr12" draw:text-style-name="P6" draw:layer="layout" svg:width="0.01cm" svg:height="0.009cm" svg:x="16.749cm" svg:y="15.079cm" svg:viewBox="0 0 11 10" draw:points="11,3 8,6 5,6 4,9 5,10 4,10 3,8 0,9 3,7 1,2 7,0">
          <text:p/>
        </draw:polygon>
        <draw:polygon draw:style-name="gr18" draw:text-style-name="P12" draw:layer="layout" svg:width="0.009cm" svg:height="0.008cm" svg:x="16.733cm" svg:y="15.08cm" svg:viewBox="0 0 10 9" draw:points="6,3 8,2 10,5 5,6 7,9 8,9 5,8 2,9 5,7 5,5 0,5 0,2 3,2 4,3 5,0">
          <text:p/>
        </draw:polygon>
        <draw:polygon draw:style-name="gr18" draw:text-style-name="P12" draw:layer="layout" svg:width="0.006cm" svg:height="0.007cm" svg:x="16.723cm" svg:y="15.081cm" svg:viewBox="0 0 7 8" draw:points="5,4 7,4 5,6 7,8 4,8 4,6 0,5 0,4 3,4 3,0 4,0">
          <text:p/>
        </draw:polygon>
        <draw:polygon draw:style-name="gr18" draw:text-style-name="P12" draw:layer="layout" svg:width="0.008cm" svg:height="0.007cm" svg:x="16.742cm" svg:y="15.081cm" svg:viewBox="0 0 9 8" draw:points="9,4 9,5 8,5 7,8 0,7 4,8 5,6 3,4 7,3 8,0">
          <text:p/>
        </draw:polygon>
        <draw:polygon draw:style-name="gr18" draw:text-style-name="P12" draw:layer="layout" svg:width="0.006cm" svg:height="0.004cm" svg:x="16.714cm" svg:y="15.084cm" svg:viewBox="0 0 7 5" draw:points="3,1 3,3 6,1 7,3 4,4 6,5 3,5 0,0 2,0">
          <text:p/>
        </draw:polygon>
        <draw:polygon draw:style-name="gr25" draw:text-style-name="P18" draw:layer="layout" svg:width="0cm" svg:height="0cm" svg:x="16.726cm" svg:y="15.084cm" svg:viewBox="0 0 1 1" draw:points="1,1 0,1 0,0">
          <text:p/>
        </draw:polygon>
        <draw:polygon draw:style-name="gr25" draw:text-style-name="P18" draw:layer="layout" svg:width="0cm" svg:height="0cm" svg:x="16.737cm" svg:y="15.083cm" svg:viewBox="0 0 1 1" draw:points="1,1 0,1 0,0">
          <text:p/>
        </draw:polygon>
        <draw:polygon draw:style-name="gr25" draw:text-style-name="P18" draw:layer="layout" svg:width="0.001cm" svg:height="0.001cm" svg:x="16.747cm" svg:y="15.084cm" svg:viewBox="0 0 2 2" draw:points="2,2 0,0">
          <text:p/>
        </draw:polygon>
        <draw:polygon draw:style-name="gr18" draw:text-style-name="P12" draw:layer="layout" svg:width="0.006cm" svg:height="0.005cm" svg:x="16.755cm" svg:y="15.084cm" svg:viewBox="0 0 7 6" draw:points="7,0 2,4 0,6 1,5 0,1 2,1">
          <text:p/>
        </draw:polygon>
        <draw:polygon draw:style-name="gr18" draw:text-style-name="P12" draw:layer="layout" svg:width="0.002cm" svg:height="0cm" svg:x="16.722cm" svg:y="15.087cm" svg:viewBox="0 0 3 0" draw:points="3,0 0,0">
          <text:p/>
        </draw:polygon>
        <draw:polygon draw:style-name="gr18" draw:text-style-name="P12" draw:layer="layout" svg:width="0.001cm" svg:height="0.001cm" svg:x="16.72cm" svg:y="15.087cm" svg:viewBox="0 0 2 2" draw:points="2,0 0,2 0,0">
          <text:p/>
        </draw:polygon>
        <draw:polygon draw:style-name="gr18" draw:text-style-name="P12" draw:layer="layout" svg:width="0.004cm" svg:height="0.001cm" svg:x="16.721cm" svg:y="15.089cm" svg:viewBox="0 0 5 2" draw:points="5,0 0,2">
          <text:p/>
        </draw:polygon>
        <draw:polygon draw:style-name="gr18" draw:text-style-name="P12" draw:layer="layout" svg:width="0.002cm" svg:height="0cm" svg:x="16.75cm" svg:y="15.089cm" svg:viewBox="0 0 3 1" draw:points="3,1 0,0">
          <text:p/>
        </draw:polygon>
        <draw:path draw:style-name="gr18" draw:text-style-name="P12" draw:layer="layout" svg:width="0.031cm" svg:height="0.005cm" svg:x="16.721cm" svg:y="15.09cm" svg:viewBox="0 0 32 6" svg:d="M17 0h6c3-1 5 0 8 0l1 5v1l-8-4 1-1h-2l-1 1-5-1h1l-3-1v1h1c-5 1-10 1-15 5l-1-5 6-1h7z">
          <text:p/>
        </draw:path>
        <draw:polygon draw:style-name="gr12" draw:text-style-name="P6" draw:layer="layout" svg:width="0.003cm" svg:height="0.001cm" svg:x="16.699cm" svg:y="15.091cm" svg:viewBox="0 0 4 2" draw:points="4,2 0,0 4,0">
          <text:p/>
        </draw:polygon>
        <draw:polygon draw:style-name="gr12" draw:text-style-name="P6" draw:layer="layout" svg:width="0.001cm" svg:height="0cm" svg:x="16.704cm" svg:y="15.091cm" svg:viewBox="0 0 2 1" draw:points="2,0 0,1 0,0">
          <text:p/>
        </draw:polygon>
        <draw:polygon draw:style-name="gr17" draw:text-style-name="P11" draw:layer="layout" svg:width="0.002cm" svg:height="0.001cm" svg:x="16.728cm" svg:y="15.09cm" svg:viewBox="0 0 3 2" draw:points="3,2 0,2 3,0">
          <text:p/>
        </draw:polygon>
        <draw:polygon draw:style-name="gr18" draw:text-style-name="P12" draw:layer="layout" svg:width="0.007cm" svg:height="0.005cm" svg:x="16.699cm" svg:y="15.091cm" svg:viewBox="0 0 8 6" draw:points="6,3 8,2 6,4 8,6 0,6 1,4 0,2 3,3 4,0">
          <text:p/>
        </draw:polygon>
        <draw:polygon draw:style-name="gr12" draw:text-style-name="P6" draw:layer="layout" svg:width="0.003cm" svg:height="0.001cm" svg:x="16.722cm" svg:y="15.092cm" svg:viewBox="0 0 4 2" draw:points="4,0 2,2 0,0">
          <text:p/>
        </draw:polygon>
        <draw:polygon draw:style-name="gr12" draw:text-style-name="P6" draw:layer="layout" svg:width="0cm" svg:height="0.001cm" svg:x="16.698cm" svg:y="15.092cm" svg:viewBox="0 0 1 2" draw:points="1,2 0,2 0,0">
          <text:p/>
        </draw:polygon>
        <draw:polygon draw:style-name="gr17" draw:text-style-name="P11" draw:layer="layout" svg:width="0.001cm" svg:height="0.001cm" svg:x="16.749cm" svg:y="15.091cm" svg:viewBox="0 0 2 2" draw:points="2,2 0,2 0,0">
          <text:p/>
        </draw:polygon>
        <draw:polygon draw:style-name="gr12" draw:text-style-name="P6" draw:layer="layout" svg:width="0cm" svg:height="0cm" svg:x="16.706cm" svg:y="15.093cm" svg:viewBox="0 0 1 1" draw:points="1,1 0,0 1,0">
          <text:p/>
        </draw:polygon>
        <draw:path draw:style-name="gr12" draw:text-style-name="P6" draw:layer="layout" svg:width="0.025cm" svg:height="0.003cm" svg:x="16.725cm" svg:y="15.093cm" svg:viewBox="0 0 26 4" svg:d="M26 3c-5 1-12 1-18 1l-8-1c8-4 18-4 26 0z">
          <text:p/>
        </draw:path>
        <draw:polygon draw:style-name="gr12" draw:text-style-name="P6" draw:layer="layout" svg:width="0.003cm" svg:height="0.002cm" svg:x="16.769cm" svg:y="15.092cm" svg:viewBox="0 0 4 3" draw:points="4,2 4,3 0,2 2,0">
          <text:p/>
        </draw:polygon>
        <draw:polygon draw:style-name="gr12" draw:text-style-name="P6" draw:layer="layout" svg:width="0cm" svg:height="0.001cm" svg:x="16.772cm" svg:y="15.092cm" svg:viewBox="0 0 1 2" draw:points="1,2 0,2 1,0">
          <text:p/>
        </draw:polygon>
        <draw:polygon draw:style-name="gr12" draw:text-style-name="P6" draw:layer="layout" svg:width="0.001cm" svg:height="0.002cm" svg:x="16.767cm" svg:y="15.093cm" svg:viewBox="0 0 2 3" draw:points="2,1 2,3 0,0">
          <text:p/>
        </draw:polygon>
        <draw:polygon draw:style-name="gr12" draw:text-style-name="P6" draw:layer="layout" svg:width="0.001cm" svg:height="0.004cm" svg:x="16.775cm" svg:y="15.092cm" svg:viewBox="0 0 2 5" draw:points="2,0 0,5 0,2">
          <text:p/>
        </draw:polygon>
        <draw:polygon draw:style-name="gr12" draw:text-style-name="P6" draw:layer="layout" svg:width="0.005cm" svg:height="0cm" svg:x="16.7cm" svg:y="15.096cm" svg:viewBox="0 0 6 1" draw:points="6,0 5,0 0,1 0,0">
          <text:p/>
        </draw:polygon>
        <draw:path draw:style-name="gr18" draw:text-style-name="P12" draw:layer="layout" svg:width="0.01cm" svg:height="0.002cm" svg:x="16.697cm" svg:y="15.098cm" svg:viewBox="0 0 11 3" svg:d="M11 0v3h-11v-3c3 0 7 0 11 0z">
          <text:p/>
        </draw:path>
        <draw:polygon draw:style-name="gr18" draw:text-style-name="P12" draw:layer="layout" svg:width="0.005cm" svg:height="0cm" svg:x="16.769cm" svg:y="15.096cm" svg:viewBox="0 0 6 0" draw:points="6,0 0,0">
          <text:p/>
        </draw:polygon>
        <draw:path draw:style-name="gr23" draw:text-style-name="P16" draw:layer="layout" svg:width="0.012cm" svg:height="0.021cm" svg:x="16.738cm" svg:y="15.097cm" svg:viewBox="0 0 13 22" svg:d="M13 0l-2 3v2l-4-1 4 2-1 1-4-2-1-2h-3l1 1-1 1 1 1-2 3 5 1-2 1-2 3h1v3l1-1 2 2 4-3h2l-2 3-1 1-3 1v1h1l-1 1-4-4-2-1c0-6-1-11 0-16z">
          <text:p/>
        </draw:path>
        <draw:path draw:style-name="gr23" draw:text-style-name="P16" draw:layer="layout" svg:width="0.008cm" svg:height="0.014cm" svg:x="16.752cm" svg:y="15.097cm" svg:viewBox="0 0 9 15" svg:d="M9 4h-1l-1 1v-2h-1c-2 3-1 8-1 12h-3l-1-3 3-3 1-4-3-2v-2h-2v-1h8z">
          <text:p/>
        </draw:path>
        <draw:polygon draw:style-name="gr18" draw:text-style-name="P12" draw:layer="layout" svg:width="0.004cm" svg:height="0cm" svg:x="16.77cm" svg:y="15.097cm" svg:viewBox="0 0 5 0" draw:points="5,0 0,0 1,0">
          <text:p/>
        </draw:polygon>
        <draw:polygon draw:style-name="gr18" draw:text-style-name="P12" draw:layer="layout" svg:width="0.009cm" svg:height="0.003cm" svg:x="16.767cm" svg:y="15.098cm" svg:viewBox="0 0 10 4" draw:points="10,2 10,4 1,4 0,0">
          <text:p/>
        </draw:polygon>
        <draw:polygon draw:style-name="gr18" draw:text-style-name="P12" draw:layer="layout" svg:width="0.006cm" svg:height="0.003cm" svg:x="16.699cm" svg:y="15.101cm" svg:viewBox="0 0 7 4" draw:points="7,0 7,4 0,4 0,2">
          <text:p/>
        </draw:polygon>
        <draw:polygon draw:style-name="gr12" draw:text-style-name="P6" draw:layer="layout" svg:width="0.006cm" svg:height="0.007cm" svg:x="16.748cm" svg:y="15.1cm" svg:viewBox="0 0 7 8" draw:points="7,5 5,7 5,8 3,8 2,7 0,7 3,5 3,2 0,1 4,0">
          <text:p/>
        </draw:polygon>
        <draw:polygon draw:style-name="gr12" draw:text-style-name="P6" draw:layer="layout" svg:width="0.004cm" svg:height="0.005cm" svg:x="16.742cm" svg:y="15.101cm" svg:viewBox="0 0 5 6" draw:points="2,4 5,6 0,4 1,0">
          <text:p/>
        </draw:polygon>
        <draw:path draw:style-name="gr23" draw:text-style-name="P16" draw:layer="layout" svg:width="0.015cm" svg:height="0.023cm" svg:x="16.745cm" svg:y="15.101cm" svg:viewBox="0 0 16 24" svg:d="M16 23c-5 0-9 0-14 1l-2-3 1-2 1 2 3-5 2-1v2l2 1-2 2v1h1l1 1 1-1 1 2 3-5-2-4 1-8 3-6c0 8 0 15 0 23z">
          <text:p/>
        </draw:path>
        <draw:polygon draw:style-name="gr23" draw:text-style-name="P16" draw:layer="layout" svg:width="0.006cm" svg:height="0.008cm" svg:x="16.699cm" svg:y="15.104cm" svg:viewBox="0 0 7 9" draw:points="7,8 0,9 0,0 7,0">
          <text:p/>
        </draw:polygon>
        <draw:polygon draw:style-name="gr18" draw:text-style-name="P12" draw:layer="layout" svg:width="0.006cm" svg:height="0.001cm" svg:x="16.769cm" svg:y="15.102cm" svg:viewBox="0 0 7 2" draw:points="7,2 0,2 0,0 7,0">
          <text:p/>
        </draw:polygon>
        <draw:path draw:style-name="gr12" draw:text-style-name="P6" draw:layer="layout" svg:width="0.023cm" svg:height="0.027cm" svg:x="16.714cm" svg:y="15.097cm" svg:viewBox="0 0 24 28" svg:d="M12 11v-5h1v-4h-1v2-2h-1v2h-1v-2h-1v4 5h-2v-1h1v-4h-1v2h-1v-2h-1v2h-1v-2h-1v4h1v1h-1v2h1v6h-1-1v4h14l-1 5c-5 0-10 0-15 0 0-10 0-19 0-28 8 1 15 1 24 1v15l-4 1h-2v-4h2v-2h-2v-1h2v-4h-2v2h-1v-2h-1v2h-1v-2h-1v4h1v1z">
          <text:p/>
        </draw:path>
        <draw:polygon draw:style-name="gr23" draw:text-style-name="P16" draw:layer="layout" svg:width="0.006cm" svg:height="0.009cm" svg:x="16.769cm" svg:y="15.104cm" svg:viewBox="0 0 7 10" draw:points="7,0 6,10 0,9 0,0">
          <text:p/>
        </draw:polygon>
        <draw:polygon draw:style-name="gr12" draw:text-style-name="P6" draw:layer="layout" svg:width="0.008cm" svg:height="0.013cm" svg:x="16.748cm" svg:y="15.107cm" svg:viewBox="0 0 9 14" draw:points="3,2 4,1 7,6 9,6 7,11 9,11 7,14 6,14 6,13 7,12 5,10 4,9 5,6 0,2 1,0">
          <text:p/>
        </draw:polygon>
        <draw:polygon draw:style-name="gr12" draw:text-style-name="P6" draw:layer="layout" svg:width="0.005cm" svg:height="0.003cm" svg:x="16.742cm" svg:y="15.108cm" svg:viewBox="0 0 6 4" draw:points="1,4 0,1 2,1 6,0">
          <text:p/>
        </draw:polygon>
        <draw:path draw:style-name="gr12" draw:text-style-name="P6" draw:layer="layout" svg:width="0.02cm" svg:height="0.007cm" svg:x="16.694cm" svg:y="15.113cm" svg:viewBox="0 0 21 8" svg:d="M21 0v3c-6-1-12-1-15 2l-4 3-2-3c4-3 7-5 11-5z">
          <text:p/>
        </draw:path>
        <draw:polygon draw:style-name="gr12" draw:text-style-name="P6" draw:layer="layout" svg:width="0.006cm" svg:height="0.004cm" svg:x="16.746cm" svg:y="15.113cm" svg:viewBox="0 0 7 5" draw:points="7,0 4,5 0,5 0,4 4,4 3,0 6,0">
          <text:p/>
        </draw:polygon>
        <draw:path draw:style-name="gr12" draw:text-style-name="P6" draw:layer="layout" svg:width="0.019cm" svg:height="0.007cm" svg:x="16.761cm" svg:y="15.113cm" svg:viewBox="0 0 20 8" svg:d="M20 5v3c-5-6-12-6-19-3h-1v-4c8-1 15-1 20 4z">
          <text:p/>
        </draw:path>
        <draw:polygon draw:style-name="gr23" draw:text-style-name="P16" draw:layer="layout" svg:width="0.006cm" svg:height="0.01cm" svg:x="16.699cm" svg:y="15.117cm" svg:viewBox="0 0 7 11" draw:points="7,7 0,11 0,2 7,0">
          <text:p/>
        </draw:polygon>
        <draw:polygon draw:style-name="gr12" draw:text-style-name="P6" draw:layer="layout" svg:width="0.003cm" svg:height="0.003cm" svg:x="16.696cm" svg:y="15.119cm" svg:viewBox="0 0 4 4" draw:points="4,4 0,4 2,0">
          <text:p/>
        </draw:polygon>
        <draw:polygon draw:style-name="gr23" draw:text-style-name="P16" draw:layer="layout" svg:width="0.006cm" svg:height="0.009cm" svg:x="16.769cm" svg:y="15.117cm" svg:viewBox="0 0 7 10" draw:points="7,1 7,10 1,8 0,0">
          <text:p/>
        </draw:polygon>
        <draw:polygon draw:style-name="gr12" draw:text-style-name="P6" draw:layer="layout" svg:width="0.003cm" svg:height="0.003cm" svg:x="16.706cm" svg:y="15.121cm" svg:viewBox="0 0 4 4" draw:points="4,2 0,4 0,0">
          <text:p/>
        </draw:polygon>
        <draw:polygon draw:style-name="gr12" draw:text-style-name="P6" draw:layer="layout" svg:width="0.004cm" svg:height="0.004cm" svg:x="16.776cm" svg:y="15.119cm" svg:viewBox="0 0 5 5" draw:points="5,2 0,5 0,0">
          <text:p/>
        </draw:polygon>
        <draw:polygon draw:style-name="gr12" draw:text-style-name="P6" draw:layer="layout" svg:width="0.002cm" svg:height="0.001cm" svg:x="16.766cm" svg:y="15.121cm" svg:viewBox="0 0 3 2" draw:points="3,0 3,2 0,0">
          <text:p/>
        </draw:polygon>
        <draw:path draw:style-name="gr12" draw:text-style-name="P6" draw:layer="layout" svg:width="0.013cm" svg:height="0.011cm" svg:x="16.695cm" svg:y="15.123cm" svg:viewBox="0 0 14 12" svg:d="M11 6l-11 6v-3c5-3 10-4 14-9z">
          <text:p/>
        </draw:path>
        <draw:polygon draw:style-name="gr12" draw:text-style-name="P6" draw:layer="layout" svg:width="0.016cm" svg:height="0.012cm" svg:x="16.764cm" svg:y="15.123cm" svg:viewBox="0 0 17 13" draw:points="17,9 17,13 9,8 0,2 1,0">
          <text:p/>
        </draw:polygon>
        <draw:path draw:style-name="gr12" draw:text-style-name="P6" draw:layer="layout" svg:width="0.001cm" svg:height="0.025cm" svg:x="16.717cm" svg:y="15.125cm" svg:viewBox="0 0 2 26" svg:d="M2 0c0 8 0 18 0 26l-2-3c0-7 0-16 0-23z">
          <text:p/>
        </draw:path>
        <draw:path draw:style-name="gr18" draw:text-style-name="P12" draw:layer="layout" svg:width="0.002cm" svg:height="0.027cm" svg:x="16.719cm" svg:y="15.125cm" svg:viewBox="0 0 3 28" svg:d="M3 0c1 10 0 19 0 28l-3-2c0-9 1-18 1-26z">
          <text:p/>
        </draw:path>
        <draw:path draw:style-name="gr15" draw:text-style-name="P9" draw:layer="layout" svg:width="0.003cm" svg:height="0.029cm" svg:x="16.719cm" svg:y="15.124cm" svg:viewBox="0 0 4 30" svg:d="M3 1h1v4c0 8 0 14 0 20v4 1l-4-3c0-9 0-18 0-26v-1h3 1v1h-1-2c0 8 0 17 0 26h-1l1-1 2 3v-4c0-6 0-12 0-20z">
          <text:p/>
        </draw:path>
        <draw:path draw:style-name="gr12" draw:text-style-name="P6" draw:layer="layout" svg:width="0.002cm" svg:height="0.027cm" svg:x="16.722cm" svg:y="15.125cm" svg:viewBox="0 0 3 28" svg:d="M3 0c0 7 0 26 0 28h-2c-2-9 0-18 0-28z">
          <text:p/>
        </draw:path>
        <draw:path draw:style-name="gr26" draw:text-style-name="P12" draw:layer="layout" svg:width="0.003cm" svg:height="0.023cm" svg:x="16.713cm" svg:y="15.125cm" svg:viewBox="0 0 4 24" svg:d="M4 0c0 7 0 16 0 24-4-4-3-12-4-18l1-6z">
          <text:p/>
        </draw:path>
        <draw:path draw:style-name="gr18" draw:text-style-name="P12" draw:layer="layout" svg:width="0.003cm" svg:height="0.027cm" svg:x="16.725cm" svg:y="15.125cm" svg:viewBox="0 0 4 28" svg:d="M4 0c0 10-2 19 0 28h-2c-4-9 0-18-2-28z">
          <text:p/>
        </draw:path>
        <draw:path draw:style-name="gr15" draw:text-style-name="P9" draw:layer="layout" svg:width="0.004cm" svg:height="0.028cm" svg:x="16.724cm" svg:y="15.124cm" svg:viewBox="0 0 5 29" svg:d="M5 1v7c0 6 0 12 0 17v4h-2-1l-2-8c0-5 2-10 2-16v-4-1h3v1h-3 1v4c0 6-1 11-1 16l1 8-1-1h1l2 1h-2v-4c0-5 0-11 0-17v-7z">
          <text:p/>
        </draw:path>
        <draw:path draw:style-name="gr12" draw:text-style-name="P6" draw:layer="layout" svg:width="0.002cm" svg:height="0.026cm" svg:x="16.728cm" svg:y="15.125cm" svg:viewBox="0 0 3 27" svg:d="M2 4c0 7 2 15 0 23h-2c0-9 0-18 0-27z">
          <text:p/>
        </draw:path>
        <draw:path draw:style-name="gr12" draw:text-style-name="P6" draw:layer="layout" svg:width="0.015cm" svg:height="0.028cm" svg:x="16.745cm" svg:y="15.124cm" svg:viewBox="0 0 16 29" svg:d="M16 0c0 8 1 17-2 24-3 6-10 5-14 3h3v-1l1 2 5-1 3-2v-2l2-3 1-3-1-2 1-3v-8l-1-2-2 1-1-1h-3-5-3l5-2z">
          <text:p/>
        </draw:path>
        <draw:polygon draw:style-name="gr19" draw:text-style-name="P13" draw:layer="layout" svg:width="0.001cm" svg:height="0cm" svg:x="16.745cm" svg:y="15.127cm" svg:viewBox="0 0 2 1" draw:points="2,0 0,1 0,0">
          <text:p/>
        </draw:polygon>
        <draw:polygon draw:style-name="gr19" draw:text-style-name="P13" draw:layer="layout" svg:width="0.003cm" svg:height="0.001cm" svg:x="16.753cm" svg:y="15.127cm" svg:viewBox="0 0 4 2" draw:points="4,2 0,2 0,0">
          <text:p/>
        </draw:polygon>
        <draw:polygon draw:style-name="gr19" draw:text-style-name="P13" draw:layer="layout" svg:width="0.001cm" svg:height="0.001cm" svg:x="16.749cm" svg:y="15.127cm" svg:viewBox="0 0 2 2" draw:points="2,2 0,2 0,0">
          <text:p/>
        </draw:polygon>
        <draw:polygon draw:style-name="gr19" draw:text-style-name="P13" draw:layer="layout" svg:width="0.001cm" svg:height="0.003cm" svg:x="16.757cm" svg:y="15.127cm" svg:viewBox="0 0 2 4" draw:points="2,0 0,4 0,2 0,0">
          <text:p/>
        </draw:polygon>
        <draw:path draw:style-name="gr23" draw:text-style-name="P16" draw:layer="layout" svg:width="0.007cm" svg:height="0.013cm" svg:x="16.698cm" svg:y="15.13cm" svg:viewBox="0 0 8 14" svg:d="M7 14h-7c0-4 1-9 1-12l7-2c0 4-1 8-1 14z">
          <text:p/>
        </draw:path>
        <draw:polygon draw:style-name="gr12" draw:text-style-name="P6" draw:layer="layout" svg:width="0.006cm" svg:height="0.007cm" svg:x="16.75cm" svg:y="15.128cm" svg:viewBox="0 0 7 8" draw:points="4,1 7,1 5,4 4,2 1,5 1,8 0,8 0,6 1,2 2,0">
          <text:p/>
        </draw:polygon>
        <draw:polygon draw:style-name="gr12" draw:text-style-name="P6" draw:layer="layout" svg:width="0.004cm" svg:height="0.002cm" svg:x="16.744cm" svg:y="15.129cm" svg:viewBox="0 0 5 3" draw:points="4,3 0,0 5,0">
          <text:p/>
        </draw:polygon>
        <draw:polygon draw:style-name="gr12" draw:text-style-name="P6" draw:layer="layout" svg:width="0.005cm" svg:height="0.006cm" svg:x="16.742cm" svg:y="15.13cm" svg:viewBox="0 0 6 7" draw:points="2,1 2,2 5,4 6,4 3,6 1,7 0,4 2,0">
          <text:p/>
        </draw:polygon>
        <draw:path draw:style-name="gr18" draw:text-style-name="P12" draw:layer="layout" svg:width="0.003cm" svg:height="0.019cm" svg:x="16.73cm" svg:y="15.131cm" svg:viewBox="0 0 4 20" svg:d="M4 1c0 7-2 12 0 18l-4 1c0-6 0-13 0-20z">
          <text:p/>
        </draw:path>
        <draw:path draw:style-name="gr15" draw:text-style-name="P9" draw:layer="layout" svg:width="0.002cm" svg:height="0.022cm" svg:x="16.73cm" svg:y="15.129cm" svg:viewBox="0 0 3 23" svg:d="M3 4v2c0 4 0 8 0 11v4l-1 1-2 1v-1-6c0-5 0-9 0-13v-3l3 4-1 1-2-2h2c0 4 0 8 0 13v6h-2l2-1h1-1v-4c0-3 0-7 0-11v-1l1-1-1 1z">
          <text:p/>
        </draw:path>
        <draw:polygon draw:style-name="gr12" draw:text-style-name="P6" draw:layer="layout" svg:width="0.006cm" svg:height="0.006cm" svg:x="16.753cm" svg:y="15.13cm" svg:viewBox="0 0 7 7" draw:points="5,1 4,1 4,6 7,6 4,7 3,6 0,6 3,2 5,0">
          <text:p/>
        </draw:polygon>
        <draw:path draw:style-name="gr23" draw:text-style-name="P16" draw:layer="layout" svg:width="0.006cm" svg:height="0.012cm" svg:x="16.769cm" svg:y="15.13cm" svg:viewBox="0 0 7 13" svg:d="M7 3c0 3 0 7 0 10h-7c0-4-1-9 0-13z">
          <text:p/>
        </draw:path>
        <draw:polygon draw:style-name="gr19" draw:text-style-name="P13" draw:layer="layout" svg:width="0cm" svg:height="0cm" svg:x="16.749cm" svg:y="15.131cm" svg:viewBox="0 0 0 1" draw:points="0,1 0,0">
          <text:p/>
        </draw:polygon>
        <draw:polygon draw:style-name="gr19" draw:text-style-name="P13" draw:layer="layout" svg:width="0cm" svg:height="0cm" svg:x="16.746cm" svg:y="15.131cm" svg:viewBox="0 0 0 1" draw:points="0,1 0,0">
          <text:p/>
        </draw:polygon>
        <draw:polygon draw:style-name="gr12" draw:text-style-name="P6" draw:layer="layout" svg:width="0.001cm" svg:height="0.002cm" svg:x="16.696cm" svg:y="15.134cm" svg:viewBox="0 0 2 3" draw:points="0,3 0,0 2,2">
          <text:p/>
        </draw:polygon>
        <draw:polygon draw:style-name="gr19" draw:text-style-name="P13" draw:layer="layout" svg:width="0cm" svg:height="0cm" svg:x="16.741cm" svg:y="15.132cm" svg:viewBox="0 0 1 0" draw:points="1,0 0,0">
          <text:p/>
        </draw:polygon>
        <draw:polygon draw:style-name="gr19" draw:text-style-name="P13" draw:layer="layout" svg:width="0.003cm" svg:height="0.003cm" svg:x="16.752cm" svg:y="15.131cm" svg:viewBox="0 0 4 4" draw:points="4,2 0,4 2,0">
          <text:p/>
        </draw:polygon>
        <draw:polygon draw:style-name="gr19" draw:text-style-name="P13" draw:layer="layout" svg:width="0.001cm" svg:height="0.003cm" svg:x="16.757cm" svg:y="15.132cm" svg:viewBox="0 0 2 4" draw:points="2,4 0,4 0,0">
          <text:p/>
        </draw:polygon>
        <draw:polygon draw:style-name="gr12" draw:text-style-name="P6" draw:layer="layout" svg:width="0.003cm" svg:height="0.002cm" svg:x="16.747cm" svg:y="15.133cm" svg:viewBox="0 0 4 3" draw:points="4,3 0,0 4,0">
          <text:p/>
        </draw:polygon>
        <draw:path draw:style-name="gr12" draw:text-style-name="P6" draw:layer="layout" svg:width="0.002cm" svg:height="0.015cm" svg:x="16.733cm" svg:y="15.133cm" svg:viewBox="0 0 3 16" svg:d="M3 1c0 4 0 9 0 14l-2 1c-2-5 0-11 0-16z">
          <text:p/>
        </draw:path>
        <draw:path draw:style-name="gr12" draw:text-style-name="P6" draw:layer="layout" svg:width="0.006cm" svg:height="0.017cm" svg:x="16.737cm" svg:y="15.133cm" svg:viewBox="0 0 7 18" svg:d="M3 0l-1 5v1l-1 2 1 2 2 2-1 3 4 1v2c-3-2-8-3-7-8v-9z">
          <text:p/>
        </draw:path>
        <draw:path draw:style-name="gr26" draw:text-style-name="P12" draw:layer="layout" svg:width="0.002cm" svg:height="0.012cm" svg:x="16.735cm" svg:y="15.134cm" svg:viewBox="0 0 3 13" svg:d="M2 0c0 5 2 9-2 13 0-5 2-8 0-13z">
          <text:p/>
        </draw:path>
        <draw:polygon draw:style-name="gr19" draw:text-style-name="P13" draw:layer="layout" svg:width="0cm" svg:height="0cm" svg:x="16.752cm" svg:y="15.135cm" svg:viewBox="0 0 0 1" draw:points="0,1 0,0">
          <text:p/>
        </draw:polygon>
        <draw:polygon draw:style-name="gr19" draw:text-style-name="P13" draw:layer="layout" svg:width="0cm" svg:height="0cm" svg:x="16.748cm" svg:y="15.135cm" svg:viewBox="0 0 0 1" draw:points="0,1 0,0">
          <text:p/>
        </draw:polygon>
        <draw:polygon draw:style-name="gr19" draw:text-style-name="P13" draw:layer="layout" svg:width="0.001cm" svg:height="0.001cm" svg:x="16.745cm" svg:y="15.136cm" svg:viewBox="0 0 2 2" draw:points="2,2 0,2 0,0 2,0">
          <text:p/>
        </draw:polygon>
        <draw:polygon draw:style-name="gr12" draw:text-style-name="P6" draw:layer="layout" svg:width="0.002cm" svg:height="0.003cm" svg:x="16.778cm" svg:y="15.135cm" svg:viewBox="0 0 3 4" draw:points="3,1 0,4 0,3 0,0">
          <text:p/>
        </draw:polygon>
        <draw:polygon draw:style-name="gr19" draw:text-style-name="P13" draw:layer="layout" svg:width="0.003cm" svg:height="0.003cm" svg:x="16.74cm" svg:y="15.136cm" svg:viewBox="0 0 4 4" draw:points="4,4 0,2 2,0">
          <text:p/>
        </draw:polygon>
        <draw:polygon draw:style-name="gr12" draw:text-style-name="P6" draw:layer="layout" svg:width="0.004cm" svg:height="0.007cm" svg:x="16.743cm" svg:y="15.137cm" svg:viewBox="0 0 5 8" draw:points="1,0 1,2 4,2 5,0 5,3 4,3 1,6 1,7 1,8 0,7 0,3 0,0">
          <text:p/>
        </draw:polygon>
        <draw:polygon draw:style-name="gr19" draw:text-style-name="P13" draw:layer="layout" svg:width="0cm" svg:height="0cm" svg:x="16.754cm" svg:y="15.137cm" svg:viewBox="0 0 1 1" draw:points="0,1 0,0 1,0">
          <text:p/>
        </draw:polygon>
        <draw:polygon draw:style-name="gr12" draw:text-style-name="P6" draw:layer="layout" svg:width="0.005cm" svg:height="0.006cm" svg:x="16.752cm" svg:y="15.137cm" svg:viewBox="0 0 6 7" draw:points="5,3 5,0 6,3 5,4 5,7 2,3 0,4 0,0">
          <text:p/>
        </draw:polygon>
        <draw:polygon draw:style-name="gr12" draw:text-style-name="P6" draw:layer="layout" svg:width="0.001cm" svg:height="0.002cm" svg:x="16.748cm" svg:y="15.139cm" svg:viewBox="0 0 2 3" draw:points="2,3 0,1 2,0">
          <text:p/>
        </draw:polygon>
        <draw:polygon draw:style-name="gr19" draw:text-style-name="P13" draw:layer="layout" svg:width="0cm" svg:height="0cm" svg:x="16.74cm" svg:y="15.14cm" svg:viewBox="0 0 1 1" draw:points="1,1 0,1 0,0">
          <text:p/>
        </draw:polygon>
        <draw:polygon draw:style-name="gr12" draw:text-style-name="P6" draw:layer="layout" svg:width="0.001cm" svg:height="0.002cm" svg:x="16.75cm" svg:y="15.139cm" svg:viewBox="0 0 2 3" draw:points="2,3 0,3 0,0">
          <text:p/>
        </draw:polygon>
        <draw:polygon draw:style-name="gr19" draw:text-style-name="P13" draw:layer="layout" svg:width="0cm" svg:height="0cm" svg:x="16.741cm" svg:y="15.14cm" svg:viewBox="0 0 1 1" draw:points="1,1 0,1 1,0">
          <text:p/>
        </draw:polygon>
        <draw:polygon draw:style-name="gr19" draw:text-style-name="P13" draw:layer="layout" svg:width="0cm" svg:height="0.001cm" svg:x="16.746cm" svg:y="15.14cm" svg:viewBox="0 0 0 2" draw:points="0,2 0,0">
          <text:p/>
        </draw:polygon>
        <draw:polygon draw:style-name="gr19" draw:text-style-name="P13" draw:layer="layout" svg:width="0.001cm" svg:height="0.001cm" svg:x="16.753cm" svg:y="15.141cm" svg:viewBox="0 0 2 2" draw:points="2,2 0,0">
          <text:p/>
        </draw:polygon>
        <draw:polygon draw:style-name="gr19" draw:text-style-name="P13" draw:layer="layout" svg:width="0cm" svg:height="0.001cm" svg:x="16.757cm" svg:y="15.14cm" svg:viewBox="0 0 1 2" draw:points="1,2 0,0 1,0">
          <text:p/>
        </draw:polygon>
        <draw:polygon draw:style-name="gr18" draw:text-style-name="P12" draw:layer="layout" svg:width="0.005cm" svg:height="0.001cm" svg:x="16.699cm" svg:y="15.144cm" svg:viewBox="0 0 6 2" draw:points="6,2 0,2 0,0">
          <text:p/>
        </draw:polygon>
        <draw:polygon draw:style-name="gr12" draw:text-style-name="P6" draw:layer="layout" svg:width="0.005cm" svg:height="0.007cm" svg:x="16.744cm" svg:y="15.142cm" svg:viewBox="0 0 6 8" draw:points="5,5 6,5 5,8 3,5 0,6 0,5 3,3 4,0">
          <text:p/>
        </draw:polygon>
        <draw:polygon draw:style-name="gr19" draw:text-style-name="P13" draw:layer="layout" svg:width="0cm" svg:height="0.001cm" svg:x="16.749cm" svg:y="15.143cm" svg:viewBox="0 0 0 2" draw:points="0,2 0,0">
          <text:p/>
        </draw:polygon>
        <draw:polygon draw:style-name="gr12" draw:text-style-name="P6" draw:layer="layout" svg:width="0.005cm" svg:height="0.006cm" svg:x="16.75cm" svg:y="15.143cm" svg:viewBox="0 0 6 7" draw:points="4,1 6,2 6,3 2,6 1,7 0,5 1,3 1,0">
          <text:p/>
        </draw:polygon>
        <draw:polygon draw:style-name="gr12" draw:text-style-name="P6" draw:layer="layout" svg:width="0.001cm" svg:height="0.001cm" svg:x="16.755cm" svg:y="15.143cm" svg:viewBox="0 0 2 2" draw:points="2,2 0,0 2,0">
          <text:p/>
        </draw:polygon>
        <draw:polygon draw:style-name="gr18" draw:text-style-name="P12" draw:layer="layout" svg:width="0.005cm" svg:height="0.001cm" svg:x="16.769cm" svg:y="15.144cm" svg:viewBox="0 0 6 2" draw:points="6,2 0,2 0,0 6,0">
          <text:p/>
        </draw:polygon>
        <draw:polygon draw:style-name="gr19" draw:text-style-name="P13" draw:layer="layout" svg:width="0cm" svg:height="0cm" svg:x="16.742cm" svg:y="15.145cm" svg:viewBox="0 0 1 1" draw:points="1,0 0,1 0,0">
          <text:p/>
        </draw:polygon>
        <draw:path draw:style-name="gr18" draw:text-style-name="P12" draw:layer="layout" svg:width="0.009cm" svg:height="0.002cm" svg:x="16.697cm" svg:y="15.146cm" svg:viewBox="0 0 10 3" svg:d="M10 3c-3 0-6 0-10 0v-3c4 0 7 0 10 0z">
          <text:p/>
        </draw:path>
        <draw:polygon draw:style-name="gr18" draw:text-style-name="P12" draw:layer="layout" svg:width="0.009cm" svg:height="0.002cm" svg:x="16.767cm" svg:y="15.146cm" svg:viewBox="0 0 10 3" draw:points="10,0 10,3 0,3 0,0">
          <text:p/>
        </draw:polygon>
        <draw:polygon draw:style-name="gr19" draw:text-style-name="P13" draw:layer="layout" svg:width="0cm" svg:height="0cm" svg:x="16.745cm" svg:y="15.148cm" svg:viewBox="0 0 1 1" draw:points="1,1 0,1 0,0">
          <text:p/>
        </draw:polygon>
        <draw:polygon draw:style-name="gr19" draw:text-style-name="P13" draw:layer="layout" svg:width="0cm" svg:height="0cm" svg:x="16.753cm" svg:y="15.148cm" svg:viewBox="0 0 1 1" draw:points="1,0 1,1 0,1">
          <text:p/>
        </draw:polygon>
        <draw:polygon draw:style-name="gr19" draw:text-style-name="P13" draw:layer="layout" svg:width="0.001cm" svg:height="0.001cm" svg:x="16.749cm" svg:y="15.149cm" svg:viewBox="0 0 2 2" draw:points="2,0 2,2 0,2">
          <text:p/>
        </draw:polygon>
        <draw:polygon draw:style-name="gr25" draw:text-style-name="P18" draw:layer="layout" svg:width="0cm" svg:height="0.001cm" svg:x="16.757cm" svg:y="15.086cm" svg:viewBox="0 0 1 2" draw:points="1,2 0,0">
          <text:p/>
        </draw:polygon>
        <draw:polygon draw:style-name="gr25" draw:text-style-name="P18" draw:layer="layout" svg:width="0cm" svg:height="0cm" svg:x="16.715cm" svg:y="15.087cm" svg:viewBox="0 0 1 1" draw:points="1,1 0,1 0,0">
          <text:p/>
        </draw:polygon>
        <draw:polygon draw:style-name="gr26" draw:text-style-name="P12" draw:layer="layout" svg:width="0.006cm" svg:height="0.007cm" svg:x="16.734cm" svg:y="15.06cm" svg:viewBox="0 0 7 8" draw:points="3,0 3,2 6,2 6,3 3,3 3,8 7,8 0,8 3,8 3,3 1,3 1,2 3,2">
          <text:p/>
        </draw:polygon>
        <draw:polygon draw:style-name="gr22" draw:text-style-name="P15" draw:layer="layout" svg:width="0.002cm" svg:height="0.002cm" svg:x="16.738cm" svg:y="15.064cm" svg:viewBox="0 0 3 3" draw:points="0,0 0,3 3,3">
          <text:p/>
        </draw:polygon>
        <draw:polygon draw:style-name="gr22" draw:text-style-name="P15" draw:layer="layout" svg:width="0.002cm" svg:height="0.002cm" svg:x="16.734cm" svg:y="15.064cm" svg:viewBox="0 0 3 3" draw:points="3,0 3,3 0,3">
          <text:p/>
        </draw:polygon>
        <draw:polygon draw:style-name="gr22" draw:text-style-name="P15" draw:layer="layout" svg:width="0.006cm" svg:height="0.001cm" svg:x="16.734cm" svg:y="15.068cm" svg:viewBox="0 0 7 2" draw:points="0,0 7,0 3,2">
          <text:p/>
        </draw:polygon>
        <draw:polygon draw:style-name="gr27" draw:text-style-name="P7" draw:layer="layout" svg:width="0.003cm" svg:height="0.003cm" svg:x="16.721cm" svg:y="15.069cm" svg:viewBox="0 0 4 4" draw:points="2,4 4,2 2,0 0,2">
          <text:p/>
        </draw:polygon>
        <draw:polygon draw:style-name="gr27" draw:text-style-name="P7" draw:layer="layout" svg:width="0.003cm" svg:height="0.003cm" svg:x="16.719cm" svg:y="15.069cm" svg:viewBox="0 0 4 4" draw:points="2,4 4,2 2,0 0,2">
          <text:p/>
        </draw:polygon>
        <draw:polygon draw:style-name="gr27" draw:text-style-name="P7" draw:layer="layout" svg:width="0.001cm" svg:height="0.001cm" svg:x="16.717cm" svg:y="15.07cm" svg:viewBox="0 0 2 2" draw:points="2,2 2,0 0,2">
          <text:p/>
        </draw:polygon>
        <draw:polygon draw:style-name="gr27" draw:text-style-name="P7" draw:layer="layout" svg:width="0.003cm" svg:height="0.003cm" svg:x="16.714cm" svg:y="15.071cm" svg:viewBox="0 0 4 4" draw:points="2,4 4,2 2,0 0,2">
          <text:p/>
        </draw:polygon>
        <draw:polygon draw:style-name="gr27" draw:text-style-name="P7" draw:layer="layout" svg:width="0.003cm" svg:height="0.001cm" svg:x="16.712cm" svg:y="15.073cm" svg:viewBox="0 0 4 2" draw:points="2,2 4,0 2,0 0,0">
          <text:p/>
        </draw:polygon>
        <draw:polygon draw:style-name="gr27" draw:text-style-name="P7" draw:layer="layout" svg:width="0.003cm" svg:height="0.003cm" svg:x="16.711cm" svg:y="15.083cm" svg:viewBox="0 0 4 4" draw:points="2,4 4,2 2,0 0,2">
          <text:p/>
        </draw:polygon>
        <draw:polygon draw:style-name="gr27" draw:text-style-name="P7" draw:layer="layout" svg:width="0.003cm" svg:height="0.003cm" svg:x="16.71cm" svg:y="15.081cm" svg:viewBox="0 0 4 4" draw:points="2,4 4,2 2,0 0,2">
          <text:p/>
        </draw:polygon>
        <draw:polygon draw:style-name="gr27" draw:text-style-name="P7" draw:layer="layout" svg:width="0.003cm" svg:height="0.003cm" svg:x="16.71cm" svg:y="15.078cm" svg:viewBox="0 0 4 4" draw:points="2,4 4,2 2,0 0,2">
          <text:p/>
        </draw:polygon>
        <draw:polygon draw:style-name="gr27" draw:text-style-name="P7" draw:layer="layout" svg:width="0.003cm" svg:height="0.003cm" svg:x="16.71cm" svg:y="15.076cm" svg:viewBox="0 0 4 4" draw:points="2,4 4,2 2,0 0,2">
          <text:p/>
        </draw:polygon>
        <draw:polygon draw:style-name="gr27" draw:text-style-name="P7" draw:layer="layout" svg:width="0.003cm" svg:height="0.003cm" svg:x="16.711cm" svg:y="15.074cm" svg:viewBox="0 0 4 4" draw:points="2,4 4,2 2,0 0,2">
          <text:p/>
        </draw:polygon>
        <draw:polygon draw:style-name="gr27" draw:text-style-name="P7" draw:layer="layout" svg:width="0.003cm" svg:height="0.003cm" svg:x="16.724cm" svg:y="15.069cm" svg:viewBox="0 0 4 4" draw:points="2,4 4,2 2,0 0,2">
          <text:p/>
        </draw:polygon>
        <draw:polygon draw:style-name="gr27" draw:text-style-name="P7" draw:layer="layout" svg:width="0.003cm" svg:height="0.003cm" svg:x="16.726cm" svg:y="15.068cm" svg:viewBox="0 0 4 4" draw:points="2,4 4,2 2,0 0,2">
          <text:p/>
        </draw:polygon>
        <draw:polygon draw:style-name="gr27" draw:text-style-name="P7" draw:layer="layout" svg:width="0.003cm" svg:height="0.001cm" svg:x="16.725cm" svg:y="15.091cm" svg:viewBox="0 0 4 2" draw:points="2,2 4,0 2,0 0,0">
          <text:p/>
        </draw:polygon>
        <draw:polygon draw:style-name="gr27" draw:text-style-name="P7" draw:layer="layout" svg:width="0.001cm" svg:height="0.001cm" svg:x="16.732cm" svg:y="15.09cm" svg:viewBox="0 0 2 2" draw:points="2,2 2,0 0,0">
          <text:p/>
        </draw:polygon>
        <draw:polygon draw:style-name="gr27" draw:text-style-name="P7" draw:layer="layout" svg:width="0.003cm" svg:height="0.001cm" svg:x="16.74cm" svg:y="15.09cm" svg:viewBox="0 0 4 2" draw:points="2,2 4,0 2,0 0,0">
          <text:p/>
        </draw:polygon>
        <draw:polygon draw:style-name="gr27" draw:text-style-name="P7" draw:layer="layout" svg:width="0.001cm" svg:height="0.003cm" svg:x="16.746cm" svg:y="15.09cm" svg:viewBox="0 0 2 4" draw:points="2,4 2,2 2,0 0,2">
          <text:p/>
        </draw:polygon>
        <draw:polygon draw:style-name="gr27" draw:text-style-name="P7" draw:layer="layout" svg:width="0.003cm" svg:height="0.003cm" svg:x="16.728cm" svg:y="15.068cm" svg:viewBox="0 0 4 4" draw:points="2,4 4,2 2,0 0,2">
          <text:p/>
        </draw:polygon>
        <draw:polygon draw:style-name="gr27" draw:text-style-name="P7" draw:layer="layout" svg:width="0.003cm" svg:height="0.001cm" svg:x="16.731cm" svg:y="15.068cm" svg:viewBox="0 0 4 2" draw:points="2,2 4,0 2,0 0,0">
          <text:p/>
        </draw:polygon>
        <draw:polygon draw:style-name="gr27" draw:text-style-name="P7" draw:layer="layout" svg:width="0.003cm" svg:height="0.003cm" svg:x="16.733cm" svg:y="15.068cm" svg:viewBox="0 0 4 4" draw:points="2,4 4,2 2,0 0,2">
          <text:p/>
        </draw:polygon>
        <draw:polygon draw:style-name="gr27" draw:text-style-name="P7" draw:layer="layout" svg:width="0.003cm" svg:height="0.003cm" svg:x="16.74cm" svg:y="15.068cm" svg:viewBox="0 0 4 4" draw:points="2,4 4,2 2,0 0,2">
          <text:p/>
        </draw:polygon>
        <draw:polygon draw:style-name="gr27" draw:text-style-name="P7" draw:layer="layout" svg:width="0.003cm" svg:height="0.001cm" svg:x="16.736cm" svg:y="15.072cm" svg:viewBox="0 0 4 2" draw:points="2,2 4,2 2,0 0,2">
          <text:p/>
        </draw:polygon>
        <draw:polygon draw:style-name="gr27" draw:text-style-name="P7" draw:layer="layout" svg:width="0.003cm" svg:height="0.003cm" svg:x="16.736cm" svg:y="15.074cm" svg:viewBox="0 0 4 4" draw:points="2,4 4,2 2,0 0,2">
          <text:p/>
        </draw:polygon>
        <draw:polygon draw:style-name="gr27" draw:text-style-name="P7" draw:layer="layout" svg:width="0.003cm" svg:height="0.003cm" svg:x="16.737cm" svg:y="15.076cm" svg:viewBox="0 0 4 4" draw:points="2,4 4,2 2,0 0,2">
          <text:p/>
        </draw:polygon>
        <draw:polygon draw:style-name="gr27" draw:text-style-name="P7" draw:layer="layout" svg:width="0.003cm" svg:height="0.003cm" svg:x="16.742cm" svg:y="15.067cm" svg:viewBox="0 0 4 4" draw:points="2,4 4,2 2,0 0,2">
          <text:p/>
        </draw:polygon>
        <draw:polygon draw:style-name="gr27" draw:text-style-name="P7" draw:layer="layout" svg:width="0.003cm" svg:height="0.001cm" svg:x="16.744cm" svg:y="15.068cm" svg:viewBox="0 0 4 2" draw:points="2,2 4,0 2,0 0,0">
          <text:p/>
        </draw:polygon>
        <draw:polygon draw:style-name="gr27" draw:text-style-name="P7" draw:layer="layout" svg:width="0.003cm" svg:height="0.003cm" svg:x="16.746cm" svg:y="15.068cm" svg:viewBox="0 0 4 4" draw:points="2,4 4,2 2,0 0,2">
          <text:p/>
        </draw:polygon>
        <draw:polygon draw:style-name="gr27" draw:text-style-name="P7" draw:layer="layout" svg:width="0.003cm" svg:height="0.003cm" svg:x="16.748cm" svg:y="15.069cm" svg:viewBox="0 0 4 4" draw:points="2,4 4,2 2,0 0,2">
          <text:p/>
        </draw:polygon>
        <draw:polygon draw:style-name="gr27" draw:text-style-name="P7" draw:layer="layout" svg:width="0.001cm" svg:height="0.001cm" svg:x="16.751cm" svg:y="15.07cm" svg:viewBox="0 0 2 2" draw:points="2,2 2,0 0,2">
          <text:p/>
        </draw:polygon>
        <draw:polygon draw:style-name="gr27" draw:text-style-name="P7" draw:layer="layout" svg:width="0.003cm" svg:height="0.003cm" svg:x="16.753cm" svg:y="15.07cm" svg:viewBox="0 0 4 4" draw:points="2,4 4,2 2,0 0,2">
          <text:p/>
        </draw:polygon>
        <draw:polygon draw:style-name="gr27" draw:text-style-name="P7" draw:layer="layout" svg:width="0.001cm" svg:height="0.001cm" svg:x="16.756cm" svg:y="15.071cm" svg:viewBox="0 0 2 2" draw:points="0,2 2,0 0,0">
          <text:p/>
        </draw:polygon>
        <draw:polygon draw:style-name="gr27" draw:text-style-name="P7" draw:layer="layout" svg:width="0.003cm" svg:height="0.003cm" svg:x="16.758cm" svg:y="15.071cm" svg:viewBox="0 0 4 4" draw:points="2,4 4,2 2,0 0,2">
          <text:p/>
        </draw:polygon>
        <draw:polygon draw:style-name="gr27" draw:text-style-name="P7" draw:layer="layout" svg:width="0.003cm" svg:height="0.003cm" svg:x="16.759cm" svg:y="15.073cm" svg:viewBox="0 0 4 4" draw:points="2,4 4,2 2,0 0,2">
          <text:p/>
        </draw:polygon>
        <draw:polygon draw:style-name="gr27" draw:text-style-name="P7" draw:layer="layout" svg:width="0.003cm" svg:height="0.001cm" svg:x="16.761cm" svg:y="15.075cm" svg:viewBox="0 0 4 2" draw:points="2,2 4,0 2,0 0,0">
          <text:p/>
        </draw:polygon>
        <draw:polygon draw:style-name="gr27" draw:text-style-name="P7" draw:layer="layout" svg:width="0.003cm" svg:height="0.001cm" svg:x="16.762cm" svg:y="15.077cm" svg:viewBox="0 0 4 2" draw:points="2,2 4,2 2,0 0,2">
          <text:p/>
        </draw:polygon>
        <draw:polygon draw:style-name="gr27" draw:text-style-name="P7" draw:layer="layout" svg:width="0.003cm" svg:height="0.003cm" svg:x="16.762cm" svg:y="15.079cm" svg:viewBox="0 0 4 4" draw:points="2,4 4,2 2,0 0,2">
          <text:p/>
        </draw:polygon>
        <draw:polygon draw:style-name="gr27" draw:text-style-name="P7" draw:layer="layout" svg:width="0.001cm" svg:height="0.003cm" svg:x="16.762cm" svg:y="15.081cm" svg:viewBox="0 0 2 4" draw:points="2,4 2,2 2,0 0,2">
          <text:p/>
        </draw:polygon>
        <draw:path draw:style-name="gr12" draw:text-style-name="P6" draw:layer="layout" svg:width="0.015cm" svg:height="0.021cm" svg:x="16.73cm" svg:y="15.114cm" svg:viewBox="0 0 16 22" svg:d="M9 0c-5 0-9 5-9 11 0 5 4 11 9 11 4 0 7-6 7-11 0-6-3-11-7-11z">
          <text:p/>
        </draw:path>
        <draw:path draw:style-name="gr28" draw:text-style-name="P19" draw:layer="layout" svg:width="0.011cm" svg:height="0.014cm" svg:x="16.732cm" svg:y="15.117cm" svg:viewBox="0 0 12 15" svg:d="M7 0c-3 0-7 3-7 7 0 5 4 8 7 8 2 0 5-3 5-8 0-4-3-7-5-7z">
          <text:p/>
        </draw:path>
        <draw:polygon draw:style-name="gr26" draw:text-style-name="P12" draw:layer="layout" svg:width="0.004cm" svg:height="0.005cm" svg:x="16.733cm" svg:y="15.119cm" svg:viewBox="0 0 5 6" draw:points="2,6 4,5 5,5 4,4 2,4 4,2 2,0 1,2 2,4 0,4 0,5 1,5 1,6">
          <text:p/>
        </draw:polygon>
        <draw:polygon draw:style-name="gr26" draw:text-style-name="P12" draw:layer="layout" svg:width="0.001cm" svg:height="0cm" svg:x="16.734cm" svg:y="15.124cm" svg:viewBox="0 0 2 0" draw:points="2,0 0,0">
          <text:p/>
        </draw:polygon>
        <draw:polygon draw:style-name="gr26" draw:text-style-name="P12" draw:layer="layout" svg:width="0.003cm" svg:height="0.001cm" svg:x="16.734cm" svg:y="15.124cm" svg:viewBox="0 0 4 2" draw:points="0,0 0,2 2,2 4,2 4,0">
          <text:p/>
        </draw:polygon>
        <draw:polygon draw:style-name="gr26" draw:text-style-name="P12" draw:layer="layout" svg:width="0.004cm" svg:height="0.004cm" svg:x="16.736cm" svg:y="15.124cm" svg:viewBox="0 0 5 5" draw:points="2,5 4,4 5,5 4,3 2,4 4,1 2,0 1,1 1,4 0,3 0,5 1,4 1,5">
          <text:p/>
        </draw:polygon>
        <draw:polygon draw:style-name="gr29" draw:text-style-name="P13" draw:layer="layout" svg:width="0cm" svg:height="0cm" svg:x="16.737cm" svg:y="15.128cm" svg:viewBox="0 0 1 1" draw:points="1,0 0,0 0,1 1,1">
          <text:p/>
        </draw:polygon>
        <draw:polygon draw:style-name="gr26" draw:text-style-name="P12" draw:layer="layout" svg:width="0.003cm" svg:height="0.001cm" svg:x="16.737cm" svg:y="15.129cm" svg:viewBox="0 0 4 2" draw:points="0,0 2,2 2,0 4,0 2,0">
          <text:p/>
        </draw:polygon>
        <draw:polygon draw:style-name="gr26" draw:text-style-name="P12" draw:layer="layout" svg:width="0.005cm" svg:height="0.005cm" svg:x="16.738cm" svg:y="15.119cm" svg:viewBox="0 0 6 6" draw:points="3,6 4,5 6,5 4,4 3,4 4,2 3,0 2,2 3,4 0,4 0,5 2,5 2,6">
          <text:p/>
        </draw:polygon>
        <draw:polygon draw:style-name="gr18" draw:text-style-name="P12" draw:layer="layout" svg:width="0.001cm" svg:height="0cm" svg:x="16.739cm" svg:y="15.124cm" svg:viewBox="0 0 2 0" draw:points="2,0 0,0">
          <text:p/>
        </draw:polygon>
        <draw:polygon draw:style-name="gr30" draw:text-style-name="P2" draw:layer="layout" svg:width="0.001cm" svg:height="0cm" svg:x="16.739cm" svg:y="15.124cm" svg:viewBox="0 0 2 0" draw:points="2,0 0,0">
          <text:p/>
        </draw:polygon>
        <draw:polygon draw:style-name="gr26" draw:text-style-name="P12" draw:layer="layout" svg:width="0.003cm" svg:height="0.001cm" svg:x="16.739cm" svg:y="15.124cm" svg:viewBox="0 0 4 2" draw:points="0,0 0,2 2,2 4,2 4,0">
          <text:p/>
        </draw:polygon>
        <draw:polygon draw:style-name="gr18" draw:text-style-name="P12" draw:layer="layout" svg:width="0.004cm" svg:height="0.004cm" svg:x="16.751cm" svg:y="15.098cm" svg:viewBox="0 0 5 5" draw:points="0,2 1,2 4,5 5,2 4,2 2,1 0,0 0,1">
          <text:p/>
        </draw:polygon>
        <draw:polygon draw:style-name="gr12" draw:text-style-name="P6" draw:layer="layout" svg:width="0.001cm" svg:height="0.004cm" svg:x="16.757cm" svg:y="15.1cm" svg:viewBox="0 0 2 5" draw:points="0,0 0,5 2,3 2,1">
          <text:p/>
        </draw:polygon>
        <draw:path draw:style-name="gr23" draw:text-style-name="P16" draw:layer="layout" svg:width="0.027cm" svg:height="0.01cm" svg:x="16.724cm" svg:y="15.146cm" svg:viewBox="0 0 28 11" svg:d="M14 0c0 0 4 7 14 6 0 0-8 5-14 5-9 0-14-4-14-4 0 0 10-1 14-7z">
          <text:p/>
        </draw:path>
        <draw:polygon draw:style-name="gr15" draw:text-style-name="P9" draw:layer="layout" svg:width="0.01cm" svg:height="0.007cm" svg:x="16.732cm" svg:y="15.148cm" svg:viewBox="0 0 11 8" draw:points="6,8 6,7 8,7 11,5 6,6 8,3 7,1 7,0 6,0 5,0 4,0 5,1 2,3 5,6 0,5 2,7 5,7 5,8">
          <text:p/>
        </draw:polygon>
        <draw:polygon draw:style-name="gr17" draw:text-style-name="P11" draw:layer="layout" svg:width="0.004cm" svg:height="0.002cm" svg:x="16.732cm" svg:y="15.152cm" svg:viewBox="0 0 5 3" draw:points="5,3 3,0 0,0 3,2">
          <text:p/>
        </draw:polygon>
        <draw:polygon draw:style-name="gr17" draw:text-style-name="P11" draw:layer="layout" svg:width="0.004cm" svg:height="0.002cm" svg:x="16.737cm" svg:y="15.152cm" svg:viewBox="0 0 5 3" draw:points="0,3 3,0 5,0 3,2">
          <text:p/>
        </draw:polygon>
        <draw:polygon draw:style-name="gr13" draw:text-style-name="P7" draw:layer="layout" svg:width="0.004cm" svg:height="0.004cm" svg:x="16.735cm" svg:y="15.148cm" svg:viewBox="0 0 5 5" draw:points="1,1 2,0 2,1 4,0 2,1 5,3 5,4 2,5 0,4 0,3">
          <text:p/>
        </draw:polygon>
        <draw:polygon draw:style-name="gr12" draw:text-style-name="P6" draw:layer="layout" svg:width="0.003cm" svg:height="0.003cm" svg:x="16.736cm" svg:y="15.149cm" svg:viewBox="0 0 4 4" draw:points="2,4 4,1 2,0 0,1">
          <text:p/>
        </draw:polygon>
        <draw:polygon draw:style-name="gr15" draw:text-style-name="P9" draw:layer="layout" svg:width="0.002cm" svg:height="0.005cm" svg:x="16.736cm" svg:y="15.148cm" svg:viewBox="0 0 3 6" draw:points="2,4 0,4 2,2 2,4 0,4 2,4 0,4 0,3 0,2 0,1 2,0 3,2 2,4 2,6 0,4">
          <text:p/>
        </draw:polygon>
        <draw:polygon draw:style-name="gr26" draw:text-style-name="P12" draw:layer="layout" svg:width="0.017cm" svg:height="0.017cm" svg:x="16.717cm" svg:y="15.101cm" svg:viewBox="0 0 18 18" draw:points="13,8 13,5 13,4 16,4 16,5 15,5 15,8 16,8 16,9 15,9 15,15 18,15 14,18 10,18 10,16 9,15 7,16 7,18 0,18 0,16 3,16 3,9 0,9 0,7 2,7 2,5 0,4 5,4 5,5 4,5 4,8 5,8 5,9 7,9 7,7 8,7 8,1 7,1 7,0 11,0 11,1 10,1 10,8 10,9 13,9">
          <text:p/>
        </draw:polygon>
        <draw:polygon draw:style-name="gr17" draw:text-style-name="P11" draw:layer="layout" svg:width="0.004cm" svg:height="0.002cm" svg:x="16.748cm" svg:y="15.136cm" svg:viewBox="0 0 5 3" draw:points="2,0 0,2 2,3 5,2">
          <text:p/>
        </draw:polygon>
        <draw:polygon draw:style-name="gr31" draw:text-style-name="P12" draw:layer="layout" svg:width="0.002cm" svg:height="0.001cm" svg:x="16.72cm" svg:y="15.112cm" svg:viewBox="0 0 3 2" draw:points="3,2 2,0 0,2">
          <text:p/>
        </draw:polygon>
        <draw:polygon draw:style-name="gr31" draw:text-style-name="P12" draw:layer="layout" svg:width="0.002cm" svg:height="0.001cm" svg:x="16.727cm" svg:y="15.112cm" svg:viewBox="0 0 3 2" draw:points="3,2 1,0 0,2">
          <text:p/>
        </draw:polygon>
        <draw:polygon draw:style-name="gr12" draw:text-style-name="P6" draw:layer="layout" svg:width="0.286cm" svg:height="0.096cm" svg:x="15.586cm" svg:y="14.992cm" svg:viewBox="0 0 287 97" draw:points="287,0 0,0 0,97 287,97">
          <text:p/>
        </draw:polygon>
        <draw:frame draw:style-name="gr2" draw:text-style-name="P2" draw:layer="layout" svg:width="0.176cm" svg:height="0.278cm" svg:x="14.865cm" svg:y="14.973cm">
          <draw:image xlink:href="Pictures/10000000000000070000000B637ACBD2E1263187.jpg" xlink:type="simple" xlink:show="embed" xlink:actuate="onLoad" draw:mime-type="image/jpeg">
            <text:p/>
          </draw:image>
        </draw:frame>
        <draw:polygon draw:style-name="gr12" draw:text-style-name="P6" draw:layer="layout" svg:width="0.089cm" svg:height="0.096cm" svg:x="15.461cm" svg:y="14.992cm" svg:viewBox="0 0 90 97" draw:points="90,0 0,0 0,97 90,97">
          <text:p/>
        </draw:polygon>
        <draw:polygon draw:style-name="gr12" draw:text-style-name="P6" draw:layer="layout" svg:width="0.089cm" svg:height="0.094cm" svg:x="15.461cm" svg:y="15.123cm" svg:viewBox="0 0 90 95" draw:points="0,95 90,95 90,0 0,0">
          <text:p/>
        </draw:polygon>
        <draw:polygon draw:style-name="gr12" draw:text-style-name="P6" draw:layer="layout" svg:width="0.286cm" svg:height="0.094cm" svg:x="15.586cm" svg:y="15.123cm" svg:viewBox="0 0 287 95" draw:points="0,95 287,95 287,0 0,0">
          <text:p/>
        </draw:polygon>
        <draw:polygon draw:style-name="gr18" draw:text-style-name="P12" draw:layer="layout" svg:width="0.139cm" svg:height="0.225cm" svg:x="15.014cm" svg:y="14.992cm" svg:viewBox="0 0 140 226" draw:points="0,226 140,226 140,0 0,0">
          <text:p/>
        </draw:polygon>
        <draw:polygon draw:style-name="gr12" draw:text-style-name="P6" draw:layer="layout" svg:width="0.136cm" svg:height="0.225cm" svg:x="15.153cm" svg:y="14.992cm" svg:viewBox="0 0 137 226" draw:points="137,0 0,0 0,226 137,226">
          <text:p/>
        </draw:polygon>
        <draw:frame draw:style-name="gr2" draw:text-style-name="P2" draw:layer="layout" svg:width="0.481cm" svg:height="0.126cm" svg:x="16.005cm" svg:y="14.973cm">
          <draw:image xlink:href="Pictures/1000000000000013000000051E310FC251EFC12C.jpg" xlink:type="simple" xlink:show="embed" xlink:actuate="onLoad" draw:mime-type="image/jpeg">
            <text:p/>
          </draw:image>
        </draw:frame>
        <draw:polygon draw:style-name="gr12" draw:text-style-name="P6" draw:layer="layout" svg:width="0.411cm" svg:height="0.078cm" svg:x="16.043cm" svg:y="15.067cm" svg:viewBox="0 0 412 79" draw:points="412,0 0,0 0,79 412,79">
          <text:p/>
        </draw:polygon>
        <draw:polygon draw:style-name="gr18" draw:text-style-name="P12" draw:layer="layout" svg:width="0.411cm" svg:height="0.075cm" svg:x="16.043cm" svg:y="15.142cm" svg:viewBox="0 0 412 76" draw:points="0,76 412,76 412,0 0,0">
          <text:p/>
        </draw:polygon>
        <draw:polygon draw:style-name="gr32" draw:text-style-name="P20" draw:layer="layout" svg:width="0.137cm" svg:height="0.225cm" svg:x="17.204cm" svg:y="14.992cm" svg:viewBox="0 0 138 226" draw:points="0,226 138,226 138,0 0,0">
          <text:p/>
        </draw:polygon>
        <draw:polygon draw:style-name="gr17" draw:text-style-name="P11" draw:layer="layout" svg:width="0.135cm" svg:height="0.225cm" svg:x="17.785cm" svg:y="14.992cm" svg:viewBox="0 0 136 226" draw:points="0,226 136,226 136,0 0,0">
          <text:p/>
        </draw:polygon>
        <draw:polygon draw:style-name="gr17" draw:text-style-name="P11" draw:layer="layout" svg:width="0.136cm" svg:height="0.225cm" svg:x="18.367cm" svg:y="14.992cm" svg:viewBox="0 0 137 226" draw:points="0,226 137,226 137,0 0,0">
          <text:p/>
        </draw:polygon>
        <draw:polygon draw:style-name="gr12" draw:text-style-name="P6" draw:layer="layout" svg:width="0.411cm" svg:height="0.075cm" svg:x="18.947cm" svg:y="14.992cm" svg:viewBox="0 0 412 76" draw:points="412,0 0,0 0,76 412,76">
          <text:p/>
        </draw:polygon>
        <draw:polygon draw:style-name="gr12" draw:text-style-name="P6" draw:layer="layout" svg:width="0.081cm" svg:height="0.09cm" svg:x="19.53cm" svg:y="14.992cm" svg:viewBox="0 0 82 91" draw:points="82,0 0,0 0,91 82,91">
          <text:p/>
        </draw:polygon>
        <draw:polygon draw:style-name="gr12" draw:text-style-name="P6" draw:layer="layout" svg:width="0.137cm" svg:height="0.225cm" svg:x="17.478cm" svg:y="14.992cm" svg:viewBox="0 0 138 226" draw:points="138,0 0,0 0,226 138,226">
          <text:p/>
        </draw:polygon>
        <draw:polygon draw:style-name="gr13" draw:text-style-name="P7" draw:layer="layout" svg:width="0.139cm" svg:height="0.225cm" svg:x="17.34cm" svg:y="14.992cm" svg:viewBox="0 0 140 226" draw:points="0,226 140,226 140,0 0,0">
          <text:p/>
        </draw:polygon>
        <draw:polygon draw:style-name="gr33" draw:text-style-name="P21" draw:layer="layout" svg:width="0.134cm" svg:height="0.225cm" svg:x="18.062cm" svg:y="14.992cm" svg:viewBox="0 0 135 226" draw:points="135,0 0,0 0,226 135,226">
          <text:p/>
        </draw:polygon>
        <draw:polygon draw:style-name="gr12" draw:text-style-name="P6" draw:layer="layout" svg:width="0.135cm" svg:height="0.225cm" svg:x="18.643cm" svg:y="14.992cm" svg:viewBox="0 0 136 226" draw:points="136,0 0,0 0,226 136,226">
          <text:p/>
        </draw:polygon>
        <draw:polygon draw:style-name="gr34" draw:text-style-name="P22" draw:layer="layout" svg:width="0.411cm" svg:height="0.073cm" svg:x="18.947cm" svg:y="15.144cm" svg:viewBox="0 0 412 74" draw:points="0,74 412,74 412,0 0,0">
          <text:p/>
        </draw:polygon>
        <draw:polygon draw:style-name="gr12" draw:text-style-name="P6" draw:layer="layout" svg:width="0.285cm" svg:height="0.09cm" svg:x="19.656cm" svg:y="14.992cm" svg:viewBox="0 0 286 91" draw:points="286,0 0,0 0,91 286,91">
          <text:p/>
        </draw:polygon>
        <draw:polygon draw:style-name="gr12" draw:text-style-name="P6" draw:layer="layout" svg:width="0.285cm" svg:height="0.09cm" svg:x="19.656cm" svg:y="15.127cm" svg:viewBox="0 0 286 91" draw:points="0,91 286,91 286,0 0,0">
          <text:p/>
        </draw:polygon>
        <draw:polygon draw:style-name="gr12" draw:text-style-name="P6" draw:layer="layout" svg:width="0.081cm" svg:height="0.09cm" svg:x="19.53cm" svg:y="15.127cm" svg:viewBox="0 0 82 91" draw:points="0,91 82,91 82,0 0,0">
          <text:p/>
        </draw:polygon>
        <draw:polygon draw:style-name="gr35" draw:text-style-name="P23" draw:layer="layout" svg:width="0.411cm" svg:height="0.224cm" svg:x="19.53cm" svg:y="14.993cm" svg:viewBox="0 0 412 225" draw:points="412,125 412,98 117,98 117,0 90,0 90,98 0,98 0,125 90,125 90,225 117,225 117,125">
          <text:p/>
        </draw:polygon>
        <draw:frame draw:style-name="gr2" draw:text-style-name="P2" draw:layer="layout" svg:width="0.481cm" svg:height="0.303cm" svg:x="16.005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frame draw:style-name="gr2" draw:text-style-name="P2" draw:layer="layout" svg:width="0.481cm" svg:height="0.126cm" svg:x="16.005cm" svg:y="14.973cm">
          <draw:image xlink:href="Pictures/1000000000000013000000051E310FC251EFC12C.jpg" xlink:type="simple" xlink:show="embed" xlink:actuate="onLoad" draw:mime-type="image/jpeg">
            <text:p/>
          </draw:image>
        </draw:frame>
        <draw:polygon draw:style-name="gr15" draw:text-style-name="P9" draw:layer="layout" svg:width="0cm" svg:height="0.077cm" svg:x="16.043cm" svg:y="15.067cm" svg:viewBox="0 0 0 78" draw:points="0,0 0,78 0,75">
          <text:p/>
        </draw:polygon>
        <draw:polygon draw:style-name="gr15" draw:text-style-name="P9" draw:layer="layout" svg:width="0cm" svg:height="0.074cm" svg:x="16.043cm" svg:y="15.142cm" svg:viewBox="0 0 0 75" draw:points="0,0 0,3 0,75">
          <text:p/>
        </draw:polygon>
        <draw:frame draw:style-name="gr2" draw:text-style-name="P2" draw:layer="layout" svg:width="0.481cm" svg:height="0.303cm" svg:x="16.588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412cm" svg:height="0.225cm" svg:x="16.623cm" svg:y="14.992cm" svg:viewBox="0 0 413 226" draw:points="413,0 0,0 0,226 0,170 0,58 0,0">
          <text:p/>
        </draw:polygon>
        <draw:polygon draw:style-name="gr15" draw:text-style-name="P9" draw:layer="layout" svg:width="0cm" svg:height="0.11cm" svg:x="16.623cm" svg:y="15.05cm" svg:viewBox="0 0 0 111" draw:points="0,0 0,111">
          <text:p/>
        </draw:polygon>
        <draw:frame draw:style-name="gr2" draw:text-style-name="P2" draw:layer="layout" svg:width="0.481cm" svg:height="0.303cm" svg:x="17.171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136cm" svg:height="0.225cm" svg:x="17.204cm" svg:y="14.992cm" svg:viewBox="0 0 137 226" draw:points="137,0 0,0 0,226 0,0">
          <text:p/>
        </draw:polygon>
        <draw:polygon draw:style-name="gr15" draw:text-style-name="P9" draw:layer="layout" svg:width="0.136cm" svg:height="0.225cm" svg:x="17.479cm" svg:y="14.992cm" svg:viewBox="0 0 137 226" draw:points="137,0 0,0 137,0 137,226">
          <text:p/>
        </draw:polygon>
        <draw:polygon draw:style-name="gr15" draw:text-style-name="P9" draw:layer="layout" svg:width="0.138cm" svg:height="0cm" svg:x="17.34cm" svg:y="14.992cm" svg:viewBox="0 0 139 0" draw:points="139,0 0,0">
          <text:p/>
        </draw:polygon>
        <draw:frame draw:style-name="gr2" draw:text-style-name="P2" draw:layer="layout" svg:width="0.481cm" svg:height="0.303cm" svg:x="17.754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141cm" svg:height="0cm" svg:x="17.92cm" svg:y="14.992cm" svg:viewBox="0 0 142 0" draw:points="142,0 0,0">
          <text:p/>
        </draw:polygon>
        <draw:polygon draw:style-name="gr15" draw:text-style-name="P9" draw:layer="layout" svg:width="0.135cm" svg:height="0.225cm" svg:x="17.785cm" svg:y="14.992cm" svg:viewBox="0 0 136 226" draw:points="136,0 0,0 0,226 0,0">
          <text:p/>
        </draw:polygon>
        <draw:polygon draw:style-name="gr15" draw:text-style-name="P9" draw:layer="layout" svg:width="0.134cm" svg:height="0.225cm" svg:x="18.062cm" svg:y="14.992cm" svg:viewBox="0 0 135 226" draw:points="135,0 0,0 135,0 135,226">
          <text:p/>
        </draw:polygon>
        <draw:frame draw:style-name="gr2" draw:text-style-name="P2" draw:layer="layout" svg:width="0.481cm" svg:height="0.303cm" svg:x="18.337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139cm" svg:height="0cm" svg:x="18.503cm" svg:y="14.992cm" svg:viewBox="0 0 140 0" draw:points="140,0 0,0">
          <text:p/>
        </draw:polygon>
        <draw:polygon draw:style-name="gr15" draw:text-style-name="P9" draw:layer="layout" svg:width="0.136cm" svg:height="0.225cm" svg:x="18.367cm" svg:y="14.992cm" svg:viewBox="0 0 137 226" draw:points="137,0 0,0 0,226 0,0">
          <text:p/>
        </draw:polygon>
        <draw:polygon draw:style-name="gr15" draw:text-style-name="P9" draw:layer="layout" svg:width="0.134cm" svg:height="0cm" svg:x="18.643cm" svg:y="14.992cm" svg:viewBox="0 0 135 0" draw:points="135,0 0,0">
          <text:p/>
        </draw:polygon>
        <draw:frame draw:style-name="gr2" draw:text-style-name="P2" draw:layer="layout" svg:width="0.481cm" svg:height="0.303cm" svg:x="18.92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cm" svg:height="0.224cm" svg:x="18.947cm" svg:y="14.992cm" svg:viewBox="0 0 0 225" draw:points="0,0 0,225 0,152 0,75">
          <text:p/>
        </draw:polygon>
        <draw:polygon draw:style-name="gr15" draw:text-style-name="P9" draw:layer="layout" svg:width="0.411cm" svg:height="0.075cm" svg:x="18.947cm" svg:y="14.992cm" svg:viewBox="0 0 412 76" draw:points="412,0 0,0 0,76 0,0">
          <text:p/>
        </draw:polygon>
        <draw:polygon draw:style-name="gr15" draw:text-style-name="P9" draw:layer="layout" svg:width="0cm" svg:height="0.072cm" svg:x="18.947cm" svg:y="15.144cm" svg:viewBox="0 0 0 73" draw:points="0,0 0,73">
          <text:p/>
        </draw:polygon>
        <draw:frame draw:style-name="gr2" draw:text-style-name="P2" draw:layer="layout" svg:width="0.481cm" svg:height="0.303cm" svg:x="19.503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ath draw:style-name="gr15" draw:text-style-name="P9" draw:layer="layout" svg:width="0.126cm" svg:height="0.225cm" svg:x="19.53cm" svg:y="14.992cm" svg:viewBox="0 0 127 226" svg:d="M127 0h-45zM0 0v226-90-10-27-9z">
          <text:p/>
        </draw:path>
        <draw:polygon draw:style-name="gr15" draw:text-style-name="P9" draw:layer="layout" svg:width="0.081cm" svg:height="0.09cm" svg:x="19.53cm" svg:y="14.992cm" svg:viewBox="0 0 82 91" draw:points="82,0 0,0 0,91 0,0">
          <text:p/>
        </draw:polygon>
        <draw:polygon draw:style-name="gr15" draw:text-style-name="P9" draw:layer="layout" svg:width="0.284cm" svg:height="0cm" svg:x="19.656cm" svg:y="14.992cm" svg:viewBox="0 0 285 0" draw:points="285,0 0,0">
          <text:p/>
        </draw:polygon>
        <draw:polygon draw:style-name="gr15" draw:text-style-name="P9" draw:layer="layout" svg:width="0cm" svg:height="0.089cm" svg:x="19.53cm" svg:y="15.127cm" svg:viewBox="0 0 0 90" draw:points="0,0 0,90">
          <text:p/>
        </draw:polygon>
        <draw:path draw:style-name="gr15" draw:text-style-name="P9" draw:layer="layout" svg:width="0.117cm" svg:height="0.126cm" svg:x="19.53cm" svg:y="15.091cm" svg:viewBox="0 0 118 127" svg:d="M0 0v27zM118 127h-27z">
          <text:p/>
        </draw:path>
        <draw:frame draw:style-name="gr2" draw:text-style-name="P2" draw:layer="layout" svg:width="0.481cm" svg:height="0.303cm" svg:x="20.086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271cm" svg:height="0.225cm" svg:x="20.252cm" svg:y="14.992cm" svg:viewBox="0 0 272 226" draw:points="272,0 0,0 272,0 272,226">
          <text:p/>
        </draw:polygon>
        <draw:polygon draw:style-name="gr15" draw:text-style-name="P9" draw:layer="layout" svg:width="0.139cm" svg:height="0cm" svg:x="20.112cm" svg:y="14.992cm" svg:viewBox="0 0 140 0" draw:points="140,0 0,0">
          <text:p/>
        </draw:polygon>
        <draw:frame draw:style-name="gr2" draw:text-style-name="P2" draw:layer="layout" svg:width="0.481cm" svg:height="0.303cm" svg:x="15.423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path draw:style-name="gr15" draw:text-style-name="P9" draw:layer="layout" svg:width="0.322cm" svg:height="0.131cm" svg:x="15.55cm" svg:y="14.992cm" svg:viewBox="0 0 323 132" svg:d="M37 0h-37zM323 96v36z">
          <text:p/>
        </draw:path>
        <draw:polygon draw:style-name="gr15" draw:text-style-name="P9" draw:layer="layout" svg:width="0.286cm" svg:height="0.096cm" svg:x="15.586cm" svg:y="14.992cm" svg:viewBox="0 0 287 97" draw:points="287,0 0,0 287,0 287,97">
          <text:p/>
        </draw:polygon>
        <draw:polygon draw:style-name="gr15" draw:text-style-name="P9" draw:layer="layout" svg:width="0.089cm" svg:height="0.096cm" svg:x="15.461cm" svg:y="14.992cm" svg:viewBox="0 0 90 97" draw:points="90,0 0,0 0,97 0,0">
          <text:p/>
        </draw:polygon>
        <draw:polygon draw:style-name="gr15" draw:text-style-name="P9" draw:layer="layout" svg:width="0cm" svg:height="0.093cm" svg:x="15.872cm" svg:y="15.123cm" svg:viewBox="0 0 0 94" draw:points="0,0 0,94">
          <text:p/>
        </draw:polygon>
        <draw:frame draw:style-name="gr2" draw:text-style-name="P2" draw:layer="layout" svg:width="0.481cm" svg:height="0.303cm" svg:x="14.84cm" svg:y="14.947cm">
          <draw:image xlink:href="Pictures/10000000000000130000000C70B7D196B51275FB.jpg" xlink:type="simple" xlink:show="embed" xlink:actuate="onLoad" draw:mime-type="image/jpeg">
            <text:p/>
          </draw:image>
        </draw:frame>
        <draw:frame draw:style-name="gr2" draw:text-style-name="P2" draw:layer="layout" svg:width="0.176cm" svg:height="0.278cm" svg:x="14.865cm" svg:y="14.973cm">
          <draw:image xlink:href="Pictures/10000000000000070000000B637ACBD2E1263187.jpg" xlink:type="simple" xlink:show="embed" xlink:actuate="onLoad" draw:mime-type="image/jpeg">
            <text:p/>
          </draw:image>
        </draw:frame>
        <draw:polygon draw:style-name="gr15" draw:text-style-name="P9" draw:layer="layout" svg:width="0.138cm" svg:height="0cm" svg:x="15.014cm" svg:y="14.992cm" svg:viewBox="0 0 139 0" draw:points="139,0 0,0">
          <text:p/>
        </draw:polygon>
        <draw:polygon draw:style-name="gr15" draw:text-style-name="P9" draw:layer="layout" svg:width="0.136cm" svg:height="0.225cm" svg:x="15.153cm" svg:y="14.992cm" svg:viewBox="0 0 137 226" draw:points="137,0 0,0 137,0 137,226">
          <text:p/>
        </draw:polygon>
        <draw:polygon draw:style-name="gr36" draw:text-style-name="P24" draw:layer="layout" svg:width="0.411cm" svg:height="0.224cm" svg:x="17.203cm" svg:y="15.402cm" svg:viewBox="0 0 412 225" draw:points="0,225 412,225 412,0 0,0">
          <text:p/>
        </draw:polygon>
        <draw:polygon draw:style-name="gr13" draw:text-style-name="P7" draw:layer="layout" svg:width="0.411cm" svg:height="0.224cm" svg:x="17.203cm" svg:y="15.402cm" svg:viewBox="0 0 412 225" draw:points="0,23 163,112 0,202 0,225 43,225 205,135 369,225 412,225 412,202 248,112 412,23 412,0 369,0 205,89 42,0 0,0">
          <text:p/>
        </draw:polygon>
        <draw:polygon draw:style-name="gr32" draw:text-style-name="P20" draw:layer="layout" svg:width="0.411cm" svg:height="0.224cm" svg:x="15.456cm" svg:y="15.402cm" svg:viewBox="0 0 412 225" draw:points="0,225 412,225 412,0 0,0">
          <text:p/>
        </draw:polygon>
        <draw:polygon draw:style-name="gr12" draw:text-style-name="P6" draw:layer="layout" svg:width="0.411cm" svg:height="0.224cm" svg:x="14.876cm" svg:y="15.402cm" svg:viewBox="0 0 412 225" draw:points="0,225 412,225 412,0 0,0">
          <text:p/>
        </draw:polygon>
        <draw:polygon draw:style-name="gr13" draw:text-style-name="P7" draw:layer="layout" svg:width="0.061cm" svg:height="0.179cm" svg:x="15.05cm" svg:y="15.428cm" svg:viewBox="0 0 62 180" draw:points="62,0 0,0 0,180 62,180">
          <text:p/>
        </draw:polygon>
        <draw:polygon draw:style-name="gr13" draw:text-style-name="P7" draw:layer="layout" svg:width="0.179cm" svg:height="0.061cm" svg:x="14.989cm" svg:y="15.482cm" svg:viewBox="0 0 180 62" draw:points="180,0 0,0 0,62 180,62">
          <text:p/>
        </draw:polygon>
        <draw:polygon draw:style-name="gr13" draw:text-style-name="P7" draw:layer="layout" svg:width="0.089cm" svg:height="0.09cm" svg:x="15.456cm" svg:y="15.402cm" svg:viewBox="0 0 90 91" draw:points="90,0 0,0 0,91 90,91">
          <text:p/>
        </draw:polygon>
        <draw:polygon draw:style-name="gr22" draw:text-style-name="P15" draw:layer="layout" svg:width="0.128cm" svg:height="0.094cm" svg:x="16.039cm" svg:y="15.402cm" svg:viewBox="0 0 129 95" draw:points="129,0 0,0 0,95 129,95">
          <text:p/>
        </draw:polygon>
        <draw:polygon draw:style-name="gr12" draw:text-style-name="P6" draw:layer="layout" svg:width="0.411cm" svg:height="0.224cm" svg:x="16.622cm" svg:y="15.402cm" svg:viewBox="0 0 412 225" draw:points="0,225 412,225 412,0 0,0">
          <text:p/>
        </draw:polygon>
        <draw:polygon draw:style-name="gr13" draw:text-style-name="P7" draw:layer="layout" svg:width="0.277cm" svg:height="0.09cm" svg:x="15.59cm" svg:y="15.402cm" svg:viewBox="0 0 278 91" draw:points="278,0 0,0 0,91 278,91">
          <text:p/>
        </draw:polygon>
        <draw:polygon draw:style-name="gr13" draw:text-style-name="P7" draw:layer="layout" svg:width="0.277cm" svg:height="0.089cm" svg:x="15.59cm" svg:y="15.537cm" svg:viewBox="0 0 278 90" draw:points="0,90 278,90 278,0 0,0">
          <text:p/>
        </draw:polygon>
        <draw:polygon draw:style-name="gr13" draw:text-style-name="P7" draw:layer="layout" svg:width="0.089cm" svg:height="0.089cm" svg:x="15.456cm" svg:y="15.537cm" svg:viewBox="0 0 90 90" draw:points="0,90 90,90 90,0 0,0">
          <text:p/>
        </draw:polygon>
        <draw:polygon draw:style-name="gr22" draw:text-style-name="P15" draw:layer="layout" svg:width="0.128cm" svg:height="0.094cm" svg:x="16.039cm" svg:y="15.532cm" svg:viewBox="0 0 129 95" draw:points="0,95 129,95 129,0 0,0">
          <text:p/>
        </draw:polygon>
        <draw:polygon draw:style-name="gr22" draw:text-style-name="P15" draw:layer="layout" svg:width="0.25cm" svg:height="0.094cm" svg:x="16.2cm" svg:y="15.402cm" svg:viewBox="0 0 251 95" draw:points="251,0 0,0 0,95 251,95">
          <text:p/>
        </draw:polygon>
        <draw:polygon draw:style-name="gr22" draw:text-style-name="P15" draw:layer="layout" svg:width="0.25cm" svg:height="0.094cm" svg:x="16.2cm" svg:y="15.532cm" svg:viewBox="0 0 251 95" draw:points="0,95 251,95 251,0 0,0">
          <text:p/>
        </draw:polygon>
        <draw:polygon draw:style-name="gr18" draw:text-style-name="P12" draw:layer="layout" svg:width="0.411cm" svg:height="0.224cm" svg:x="16.039cm" svg:y="15.402cm" svg:viewBox="0 0 412 225" draw:points="412,130 412,94 161,94 161,0 128,0 128,94 0,94 0,130 128,130 128,225 161,225 161,130">
          <text:p/>
        </draw:polygon>
        <draw:polygon draw:style-name="gr13" draw:text-style-name="P7" draw:layer="layout" svg:width="0.411cm" svg:height="0.078cm" svg:x="16.622cm" svg:y="15.472cm" svg:viewBox="0 0 412 79" draw:points="412,0 0,0 0,79 412,79">
          <text:p/>
        </draw:polygon>
        <draw:polygon draw:style-name="gr13" draw:text-style-name="P7" draw:layer="layout" svg:width="0.411cm" svg:height="0.065cm" svg:x="17.203cm" svg:y="15.482cm" svg:viewBox="0 0 412 66" draw:points="412,0 0,0 0,66 412,66">
          <text:p/>
        </draw:polygon>
        <draw:polygon draw:style-name="gr13" draw:text-style-name="P7" draw:layer="layout" svg:width="0.066cm" svg:height="0.224cm" svg:x="17.375cm" svg:y="15.402cm" svg:viewBox="0 0 67 225" draw:points="0,225 67,225 67,0 0,0">
          <text:p/>
        </draw:polygon>
        <draw:polygon draw:style-name="gr12" draw:text-style-name="P6" draw:layer="layout" svg:width="0.411cm" svg:height="0.224cm" svg:x="17.203cm" svg:y="15.402cm" svg:viewBox="0 0 412 225" draw:points="412,91 226,91 226,0 186,0 186,91 0,91 0,132 186,132 186,225 226,225 226,132 412,132">
          <text:p/>
        </draw:polygon>
        <draw:polygon draw:style-name="gr12" draw:text-style-name="P6" draw:layer="layout" svg:width="0.176cm" svg:height="0.08cm" svg:x="17.438cm" svg:y="15.402cm" svg:viewBox="0 0 177 81" draw:points="29,81 177,0 147,0 0,81">
          <text:p/>
        </draw:polygon>
        <draw:polygon draw:style-name="gr12" draw:text-style-name="P6" draw:layer="layout" svg:width="0.146cm" svg:height="0.08cm" svg:x="17.203cm" svg:y="15.402cm" svg:viewBox="0 0 147 81" draw:points="147,81 0,0 0,15 119,81">
          <text:p/>
        </draw:polygon>
        <draw:polygon draw:style-name="gr12" draw:text-style-name="P6" draw:layer="layout" svg:width="0.144cm" svg:height="0.079cm" svg:x="17.47cm" svg:y="15.547cm" svg:viewBox="0 0 145 80" draw:points="0,0 145,80 145,64 29,0">
          <text:p/>
        </draw:polygon>
        <draw:polygon draw:style-name="gr12" draw:text-style-name="P6" draw:layer="layout" svg:width="0.171cm" svg:height="0.079cm" svg:x="17.203cm" svg:y="15.547cm" svg:viewBox="0 0 172 80" draw:points="143,0 0,79 0,80 27,80 172,0">
          <text:p/>
        </draw:polygon>
        <draw:frame draw:style-name="gr2" draw:text-style-name="P2" draw:layer="layout" svg:width="0.481cm" svg:height="0.303cm" svg:x="14.84cm" svg:y="15.353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411cm" svg:height="0.224cm" svg:x="14.876cm" svg:y="15.402cm" svg:viewBox="0 0 412 225" draw:points="0,0 0,225 412,225 0,225">
          <text:p/>
        </draw:polygon>
        <draw:frame draw:style-name="gr2" draw:text-style-name="P2" draw:layer="layout" svg:width="0.481cm" svg:height="0.303cm" svg:x="15.423cm" svg:y="15.353cm">
          <draw:image xlink:href="Pictures/10000000000000130000000C70B7D196B51275FB.jpg" xlink:type="simple" xlink:show="embed" xlink:actuate="onLoad" draw:mime-type="image/jpeg">
            <text:p/>
          </draw:image>
        </draw:frame>
        <draw:frame draw:style-name="gr2" draw:text-style-name="P2" draw:layer="layout" svg:width="0.481cm" svg:height="0.075cm" svg:x="15.423cm" svg:y="15.581cm">
          <draw:image xlink:href="Pictures/1000000000000013000000034DA7A68A228DC673.jpg" xlink:type="simple" xlink:show="embed" xlink:actuate="onLoad" draw:mime-type="image/jpeg">
            <text:p/>
          </draw:image>
        </draw:frame>
        <draw:frame draw:style-name="gr37" draw:text-style-name="P4" draw:layer="layout" svg:width="2.377cm" svg:height="0.403cm" svg:x="18.546cm" svg:y="15.755cm">
          <draw:text-box>
            <text:p text:style-name="P3"><text:span text:style-name="T2">1-800-422-5346</text:span></text:p>
          </draw:text-box>
        </draw:frame>
        <draw:frame draw:style-name="gr2" draw:text-style-name="P2" draw:layer="layout" svg:width="0.481cm" svg:height="0.075cm" svg:x="15.423cm" svg:y="15.581cm">
          <draw:image xlink:href="Pictures/1000000000000013000000034DA7A68A228DC673.jpg" xlink:type="simple" xlink:show="embed" xlink:actuate="onLoad" draw:mime-type="image/jpeg">
            <text:p/>
          </draw:image>
        </draw:frame>
        <draw:polygon draw:style-name="gr15" draw:text-style-name="P9" draw:layer="layout" svg:width="0.411cm" svg:height="0.224cm" svg:x="15.456cm" svg:y="15.402cm" svg:viewBox="0 0 412 225" draw:points="0,0 0,210 0,225 412,225 134,225 89,225 0,225 0,135 0,90">
          <text:p/>
        </draw:polygon>
        <draw:polygon draw:style-name="gr15" draw:text-style-name="P9" draw:layer="layout" svg:width="0cm" svg:height="0.089cm" svg:x="15.456cm" svg:y="15.402cm" svg:viewBox="0 0 0 90" draw:points="0,90 0,0">
          <text:p/>
        </draw:polygon>
        <draw:polygon draw:style-name="gr15" draw:text-style-name="P9" draw:layer="layout" svg:width="0.277cm" svg:height="0.089cm" svg:x="15.59cm" svg:y="15.537cm" svg:viewBox="0 0 278 90" draw:points="278,0 278,90 0,90 278,90 278,74">
          <text:p/>
        </draw:polygon>
        <draw:polygon draw:style-name="gr15" draw:text-style-name="P9" draw:layer="layout" svg:width="0.089cm" svg:height="0.089cm" svg:x="15.456cm" svg:y="15.537cm" svg:viewBox="0 0 90 90" draw:points="0,0 0,90 90,90 0,90">
          <text:p/>
        </draw:polygon>
        <draw:frame draw:style-name="gr2" draw:text-style-name="P2" draw:layer="layout" svg:width="0.481cm" svg:height="0.303cm" svg:x="16.005cm" svg:y="15.353cm">
          <draw:image xlink:href="Pictures/10000000000000130000000C70B7D196B51275FB.jpg" xlink:type="simple" xlink:show="embed" xlink:actuate="onLoad" draw:mime-type="image/jpeg">
            <text:p/>
          </draw:image>
        </draw:frame>
        <draw:frame draw:style-name="gr2" draw:text-style-name="P2" draw:layer="layout" svg:width="0.481cm" svg:height="0.075cm" svg:x="16.005cm" svg:y="15.581cm">
          <draw:image xlink:href="Pictures/1000000000000013000000034DA7A68A228DC673.jpg" xlink:type="simple" xlink:show="embed" xlink:actuate="onLoad" draw:mime-type="image/jpeg">
            <text:p/>
          </draw:image>
        </draw:frame>
        <draw:frame draw:style-name="gr8" draw:text-style-name="P5" draw:layer="layout" svg:width="0.95cm" svg:height="0.496cm" svg:x="15.443cm" svg:y="15.284cm">
          <draw:text-box>
            <text:p text:style-name="P3"><text:span text:style-name="T5"><text:s text:c="8"/></text:span></text:p>
          </draw:text-box>
        </draw:frame>
        <draw:frame draw:style-name="gr2" draw:text-style-name="P2" draw:layer="layout" svg:width="0.481cm" svg:height="0.075cm" svg:x="16.005cm" svg:y="15.581cm">
          <draw:image xlink:href="Pictures/1000000000000013000000034DA7A68A228DC673.jpg" xlink:type="simple" xlink:show="embed" xlink:actuate="onLoad" draw:mime-type="image/jpeg">
            <text:p/>
          </draw:image>
        </draw:frame>
        <draw:polygon draw:style-name="gr15" draw:text-style-name="P9" draw:layer="layout" svg:width="0cm" svg:height="0.093cm" svg:x="16.039cm" svg:y="15.402cm" svg:viewBox="0 0 0 94" draw:points="0,94 0,0">
          <text:p/>
        </draw:polygon>
        <draw:polygon draw:style-name="gr15" draw:text-style-name="P9" draw:layer="layout" svg:width="0.128cm" svg:height="0.094cm" svg:x="16.039cm" svg:y="15.532cm" svg:viewBox="0 0 129 95" draw:points="0,0 0,80 0,95 129,95 0,95">
          <text:p/>
        </draw:polygon>
        <draw:polygon draw:style-name="gr15" draw:text-style-name="P9" draw:layer="layout" svg:width="0.249cm" svg:height="0cm" svg:x="16.2cm" svg:y="15.626cm" svg:viewBox="0 0 250 0" draw:points="0,0 250,0">
          <text:p/>
        </draw:polygon>
        <draw:path draw:style-name="gr15" draw:text-style-name="P9" draw:layer="layout" svg:width="0.161cm" svg:height="0.13cm" svg:x="16.039cm" svg:y="15.496cm" svg:viewBox="0 0 162 131" svg:d="M0 0v36zM162 131h-34z">
          <text:p/>
        </draw:path>
        <draw:frame draw:style-name="gr2" draw:text-style-name="P2" draw:layer="layout" svg:width="0.481cm" svg:height="0.303cm" svg:x="16.588cm" svg:y="15.353cm">
          <draw:image xlink:href="Pictures/10000000000000130000000C70B7D196B51275FB.jpg" xlink:type="simple" xlink:show="embed" xlink:actuate="onLoad" draw:mime-type="image/jpeg">
            <text:p/>
          </draw:image>
        </draw:frame>
        <draw:polygon draw:style-name="gr15" draw:text-style-name="P9" draw:layer="layout" svg:width="0.411cm" svg:height="0.224cm" svg:x="16.622cm" svg:y="15.402cm" svg:viewBox="0 0 412 225" draw:points="0,0 0,225 412,225 0,225 0,148 0,70">
          <text:p/>
        </draw:polygon>
        <draw:polygon draw:style-name="gr15" draw:text-style-name="P9" draw:layer="layout" svg:width="0cm" svg:height="0.077cm" svg:x="16.622cm" svg:y="15.472cm" svg:viewBox="0 0 0 78" draw:points="0,0 0,78">
          <text:p/>
        </draw:polygon>
        <draw:frame draw:style-name="gr2" draw:text-style-name="P2" draw:layer="layout" svg:width="0.481cm" svg:height="0.303cm" svg:x="17.171cm" svg:y="15.353cm">
          <draw:image xlink:href="Pictures/10000000000000130000000C70B7D196B51275FB.jpg" xlink:type="simple" xlink:show="embed" xlink:actuate="onLoad" draw:mime-type="image/jpeg">
            <text:p/>
          </draw:image>
        </draw:frame>
        <draw:path draw:style-name="gr15" draw:text-style-name="P9" draw:layer="layout" svg:width="0.384cm" svg:height="0.224cm" svg:x="17.23cm" svg:y="15.402cm" svg:viewBox="0 0 385 225" svg:d="M385 0v23 179 23h-174-12 186zM145 225h-145 159z">
          <text:p/>
        </draw:path>
        <draw:path draw:style-name="gr15" draw:text-style-name="P9" draw:layer="layout" svg:width="0.411cm" svg:height="0.224cm" svg:x="17.203cm" svg:y="15.402cm" svg:viewBox="0 0 412 225" svg:d="M412 0h-43 43v23zM42 0h-42zM412 202v23z">
          <text:p/>
        </draw:path>
        <draw:polygon draw:style-name="gr15" draw:text-style-name="P9" draw:layer="layout" svg:width="0cm" svg:height="0.064cm" svg:x="17.203cm" svg:y="15.482cm" svg:viewBox="0 0 0 65" draw:points="0,65 0,52 0,11 0,0">
          <text:p/>
        </draw:polygon>
        <draw:path draw:style-name="gr15" draw:text-style-name="P9" draw:layer="layout" svg:width="0.064cm" svg:height="0cm" svg:x="17.376cm" svg:y="15.626cm" svg:viewBox="0 0 65 0" svg:d="M53 0h12zM0 0h12z">
          <text:p/>
        </draw:path>
        <draw:path draw:style-name="gr15" draw:text-style-name="P9" draw:layer="layout" svg:width="0.226cm" svg:height="0.133cm" svg:x="17.203cm" svg:y="15.493cm" svg:viewBox="0 0 227 134" svg:d="M0 0v42zM227 134h-40z">
          <text:p/>
        </draw:path>
        <draw:polygon draw:style-name="gr15" draw:text-style-name="P9" draw:layer="layout" svg:width="0.026cm" svg:height="0cm" svg:x="17.203cm" svg:y="15.626cm" svg:viewBox="0 0 27 0" draw:points="0,0 27,0">
          <text:p/>
        </draw:polygon>
        <draw:frame draw:style-name="gr2" draw:text-style-name="P2" draw:layer="layout" svg:width="0.453cm" svg:height="0.475cm" svg:x="7.397cm" svg:y="9.649cm">
          <draw:image xlink:href="Pictures/1000000000000013000000130B372707721E4C17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7cm" svg:x="7.427cm" svg:y="10.146cm" svg:viewBox="0 0 228 148" draw:points="0,148 228,148 228,0 0,0">
          <text:p/>
        </draw:polygon>
        <draw:frame draw:style-name="gr8" draw:text-style-name="P5" draw:layer="layout" svg:width="0.95cm" svg:height="0.496cm" svg:x="15.443cm" svg:y="15.284cm">
          <draw:text-box>
            <text:p text:style-name="P3"><text:span text:style-name="T5"><text:s text:c="8"/></text:span></text:p>
          </draw:text-box>
        </draw:frame>
        <draw:polygon draw:style-name="gr1" draw:text-style-name="P1" draw:layer="layout" svg:width="0.843cm" svg:height="0.153cm" svg:x="7.425cm" svg:y="10.397cm" svg:viewBox="0 0 844 154" draw:points="0,154 844,154 844,0 0,0">
          <text:p/>
        </draw:polygon>
        <draw:frame draw:style-name="gr38" draw:text-style-name="P25" draw:layer="layout" svg:width="0.281cm" svg:height="0.298cm" svg:x="7.421cm" svg:y="10.097cm">
          <draw:text-box>
            <text:p text:style-name="P3"><text:span text:style-name="T6">2x</text:span></text:p>
          </draw:text-box>
        </draw:frame>
        <draw:frame draw:style-name="gr2" draw:text-style-name="P2" draw:layer="layout" svg:width="0.504cm" svg:height="0.365cm" svg:x="7.397cm" svg:y="10.69cm">
          <draw:image xlink:href="Pictures/10000000000000150000000FFD131F85655B8F59.png" xlink:type="simple" xlink:show="embed" xlink:actuate="onLoad" draw:mime-type="image/png">
            <text:p/>
          </draw:image>
        </draw:frame>
        <draw:polygon draw:style-name="gr1" draw:text-style-name="P1" draw:layer="layout" svg:width="0.186cm" svg:height="0.147cm" svg:x="7.429cm" svg:y="11.078cm" svg:viewBox="0 0 187 148" draw:points="0,148 187,148 187,0 0,0">
          <text:p/>
        </draw:polygon>
        <draw:frame draw:style-name="gr39" draw:text-style-name="P25" draw:layer="layout" svg:width="0.95cm" svg:height="0.247cm" svg:x="7.421cm" svg:y="10.351cm">
          <draw:text-box>
            <text:p text:style-name="P3"><text:span text:style-name="T7">4565452</text:span></text:p>
          </draw:text-box>
        </draw:frame>
        <draw:polygon draw:style-name="gr1" draw:text-style-name="P1" draw:layer="layout" svg:width="0.812cm" svg:height="0.153cm" svg:x="7.43cm" svg:y="11.329cm" svg:viewBox="0 0 813 154" draw:points="0,154 813,154 813,0 0,0">
          <text:p/>
        </draw:polygon>
        <draw:frame draw:style-name="gr38" draw:text-style-name="P25" draw:layer="layout" svg:width="0.281cm" svg:height="0.298cm" svg:x="7.421cm" svg:y="11.029cm">
          <draw:text-box>
            <text:p text:style-name="P3"><text:span text:style-name="T6">1x</text:span></text:p>
          </draw:text-box>
        </draw:frame>
        <draw:frame draw:style-name="gr2" draw:text-style-name="P2" draw:layer="layout" svg:width="0.511cm" svg:height="0.5cm" svg:x="7.396cm" svg:y="11.621cm">
          <draw:image xlink:href="Pictures/100000000000001500000014D93F9584E512FB7E.png" xlink:type="simple" xlink:show="embed" xlink:actuate="onLoad" draw:mime-type="image/png">
            <text:p/>
          </draw:image>
        </draw:frame>
        <draw:polygon draw:style-name="gr1" draw:text-style-name="P1" draw:layer="layout" svg:width="0.186cm" svg:height="0.147cm" svg:x="7.429cm" svg:y="12.144cm" svg:viewBox="0 0 187 148" draw:points="0,148 187,148 187,0 0,0">
          <text:p/>
        </draw:polygon>
        <draw:frame draw:style-name="gr39" draw:text-style-name="P25" draw:layer="layout" svg:width="0.95cm" svg:height="0.247cm" svg:x="7.421cm" svg:y="11.283cm">
          <draw:text-box>
            <text:p text:style-name="P3"><text:span text:style-name="T7">6013938</text:span></text:p>
          </draw:text-box>
        </draw:frame>
        <draw:polygon draw:style-name="gr1" draw:text-style-name="P1" draw:layer="layout" svg:width="0.801cm" svg:height="0.153cm" svg:x="7.43cm" svg:y="12.394cm" svg:viewBox="0 0 802 154" draw:points="0,154 802,154 802,0 0,0">
          <text:p/>
        </draw:polygon>
        <draw:frame draw:style-name="gr38" draw:text-style-name="P25" draw:layer="layout" svg:width="0.281cm" svg:height="0.298cm" svg:x="7.421cm" svg:y="12.095cm">
          <draw:text-box>
            <text:p text:style-name="P3"><text:span text:style-name="T6">1x</text:span></text:p>
          </draw:text-box>
        </draw:frame>
        <draw:frame draw:style-name="gr2" draw:text-style-name="P2" draw:layer="layout" svg:width="0.602cm" svg:height="0.402cm" svg:x="7.396cm" svg:y="12.688cm">
          <draw:image xlink:href="Pictures/1000000000000018000000115E0EE6ADF7F979E2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8cm" svg:x="7.427cm" svg:y="13.113cm" svg:viewBox="0 0 228 149" draw:points="0,149 228,149 228,0 0,0">
          <text:p/>
        </draw:polygon>
        <draw:frame draw:style-name="gr39" draw:text-style-name="P25" draw:layer="layout" svg:width="0.95cm" svg:height="0.247cm" svg:x="7.421cm" svg:y="12.349cm">
          <draw:text-box>
            <text:p text:style-name="P3"><text:span text:style-name="T7">6013937</text:span></text:p>
          </draw:text-box>
        </draw:frame>
        <draw:polygon draw:style-name="gr1" draw:text-style-name="P1" draw:layer="layout" svg:width="0.844cm" svg:height="0.153cm" svg:x="7.425cm" svg:y="13.364cm" svg:viewBox="0 0 845 154" draw:points="0,154 845,154 845,0 0,0">
          <text:p/>
        </draw:polygon>
        <draw:frame draw:style-name="gr38" draw:text-style-name="P25" draw:layer="layout" svg:width="0.281cm" svg:height="0.298cm" svg:x="7.421cm" svg:y="13.065cm">
          <draw:text-box>
            <text:p text:style-name="P3"><text:span text:style-name="T6">2x</text:span></text:p>
          </draw:text-box>
        </draw:frame>
        <draw:frame draw:style-name="gr2" draw:text-style-name="P2" draw:layer="layout" svg:width="0.754cm" svg:height="0.773cm" svg:x="7.395cm" svg:y="13.657cm">
          <draw:image xlink:href="Pictures/100000000000001E0000001F592C95DCB0E8CAC3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7cm" svg:x="7.425cm" svg:y="14.452cm" svg:viewBox="0 0 224 148" draw:points="0,148 224,148 224,0 0,0">
          <text:p/>
        </draw:polygon>
        <draw:frame draw:style-name="gr39" draw:text-style-name="P25" draw:layer="layout" svg:width="0.95cm" svg:height="0.247cm" svg:x="7.421cm" svg:y="13.319cm">
          <draw:text-box>
            <text:p text:style-name="P3"><text:span text:style-name="T7">4666579</text:span></text:p>
          </draw:text-box>
        </draw:frame>
        <draw:polygon draw:style-name="gr1" draw:text-style-name="P1" draw:layer="layout" svg:width="0.835cm" svg:height="0.153cm" svg:x="7.43cm" svg:y="14.702cm" svg:viewBox="0 0 836 154" draw:points="0,154 836,154 836,0 0,0">
          <text:p/>
        </draw:polygon>
        <draw:frame draw:style-name="gr38" draw:text-style-name="P25" draw:layer="layout" svg:width="0.281cm" svg:height="0.298cm" svg:x="7.421cm" svg:y="14.403cm">
          <draw:text-box>
            <text:p text:style-name="P3"><text:span text:style-name="T6">4x</text:span></text:p>
          </draw:text-box>
        </draw:frame>
        <draw:frame draw:style-name="gr2" draw:text-style-name="P2" draw:layer="layout" svg:width="0.836cm" svg:height="0.5cm" svg:x="7.396cm" svg:y="14.995cm">
          <draw:image xlink:href="Pictures/100000000000002200000014904B5A6B87A63F29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7.429cm" svg:y="15.517cm" svg:viewBox="0 0 187 148" draw:points="0,148 187,148 187,0 0,0">
          <text:p/>
        </draw:polygon>
        <draw:frame draw:style-name="gr39" draw:text-style-name="P25" draw:layer="layout" svg:width="0.95cm" svg:height="0.247cm" svg:x="7.421cm" svg:y="14.657cm">
          <draw:text-box>
            <text:p text:style-name="P3"><text:span text:style-name="T7">6084724</text:span></text:p>
          </draw:text-box>
        </draw:frame>
        <draw:polygon draw:style-name="gr1" draw:text-style-name="P1" draw:layer="layout" svg:width="0.787cm" svg:height="0.15cm" svg:x="7.425cm" svg:y="15.771cm" svg:viewBox="0 0 788 151" draw:points="0,151 788,151 788,0 0,0">
          <text:p/>
        </draw:polygon>
        <draw:frame draw:style-name="gr38" draw:text-style-name="P25" draw:layer="layout" svg:width="0.281cm" svg:height="0.298cm" svg:x="7.421cm" svg:y="15.468cm">
          <draw:text-box>
            <text:p text:style-name="P3"><text:span text:style-name="T6">1x</text:span></text:p>
          </draw:text-box>
        </draw:frame>
        <draw:frame draw:style-name="gr2" draw:text-style-name="P2" draw:layer="layout" svg:width="0.442cm" svg:height="0.409cm" svg:x="4.318cm" svg:y="1.279cm">
          <draw:image xlink:href="Pictures/100000000000001200000011C897AEFEE1A5B73E.png" xlink:type="simple" xlink:show="embed" xlink:actuate="onLoad" draw:mime-type="image/png">
            <text:p/>
          </draw:image>
        </draw:frame>
        <draw:polygon draw:style-name="gr1" draw:text-style-name="P1" draw:layer="layout" svg:width="0.271cm" svg:height="0.147cm" svg:x="4.351cm" svg:y="1.711cm" svg:viewBox="0 0 272 148" draw:points="0,148 272,148 272,0 0,0">
          <text:p/>
        </draw:polygon>
        <draw:frame draw:style-name="gr39" draw:text-style-name="P25" draw:layer="layout" svg:width="0.95cm" svg:height="0.247cm" svg:x="7.421cm" svg:y="15.722cm">
          <draw:text-box>
            <text:p text:style-name="P3"><text:span text:style-name="T7">4514554</text:span></text:p>
          </draw:text-box>
        </draw:frame>
        <draw:polygon draw:style-name="gr1" draw:text-style-name="P1" draw:layer="layout" svg:width="0.782cm" svg:height="0.153cm" svg:x="4.347cm" svg:y="1.962cm" svg:viewBox="0 0 783 154" draw:points="0,154 783,154 783,0 0,0">
          <text:p/>
        </draw:polygon>
        <draw:frame draw:style-name="gr40" draw:text-style-name="P25" draw:layer="layout" svg:width="0.421cm" svg:height="0.298cm" svg:x="4.343cm" svg:y="1.662cm">
          <draw:text-box>
            <text:p text:style-name="P3"><text:span text:style-name="T6">11x</text:span></text:p>
          </draw:text-box>
        </draw:frame>
        <draw:frame draw:style-name="gr2" draw:text-style-name="P2" draw:layer="layout" svg:width="0.602cm" svg:height="0.409cm" svg:x="4.318cm" svg:y="2.255cm">
          <draw:image xlink:href="Pictures/10000000000000180000001105557D90045042E2.png" xlink:type="simple" xlink:show="embed" xlink:actuate="onLoad" draw:mime-type="image/png">
            <text:p/>
          </draw:image>
        </draw:frame>
        <draw:polygon draw:style-name="gr1" draw:text-style-name="P1" draw:layer="layout" svg:width="0.312cm" svg:height="0.151cm" svg:x="4.351cm" svg:y="2.686cm" svg:viewBox="0 0 313 152" draw:points="0,152 313,152 313,0 0,0">
          <text:p/>
        </draw:polygon>
        <draw:frame draw:style-name="gr39" draw:text-style-name="P25" draw:layer="layout" svg:width="0.95cm" svg:height="0.247cm" svg:x="4.343cm" svg:y="1.916cm">
          <draw:text-box>
            <text:p text:style-name="P3"><text:span text:style-name="T7">4227155</text:span></text:p>
          </draw:text-box>
        </draw:frame>
        <draw:polygon draw:style-name="gr1" draw:text-style-name="P1" draw:layer="layout" svg:width="0.791cm" svg:height="0.153cm" svg:x="4.347cm" svg:y="2.938cm" svg:viewBox="0 0 792 154" draw:points="0,154 792,154 792,0 0,0">
          <text:p/>
        </draw:polygon>
        <draw:frame draw:style-name="gr40" draw:text-style-name="P25" draw:layer="layout" svg:width="0.421cm" svg:height="0.298cm" svg:x="4.343cm" svg:y="2.639cm">
          <draw:text-box>
            <text:p text:style-name="P3"><text:span text:style-name="T6">19x</text:span></text:p>
          </draw:text-box>
        </draw:frame>
        <draw:frame draw:style-name="gr2" draw:text-style-name="P2" draw:layer="layout" svg:width="1.491cm" svg:height="0.766cm" svg:x="4.317cm" svg:y="3.231cm">
          <draw:image xlink:href="Pictures/100000000000003B0000001FDF77CC1EC2C04695.jpg" xlink:type="simple" xlink:show="embed" xlink:actuate="onLoad" draw:mime-type="image/jpeg">
            <text:p/>
          </draw:image>
        </draw:frame>
        <draw:polygon draw:style-name="gr1" draw:text-style-name="P1" draw:layer="layout" svg:width="0.226cm" svg:height="0.15cm" svg:x="4.347cm" svg:y="4.019cm" svg:viewBox="0 0 227 151" draw:points="0,151 227,151 227,0 0,0">
          <text:p/>
        </draw:polygon>
        <draw:frame draw:style-name="gr39" draw:text-style-name="P25" draw:layer="layout" svg:width="0.95cm" svg:height="0.247cm" svg:x="4.343cm" svg:y="2.893cm">
          <draw:text-box>
            <text:p text:style-name="P3"><text:span text:style-name="T7">4142865</text:span></text:p>
          </draw:text-box>
        </draw:frame>
        <draw:polygon draw:style-name="gr1" draw:text-style-name="P1" draw:layer="layout" svg:width="0.826cm" svg:height="0.153cm" svg:x="4.352cm" svg:y="4.27cm" svg:viewBox="0 0 827 154" draw:points="0,154 827,154 827,0 0,0">
          <text:p/>
        </draw:polygon>
        <draw:frame draw:style-name="gr38" draw:text-style-name="P25" draw:layer="layout" svg:width="0.281cm" svg:height="0.298cm" svg:x="4.343cm" svg:y="3.971cm">
          <draw:text-box>
            <text:p text:style-name="P3"><text:span text:style-name="T6">3x</text:span></text:p>
          </draw:text-box>
        </draw:frame>
        <draw:frame draw:style-name="gr2" draw:text-style-name="P2" draw:layer="layout" svg:width="2.577cm" svg:height="1.681cm" svg:x="4.317cm" svg:y="4.563cm">
          <draw:image xlink:href="Pictures/100000000000006600000043C66CA4CDFEBED183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4.349cm" svg:y="6.266cm" svg:viewBox="0 0 228 148" draw:points="0,148 228,148 228,0 0,0">
          <text:p/>
        </draw:polygon>
        <draw:frame draw:style-name="gr39" draw:text-style-name="P25" draw:layer="layout" svg:width="0.95cm" svg:height="0.247cm" svg:x="4.343cm" svg:y="4.225cm">
          <draw:text-box>
            <text:p text:style-name="P3"><text:span text:style-name="T7">6130002</text:span></text:p>
          </draw:text-box>
        </draw:frame>
        <draw:polygon draw:style-name="gr1" draw:text-style-name="P1" draw:layer="layout" svg:width="0.792cm" svg:height="0.153cm" svg:x="4.352cm" svg:y="6.517cm" svg:viewBox="0 0 793 154" draw:points="0,154 793,154 793,0 0,0">
          <text:p/>
        </draw:polygon>
        <draw:frame draw:style-name="gr38" draw:text-style-name="P25" draw:layer="layout" svg:width="0.281cm" svg:height="0.298cm" svg:x="4.343cm" svg:y="6.217cm">
          <draw:text-box>
            <text:p text:style-name="P3"><text:span text:style-name="T6">2x</text:span></text:p>
          </draw:text-box>
        </draw:frame>
        <draw:frame draw:style-name="gr2" draw:text-style-name="P2" draw:layer="layout" svg:width="0.606cm" svg:height="0.409cm" svg:x="7.396cm" svg:y="6.243cm">
          <draw:image xlink:href="Pictures/100000000000001900000011D9A7CA2D4B05CEF4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51cm" svg:x="7.426cm" svg:y="6.674cm" svg:viewBox="0 0 228 152" draw:points="0,152 228,152 228,0 0,0">
          <text:p/>
        </draw:polygon>
        <draw:frame draw:style-name="gr39" draw:text-style-name="P25" draw:layer="layout" svg:width="0.95cm" svg:height="0.247cm" svg:x="4.343cm" svg:y="6.471cm">
          <draw:text-box>
            <text:p text:style-name="P3"><text:span text:style-name="T7">6133708</text:span></text:p>
          </draw:text-box>
        </draw:frame>
        <draw:polygon draw:style-name="gr1" draw:text-style-name="P1" draw:layer="layout" svg:width="0.859cm" svg:height="0.153cm" svg:x="7.425cm" svg:y="6.926cm" svg:viewBox="0 0 860 154" draw:points="0,154 860,154 860,0 0,0">
          <text:p/>
        </draw:polygon>
        <draw:frame draw:style-name="gr38" draw:text-style-name="P25" draw:layer="layout" svg:width="0.281cm" svg:height="0.298cm" svg:x="7.421cm" svg:y="6.627cm">
          <draw:text-box>
            <text:p text:style-name="P3"><text:span text:style-name="T6">9x</text:span></text:p>
          </draw:text-box>
        </draw:frame>
        <draw:frame draw:style-name="gr2" draw:text-style-name="P2" draw:layer="layout" svg:width="0.83cm" svg:height="0.5cm" svg:x="7.395cm" svg:y="7.219cm">
          <draw:image xlink:href="Pictures/10000000000000210000001496CFEF513D402FEE.jpg" xlink:type="simple" xlink:show="embed" xlink:actuate="onLoad" draw:mime-type="image/jpeg">
            <text:p/>
          </draw:image>
        </draw:frame>
        <draw:polygon draw:style-name="gr1" draw:text-style-name="P1" draw:layer="layout" svg:width="0.352cm" svg:height="0.147cm" svg:x="7.427cm" svg:y="7.741cm" svg:viewBox="0 0 353 148" draw:points="0,148 353,148 353,0 0,0">
          <text:p/>
        </draw:polygon>
        <draw:frame draw:style-name="gr39" draw:text-style-name="P25" draw:layer="layout" svg:width="0.95cm" svg:height="0.247cm" svg:x="7.421cm" svg:y="6.881cm">
          <draw:text-box>
            <text:p text:style-name="P3"><text:span text:style-name="T7">4206482</text:span></text:p>
          </draw:text-box>
        </draw:frame>
        <draw:polygon draw:style-name="gr1" draw:text-style-name="P1" draw:layer="layout" svg:width="0.786cm" svg:height="0.153cm" svg:x="7.425cm" svg:y="7.992cm" svg:viewBox="0 0 787 154" draw:points="0,154 787,154 787,0 0,0">
          <text:p/>
        </draw:polygon>
        <draw:frame draw:style-name="gr40" draw:text-style-name="P25" draw:layer="layout" svg:width="0.421cm" svg:height="0.298cm" svg:x="7.421cm" svg:y="7.692cm">
          <draw:text-box>
            <text:p text:style-name="P3"><text:span text:style-name="T6">22x</text:span></text:p>
          </draw:text-box>
        </draw:frame>
        <draw:frame draw:style-name="gr2" draw:text-style-name="P2" draw:layer="layout" svg:width="1.09cm" svg:height="0.907cm" svg:x="7.396cm" svg:y="8.284cm">
          <draw:image xlink:href="Pictures/100000000000002C000000249038AD04DBBEB82C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7.427cm" svg:y="9.212cm" svg:viewBox="0 0 228 149" draw:points="0,149 228,149 228,0 0,0">
          <text:p/>
        </draw:polygon>
        <draw:frame draw:style-name="gr39" draw:text-style-name="P25" draw:layer="layout" svg:width="0.95cm" svg:height="0.247cm" svg:x="7.421cm" svg:y="7.946cm">
          <draw:text-box>
            <text:p text:style-name="P3"><text:span text:style-name="T7">4514553</text:span></text:p>
          </draw:text-box>
        </draw:frame>
        <draw:polygon draw:style-name="gr1" draw:text-style-name="P1" draw:layer="layout" svg:width="0.693cm" svg:height="0.153cm" svg:x="7.425cm" svg:y="9.463cm" svg:viewBox="0 0 694 154" draw:points="0,154 694,154 694,0 0,0">
          <text:p/>
        </draw:polygon>
        <draw:frame draw:style-name="gr38" draw:text-style-name="P25" draw:layer="layout" svg:width="0.281cm" svg:height="0.298cm" svg:x="7.421cm" svg:y="9.164cm">
          <draw:text-box>
            <text:p text:style-name="P3"><text:span text:style-name="T6">2x</text:span></text:p>
          </draw:text-box>
        </draw:frame>
        <draw:frame draw:style-name="gr2" draw:text-style-name="P2" draw:layer="layout" svg:width="0.384cm" svg:height="0.511cm" svg:x="4.319cm" svg:y="6.795cm">
          <draw:image xlink:href="Pictures/100000000000001000000015DE9F834701D6D7F3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8cm" svg:x="4.349cm" svg:y="7.328cm" svg:viewBox="0 0 228 149" draw:points="0,149 228,149 228,0 0,0">
          <text:p/>
        </draw:polygon>
        <draw:frame draw:style-name="gr39" draw:text-style-name="P25" draw:layer="layout" svg:width="0.95cm" svg:height="0.247cm" svg:x="7.421cm" svg:y="9.418cm">
          <draw:text-box>
            <text:p text:style-name="P3"><text:span text:style-name="T7">4168114</text:span></text:p>
          </draw:text-box>
        </draw:frame>
        <draw:polygon draw:style-name="gr1" draw:text-style-name="P1" draw:layer="layout" svg:width="0.751cm" svg:height="0.154cm" svg:x="4.347cm" svg:y="7.579cm" svg:viewBox="0 0 752 155" draw:points="0,155 752,155 752,0 0,0">
          <text:p/>
        </draw:polygon>
        <draw:frame draw:style-name="gr38" draw:text-style-name="P25" draw:layer="layout" svg:width="0.281cm" svg:height="0.298cm" svg:x="4.343cm" svg:y="7.28cm">
          <draw:text-box>
            <text:p text:style-name="P3"><text:span text:style-name="T6">2x</text:span></text:p>
          </draw:text-box>
        </draw:frame>
        <draw:frame draw:style-name="gr2" draw:text-style-name="P2" draw:layer="layout" svg:width="0.613cm" svg:height="0.525cm" svg:x="4.318cm" svg:y="7.872cm">
          <draw:image xlink:href="Pictures/100000000000001900000015E5F242F17D1607C6.jpg" xlink:type="simple" xlink:show="embed" xlink:actuate="onLoad" draw:mime-type="image/jpeg">
            <text:p/>
          </draw:image>
        </draw:frame>
        <draw:polygon draw:style-name="gr1" draw:text-style-name="P1" draw:layer="layout" svg:width="0.31cm" svg:height="0.148cm" svg:x="4.349cm" svg:y="8.419cm" svg:viewBox="0 0 311 149" draw:points="0,149 311,149 311,0 0,0">
          <text:p/>
        </draw:polygon>
        <draw:frame draw:style-name="gr39" draw:text-style-name="P25" draw:layer="layout" svg:width="0.95cm" svg:height="0.247cm" svg:x="4.343cm" svg:y="7.534cm">
          <draw:text-box>
            <text:p text:style-name="P3"><text:span text:style-name="T7">4112203</text:span></text:p>
          </draw:text-box>
        </draw:frame>
        <draw:polygon draw:style-name="gr1" draw:text-style-name="P1" draw:layer="layout" svg:width="0.794cm" svg:height="0.153cm" svg:x="4.347cm" svg:y="8.67cm" svg:viewBox="0 0 795 154" draw:points="0,154 795,154 795,0 0,0">
          <text:p/>
        </draw:polygon>
        <draw:frame draw:style-name="gr40" draw:text-style-name="P25" draw:layer="layout" svg:width="0.421cm" svg:height="0.298cm" svg:x="4.343cm" svg:y="8.371cm">
          <draw:text-box>
            <text:p text:style-name="P3"><text:span text:style-name="T6">21x</text:span></text:p>
          </draw:text-box>
        </draw:frame>
        <draw:frame draw:style-name="gr2" draw:text-style-name="P2" draw:layer="layout" svg:width="0.653cm" svg:height="0.493cm" svg:x="4.318cm" svg:y="8.963cm">
          <draw:image xlink:href="Pictures/100000000000001A00000014B0CE1EDC2631B7F2.jpg" xlink:type="simple" xlink:show="embed" xlink:actuate="onLoad" draw:mime-type="image/jpeg">
            <text:p/>
          </draw:image>
        </draw:frame>
        <draw:polygon draw:style-name="gr1" draw:text-style-name="P1" draw:layer="layout" svg:width="0.217cm" svg:height="0.147cm" svg:x="4.346cm" svg:y="9.479cm" svg:viewBox="0 0 218 148" draw:points="0,148 218,148 218,0 0,0">
          <text:p/>
        </draw:polygon>
        <draw:frame draw:style-name="gr39" draw:text-style-name="P25" draw:layer="layout" svg:width="0.95cm" svg:height="0.247cm" svg:x="4.343cm" svg:y="8.625cm">
          <draw:text-box>
            <text:p text:style-name="P3"><text:span text:style-name="T7">4173666</text:span></text:p>
          </draw:text-box>
        </draw:frame>
        <draw:polygon draw:style-name="gr1" draw:text-style-name="P1" draw:layer="layout" svg:width="0.805cm" svg:height="0.153cm" svg:x="4.347cm" svg:y="9.729cm" svg:viewBox="0 0 806 154" draw:points="0,154 806,154 806,0 0,0">
          <text:p/>
        </draw:polygon>
        <draw:frame draw:style-name="gr38" draw:text-style-name="P25" draw:layer="layout" svg:width="0.281cm" svg:height="0.298cm" svg:x="4.343cm" svg:y="9.43cm">
          <draw:text-box>
            <text:p text:style-name="P3"><text:span text:style-name="T6">7x</text:span></text:p>
          </draw:text-box>
        </draw:frame>
        <draw:frame draw:style-name="gr2" draw:text-style-name="P2" draw:layer="layout" svg:width="0.703cm" svg:height="0.449cm" svg:x="4.317cm" svg:y="10.022cm">
          <draw:image xlink:href="Pictures/100000000000001C00000012E99BDE4FAF8EB847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4.349cm" svg:y="10.493cm" svg:viewBox="0 0 228 148" draw:points="0,148 228,148 228,0 0,0">
          <text:p/>
        </draw:polygon>
        <draw:frame draw:style-name="gr39" draw:text-style-name="P25" draw:layer="layout" svg:width="0.95cm" svg:height="0.247cm" svg:x="4.343cm" svg:y="9.684cm">
          <draw:text-box>
            <text:p text:style-name="P3"><text:span text:style-name="T7">4107800</text:span></text:p>
          </draw:text-box>
        </draw:frame>
        <draw:polygon draw:style-name="gr1" draw:text-style-name="P1" draw:layer="layout" svg:width="0.715cm" svg:height="0.153cm" svg:x="4.347cm" svg:y="10.744cm" svg:viewBox="0 0 716 154" draw:points="0,154 716,154 716,0 0,0">
          <text:p/>
        </draw:polygon>
        <draw:frame draw:style-name="gr38" draw:text-style-name="P25" draw:layer="layout" svg:width="0.281cm" svg:height="0.298cm" svg:x="4.343cm" svg:y="10.444cm">
          <draw:text-box>
            <text:p text:style-name="P3"><text:span text:style-name="T6">2x</text:span></text:p>
          </draw:text-box>
        </draw:frame>
        <draw:frame draw:style-name="gr2" draw:text-style-name="P2" draw:layer="layout" svg:width="0.868cm" svg:height="0.951cm" svg:x="4.318cm" svg:y="11.036cm">
          <draw:image xlink:href="Pictures/100000000000002300000026917ED3736D6F7CF8.jpg" xlink:type="simple" xlink:show="embed" xlink:actuate="onLoad" draw:mime-type="image/jpeg">
            <text:p/>
          </draw:image>
        </draw:frame>
        <draw:polygon draw:style-name="gr1" draw:text-style-name="P1" draw:layer="layout" svg:width="0.187cm" svg:height="0.147cm" svg:x="4.351cm" svg:y="12.009cm" svg:viewBox="0 0 188 148" draw:points="0,148 188,148 188,0 0,0">
          <text:p/>
        </draw:polygon>
        <draw:frame draw:style-name="gr39" draw:text-style-name="P25" draw:layer="layout" svg:width="0.95cm" svg:height="0.247cm" svg:x="4.343cm" svg:y="10.698cm">
          <draw:text-box>
            <text:p text:style-name="P3"><text:span text:style-name="T7">4119474</text:span></text:p>
          </draw:text-box>
        </draw:frame>
        <draw:polygon draw:style-name="gr1" draw:text-style-name="P1" draw:layer="layout" svg:width="0.831cm" svg:height="0.153cm" svg:x="4.352cm" svg:y="12.26cm" svg:viewBox="0 0 832 154" draw:points="0,154 832,154 832,0 0,0">
          <text:p/>
        </draw:polygon>
        <draw:frame draw:style-name="gr38" draw:text-style-name="P25" draw:layer="layout" svg:width="0.281cm" svg:height="0.298cm" svg:x="4.343cm" svg:y="11.96cm">
          <draw:text-box>
            <text:p text:style-name="P3"><text:span text:style-name="T6">1x</text:span></text:p>
          </draw:text-box>
        </draw:frame>
        <draw:frame draw:style-name="gr2" draw:text-style-name="P2" draw:layer="layout" svg:width="1.008cm" svg:height="0.613cm" svg:x="4.317cm" svg:y="12.553cm">
          <draw:image xlink:href="Pictures/1000000000000028000000198D885BE943DEC96B.jpg" xlink:type="simple" xlink:show="embed" xlink:actuate="onLoad" draw:mime-type="image/jpeg">
            <text:p/>
          </draw:image>
        </draw:frame>
        <draw:polygon draw:style-name="gr1" draw:text-style-name="P1" draw:layer="layout" svg:width="0.224cm" svg:height="0.151cm" svg:x="4.349cm" svg:y="13.187cm" svg:viewBox="0 0 225 152" draw:points="0,152 225,152 225,0 0,0">
          <text:p/>
        </draw:polygon>
        <draw:frame draw:style-name="gr39" draw:text-style-name="P25" draw:layer="layout" svg:width="0.95cm" svg:height="0.247cm" svg:x="4.343cm" svg:y="12.214cm">
          <draw:text-box>
            <text:p text:style-name="P3"><text:span text:style-name="T7">6072627</text:span></text:p>
          </draw:text-box>
        </draw:frame>
        <draw:polygon draw:style-name="gr1" draw:text-style-name="P1" draw:layer="layout" svg:width="0.803cm" svg:height="0.153cm" svg:x="4.347cm" svg:y="13.439cm" svg:viewBox="0 0 804 154" draw:points="0,154 804,154 804,0 0,0">
          <text:p/>
        </draw:polygon>
        <draw:frame draw:style-name="gr38" draw:text-style-name="P25" draw:layer="layout" svg:width="0.281cm" svg:height="0.298cm" svg:x="4.343cm" svg:y="13.14cm">
          <draw:text-box>
            <text:p text:style-name="P3"><text:span text:style-name="T6">8x</text:span></text:p>
          </draw:text-box>
        </draw:frame>
        <draw:frame draw:style-name="gr2" draw:text-style-name="P2" draw:layer="layout" svg:width="1.11cm" svg:height="0.627cm" svg:x="4.317cm" svg:y="13.732cm">
          <draw:image xlink:href="Pictures/100000000000002C000000197E4B3AC78D5151AE.jpg" xlink:type="simple" xlink:show="embed" xlink:actuate="onLoad" draw:mime-type="image/jpeg">
            <text:p/>
          </draw:image>
        </draw:frame>
        <draw:polygon draw:style-name="gr1" draw:text-style-name="P1" draw:layer="layout" svg:width="0.187cm" svg:height="0.147cm" svg:x="4.351cm" svg:y="14.381cm" svg:viewBox="0 0 188 148" draw:points="0,148 188,148 188,0 0,0">
          <text:p/>
        </draw:polygon>
        <draw:frame draw:style-name="gr39" draw:text-style-name="P25" draw:layer="layout" svg:width="0.95cm" svg:height="0.247cm" svg:x="4.343cm" svg:y="13.394cm">
          <draw:text-box>
            <text:p text:style-name="P3"><text:span text:style-name="T7">4199345</text:span></text:p>
          </draw:text-box>
        </draw:frame>
        <draw:polygon draw:style-name="gr1" draw:text-style-name="P1" draw:layer="layout" svg:width="0.662cm" svg:height="0.053cm" svg:x="4.35cm" svg:y="14.632cm" svg:viewBox="0 0 663 54" draw:points="0,54 663,54 663,0 0,0">
          <text:p/>
        </draw:polygon>
        <draw:frame draw:style-name="gr38" draw:text-style-name="P25" draw:layer="layout" svg:width="0.281cm" svg:height="0.298cm" svg:x="4.343cm" svg:y="14.332cm">
          <draw:text-box>
            <text:p text:style-name="P3"><text:span text:style-name="T6">1x</text:span></text:p>
          </draw:text-box>
        </draw:frame>
        <draw:frame draw:style-name="gr2" draw:text-style-name="P2" draw:layer="layout" svg:width="1.313cm" svg:height="0.766cm" svg:x="0.975cm" svg:y="7.993cm">
          <draw:image xlink:href="Pictures/10000000000000340000001F77C3FE871CCC5FE5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51cm" svg:x="1.007cm" svg:y="8.78cm" svg:viewBox="0 0 228 152" draw:points="0,152 228,152 228,0 0,0">
          <text:p/>
        </draw:polygon>
        <draw:frame draw:style-name="gr41" draw:text-style-name="P25" draw:layer="layout" svg:width="0.815cm" svg:height="0.247cm" svg:x="4.343cm" svg:y="14.586cm">
          <draw:text-box>
            <text:p text:style-name="P3"><text:span text:style-name="T7">243124</text:span></text:p>
          </draw:text-box>
        </draw:frame>
        <draw:polygon draw:style-name="gr1" draw:text-style-name="P1" draw:layer="layout" svg:width="0.745cm" svg:height="0.153cm" svg:x="1.004cm" svg:y="9.032cm" svg:viewBox="0 0 746 154" draw:points="0,154 746,154 746,0 0,0">
          <text:p/>
        </draw:polygon>
        <draw:frame draw:style-name="gr38" draw:text-style-name="P25" draw:layer="layout" svg:width="0.281cm" svg:height="0.298cm" svg:x="1cm" svg:y="8.733cm">
          <draw:text-box>
            <text:p text:style-name="P3"><text:span text:style-name="T6">6x</text:span></text:p>
          </draw:text-box>
        </draw:frame>
        <draw:frame draw:style-name="gr2" draw:text-style-name="P2" draw:layer="layout" svg:width="1.313cm" svg:height="1.212cm" svg:x="0.975cm" svg:y="2.56cm">
          <draw:image xlink:href="Pictures/100000000000003400000030B8F47BB4BD655B1D.jpg" xlink:type="simple" xlink:show="embed" xlink:actuate="onLoad" draw:mime-type="image/jpeg">
            <text:p/>
          </draw:image>
        </draw:frame>
        <draw:polygon draw:style-name="gr1" draw:text-style-name="P1" draw:layer="layout" svg:width="0.27cm" svg:height="0.146cm" svg:x="1.009cm" svg:y="3.794cm" svg:viewBox="0 0 271 147" draw:points="0,147 271,147 271,0 0,0">
          <text:p/>
        </draw:polygon>
        <draw:frame draw:style-name="gr39" draw:text-style-name="P25" draw:layer="layout" svg:width="0.95cm" svg:height="0.247cm" svg:x="1cm" svg:y="8.987cm">
          <draw:text-box>
            <text:p text:style-name="P3"><text:span text:style-name="T7">4142133</text:span></text:p>
          </draw:text-box>
        </draw:frame>
        <draw:polygon draw:style-name="gr1" draw:text-style-name="P1" draw:layer="layout" svg:width="0.799cm" svg:height="0.153cm" svg:x="1.004cm" svg:y="4.044cm" svg:viewBox="0 0 800 154" draw:points="0,154 800,154 800,0 0,0">
          <text:p/>
        </draw:polygon>
        <draw:frame draw:style-name="gr40" draw:text-style-name="P25" draw:layer="layout" svg:width="0.421cm" svg:height="0.298cm" svg:x="1cm" svg:y="3.744cm">
          <draw:text-box>
            <text:p text:style-name="P3"><text:span text:style-name="T6">11x</text:span></text:p>
          </draw:text-box>
        </draw:frame>
        <draw:frame draw:style-name="gr2" draw:text-style-name="P2" draw:layer="layout" svg:width="1.598cm" svg:height="1.039cm" svg:x="0.975cm" svg:y="1.017cm">
          <draw:image xlink:href="Pictures/10000000000000400000002A62C80570CE3D21FD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7cm" svg:x="1.005cm" svg:y="2.079cm" svg:viewBox="0 0 224 148" draw:points="0,148 224,148 224,0 0,0">
          <text:p/>
        </draw:polygon>
        <draw:frame draw:style-name="gr39" draw:text-style-name="P25" draw:layer="layout" svg:width="0.95cm" svg:height="0.247cm" svg:x="1cm" svg:y="3.998cm">
          <draw:text-box>
            <text:p text:style-name="P3"><text:span text:style-name="T7">4144022</text:span></text:p>
          </draw:text-box>
        </draw:frame>
        <draw:polygon draw:style-name="gr1" draw:text-style-name="P1" draw:layer="layout" svg:width="0.793cm" svg:height="0.153cm" svg:x="1.009cm" svg:y="2.329cm" svg:viewBox="0 0 794 154" draw:points="0,154 794,154 794,0 0,0">
          <text:p/>
        </draw:polygon>
        <draw:frame draw:style-name="gr38" draw:text-style-name="P25" draw:layer="layout" svg:width="0.281cm" svg:height="0.298cm" svg:x="1cm" svg:y="2.03cm">
          <draw:text-box>
            <text:p text:style-name="P3"><text:span text:style-name="T6">4x</text:span></text:p>
          </draw:text-box>
        </draw:frame>
        <draw:frame draw:style-name="gr2" draw:text-style-name="P2" draw:layer="layout" svg:width="1.707cm" svg:height="0.856cm" svg:x="4.318cm" svg:y="14.66cm">
          <draw:image xlink:href="Pictures/1000000000000044000000228504FD7A82107C8D.jpg" xlink:type="simple" xlink:show="embed" xlink:actuate="onLoad" draw:mime-type="image/jpeg">
            <text:p/>
          </draw:image>
        </draw:frame>
        <draw:frame draw:style-name="gr2" draw:text-style-name="P2" draw:layer="layout" svg:width="0.727cm" svg:height="0.15cm" svg:x="4.318cm" svg:y="14.66cm">
          <draw:image xlink:href="Pictures/100000000000001D000000067274E636F72BC0E0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cm" svg:y="2.284cm">
          <draw:text-box>
            <text:p text:style-name="P3"><text:span text:style-name="T7">6133245</text:span></text:p>
          </draw:text-box>
        </draw:frame>
        <draw:frame draw:style-name="gr2" draw:text-style-name="P2" draw:layer="layout" svg:width="0.727cm" svg:height="0.15cm" svg:x="4.318cm" svg:y="14.66cm">
          <draw:image xlink:href="Pictures/100000000000001D00000006DEE0F80E0A20C69F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4.349cm" svg:y="15.538cm" svg:viewBox="0 0 228 149" draw:points="0,149 228,149 228,0 0,0">
          <text:p/>
        </draw:polygon>
        <draw:frame draw:style-name="gr41" draw:text-style-name="P25" draw:layer="layout" svg:width="0.815cm" svg:height="0.247cm" svg:x="4.343cm" svg:y="14.586cm">
          <draw:text-box>
            <text:p text:style-name="P3"><text:span text:style-name="T8">243124</text:span></text:p>
          </draw:text-box>
        </draw:frame>
        <draw:polygon draw:style-name="gr1" draw:text-style-name="P1" draw:layer="layout" svg:width="0.83cm" svg:height="0.153cm" svg:x="4.352cm" svg:y="15.789cm" svg:viewBox="0 0 831 154" draw:points="0,154 831,154 831,0 0,0">
          <text:p/>
        </draw:polygon>
        <draw:frame draw:style-name="gr38" draw:text-style-name="P25" draw:layer="layout" svg:width="0.281cm" svg:height="0.298cm" svg:x="4.343cm" svg:y="15.49cm">
          <draw:text-box>
            <text:p text:style-name="P3"><text:span text:style-name="T6">2x</text:span></text:p>
          </draw:text-box>
        </draw:frame>
        <draw:frame draw:style-name="gr2" draw:text-style-name="P2" draw:layer="layout" svg:width="1.745cm" svg:height="0.944cm" svg:x="0.975cm" svg:y="9.201cm">
          <draw:image xlink:href="Pictures/100000000000004500000026D71A0B26CA4B486D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51cm" svg:x="1.007cm" svg:y="10.166cm" svg:viewBox="0 0 228 152" draw:points="0,152 228,152 228,0 0,0">
          <text:p/>
        </draw:polygon>
        <draw:frame draw:style-name="gr39" draw:text-style-name="P25" draw:layer="layout" svg:width="0.95cm" svg:height="0.247cm" svg:x="4.343cm" svg:y="15.744cm">
          <draw:text-box>
            <text:p text:style-name="P3"><text:span text:style-name="T7">6130009</text:span></text:p>
          </draw:text-box>
        </draw:frame>
        <draw:polygon draw:style-name="gr1" draw:text-style-name="P1" draw:layer="layout" svg:width="0.855cm" svg:height="0.153cm" svg:x="1.004cm" svg:y="10.418cm" svg:viewBox="0 0 856 154" draw:points="0,154 856,154 856,0 0,0">
          <text:p/>
        </draw:polygon>
        <draw:frame draw:style-name="gr38" draw:text-style-name="P25" draw:layer="layout" svg:width="0.281cm" svg:height="0.298cm" svg:x="1cm" svg:y="10.119cm">
          <draw:text-box>
            <text:p text:style-name="P3"><text:span text:style-name="T6">6x</text:span></text:p>
          </draw:text-box>
        </draw:frame>
        <draw:frame draw:style-name="gr2" draw:text-style-name="P2" draw:layer="layout" svg:width="2.189cm" svg:height="1.129cm" svg:x="0.975cm" svg:y="10.604cm">
          <draw:image xlink:href="Pictures/10000000000000570000002D5D3EF837C6A1D2C2.jpg" xlink:type="simple" xlink:show="embed" xlink:actuate="onLoad" draw:mime-type="image/jpeg">
            <text:p/>
          </draw:image>
        </draw:frame>
        <draw:polygon draw:style-name="gr1" draw:text-style-name="P1" draw:layer="layout" svg:width="0.217cm" svg:height="0.147cm" svg:x="1.003cm" svg:y="11.755cm" svg:viewBox="0 0 218 148" draw:points="0,148 218,148 218,0 0,0">
          <text:p/>
        </draw:polygon>
        <draw:frame draw:style-name="gr39" draw:text-style-name="P25" draw:layer="layout" svg:width="0.95cm" svg:height="0.247cm" svg:x="1cm" svg:y="10.373cm">
          <draw:text-box>
            <text:p text:style-name="P3"><text:span text:style-name="T7">4495934</text:span></text:p>
          </draw:text-box>
        </draw:frame>
        <draw:polygon draw:style-name="gr1" draw:text-style-name="P1" draw:layer="layout" svg:width="0.696cm" svg:height="0.153cm" svg:x="1.009cm" svg:y="12.006cm" svg:viewBox="0 0 697 154" draw:points="0,154 697,154 697,0 0,0">
          <text:p/>
        </draw:polygon>
        <draw:frame draw:style-name="gr38" draw:text-style-name="P25" draw:layer="layout" svg:width="0.281cm" svg:height="0.298cm" svg:x="1cm" svg:y="11.706cm">
          <draw:text-box>
            <text:p text:style-name="P3"><text:span text:style-name="T6">7x</text:span></text:p>
          </draw:text-box>
        </draw:frame>
        <draw:frame draw:style-name="gr2" draw:text-style-name="P2" draw:layer="layout" svg:width="2.202cm" svg:height="2.011cm" svg:x="0.975cm" svg:y="5.414cm">
          <draw:image xlink:href="Pictures/100000000000005700000050772F0308BF7E188C.jpg" xlink:type="simple" xlink:show="embed" xlink:actuate="onLoad" draw:mime-type="image/jpeg">
            <text:p/>
          </draw:image>
        </draw:frame>
        <draw:g>
          <draw:frame draw:style-name="gr2" draw:text-style-name="P2" draw:layer="layout" svg:width="1.491cm" svg:height="1.201cm" svg:x="0.978cm" svg:y="4.27cm">
            <draw:image xlink:href="Pictures/100000000000003B00000030C294E40C5B9C5C54.jpg" xlink:type="simple" xlink:show="embed" xlink:actuate="onLoad" draw:mime-type="image/jpeg">
              <text:p/>
            </draw:image>
          </draw:frame>
          <draw:frame draw:style-name="gr2" draw:text-style-name="P2" draw:layer="layout" svg:width="1.457cm" svg:height="0.201cm" svg:x="0.995cm" svg:y="5.429cm">
            <draw:image xlink:href="Pictures/10000000000000AC000000182962A045C57E2817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0.252cm" svg:height="0.2cm" svg:x="0.975cm" svg:y="5.641cm">
          <draw:image xlink:href="Pictures/100000000000000A000000085E9E232D9B35320D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cm" svg:y="11.96cm">
          <draw:text-box>
            <text:p text:style-name="P3"><text:span text:style-name="T7">6115616</text:span></text:p>
          </draw:text-box>
        </draw:frame>
        <draw:frame draw:style-name="gr2" draw:text-style-name="P2" draw:layer="layout" svg:width="0.252cm" svg:height="0.2cm" svg:x="0.975cm" svg:y="5.641cm">
          <draw:image xlink:href="Pictures/100000000000000A000000089A65263351918706.jpg" xlink:type="simple" xlink:show="embed" xlink:actuate="onLoad" draw:mime-type="image/jpeg">
            <text:p/>
          </draw:image>
        </draw:frame>
        <draw:frame draw:style-name="gr2" draw:text-style-name="P2" draw:layer="layout" svg:width="0.911cm" svg:height="0.2cm" svg:x="0.975cm" svg:y="5.892cm">
          <draw:image xlink:href="Pictures/10000000000000240000000845F48EB2B0CA2197.png" xlink:type="simple" xlink:show="embed" xlink:actuate="onLoad" draw:mime-type="image/png">
            <text:p/>
          </draw:image>
        </draw:frame>
        <draw:frame draw:style-name="gr38" draw:text-style-name="P25" draw:layer="layout" svg:width="0.281cm" svg:height="0.298cm" svg:x="1.003cm" svg:y="5.619cm">
          <draw:text-box>
            <text:p text:style-name="P3"><text:span text:style-name="T9">1x</text:span></text:p>
          </draw:text-box>
        </draw:frame>
        <draw:frame draw:style-name="gr2" draw:text-style-name="P2" draw:layer="layout" svg:width="0.911cm" svg:height="0.2cm" svg:x="0.975cm" svg:y="5.892cm">
          <draw:image xlink:href="Pictures/10000000000000240000000864CB31E7E524B433.png" xlink:type="simple" xlink:show="embed" xlink:actuate="onLoad" draw:mime-type="image/png">
            <text:p/>
          </draw:image>
        </draw:frame>
        <draw:polygon draw:style-name="gr1" draw:text-style-name="P1" draw:layer="layout" svg:width="0.228cm" svg:height="0.148cm" svg:x="1.006cm" svg:y="7.447cm" svg:viewBox="0 0 229 149" draw:points="0,149 229,149 229,0 0,0">
          <text:p/>
        </draw:polygon>
        <draw:frame draw:style-name="gr39" draw:text-style-name="P25" draw:layer="layout" svg:width="0.95cm" svg:height="0.247cm" svg:x="1.003cm" svg:y="5.873cm">
          <draw:text-box>
            <text:p text:style-name="P3"><text:span text:style-name="T8">4500485</text:span></text:p>
          </draw:text-box>
        </draw:frame>
        <draw:polygon draw:style-name="gr1" draw:text-style-name="P1" draw:layer="layout" svg:width="0.703cm" svg:height="0.154cm" svg:x="1.004cm" svg:y="7.698cm" svg:viewBox="0 0 704 155" draw:points="0,155 704,155 704,0 0,0">
          <text:p/>
        </draw:polygon>
        <draw:frame draw:style-name="gr38" draw:text-style-name="P25" draw:layer="layout" svg:width="0.281cm" svg:height="0.298cm" svg:x="1cm" svg:y="7.399cm">
          <draw:text-box>
            <text:p text:style-name="P3"><text:span text:style-name="T6">2x</text:span></text:p>
          </draw:text-box>
        </draw:frame>
        <draw:frame draw:style-name="gr2" draw:text-style-name="P2" draw:layer="layout" svg:width="2.621cm" svg:height="1.3cm" svg:x="0.975cm" svg:y="12.173cm">
          <draw:image xlink:href="Pictures/10000000000000680000003434F0D2A665F6F6F2.jpg" xlink:type="simple" xlink:show="embed" xlink:actuate="onLoad" draw:mime-type="image/jpeg">
            <text:p/>
          </draw:image>
        </draw:frame>
        <draw:polygon draw:style-name="gr1" draw:text-style-name="P1" draw:layer="layout" svg:width="0.228cm" svg:height="0.147cm" svg:x="1.006cm" svg:y="13.495cm" svg:viewBox="0 0 229 148" draw:points="0,148 229,148 229,0 0,0">
          <text:p/>
        </draw:polygon>
        <draw:frame draw:style-name="gr39" draw:text-style-name="P25" draw:layer="layout" svg:width="0.95cm" svg:height="0.247cm" svg:x="1cm" svg:y="7.653cm">
          <draw:text-box>
            <text:p text:style-name="P3"><text:span text:style-name="T7">4111996</text:span></text:p>
          </draw:text-box>
        </draw:frame>
        <draw:polygon draw:style-name="gr1" draw:text-style-name="P1" draw:layer="layout" svg:width="0.799cm" svg:height="0.153cm" svg:x="1.009cm" svg:y="13.746cm" svg:viewBox="0 0 800 154" draw:points="0,154 800,154 800,0 0,0">
          <text:p/>
        </draw:polygon>
        <draw:frame draw:style-name="gr38" draw:text-style-name="P25" draw:layer="layout" svg:width="0.281cm" svg:height="0.298cm" svg:x="1cm" svg:y="13.446cm">
          <draw:text-box>
            <text:p text:style-name="P3"><text:span text:style-name="T6">2x</text:span></text:p>
          </draw:text-box>
        </draw:frame>
        <draw:frame draw:style-name="gr2" draw:text-style-name="P2" draw:layer="layout" svg:width="3.053cm" svg:height="1.478cm" svg:x="0.975cm" svg:y="14.038cm">
          <draw:image xlink:href="Pictures/10000000000000790000003BD8B49BDE71BE2A87.jpg" xlink:type="simple" xlink:show="embed" xlink:actuate="onLoad" draw:mime-type="image/jpeg">
            <text:p/>
          </draw:image>
        </draw:frame>
        <draw:polygon draw:style-name="gr1" draw:text-style-name="P1" draw:layer="layout" svg:width="0.228cm" svg:height="0.148cm" svg:x="1.006cm" svg:y="15.538cm" svg:viewBox="0 0 229 149" draw:points="0,149 229,149 229,0 0,0">
          <text:p/>
        </draw:polygon>
        <draw:frame draw:style-name="gr39" draw:text-style-name="P25" draw:layer="layout" svg:width="0.95cm" svg:height="0.247cm" svg:x="1cm" svg:y="13.7cm">
          <draw:text-box>
            <text:p text:style-name="P3"><text:span text:style-name="T7">6028107</text:span></text:p>
          </draw:text-box>
        </draw:frame>
        <draw:polygon draw:style-name="gr1" draw:text-style-name="P1" draw:layer="layout" svg:width="0.846cm" svg:height="0.153cm" svg:x="1.004cm" svg:y="15.789cm" svg:viewBox="0 0 847 154" draw:points="0,154 847,154 847,0 0,0">
          <text:p/>
        </draw:polygon>
        <draw:frame draw:style-name="gr38" draw:text-style-name="P25" draw:layer="layout" svg:width="0.281cm" svg:height="0.298cm" svg:x="1cm" svg:y="15.49cm">
          <draw:text-box>
            <text:p text:style-name="P3"><text:span text:style-name="T6">2x</text:span></text:p>
          </draw:text-box>
        </draw:frame>
        <draw:frame draw:style-name="gr2" draw:text-style-name="P2" draw:layer="layout" svg:width="0.424cm" svg:height="0.62cm" svg:x="11.735cm" svg:y="0.616cm">
          <draw:image xlink:href="Pictures/100000000000001100000019DC4B8CD97B0D7D0D.png" xlink:type="simple" xlink:show="embed" xlink:actuate="onLoad" draw:mime-type="image/png">
            <text:p/>
          </draw:image>
        </draw:frame>
        <draw:polygon draw:style-name="gr1" draw:text-style-name="P1" draw:layer="layout" svg:width="0.221cm" svg:height="0.149cm" svg:x="11.765cm" svg:y="1.259cm" svg:viewBox="0 0 222 150" draw:points="0,150 222,150 222,0 0,0">
          <text:p/>
        </draw:polygon>
        <draw:frame draw:style-name="gr39" draw:text-style-name="P25" draw:layer="layout" svg:width="0.95cm" svg:height="0.247cm" svg:x="1cm" svg:y="15.744cm">
          <draw:text-box>
            <text:p text:style-name="P3"><text:span text:style-name="T7">4522935</text:span></text:p>
          </draw:text-box>
        </draw:frame>
        <draw:polygon draw:style-name="gr1" draw:text-style-name="P1" draw:layer="layout" svg:width="0.775cm" svg:height="0.153cm" svg:x="11.769cm" svg:y="1.509cm" svg:viewBox="0 0 776 154" draw:points="0,154 776,154 776,0 0,0">
          <text:p/>
        </draw:polygon>
        <draw:frame draw:style-name="gr38" draw:text-style-name="P25" draw:layer="layout" svg:width="0.281cm" svg:height="0.298cm" svg:x="11.76cm" svg:y="1.21cm">
          <draw:text-box>
            <text:p text:style-name="P3"><text:span text:style-name="T6">5x</text:span></text:p>
          </draw:text-box>
        </draw:frame>
        <draw:frame draw:style-name="gr2" draw:text-style-name="P2" draw:layer="layout" svg:width="0.428cm" svg:height="0.887cm" svg:x="11.736cm" svg:y="1.802cm">
          <draw:image xlink:href="Pictures/100000000000001200000024FA1CEC76A73FB7FD.jpg" xlink:type="simple" xlink:show="embed" xlink:actuate="onLoad" draw:mime-type="image/jpeg">
            <text:p/>
          </draw:image>
        </draw:frame>
        <draw:polygon draw:style-name="gr1" draw:text-style-name="P1" draw:layer="layout" svg:width="0.217cm" svg:height="0.147cm" svg:x="11.763cm" svg:y="2.711cm" svg:viewBox="0 0 218 148" draw:points="0,148 218,148 218,0 0,0">
          <text:p/>
        </draw:polygon>
        <draw:frame draw:style-name="gr39" draw:text-style-name="P25" draw:layer="layout" svg:width="0.95cm" svg:height="0.247cm" svg:x="11.76cm" svg:y="1.464cm">
          <draw:text-box>
            <text:p text:style-name="P3"><text:span text:style-name="T7">6073231</text:span></text:p>
          </draw:text-box>
        </draw:frame>
        <draw:polygon draw:style-name="gr1" draw:text-style-name="P1" draw:layer="layout" svg:width="0.781cm" svg:height="0.153cm" svg:x="11.764cm" svg:y="2.962cm" svg:viewBox="0 0 782 154" draw:points="0,154 782,154 782,0 0,0">
          <text:p/>
        </draw:polygon>
        <draw:frame draw:style-name="gr38" draw:text-style-name="P25" draw:layer="layout" svg:width="0.281cm" svg:height="0.298cm" svg:x="11.76cm" svg:y="2.662cm">
          <draw:text-box>
            <text:p text:style-name="P3"><text:span text:style-name="T6">7x</text:span></text:p>
          </draw:text-box>
        </draw:frame>
        <draw:frame draw:style-name="gr2" draw:text-style-name="P2" draw:layer="layout" svg:width="0.537cm" svg:height="0.537cm" svg:x="11.735cm" svg:y="3.205cm">
          <draw:image xlink:href="Pictures/100000000000001600000016E3A22C329A0DA30F.jpg" xlink:type="simple" xlink:show="embed" xlink:actuate="onLoad" draw:mime-type="image/jpeg">
            <text:p/>
          </draw:image>
        </draw:frame>
        <draw:polygon draw:style-name="gr1" draw:text-style-name="P1" draw:layer="layout" svg:width="0.221cm" svg:height="0.149cm" svg:x="11.765cm" svg:y="3.765cm" svg:viewBox="0 0 222 150" draw:points="0,150 222,150 222,0 0,0">
          <text:p/>
        </draw:polygon>
        <draw:frame draw:style-name="gr39" draw:text-style-name="P25" draw:layer="layout" svg:width="0.95cm" svg:height="0.247cm" svg:x="11.76cm" svg:y="2.916cm">
          <draw:text-box>
            <text:p text:style-name="P3"><text:span text:style-name="T7">4107783</text:span></text:p>
          </draw:text-box>
        </draw:frame>
        <draw:polygon draw:style-name="gr1" draw:text-style-name="P1" draw:layer="layout" svg:width="0.694cm" svg:height="0.153cm" svg:x="11.764cm" svg:y="4.015cm" svg:viewBox="0 0 695 154" draw:points="0,154 695,154 695,0 0,0">
          <text:p/>
        </draw:polygon>
        <draw:frame draw:style-name="gr38" draw:text-style-name="P25" draw:layer="layout" svg:width="0.281cm" svg:height="0.298cm" svg:x="11.76cm" svg:y="3.716cm">
          <draw:text-box>
            <text:p text:style-name="P3"><text:span text:style-name="T6">5x</text:span></text:p>
          </draw:text-box>
        </draw:frame>
        <draw:frame draw:style-name="gr2" draw:text-style-name="P2" draw:layer="layout" svg:width="0.544cm" svg:height="0.384cm" svg:x="9.727cm" svg:y="1.033cm">
          <draw:image xlink:href="Pictures/100000000000001600000010D42C27E5BD22D4E3.png" xlink:type="simple" xlink:show="embed" xlink:actuate="onLoad" draw:mime-type="image/png">
            <text:p/>
          </draw:image>
        </draw:frame>
        <draw:polygon draw:style-name="gr1" draw:text-style-name="P1" draw:layer="layout" svg:width="0.226cm" svg:height="0.151cm" svg:x="9.759cm" svg:y="1.439cm" svg:viewBox="0 0 227 152" draw:points="0,152 227,152 227,0 0,0">
          <text:p/>
        </draw:polygon>
        <draw:frame draw:style-name="gr39" draw:text-style-name="P25" draw:layer="layout" svg:width="0.95cm" svg:height="0.247cm" svg:x="11.76cm" svg:y="3.97cm">
          <draw:text-box>
            <text:p text:style-name="P3"><text:span text:style-name="T7">4177431</text:span></text:p>
          </draw:text-box>
        </draw:frame>
        <draw:polygon draw:style-name="gr1" draw:text-style-name="P1" draw:layer="layout" svg:width="0.748cm" svg:height="0.153cm" svg:x="9.756cm" svg:y="1.691cm" svg:viewBox="0 0 749 154" draw:points="0,154 749,154 749,0 0,0">
          <text:p/>
        </draw:polygon>
        <draw:frame draw:style-name="gr38" draw:text-style-name="P25" draw:layer="layout" svg:width="0.281cm" svg:height="0.298cm" svg:x="9.752cm" svg:y="1.392cm">
          <draw:text-box>
            <text:p text:style-name="P3"><text:span text:style-name="T6">6x</text:span></text:p>
          </draw:text-box>
        </draw:frame>
        <draw:frame draw:style-name="gr2" draw:text-style-name="P2" draw:layer="layout" svg:width="0.613cm" svg:height="0.416cm" svg:x="9.727cm" svg:y="1.984cm">
          <draw:image xlink:href="Pictures/100000000000001900000011D04B3F865B2ACD4A.png" xlink:type="simple" xlink:show="embed" xlink:actuate="onLoad" draw:mime-type="image/png">
            <text:p/>
          </draw:image>
        </draw:frame>
        <draw:polygon draw:style-name="gr1" draw:text-style-name="P1" draw:layer="layout" svg:width="0.343cm" svg:height="0.15cm" svg:x="9.757cm" svg:y="2.423cm" svg:viewBox="0 0 344 151" draw:points="0,151 344,151 344,0 0,0">
          <text:p/>
        </draw:polygon>
        <draw:frame draw:style-name="gr39" draw:text-style-name="P25" draw:layer="layout" svg:width="0.95cm" svg:height="0.247cm" svg:x="9.752cm" svg:y="1.646cm">
          <draw:text-box>
            <text:p text:style-name="P3"><text:span text:style-name="T7">4184169</text:span></text:p>
          </draw:text-box>
        </draw:frame>
        <draw:polygon draw:style-name="gr1" draw:text-style-name="P1" draw:layer="layout" svg:width="0.681cm" svg:height="0.153cm" svg:x="9.756cm" svg:y="2.674cm" svg:viewBox="0 0 682 154" draw:points="0,154 682,154 682,0 0,0">
          <text:p/>
        </draw:polygon>
        <draw:frame draw:style-name="gr40" draw:text-style-name="P25" draw:layer="layout" svg:width="0.421cm" svg:height="0.298cm" svg:x="9.752cm" svg:y="2.374cm">
          <draw:text-box>
            <text:p text:style-name="P3"><text:span text:style-name="T6">55x</text:span></text:p>
          </draw:text-box>
        </draw:frame>
        <draw:frame draw:style-name="gr2" draw:text-style-name="P2" draw:layer="layout" svg:width="0.653cm" svg:height="0.664cm" svg:x="9.727cm" svg:y="2.967cm">
          <draw:image xlink:href="Pictures/100000000000001A0000001BC054B5528408DE14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9.758cm" svg:y="3.653cm" svg:viewBox="0 0 228 149" draw:points="0,149 228,149 228,0 0,0">
          <text:p/>
        </draw:polygon>
        <draw:frame draw:style-name="gr39" draw:text-style-name="P25" draw:layer="layout" svg:width="0.95cm" svg:height="0.247cm" svg:x="9.752cm" svg:y="2.628cm">
          <draw:text-box>
            <text:p text:style-name="P3"><text:span text:style-name="T7">4121715</text:span></text:p>
          </draw:text-box>
        </draw:frame>
        <draw:polygon draw:style-name="gr1" draw:text-style-name="P1" draw:layer="layout" svg:width="0.812cm" svg:height="0.153cm" svg:x="9.756cm" svg:y="3.904cm" svg:viewBox="0 0 813 154" draw:points="0,154 813,154 813,0 0,0">
          <text:p/>
        </draw:polygon>
        <draw:frame draw:style-name="gr38" draw:text-style-name="P25" draw:layer="layout" svg:width="0.281cm" svg:height="0.298cm" svg:x="9.752cm" svg:y="3.605cm">
          <draw:text-box>
            <text:p text:style-name="P3"><text:span text:style-name="T6">2x</text:span></text:p>
          </draw:text-box>
        </draw:frame>
        <draw:frame draw:style-name="gr2" draw:text-style-name="P2" draw:layer="layout" svg:width="0.653cm" svg:height="0.5cm" svg:x="9.727cm" svg:y="4.197cm">
          <draw:image xlink:href="Pictures/100000000000001A000000144B0BA0A80B732995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8cm" svg:x="9.758cm" svg:y="4.718cm" svg:viewBox="0 0 228 149" draw:points="0,149 228,149 228,0 0,0">
          <text:p/>
        </draw:polygon>
        <draw:frame draw:style-name="gr39" draw:text-style-name="P25" draw:layer="layout" svg:width="0.95cm" svg:height="0.247cm" svg:x="9.752cm" svg:y="3.859cm">
          <draw:text-box>
            <text:p text:style-name="P3"><text:span text:style-name="T7">4140430</text:span></text:p>
          </draw:text-box>
        </draw:frame>
        <draw:polygon draw:style-name="gr1" draw:text-style-name="P1" draw:layer="layout" svg:width="0.796cm" svg:height="0.153cm" svg:x="9.756cm" svg:y="4.97cm" svg:viewBox="0 0 797 154" draw:points="0,154 797,154 797,0 0,0">
          <text:p/>
        </draw:polygon>
        <draw:frame draw:style-name="gr38" draw:text-style-name="P25" draw:layer="layout" svg:width="0.281cm" svg:height="0.298cm" svg:x="9.752cm" svg:y="4.67cm">
          <draw:text-box>
            <text:p text:style-name="P3"><text:span text:style-name="T6">2x</text:span></text:p>
          </draw:text-box>
        </draw:frame>
        <draw:frame draw:style-name="gr2" draw:text-style-name="P2" draw:layer="layout" svg:width="0.653cm" svg:height="0.5cm" svg:x="9.727cm" svg:y="5.262cm">
          <draw:image xlink:href="Pictures/100000000000001A00000014606A6625D871A537.png" xlink:type="simple" xlink:show="embed" xlink:actuate="onLoad" draw:mime-type="image/png">
            <text:p/>
          </draw:image>
        </draw:frame>
        <draw:polygon draw:style-name="gr1" draw:text-style-name="P1" draw:layer="layout" svg:width="0.314cm" svg:height="0.152cm" svg:x="9.76cm" svg:y="5.782cm" svg:viewBox="0 0 315 153" draw:points="0,153 315,153 315,0 0,0">
          <text:p/>
        </draw:polygon>
        <draw:frame draw:style-name="gr39" draw:text-style-name="P25" draw:layer="layout" svg:width="0.95cm" svg:height="0.247cm" svg:x="9.752cm" svg:y="4.924cm">
          <draw:text-box>
            <text:p text:style-name="P3"><text:span text:style-name="T7">4198367</text:span></text:p>
          </draw:text-box>
        </draw:frame>
        <draw:polygon draw:style-name="gr1" draw:text-style-name="P1" draw:layer="layout" svg:width="0.824cm" svg:height="0.153cm" svg:x="9.761cm" svg:y="6.035cm" svg:viewBox="0 0 825 154" draw:points="0,154 825,154 825,0 0,0">
          <text:p/>
        </draw:polygon>
        <draw:frame draw:style-name="gr40" draw:text-style-name="P25" draw:layer="layout" svg:width="0.421cm" svg:height="0.298cm" svg:x="9.752cm" svg:y="5.735cm">
          <draw:text-box>
            <text:p text:style-name="P3"><text:span text:style-name="T6">16x</text:span></text:p>
          </draw:text-box>
        </draw:frame>
        <draw:frame draw:style-name="gr2" draw:text-style-name="P2" draw:layer="layout" svg:width="0.773cm" svg:height="0.69cm" svg:x="9.727cm" svg:y="6.328cm">
          <draw:image xlink:href="Pictures/100000000000001F0000001CF2F396566FDCC2B4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9.758cm" svg:y="7.04cm" svg:viewBox="0 0 228 148" draw:points="0,148 228,148 228,0 0,0">
          <text:p/>
        </draw:polygon>
        <draw:frame draw:style-name="gr39" draw:text-style-name="P25" draw:layer="layout" svg:width="0.95cm" svg:height="0.247cm" svg:x="9.752cm" svg:y="5.989cm">
          <draw:text-box>
            <text:p text:style-name="P3"><text:span text:style-name="T7">6006140</text:span></text:p>
          </draw:text-box>
        </draw:frame>
        <draw:polygon draw:style-name="gr1" draw:text-style-name="P1" draw:layer="layout" svg:width="0.863cm" svg:height="0.153cm" svg:x="9.756cm" svg:y="7.291cm" svg:viewBox="0 0 864 154" draw:points="0,154 864,154 864,0 0,0">
          <text:p/>
        </draw:polygon>
        <draw:frame draw:style-name="gr38" draw:text-style-name="P25" draw:layer="layout" svg:width="0.281cm" svg:height="0.298cm" svg:x="9.752cm" svg:y="6.991cm">
          <draw:text-box>
            <text:p text:style-name="P3"><text:span text:style-name="T6">2x</text:span></text:p>
          </draw:text-box>
        </draw:frame>
        <draw:frame draw:style-name="gr2" draw:text-style-name="P2" draw:layer="layout" svg:width="0.83cm" svg:height="0.5cm" svg:x="9.726cm" svg:y="7.583cm">
          <draw:image xlink:href="Pictures/1000000000000021000000141C7AAA7DAE2E0756.png" xlink:type="simple" xlink:show="embed" xlink:actuate="onLoad" draw:mime-type="image/png">
            <text:p/>
          </draw:image>
        </draw:frame>
        <draw:polygon draw:style-name="gr1" draw:text-style-name="P1" draw:layer="layout" svg:width="0.311cm" svg:height="0.15cm" svg:x="9.76cm" svg:y="8.105cm" svg:viewBox="0 0 312 151" draw:points="0,151 312,151 312,0 0,0">
          <text:p/>
        </draw:polygon>
        <draw:frame draw:style-name="gr39" draw:text-style-name="P25" draw:layer="layout" svg:width="0.95cm" svg:height="0.247cm" svg:x="9.752cm" svg:y="7.245cm">
          <draw:text-box>
            <text:p text:style-name="P3"><text:span text:style-name="T7">4563044</text:span></text:p>
          </draw:text-box>
        </draw:frame>
        <draw:polygon draw:style-name="gr1" draw:text-style-name="P1" draw:layer="layout" svg:width="0.758cm" svg:height="0.153cm" svg:x="9.761cm" svg:y="8.356cm" svg:viewBox="0 0 759 154" draw:points="0,154 759,154 759,0 0,0">
          <text:p/>
        </draw:polygon>
        <draw:frame draw:style-name="gr40" draw:text-style-name="P25" draw:layer="layout" svg:width="0.421cm" svg:height="0.298cm" svg:x="9.752cm" svg:y="8.056cm">
          <draw:text-box>
            <text:p text:style-name="P3"><text:span text:style-name="T6">13x</text:span></text:p>
          </draw:text-box>
        </draw:frame>
        <draw:frame draw:style-name="gr2" draw:text-style-name="P2" draw:layer="layout" svg:width="0.842cm" svg:height="0.53cm" svg:x="9.727cm" svg:y="8.649cm">
          <draw:image xlink:href="Pictures/10000000000000220000001693696EB3B0AE3900.jpg" xlink:type="simple" xlink:show="embed" xlink:actuate="onLoad" draw:mime-type="image/jpeg">
            <text:p/>
          </draw:image>
        </draw:frame>
        <draw:polygon draw:style-name="gr1" draw:text-style-name="P1" draw:layer="layout" svg:width="0.314cm" svg:height="0.151cm" svg:x="9.76cm" svg:y="9.201cm" svg:viewBox="0 0 315 152" draw:points="0,152 315,152 315,0 0,0">
          <text:p/>
        </draw:polygon>
        <draw:frame draw:style-name="gr39" draw:text-style-name="P25" draw:layer="layout" svg:width="0.95cm" svg:height="0.247cm" svg:x="9.752cm" svg:y="8.31cm">
          <draw:text-box>
            <text:p text:style-name="P3"><text:span text:style-name="T7">6089119</text:span></text:p>
          </draw:text-box>
        </draw:frame>
        <draw:polygon draw:style-name="gr1" draw:text-style-name="P1" draw:layer="layout" svg:width="0.744cm" svg:height="0.153cm" svg:x="9.756cm" svg:y="9.453cm" svg:viewBox="0 0 745 154" draw:points="0,154 745,154 745,0 0,0">
          <text:p/>
        </draw:polygon>
        <draw:frame draw:style-name="gr40" draw:text-style-name="P25" draw:layer="layout" svg:width="0.421cm" svg:height="0.298cm" svg:x="9.752cm" svg:y="9.153cm">
          <draw:text-box>
            <text:p text:style-name="P3"><text:span text:style-name="T6">16x</text:span></text:p>
          </draw:text-box>
        </draw:frame>
        <draw:frame draw:style-name="gr2" draw:text-style-name="P2" draw:layer="layout" svg:width="0.868cm" svg:height="0.588cm" svg:x="9.727cm" svg:y="9.746cm">
          <draw:image xlink:href="Pictures/10000000000000230000001846721D92386A67F3.jpg" xlink:type="simple" xlink:show="embed" xlink:actuate="onLoad" draw:mime-type="image/jpeg">
            <text:p/>
          </draw:image>
        </draw:frame>
        <draw:polygon draw:style-name="gr1" draw:text-style-name="P1" draw:layer="layout" svg:width="0.317cm" svg:height="0.149cm" svg:x="9.76cm" svg:y="10.357cm" svg:viewBox="0 0 318 150" draw:points="0,150 318,150 318,0 0,0">
          <text:p/>
        </draw:polygon>
        <draw:frame draw:style-name="gr39" draw:text-style-name="P25" draw:layer="layout" svg:width="0.95cm" svg:height="0.247cm" svg:x="9.752cm" svg:y="9.407cm">
          <draw:text-box>
            <text:p text:style-name="P3"><text:span text:style-name="T7">4140801</text:span></text:p>
          </draw:text-box>
        </draw:frame>
        <draw:polygon draw:style-name="gr1" draw:text-style-name="P1" draw:layer="layout" svg:width="0.743cm" svg:height="0.153cm" svg:x="9.756cm" svg:y="10.607cm" svg:viewBox="0 0 744 154" draw:points="0,154 744,154 744,0 0,0">
          <text:p/>
        </draw:polygon>
        <draw:frame draw:style-name="gr40" draw:text-style-name="P25" draw:layer="layout" svg:width="0.421cm" svg:height="0.298cm" svg:x="9.752cm" svg:y="10.308cm">
          <draw:text-box>
            <text:p text:style-name="P3"><text:span text:style-name="T6">10x</text:span></text:p>
          </draw:text-box>
        </draw:frame>
        <draw:frame draw:style-name="gr2" draw:text-style-name="P2" draw:layer="layout" svg:width="0.868cm" svg:height="0.588cm" svg:x="9.727cm" svg:y="10.9cm">
          <draw:image xlink:href="Pictures/100000000000002300000018737DEB6544436A4A.jpg" xlink:type="simple" xlink:show="embed" xlink:actuate="onLoad" draw:mime-type="image/jpeg">
            <text:p/>
          </draw:image>
        </draw:frame>
        <draw:polygon draw:style-name="gr1" draw:text-style-name="P1" draw:layer="layout" svg:width="0.221cm" svg:height="0.149cm" svg:x="9.757cm" svg:y="11.511cm" svg:viewBox="0 0 222 150" draw:points="0,150 222,150 222,0 0,0">
          <text:p/>
        </draw:polygon>
        <draw:frame draw:style-name="gr39" draw:text-style-name="P25" draw:layer="layout" svg:width="0.95cm" svg:height="0.247cm" svg:x="9.752cm" svg:y="10.562cm">
          <draw:text-box>
            <text:p text:style-name="P3"><text:span text:style-name="T7">4121667</text:span></text:p>
          </draw:text-box>
        </draw:frame>
        <draw:polygon draw:style-name="gr1" draw:text-style-name="P1" draw:layer="layout" svg:width="0.786cm" svg:height="0.153cm" svg:x="9.756cm" svg:y="11.761cm" svg:viewBox="0 0 787 154" draw:points="0,154 787,154 787,0 0,0">
          <text:p/>
        </draw:polygon>
        <draw:frame draw:style-name="gr38" draw:text-style-name="P25" draw:layer="layout" svg:width="0.281cm" svg:height="0.298cm" svg:x="9.752cm" svg:y="11.462cm">
          <draw:text-box>
            <text:p text:style-name="P3"><text:span text:style-name="T6">5x</text:span></text:p>
          </draw:text-box>
        </draw:frame>
        <draw:frame draw:style-name="gr2" draw:text-style-name="P2" draw:layer="layout" svg:width="1.046cm" svg:height="0.588cm" svg:x="9.727cm" svg:y="12.054cm">
          <draw:image xlink:href="Pictures/100000000000002A00000018677CF06C18AB066D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52cm" svg:x="9.757cm" svg:y="12.663cm" svg:viewBox="0 0 228 153" draw:points="0,153 228,153 228,0 0,0">
          <text:p/>
        </draw:polygon>
        <draw:frame draw:style-name="gr39" draw:text-style-name="P25" draw:layer="layout" svg:width="0.95cm" svg:height="0.247cm" svg:x="9.752cm" svg:y="11.716cm">
          <draw:text-box>
            <text:p text:style-name="P3"><text:span text:style-name="T7">4142822</text:span></text:p>
          </draw:text-box>
        </draw:frame>
        <draw:polygon draw:style-name="gr1" draw:text-style-name="P1" draw:layer="layout" svg:width="0.712cm" svg:height="0.153cm" svg:x="9.759cm" svg:y="12.916cm" svg:viewBox="0 0 713 154" draw:points="0,154 713,154 713,0 0,0">
          <text:p/>
        </draw:polygon>
        <draw:frame draw:style-name="gr38" draw:text-style-name="P25" draw:layer="layout" svg:width="0.281cm" svg:height="0.298cm" svg:x="9.752cm" svg:y="12.616cm">
          <draw:text-box>
            <text:p text:style-name="P3"><text:span text:style-name="T6">9x</text:span></text:p>
          </draw:text-box>
        </draw:frame>
        <draw:frame draw:style-name="gr2" draw:text-style-name="P2" draw:layer="layout" svg:width="1.09cm" svg:height="0.907cm" svg:x="9.727cm" svg:y="13.208cm">
          <draw:image xlink:href="Pictures/100000000000002C000000242E5E14FDAE5B7E6B.jpg" xlink:type="simple" xlink:show="embed" xlink:actuate="onLoad" draw:mime-type="image/jpeg">
            <text:p/>
          </draw:image>
        </draw:frame>
        <draw:polygon draw:style-name="gr1" draw:text-style-name="P1" draw:layer="layout" svg:width="0.226cm" svg:height="0.151cm" svg:x="9.759cm" svg:y="14.135cm" svg:viewBox="0 0 227 152" draw:points="0,152 227,152 227,0 0,0">
          <text:p/>
        </draw:polygon>
        <draw:frame draw:style-name="gr41" draw:text-style-name="P25" draw:layer="layout" svg:width="0.815cm" svg:height="0.247cm" svg:x="9.752cm" svg:y="12.87cm">
          <draw:text-box>
            <text:p text:style-name="P3"><text:span text:style-name="T7">370526</text:span></text:p>
          </draw:text-box>
        </draw:frame>
        <draw:polygon draw:style-name="gr1" draw:text-style-name="P1" draw:layer="layout" svg:width="0.75cm" svg:height="0.153cm" svg:x="9.756cm" svg:y="14.387cm" svg:viewBox="0 0 751 154" draw:points="0,154 751,154 751,0 0,0">
          <text:p/>
        </draw:polygon>
        <draw:frame draw:style-name="gr38" draw:text-style-name="P25" draw:layer="layout" svg:width="0.281cm" svg:height="0.298cm" svg:x="9.752cm" svg:y="14.088cm">
          <draw:text-box>
            <text:p text:style-name="P3"><text:span text:style-name="T6">6x</text:span></text:p>
          </draw:text-box>
        </draw:frame>
        <draw:frame draw:style-name="gr2" draw:text-style-name="P2" draw:layer="layout" svg:width="1.18cm" svg:height="0.836cm" svg:x="9.727cm" svg:y="14.68cm">
          <draw:image xlink:href="Pictures/100000000000002F00000022A6CF3AF966775660.jpg" xlink:type="simple" xlink:show="embed" xlink:actuate="onLoad" draw:mime-type="image/jpeg">
            <text:p/>
          </draw:image>
        </draw:frame>
        <draw:polygon draw:style-name="gr1" draw:text-style-name="P1" draw:layer="layout" svg:width="0.187cm" svg:height="0.147cm" svg:x="9.76cm" svg:y="15.539cm" svg:viewBox="0 0 188 148" draw:points="0,148 188,148 188,0 0,0">
          <text:p/>
        </draw:polygon>
        <draw:frame draw:style-name="gr39" draw:text-style-name="P25" draw:layer="layout" svg:width="0.95cm" svg:height="0.247cm" svg:x="9.752cm" svg:y="14.342cm">
          <draw:text-box>
            <text:p text:style-name="P3"><text:span text:style-name="T7">4120017</text:span></text:p>
          </draw:text-box>
        </draw:frame>
        <draw:polygon draw:style-name="gr1" draw:text-style-name="P1" draw:layer="layout" svg:width="0.848cm" svg:height="0.153cm" svg:x="9.756cm" svg:y="15.789cm" svg:viewBox="0 0 849 154" draw:points="0,154 849,154 849,0 0,0">
          <text:p/>
        </draw:polygon>
        <draw:frame draw:style-name="gr38" draw:text-style-name="P25" draw:layer="layout" svg:width="0.281cm" svg:height="0.298cm" svg:x="9.752cm" svg:y="15.49cm">
          <draw:text-box>
            <text:p text:style-name="P3"><text:span text:style-name="T6">1x</text:span></text:p>
          </draw:text-box>
        </draw:frame>
        <draw:frame draw:style-name="gr2" draw:text-style-name="P2" draw:layer="layout" svg:width="1.237cm" svg:height="0.703cm" svg:x="11.734cm" svg:y="4.161cm">
          <draw:image xlink:href="Pictures/10000000000000310000001CE1BEE91D87DA5307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11.766cm" svg:y="4.887cm" svg:viewBox="0 0 228 148" draw:points="0,148 228,148 228,0 0,0">
          <text:p/>
        </draw:polygon>
        <draw:frame draw:style-name="gr39" draw:text-style-name="P25" draw:layer="layout" svg:width="0.95cm" svg:height="0.247cm" svg:x="9.752cm" svg:y="15.744cm">
          <draw:text-box>
            <text:p text:style-name="P3"><text:span text:style-name="T7">4558692</text:span></text:p>
          </draw:text-box>
        </draw:frame>
        <draw:polygon draw:style-name="gr1" draw:text-style-name="P1" draw:layer="layout" svg:width="0.869cm" svg:height="0.153cm" svg:x="11.769cm" svg:y="5.138cm" svg:viewBox="0 0 870 154" draw:points="0,154 870,154 870,0 0,0">
          <text:p/>
        </draw:polygon>
        <draw:frame draw:style-name="gr38" draw:text-style-name="P25" draw:layer="layout" svg:width="0.281cm" svg:height="0.298cm" svg:x="11.76cm" svg:y="4.838cm">
          <draw:text-box>
            <text:p text:style-name="P3"><text:span text:style-name="T6">2x</text:span></text:p>
          </draw:text-box>
        </draw:frame>
        <draw:frame draw:style-name="gr2" draw:text-style-name="P2" draw:layer="layout" svg:width="1.237cm" svg:height="0.97cm" svg:x="11.734cm" svg:y="5.38cm">
          <draw:image xlink:href="Pictures/100000000000003100000027BCAF4536A5B4D254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11.766cm" svg:y="6.372cm" svg:viewBox="0 0 228 148" draw:points="0,148 228,148 228,0 0,0">
          <text:p/>
        </draw:polygon>
        <draw:frame draw:style-name="gr39" draw:text-style-name="P25" draw:layer="layout" svg:width="0.95cm" svg:height="0.247cm" svg:x="11.76cm" svg:y="5.092cm">
          <draw:text-box>
            <text:p text:style-name="P3"><text:span text:style-name="T7">6030286</text:span></text:p>
          </draw:text-box>
        </draw:frame>
        <draw:polygon draw:style-name="gr1" draw:text-style-name="P1" draw:layer="layout" svg:width="0.819cm" svg:height="0.153cm" svg:x="11.769cm" svg:y="6.623cm" svg:viewBox="0 0 820 154" draw:points="0,154 820,154 820,0 0,0">
          <text:p/>
        </draw:polygon>
        <draw:frame draw:style-name="gr38" draw:text-style-name="P25" draw:layer="layout" svg:width="0.281cm" svg:height="0.298cm" svg:x="11.76cm" svg:y="6.323cm">
          <draw:text-box>
            <text:p text:style-name="P3"><text:span text:style-name="T6">2x</text:span></text:p>
          </draw:text-box>
        </draw:frame>
        <draw:frame draw:style-name="gr2" draw:text-style-name="P2" draw:layer="layout" svg:width="1.313cm" svg:height="0.766cm" svg:x="11.734cm" svg:y="6.866cm">
          <draw:image xlink:href="Pictures/10000000000000340000001F4F8C32DD38E1D5E8.jpg" xlink:type="simple" xlink:show="embed" xlink:actuate="onLoad" draw:mime-type="image/jpeg">
            <text:p/>
          </draw:image>
        </draw:frame>
        <draw:polygon draw:style-name="gr1" draw:text-style-name="P1" draw:layer="layout" svg:width="0.226cm" svg:height="0.151cm" svg:x="11.767cm" svg:y="7.653cm" svg:viewBox="0 0 227 152" draw:points="0,152 227,152 227,0 0,0">
          <text:p/>
        </draw:polygon>
        <draw:frame draw:style-name="gr39" draw:text-style-name="P25" draw:layer="layout" svg:width="0.95cm" svg:height="0.247cm" svg:x="11.76cm" svg:y="6.577cm">
          <draw:text-box>
            <text:p text:style-name="P3"><text:span text:style-name="T7">6010864</text:span></text:p>
          </draw:text-box>
        </draw:frame>
        <draw:polygon draw:style-name="gr1" draw:text-style-name="P1" draw:layer="layout" svg:width="0.741cm" svg:height="0.153cm" svg:x="11.764cm" svg:y="7.905cm" svg:viewBox="0 0 742 154" draw:points="0,154 742,154 742,0 0,0">
          <text:p/>
        </draw:polygon>
        <draw:frame draw:style-name="gr38" draw:text-style-name="P25" draw:layer="layout" svg:width="0.281cm" svg:height="0.298cm" svg:x="11.76cm" svg:y="7.605cm">
          <draw:text-box>
            <text:p text:style-name="P3"><text:span text:style-name="T6">6x</text:span></text:p>
          </draw:text-box>
        </draw:frame>
        <draw:frame draw:style-name="gr2" draw:text-style-name="P2" draw:layer="layout" svg:width="1.491cm" svg:height="0.83cm" svg:x="11.734cm" svg:y="8.147cm">
          <draw:image xlink:href="Pictures/100000000000003B00000021E87A2AA0C4619443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11.766cm" svg:y="8.999cm" svg:viewBox="0 0 228 149" draw:points="0,149 228,149 228,0 0,0">
          <text:p/>
        </draw:polygon>
        <draw:frame draw:style-name="gr39" draw:text-style-name="P25" draw:layer="layout" svg:width="0.95cm" svg:height="0.247cm" svg:x="11.76cm" svg:y="7.859cm">
          <draw:text-box>
            <text:p text:style-name="P3"><text:span text:style-name="T7">4142135</text:span></text:p>
          </draw:text-box>
        </draw:frame>
        <draw:polygon draw:style-name="gr1" draw:text-style-name="P1" draw:layer="layout" svg:width="0.792cm" svg:height="0.153cm" svg:x="11.764cm" svg:y="9.25cm" svg:viewBox="0 0 793 154" draw:points="0,154 793,154 793,0 0,0">
          <text:p/>
        </draw:polygon>
        <draw:frame draw:style-name="gr38" draw:text-style-name="P25" draw:layer="layout" svg:width="0.281cm" svg:height="0.298cm" svg:x="11.76cm" svg:y="8.951cm">
          <draw:text-box>
            <text:p text:style-name="P3"><text:span text:style-name="T6">2x</text:span></text:p>
          </draw:text-box>
        </draw:frame>
        <draw:frame draw:style-name="gr2" draw:text-style-name="P2" draw:layer="layout" svg:width="1.491cm" svg:height="1.376cm" svg:x="11.734cm" svg:y="9.493cm">
          <draw:image xlink:href="Pictures/100000000000003B000000375D6E82C791FC9F94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6cm" svg:x="11.764cm" svg:y="10.892cm" svg:viewBox="0 0 224 147" draw:points="0,147 224,147 224,0 0,0">
          <text:p/>
        </draw:polygon>
        <draw:frame draw:style-name="gr39" draw:text-style-name="P25" draw:layer="layout" svg:width="0.95cm" svg:height="0.247cm" svg:x="11.76cm" svg:y="9.205cm">
          <draw:text-box>
            <text:p text:style-name="P3"><text:span text:style-name="T7">4629921</text:span></text:p>
          </draw:text-box>
        </draw:frame>
        <draw:polygon draw:style-name="gr1" draw:text-style-name="P1" draw:layer="layout" svg:width="0.794cm" svg:height="0.117cm" svg:x="11.764cm" svg:y="11.142cm" svg:viewBox="0 0 795 118" draw:points="0,118 795,118 795,0 0,0">
          <text:p/>
        </draw:polygon>
        <draw:frame draw:style-name="gr38" draw:text-style-name="P25" draw:layer="layout" svg:width="0.281cm" svg:height="0.298cm" svg:x="11.76cm" svg:y="10.843cm">
          <draw:text-box>
            <text:p text:style-name="P3"><text:span text:style-name="T6">4x</text:span></text:p>
          </draw:text-box>
        </draw:frame>
        <draw:frame draw:style-name="gr2" draw:text-style-name="P2" draw:layer="layout" svg:width="2.145cm" svg:height="2.202cm" svg:x="11.734cm" svg:y="11.234cm">
          <draw:image xlink:href="Pictures/1000000000000055000000573F7DC1280332DD96.jpg" xlink:type="simple" xlink:show="embed" xlink:actuate="onLoad" draw:mime-type="image/jpeg">
            <text:p/>
          </draw:image>
        </draw:frame>
        <draw:frame draw:style-name="gr2" draw:text-style-name="P2" draw:layer="layout" svg:width="0.236cm" svg:height="1.711cm" svg:x="13.627cm" svg:y="11.709cm">
          <draw:image xlink:href="Pictures/100000000000001C000000CA554D112B2654E26D.png" xlink:type="simple" xlink:show="embed" xlink:actuate="onLoad" draw:mime-type="image/png">
            <text:p/>
          </draw:image>
        </draw:frame>
        <draw:frame draw:style-name="gr2" draw:text-style-name="P2" draw:layer="layout" svg:width="0.857cm" svg:height="0.075cm" svg:x="11.734cm" svg:y="11.234cm">
          <draw:image xlink:href="Pictures/100000000000002200000003EFEE2B8DE0E63DE4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1.76cm" svg:y="11.097cm">
          <draw:text-box>
            <text:p text:style-name="P3"><text:span text:style-name="T7">4128593</text:span></text:p>
          </draw:text-box>
        </draw:frame>
        <draw:frame draw:style-name="gr2" draw:text-style-name="P2" draw:layer="layout" svg:width="0.857cm" svg:height="0.075cm" svg:x="11.734cm" svg:y="11.234cm">
          <draw:image xlink:href="Pictures/1000000000000022000000036DA648A09B80C410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7cm" svg:x="11.764cm" svg:y="13.459cm" svg:viewBox="0 0 224 148" draw:points="0,148 224,148 224,0 0,0">
          <text:p/>
        </draw:polygon>
        <draw:frame draw:style-name="gr39" draw:text-style-name="P25" draw:layer="layout" svg:width="0.95cm" svg:height="0.247cm" svg:x="11.76cm" svg:y="11.097cm">
          <draw:text-box>
            <text:p text:style-name="P3"><text:span text:style-name="T8">4128593</text:span></text:p>
          </draw:text-box>
        </draw:frame>
        <draw:polygon draw:style-name="gr1" draw:text-style-name="P1" draw:layer="layout" svg:width="0.818cm" svg:height="0.153cm" svg:x="11.764cm" svg:y="13.709cm" svg:viewBox="0 0 819 154" draw:points="0,154 819,154 819,0 0,0">
          <text:p/>
        </draw:polygon>
        <draw:frame draw:style-name="gr38" draw:text-style-name="P25" draw:layer="layout" svg:width="0.281cm" svg:height="0.298cm" svg:x="11.76cm" svg:y="13.41cm">
          <draw:text-box>
            <text:p text:style-name="P3"><text:span text:style-name="T6">4x</text:span></text:p>
          </draw:text-box>
        </draw:frame>
        <draw:frame draw:style-name="gr2" draw:text-style-name="P2" draw:layer="layout" svg:width="1.924cm" svg:height="1.503cm" svg:x="11.734cm" svg:y="14.001cm">
          <draw:image xlink:href="Pictures/100000000000004C0000003C5842D4A627A1565C.jpg" xlink:type="simple" xlink:show="embed" xlink:actuate="onLoad" draw:mime-type="image/jpeg">
            <text:p/>
          </draw:image>
        </draw:frame>
        <draw:frame draw:style-name="gr2" draw:text-style-name="P2" draw:layer="layout" svg:width="0.245cm" svg:height="1.47cm" svg:x="13.624cm" svg:y="14.018cm">
          <draw:image xlink:href="Pictures/100000000000001D000000AF0D127021E2DAED69.png" xlink:type="simple" xlink:show="embed" xlink:actuate="onLoad" draw:mime-type="image/png">
            <text:p/>
          </draw:image>
        </draw:frame>
        <draw:polygon draw:style-name="gr1" draw:text-style-name="P1" draw:layer="layout" svg:width="0.187cm" svg:height="0.147cm" svg:x="11.768cm" svg:y="15.527cm" svg:viewBox="0 0 188 148" draw:points="0,148 188,148 188,0 0,0">
          <text:p/>
        </draw:polygon>
        <draw:frame draw:style-name="gr39" draw:text-style-name="P25" draw:layer="layout" svg:width="0.95cm" svg:height="0.247cm" svg:x="11.76cm" svg:y="13.664cm">
          <draw:text-box>
            <text:p text:style-name="P3"><text:span text:style-name="T7">4547373</text:span></text:p>
          </draw:text-box>
        </draw:frame>
        <draw:polygon draw:style-name="gr1" draw:text-style-name="P1" draw:layer="layout" svg:width="0.808cm" svg:height="0.153cm" svg:x="11.769cm" svg:y="15.778cm" svg:viewBox="0 0 809 154" draw:points="0,154 809,154 809,0 0,0">
          <text:p/>
        </draw:polygon>
        <draw:frame draw:style-name="gr38" draw:text-style-name="P25" draw:layer="layout" svg:width="0.281cm" svg:height="0.298cm" svg:x="11.76cm" svg:y="15.478cm">
          <draw:text-box>
            <text:p text:style-name="P3"><text:span text:style-name="T6">1x</text:span></text:p>
          </draw:text-box>
        </draw:frame>
        <draw:frame draw:style-name="gr2" draw:text-style-name="P2" draw:layer="layout" svg:width="0.347cm" svg:height="0.322cm" svg:x="7.385cm" svg:y="0.573cm">
          <draw:image xlink:href="Pictures/100000000000000E0000000D2B3E17DDD957BA28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6cm" svg:x="7.414cm" svg:y="0.918cm" svg:viewBox="0 0 224 147" draw:points="0,147 224,147 224,0 0,0">
          <text:p/>
        </draw:polygon>
        <draw:frame draw:style-name="gr39" draw:text-style-name="P25" draw:layer="layout" svg:width="0.95cm" svg:height="0.247cm" svg:x="11.76cm" svg:y="15.732cm">
          <draw:text-box>
            <text:p text:style-name="P3"><text:span text:style-name="T7">6109283</text:span></text:p>
          </draw:text-box>
        </draw:frame>
        <draw:polygon draw:style-name="gr1" draw:text-style-name="P1" draw:layer="layout" svg:width="0.844cm" svg:height="0.153cm" svg:x="7.416cm" svg:y="1.168cm" svg:viewBox="0 0 845 154" draw:points="0,154 845,154 845,0 0,0">
          <text:p/>
        </draw:polygon>
        <draw:frame draw:style-name="gr38" draw:text-style-name="P25" draw:layer="layout" svg:width="0.281cm" svg:height="0.298cm" svg:x="7.41cm" svg:y="0.869cm">
          <draw:text-box>
            <text:p text:style-name="P3"><text:span text:style-name="T6">4x</text:span></text:p>
          </draw:text-box>
        </draw:frame>
        <draw:frame draw:style-name="gr2" draw:text-style-name="P2" draw:layer="layout" svg:width="0.347cm" svg:height="0.322cm" svg:x="7.385cm" svg:y="1.461cm">
          <draw:image xlink:href="Pictures/100000000000000E0000000DC3E62DD9533F6C9B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7.416cm" svg:y="1.804cm" svg:viewBox="0 0 228 149" draw:points="0,149 228,149 228,0 0,0">
          <text:p/>
        </draw:polygon>
        <draw:frame draw:style-name="gr39" draw:text-style-name="P25" draw:layer="layout" svg:width="0.95cm" svg:height="0.247cm" svg:x="7.41cm" svg:y="1.123cm">
          <draw:text-box>
            <text:p text:style-name="P3"><text:span text:style-name="T7">3005740</text:span></text:p>
          </draw:text-box>
        </draw:frame>
        <draw:polygon draw:style-name="gr1" draw:text-style-name="P1" draw:layer="layout" svg:width="0.77cm" svg:height="0.153cm" svg:x="7.416cm" svg:y="2.055cm" svg:viewBox="0 0 771 154" draw:points="0,154 771,154 771,0 0,0">
          <text:p/>
        </draw:polygon>
        <draw:frame draw:style-name="gr38" draw:text-style-name="P25" draw:layer="layout" svg:width="0.281cm" svg:height="0.298cm" svg:x="7.41cm" svg:y="1.756cm">
          <draw:text-box>
            <text:p text:style-name="P3"><text:span text:style-name="T6">2x</text:span></text:p>
          </draw:text-box>
        </draw:frame>
        <draw:frame draw:style-name="gr2" draw:text-style-name="P2" draw:layer="layout" svg:width="1.293cm" svg:height="0.703cm" svg:x="7.385cm" svg:y="2.233cm">
          <draw:image xlink:href="Pictures/10000000000000340000001C0B418FD9328DC4EA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7.418cm" svg:y="2.958cm" svg:viewBox="0 0 187 148" draw:points="0,148 187,148 187,0 0,0">
          <text:p/>
        </draw:polygon>
        <draw:frame draw:style-name="gr39" draw:text-style-name="P25" draw:layer="layout" svg:width="0.95cm" svg:height="0.247cm" svg:x="7.41cm" svg:y="2.01cm">
          <draw:text-box>
            <text:p text:style-name="P3"><text:span text:style-name="T7">3005741</text:span></text:p>
          </draw:text-box>
        </draw:frame>
        <draw:polygon draw:style-name="gr1" draw:text-style-name="P1" draw:layer="layout" svg:width="0.791cm" svg:height="0.153cm" svg:x="7.419cm" svg:y="3.209cm" svg:viewBox="0 0 792 154" draw:points="0,154 792,154 792,0 0,0">
          <text:p/>
        </draw:polygon>
        <draw:frame draw:style-name="gr38" draw:text-style-name="P25" draw:layer="layout" svg:width="0.281cm" svg:height="0.298cm" svg:x="7.41cm" svg:y="2.909cm">
          <draw:text-box>
            <text:p text:style-name="P3"><text:span text:style-name="T6">1x</text:span></text:p>
          </draw:text-box>
        </draw:frame>
        <draw:frame draw:style-name="gr2" draw:text-style-name="P2" draw:layer="layout" svg:width="0.347cm" svg:height="0.322cm" svg:x="4.318cm" svg:y="0.515cm">
          <draw:image xlink:href="Pictures/100000000000000E0000000D4900D67A1137DB84.jpg" xlink:type="simple" xlink:show="embed" xlink:actuate="onLoad" draw:mime-type="image/jpeg">
            <text:p/>
          </draw:image>
        </draw:frame>
        <draw:polygon draw:style-name="gr1" draw:text-style-name="P1" draw:layer="layout" svg:width="0.187cm" svg:height="0.147cm" svg:x="4.351cm" svg:y="0.86cm" svg:viewBox="0 0 188 148" draw:points="0,148 188,148 188,0 0,0">
          <text:p/>
        </draw:polygon>
        <draw:frame draw:style-name="gr39" draw:text-style-name="P25" draw:layer="layout" svg:width="0.95cm" svg:height="0.247cm" svg:x="7.41cm" svg:y="3.163cm">
          <draw:text-box>
            <text:p text:style-name="P3"><text:span text:style-name="T7">6055631</text:span></text:p>
          </draw:text-box>
        </draw:frame>
        <draw:polygon draw:style-name="gr1" draw:text-style-name="P1" draw:layer="layout" svg:width="0.861cm" svg:height="0.153cm" svg:x="4.347cm" svg:y="1.11cm" svg:viewBox="0 0 862 154" draw:points="0,154 862,154 862,0 0,0">
          <text:p/>
        </draw:polygon>
        <draw:frame draw:style-name="gr38" draw:text-style-name="P25" draw:layer="layout" svg:width="0.281cm" svg:height="0.298cm" svg:x="4.343cm" svg:y="0.811cm">
          <draw:text-box>
            <text:p text:style-name="P3"><text:span text:style-name="T6">1x</text:span></text:p>
          </draw:text-box>
        </draw:frame>
        <draw:frame draw:style-name="gr2" draw:text-style-name="P2" draw:layer="layout" svg:width="0.347cm" svg:height="0.347cm" svg:x="14.326cm" svg:y="0.475cm">
          <draw:image xlink:href="Pictures/100000000000000E0000000ED3CAF596097A7D26.jpg" xlink:type="simple" xlink:show="embed" xlink:actuate="onLoad" draw:mime-type="image/jpeg">
            <text:p/>
          </draw:image>
        </draw:frame>
        <draw:polygon draw:style-name="gr1" draw:text-style-name="P1" draw:layer="layout" svg:width="0.354cm" svg:height="0.151cm" svg:x="14.357cm" svg:y="0.844cm" svg:viewBox="0 0 355 152" draw:points="0,152 355,152 355,0 0,0">
          <text:p/>
        </draw:polygon>
        <draw:frame draw:style-name="gr39" draw:text-style-name="P25" draw:layer="layout" svg:width="0.95cm" svg:height="0.247cm" svg:x="4.343cm" svg:y="1.065cm">
          <draw:text-box>
            <text:p text:style-name="P3"><text:span text:style-name="T7">4222960</text:span></text:p>
          </draw:text-box>
        </draw:frame>
        <draw:polygon draw:style-name="gr1" draw:text-style-name="P1" draw:layer="layout" svg:width="0.728cm" svg:height="0.154cm" svg:x="14.355cm" svg:y="1.095cm" svg:viewBox="0 0 729 155" draw:points="0,155 729,155 729,0 0,0">
          <text:p/>
        </draw:polygon>
        <draw:frame draw:style-name="gr40" draw:text-style-name="P25" draw:layer="layout" svg:width="0.421cm" svg:height="0.298cm" svg:x="14.351cm" svg:y="0.796cm">
          <draw:text-box>
            <text:p text:style-name="P3"><text:span text:style-name="T6">20x</text:span></text:p>
          </draw:text-box>
        </draw:frame>
        <draw:frame draw:style-name="gr2" draw:text-style-name="P2" draw:layer="layout" svg:width="0.435cm" svg:height="0.332cm" svg:x="16.857cm" svg:y="1.04cm">
          <draw:image xlink:href="Pictures/10000000000000120000000E6DCCB3CE7FA7AB98.jpg" xlink:type="simple" xlink:show="embed" xlink:actuate="onLoad" draw:mime-type="image/jpeg">
            <text:p/>
          </draw:image>
        </draw:frame>
        <draw:polygon draw:style-name="gr1" draw:text-style-name="P1" draw:layer="layout" svg:width="0.313cm" svg:height="0.147cm" svg:x="16.89cm" svg:y="1.396cm" svg:viewBox="0 0 314 148" draw:points="0,148 314,148 314,0 0,0">
          <text:p/>
        </draw:polygon>
        <draw:frame draw:style-name="gr39" draw:text-style-name="P25" draw:layer="layout" svg:width="0.95cm" svg:height="0.247cm" svg:x="14.351cm" svg:y="1.05cm">
          <draw:text-box>
            <text:p text:style-name="P3"><text:span text:style-name="T7">4211573</text:span></text:p>
          </draw:text-box>
        </draw:frame>
        <draw:polygon draw:style-name="gr1" draw:text-style-name="P1" draw:layer="layout" svg:width="0.744cm" svg:height="0.153cm" svg:x="16.885cm" svg:y="1.647cm" svg:viewBox="0 0 745 154" draw:points="0,154 745,154 745,0 0,0">
          <text:p/>
        </draw:polygon>
        <draw:frame draw:style-name="gr40" draw:text-style-name="P25" draw:layer="layout" svg:width="0.421cm" svg:height="0.298cm" svg:x="16.881cm" svg:y="1.347cm">
          <draw:text-box>
            <text:p text:style-name="P3"><text:span text:style-name="T6">12x</text:span></text:p>
          </draw:text-box>
        </draw:frame>
        <draw:frame draw:style-name="gr2" draw:text-style-name="P2" draw:layer="layout" svg:width="0.613cm" svg:height="0.409cm" svg:x="16.856cm" svg:y="1.94cm">
          <draw:image xlink:href="Pictures/100000000000001900000011BDEFE9CC64E924F6.png" xlink:type="simple" xlink:show="embed" xlink:actuate="onLoad" draw:mime-type="image/png">
            <text:p/>
          </draw:image>
        </draw:frame>
        <draw:polygon draw:style-name="gr1" draw:text-style-name="P1" draw:layer="layout" svg:width="0.224cm" svg:height="0.151cm" svg:x="16.887cm" svg:y="2.371cm" svg:viewBox="0 0 225 152" draw:points="0,152 225,152 225,0 0,0">
          <text:p/>
        </draw:polygon>
        <draw:frame draw:style-name="gr39" draw:text-style-name="P25" draw:layer="layout" svg:width="0.95cm" svg:height="0.247cm" svg:x="16.881cm" svg:y="1.601cm">
          <draw:text-box>
            <text:p text:style-name="P3"><text:span text:style-name="T7">4211483</text:span></text:p>
          </draw:text-box>
        </draw:frame>
        <draw:polygon draw:style-name="gr1" draw:text-style-name="P1" draw:layer="layout" svg:width="0.743cm" svg:height="0.153cm" svg:x="16.885cm" svg:y="2.623cm" svg:viewBox="0 0 744 154" draw:points="0,154 744,154 744,0 0,0">
          <text:p/>
        </draw:polygon>
        <draw:frame draw:style-name="gr38" draw:text-style-name="P25" draw:layer="layout" svg:width="0.281cm" svg:height="0.298cm" svg:x="16.881cm" svg:y="2.324cm">
          <draw:text-box>
            <text:p text:style-name="P3"><text:span text:style-name="T6">8x</text:span></text:p>
          </draw:text-box>
        </draw:frame>
        <draw:frame draw:style-name="gr2" draw:text-style-name="P2" draw:layer="layout" svg:width="0.627cm" svg:height="0.653cm" svg:x="16.856cm" svg:y="2.915cm">
          <draw:image xlink:href="Pictures/10000000000000190000001AA8EA764B074A9C4F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16.89cm" svg:y="3.59cm" svg:viewBox="0 0 187 148" draw:points="0,148 187,148 187,0 0,0">
          <text:p/>
        </draw:polygon>
        <draw:frame draw:style-name="gr39" draw:text-style-name="P25" draw:layer="layout" svg:width="0.95cm" svg:height="0.247cm" svg:x="16.881cm" svg:y="2.578cm">
          <draw:text-box>
            <text:p text:style-name="P3"><text:span text:style-name="T7">4211807</text:span></text:p>
          </draw:text-box>
        </draw:frame>
        <draw:polygon draw:style-name="gr1" draw:text-style-name="P1" draw:layer="layout" svg:width="0.866cm" svg:height="0.153cm" svg:x="16.885cm" svg:y="3.841cm" svg:viewBox="0 0 867 154" draw:points="0,154 867,154 867,0 0,0">
          <text:p/>
        </draw:polygon>
        <draw:frame draw:style-name="gr38" draw:text-style-name="P25" draw:layer="layout" svg:width="0.281cm" svg:height="0.298cm" svg:x="16.881cm" svg:y="3.541cm">
          <draw:text-box>
            <text:p text:style-name="P3"><text:span text:style-name="T6">1x</text:span></text:p>
          </draw:text-box>
        </draw:frame>
        <draw:frame draw:style-name="gr2" draw:text-style-name="P2" draw:layer="layout" svg:width="0.664cm" svg:height="0.5cm" svg:x="16.856cm" svg:y="4.133cm">
          <draw:image xlink:href="Pictures/100000000000001B00000014F4DE88F181494BF8.png" xlink:type="simple" xlink:show="embed" xlink:actuate="onLoad" draw:mime-type="image/png">
            <text:p/>
          </draw:image>
        </draw:frame>
        <draw:polygon draw:style-name="gr1" draw:text-style-name="P1" draw:layer="layout" svg:width="0.226cm" svg:height="0.151cm" svg:x="16.888cm" svg:y="4.654cm" svg:viewBox="0 0 227 152" draw:points="0,152 227,152 227,0 0,0">
          <text:p/>
        </draw:polygon>
        <draw:frame draw:style-name="gr39" draw:text-style-name="P25" draw:layer="layout" svg:width="0.95cm" svg:height="0.247cm" svg:x="16.881cm" svg:y="3.795cm">
          <draw:text-box>
            <text:p text:style-name="P3"><text:span text:style-name="T7">4640536</text:span></text:p>
          </draw:text-box>
        </draw:frame>
        <draw:polygon draw:style-name="gr1" draw:text-style-name="P1" draw:layer="layout" svg:width="0.848cm" svg:height="0.153cm" svg:x="16.885cm" svg:y="4.906cm" svg:viewBox="0 0 849 154" draw:points="0,154 849,154 849,0 0,0">
          <text:p/>
        </draw:polygon>
        <draw:frame draw:style-name="gr38" draw:text-style-name="P25" draw:layer="layout" svg:width="0.281cm" svg:height="0.298cm" svg:x="16.881cm" svg:y="4.607cm">
          <draw:text-box>
            <text:p text:style-name="P3"><text:span text:style-name="T6">6x</text:span></text:p>
          </draw:text-box>
        </draw:frame>
        <draw:frame draw:style-name="gr2" draw:text-style-name="P2" draw:layer="layout" svg:width="0.664cm" svg:height="0.551cm" svg:x="16.856cm" svg:y="5.198cm">
          <draw:image xlink:href="Pictures/100000000000001B000000166DCEA72496CA5137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16.89cm" svg:y="5.772cm" svg:viewBox="0 0 187 148" draw:points="0,148 187,148 187,0 0,0">
          <text:p/>
        </draw:polygon>
        <draw:frame draw:style-name="gr39" draw:text-style-name="P25" draw:layer="layout" svg:width="0.95cm" svg:height="0.247cm" svg:x="16.881cm" svg:y="4.861cm">
          <draw:text-box>
            <text:p text:style-name="P3"><text:span text:style-name="T7">4526985</text:span></text:p>
          </draw:text-box>
        </draw:frame>
        <draw:polygon draw:style-name="gr1" draw:text-style-name="P1" draw:layer="layout" svg:width="0.696cm" svg:height="0.153cm" svg:x="16.885cm" svg:y="6.022cm" svg:viewBox="0 0 697 154" draw:points="0,154 697,154 697,0 0,0">
          <text:p/>
        </draw:polygon>
        <draw:frame draw:style-name="gr38" draw:text-style-name="P25" draw:layer="layout" svg:width="0.281cm" svg:height="0.298cm" svg:x="16.881cm" svg:y="5.723cm">
          <draw:text-box>
            <text:p text:style-name="P3"><text:span text:style-name="T6">1x</text:span></text:p>
          </draw:text-box>
        </draw:frame>
        <draw:frame draw:style-name="gr2" draw:text-style-name="P2" draw:layer="layout" svg:width="0.734cm" svg:height="0.53cm" svg:x="16.856cm" svg:y="6.315cm">
          <draw:image xlink:href="Pictures/100000000000001E00000016F0EAB4FB315CB635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8cm" svg:x="16.887cm" svg:y="6.868cm" svg:viewBox="0 0 228 149" draw:points="0,149 228,149 228,0 0,0">
          <text:p/>
        </draw:polygon>
        <draw:frame draw:style-name="gr39" draw:text-style-name="P25" draw:layer="layout" svg:width="0.95cm" svg:height="0.247cm" svg:x="16.881cm" svg:y="5.977cm">
          <draw:text-box>
            <text:p text:style-name="P3"><text:span text:style-name="T7">4211510</text:span></text:p>
          </draw:text-box>
        </draw:frame>
        <draw:polygon draw:style-name="gr1" draw:text-style-name="P1" draw:layer="layout" svg:width="0.836cm" svg:height="0.153cm" svg:x="16.89cm" svg:y="7.119cm" svg:viewBox="0 0 837 154" draw:points="0,154 837,154 837,0 0,0">
          <text:p/>
        </draw:polygon>
        <draw:frame draw:style-name="gr38" draw:text-style-name="P25" draw:layer="layout" svg:width="0.281cm" svg:height="0.298cm" svg:x="16.881cm" svg:y="6.82cm">
          <draw:text-box>
            <text:p text:style-name="P3"><text:span text:style-name="T6">2x</text:span></text:p>
          </draw:text-box>
        </draw:frame>
        <draw:frame draw:style-name="gr2" draw:text-style-name="P2" draw:layer="layout" svg:width="0.791cm" svg:height="0.525cm" svg:x="16.856cm" svg:y="7.412cm">
          <draw:image xlink:href="Pictures/100000000000002000000015ECC940CA9A491B14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7cm" svg:x="16.887cm" svg:y="7.959cm" svg:viewBox="0 0 228 148" draw:points="0,148 228,148 228,0 0,0">
          <text:p/>
        </draw:polygon>
        <draw:frame draw:style-name="gr39" draw:text-style-name="P25" draw:layer="layout" svg:width="0.95cm" svg:height="0.247cm" svg:x="16.881cm" svg:y="7.074cm">
          <draw:text-box>
            <text:p text:style-name="P3"><text:span text:style-name="T7">6000018</text:span></text:p>
          </draw:text-box>
        </draw:frame>
        <draw:polygon draw:style-name="gr1" draw:text-style-name="P1" draw:layer="layout" svg:width="0.749cm" svg:height="0.153cm" svg:x="16.885cm" svg:y="8.21cm" svg:viewBox="0 0 750 154" draw:points="0,154 750,154 750,0 0,0">
          <text:p/>
        </draw:polygon>
        <draw:frame draw:style-name="gr38" draw:text-style-name="P25" draw:layer="layout" svg:width="0.281cm" svg:height="0.298cm" svg:x="16.881cm" svg:y="7.911cm">
          <draw:text-box>
            <text:p text:style-name="P3"><text:span text:style-name="T6">2x</text:span></text:p>
          </draw:text-box>
        </draw:frame>
        <draw:frame draw:style-name="gr2" draw:text-style-name="P2" draw:layer="layout" svg:width="0.791cm" svg:height="0.97cm" svg:x="16.856cm" svg:y="8.502cm">
          <draw:image xlink:href="Pictures/100000000000002000000027940313E9D2152385.png" xlink:type="simple" xlink:show="embed" xlink:actuate="onLoad" draw:mime-type="image/png">
            <text:p/>
          </draw:image>
        </draw:frame>
        <draw:polygon draw:style-name="gr1" draw:text-style-name="P1" draw:layer="layout" svg:width="0.223cm" svg:height="0.147cm" svg:x="16.885cm" svg:y="9.495cm" svg:viewBox="0 0 224 148" draw:points="0,148 224,148 224,0 0,0">
          <text:p/>
        </draw:polygon>
        <draw:frame draw:style-name="gr39" draw:text-style-name="P25" draw:layer="layout" svg:width="0.95cm" svg:height="0.247cm" svg:x="16.881cm" svg:y="8.165cm">
          <draw:text-box>
            <text:p text:style-name="P3"><text:span text:style-name="T7">4211566</text:span></text:p>
          </draw:text-box>
        </draw:frame>
        <draw:polygon draw:style-name="gr1" draw:text-style-name="P1" draw:layer="layout" svg:width="0.713cm" svg:height="0.153cm" svg:x="16.885cm" svg:y="9.745cm" svg:viewBox="0 0 714 154" draw:points="0,154 714,154 714,0 0,0">
          <text:p/>
        </draw:polygon>
        <draw:frame draw:style-name="gr38" draw:text-style-name="P25" draw:layer="layout" svg:width="0.281cm" svg:height="0.298cm" svg:x="16.881cm" svg:y="9.446cm">
          <draw:text-box>
            <text:p text:style-name="P3"><text:span text:style-name="T6">4x</text:span></text:p>
          </draw:text-box>
        </draw:frame>
        <draw:frame draw:style-name="gr2" draw:text-style-name="P2" draw:layer="layout" svg:width="0.817cm" svg:height="0.602cm" svg:x="16.856cm" svg:y="10.037cm">
          <draw:image xlink:href="Pictures/100000000000002100000018C25D07C2D91703BF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51cm" svg:x="16.886cm" svg:y="10.66cm" svg:viewBox="0 0 228 152" draw:points="0,152 228,152 228,0 0,0">
          <text:p/>
        </draw:polygon>
        <draw:frame draw:style-name="gr39" draw:text-style-name="P25" draw:layer="layout" svg:width="0.95cm" svg:height="0.247cm" svg:x="16.881cm" svg:y="9.7cm">
          <draw:text-box>
            <text:p text:style-name="P3"><text:span text:style-name="T7">4211574</text:span></text:p>
          </draw:text-box>
        </draw:frame>
        <draw:polygon draw:style-name="gr1" draw:text-style-name="P1" draw:layer="layout" svg:width="0.723cm" svg:height="0.153cm" svg:x="16.885cm" svg:y="10.912cm" svg:viewBox="0 0 724 154" draw:points="0,154 724,154 724,0 0,0">
          <text:p/>
        </draw:polygon>
        <draw:frame draw:style-name="gr38" draw:text-style-name="P25" draw:layer="layout" svg:width="0.281cm" svg:height="0.298cm" svg:x="16.881cm" svg:y="10.613cm">
          <draw:text-box>
            <text:p text:style-name="P3"><text:span text:style-name="T6">9x</text:span></text:p>
          </draw:text-box>
        </draw:frame>
        <draw:frame draw:style-name="gr2" draw:text-style-name="P2" draw:layer="layout" svg:width="0.83cm" svg:height="0.5cm" svg:x="14.332cm" svg:y="8.124cm">
          <draw:image xlink:href="Pictures/100000000000002100000014BE1B76F69316CA73.png" xlink:type="simple" xlink:show="embed" xlink:actuate="onLoad" draw:mime-type="image/png">
            <text:p/>
          </draw:image>
        </draw:frame>
        <draw:polygon draw:style-name="gr1" draw:text-style-name="P1" draw:layer="layout" svg:width="0.27cm" svg:height="0.147cm" svg:x="14.366cm" svg:y="8.646cm" svg:viewBox="0 0 271 148" draw:points="0,148 271,148 271,0 0,0">
          <text:p/>
        </draw:polygon>
        <draw:frame draw:style-name="gr39" draw:text-style-name="P25" draw:layer="layout" svg:width="0.95cm" svg:height="0.247cm" svg:x="16.881cm" svg:y="10.867cm">
          <draw:text-box>
            <text:p text:style-name="P3"><text:span text:style-name="T7">4211779</text:span></text:p>
          </draw:text-box>
        </draw:frame>
        <draw:polygon draw:style-name="gr1" draw:text-style-name="P1" draw:layer="layout" svg:width="0.691cm" svg:height="0.095cm" svg:x="14.361cm" svg:y="8.896cm" svg:viewBox="0 0 692 96" draw:points="0,96 692,96 692,0 0,0">
          <text:p/>
        </draw:polygon>
        <draw:frame draw:style-name="gr40" draw:text-style-name="P25" draw:layer="layout" svg:width="0.421cm" svg:height="0.298cm" svg:x="14.357cm" svg:y="8.597cm">
          <draw:text-box>
            <text:p text:style-name="P3"><text:span text:style-name="T6">11x</text:span></text:p>
          </draw:text-box>
        </draw:frame>
        <draw:frame draw:style-name="gr2" draw:text-style-name="P2" draw:layer="layout" svg:width="0.881cm" svg:height="0.576cm" svg:x="18.589cm" svg:y="0.615cm">
          <draw:image xlink:href="Pictures/1000000000000023000000174BC5A8DC1E989499.jpg" xlink:type="simple" xlink:show="embed" xlink:actuate="onLoad" draw:mime-type="image/jpeg">
            <text:p/>
          </draw:image>
        </draw:frame>
        <draw:polygon draw:style-name="gr1" draw:text-style-name="P1" draw:layer="layout" svg:width="0.226cm" svg:height="0.15cm" svg:x="18.619cm" svg:y="1.213cm" svg:viewBox="0 0 227 151" draw:points="0,151 227,151 227,0 0,0">
          <text:p/>
        </draw:polygon>
        <draw:frame draw:style-name="gr39" draw:text-style-name="P25" draw:layer="layout" svg:width="0.95cm" svg:height="0.247cm" svg:x="14.357cm" svg:y="8.851cm">
          <draw:text-box>
            <text:p text:style-name="P3"><text:span text:style-name="T7">4211815</text:span></text:p>
          </draw:text-box>
        </draw:frame>
        <draw:polygon draw:style-name="gr1" draw:text-style-name="P1" draw:layer="layout" svg:width="0.853cm" svg:height="0.153cm" svg:x="18.618cm" svg:y="1.464cm" svg:viewBox="0 0 854 154" draw:points="0,154 854,154 854,0 0,0">
          <text:p/>
        </draw:polygon>
        <draw:frame draw:style-name="gr38" draw:text-style-name="P25" draw:layer="layout" svg:width="0.281cm" svg:height="0.298cm" svg:x="18.614cm" svg:y="1.165cm">
          <draw:text-box>
            <text:p text:style-name="P3"><text:span text:style-name="T6">3x</text:span></text:p>
          </draw:text-box>
        </draw:frame>
        <draw:frame draw:style-name="gr2" draw:text-style-name="P2" draw:layer="layout" svg:width="1.046cm" svg:height="1.034cm" svg:x="18.589cm" svg:y="1.662cm">
          <draw:image xlink:href="Pictures/100000000000002A00000029589067575FD00611.jpg" xlink:type="simple" xlink:show="embed" xlink:actuate="onLoad" draw:mime-type="image/jpeg">
            <text:p/>
          </draw:image>
        </draw:frame>
        <draw:polygon draw:style-name="gr1" draw:text-style-name="P1" draw:layer="layout" svg:width="0.227cm" svg:height="0.148cm" svg:x="18.621cm" svg:y="2.717cm" svg:viewBox="0 0 228 149" draw:points="0,149 228,149 228,0 0,0">
          <text:p/>
        </draw:polygon>
        <draw:frame draw:style-name="gr39" draw:text-style-name="P25" draw:layer="layout" svg:width="0.95cm" svg:height="0.247cm" svg:x="18.614cm" svg:y="1.419cm">
          <draw:text-box>
            <text:p text:style-name="P3"><text:span text:style-name="T7">4525904</text:span></text:p>
          </draw:text-box>
        </draw:frame>
        <draw:polygon draw:style-name="gr1" draw:text-style-name="P1" draw:layer="layout" svg:width="0.776cm" svg:height="0.153cm" svg:x="18.618cm" svg:y="2.968cm" svg:viewBox="0 0 777 154" draw:points="0,154 777,154 777,0 0,0">
          <text:p/>
        </draw:polygon>
        <draw:frame draw:style-name="gr38" draw:text-style-name="P25" draw:layer="layout" svg:width="0.281cm" svg:height="0.298cm" svg:x="18.614cm" svg:y="2.669cm">
          <draw:text-box>
            <text:p text:style-name="P3"><text:span text:style-name="T6">2x</text:span></text:p>
          </draw:text-box>
        </draw:frame>
        <draw:frame draw:style-name="gr2" draw:text-style-name="P2" draw:layer="layout" svg:width="1.268cm" svg:height="0.678cm" svg:x="14.332cm" svg:y="8.967cm">
          <draw:image xlink:href="Pictures/10000000000000330000001B9D6861F1322542FB.jpg" xlink:type="simple" xlink:show="embed" xlink:actuate="onLoad" draw:mime-type="image/jpeg">
            <text:p/>
          </draw:image>
        </draw:frame>
        <draw:frame draw:style-name="gr2" draw:text-style-name="P2" draw:layer="layout" svg:width="0.745cm" svg:height="0.1cm" svg:x="14.332cm" svg:y="8.967cm">
          <draw:image xlink:href="Pictures/100000000000001E000000041B60706922E08119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8.614cm" svg:y="2.923cm">
          <draw:text-box>
            <text:p text:style-name="P3"><text:span text:style-name="T7">4234251</text:span></text:p>
          </draw:text-box>
        </draw:frame>
        <draw:frame draw:style-name="gr2" draw:text-style-name="P2" draw:layer="layout" svg:width="0.745cm" svg:height="0.1cm" svg:x="14.332cm" svg:y="8.967cm">
          <draw:image xlink:href="Pictures/100000000000001E000000044155B29986ADB543.jpg" xlink:type="simple" xlink:show="embed" xlink:actuate="onLoad" draw:mime-type="image/jpeg">
            <text:p/>
          </draw:image>
        </draw:frame>
        <draw:polygon draw:style-name="gr1" draw:text-style-name="P1" draw:layer="layout" svg:width="0.313cm" svg:height="0.148cm" svg:x="14.366cm" svg:y="9.666cm" svg:viewBox="0 0 314 149" draw:points="0,149 314,149 314,0 0,0">
          <text:p/>
        </draw:polygon>
        <draw:frame draw:style-name="gr39" draw:text-style-name="P25" draw:layer="layout" svg:width="0.95cm" svg:height="0.247cm" svg:x="14.357cm" svg:y="8.851cm">
          <draw:text-box>
            <text:p text:style-name="P3"><text:span text:style-name="T8">4211815</text:span></text:p>
          </draw:text-box>
        </draw:frame>
        <draw:frame draw:style-name="gr2" draw:text-style-name="P2" draw:layer="layout" svg:width="1.313cm" svg:height="1.212cm" svg:x="14.332cm" svg:y="1.245cm">
          <draw:image xlink:href="Pictures/1000000000000034000000307B4705E0A6407B0B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14.366cm" svg:y="2.479cm" svg:viewBox="0 0 187 148" draw:points="0,148 187,148 187,0 0,0">
          <text:p/>
        </draw:polygon>
        <draw:frame draw:style-name="gr40" draw:text-style-name="P25" draw:layer="layout" svg:width="0.421cm" svg:height="0.298cm" svg:x="14.357cm" svg:y="9.618cm">
          <draw:text-box>
            <text:p text:style-name="P3"><text:span text:style-name="T6">12x</text:span></text:p>
          </draw:text-box>
        </draw:frame>
        <draw:polygon draw:style-name="gr1" draw:text-style-name="P1" draw:layer="layout" svg:width="0.797cm" svg:height="0.128cm" svg:x="14.366cm" svg:y="2.73cm" svg:viewBox="0 0 798 129" draw:points="0,129 798,129 798,0 0,0">
          <text:p/>
        </draw:polygon>
        <draw:frame draw:style-name="gr38" draw:text-style-name="P25" draw:layer="layout" svg:width="0.281cm" svg:height="0.298cm" svg:x="14.357cm" svg:y="2.43cm">
          <draw:text-box>
            <text:p text:style-name="P3"><text:span text:style-name="T6">1x</text:span></text:p>
          </draw:text-box>
        </draw:frame>
        <draw:frame draw:style-name="gr2" draw:text-style-name="P2" draw:layer="layout" svg:width="1.497cm" svg:height="1.548cm" svg:x="14.332cm" svg:y="4.256cm">
          <draw:image xlink:href="Pictures/100000000000003C0000003E2696AC3E3226C992.jpg" xlink:type="simple" xlink:show="embed" xlink:actuate="onLoad" draw:mime-type="image/jpeg">
            <text:p/>
          </draw:image>
        </draw:frame>
        <draw:polygon draw:style-name="gr1" draw:text-style-name="P1" draw:layer="layout" svg:width="0.223cm" svg:height="0.147cm" svg:x="14.362cm" svg:y="5.826cm" svg:viewBox="0 0 224 148" draw:points="0,148 224,148 224,0 0,0">
          <text:p/>
        </draw:polygon>
        <draw:frame draw:style-name="gr39" draw:text-style-name="P25" draw:layer="layout" svg:width="0.95cm" svg:height="0.247cm" svg:x="14.357cm" svg:y="2.684cm">
          <draw:text-box>
            <text:p text:style-name="P3"><text:span text:style-name="T7">6055519</text:span></text:p>
          </draw:text-box>
        </draw:frame>
        <draw:polygon draw:style-name="gr1" draw:text-style-name="P1" draw:layer="layout" svg:width="0.722cm" svg:height="0.153cm" svg:x="14.361cm" svg:y="6.076cm" svg:viewBox="0 0 723 154" draw:points="0,154 723,154 723,0 0,0">
          <text:p/>
        </draw:polygon>
        <draw:frame draw:style-name="gr38" draw:text-style-name="P25" draw:layer="layout" svg:width="0.281cm" svg:height="0.298cm" svg:x="14.357cm" svg:y="5.777cm">
          <draw:text-box>
            <text:p text:style-name="P3"><text:span text:style-name="T6">4x</text:span></text:p>
          </draw:text-box>
        </draw:frame>
        <draw:frame draw:style-name="gr2" draw:text-style-name="P2" draw:layer="layout" svg:width="1.554cm" svg:height="0.963cm" svg:x="14.326cm" svg:y="2.834cm">
          <draw:image xlink:href="Pictures/100000000000003E00000027440F4C7D7974C309.jpg" xlink:type="simple" xlink:show="embed" xlink:actuate="onLoad" draw:mime-type="image/jpeg">
            <text:p/>
          </draw:image>
        </draw:frame>
        <draw:frame draw:style-name="gr2" draw:text-style-name="P2" draw:layer="layout" svg:width="0.827cm" svg:height="0.073cm" svg:x="14.351cm" svg:y="2.834cm">
          <draw:image xlink:href="Pictures/100000000000002100000003E718D96F5F5A096B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4.357cm" svg:y="6.031cm">
          <draw:text-box>
            <text:p text:style-name="P3"><text:span text:style-name="T7">4551421</text:span></text:p>
          </draw:text-box>
        </draw:frame>
        <draw:frame draw:style-name="gr2" draw:text-style-name="P2" draw:layer="layout" svg:width="0.827cm" svg:height="0.073cm" svg:x="14.351cm" svg:y="2.834cm">
          <draw:image xlink:href="Pictures/1000000000000021000000036953A56CDDAD4873.jpg" xlink:type="simple" xlink:show="embed" xlink:actuate="onLoad" draw:mime-type="image/jpeg">
            <text:p/>
          </draw:image>
        </draw:frame>
        <draw:polygon draw:style-name="gr1" draw:text-style-name="P1" draw:layer="layout" svg:width="0.187cm" svg:height="0.147cm" svg:x="14.359cm" svg:y="3.819cm" svg:viewBox="0 0 188 148" draw:points="0,148 188,148 188,0 0,0">
          <text:p/>
        </draw:polygon>
        <draw:frame draw:style-name="gr39" draw:text-style-name="P25" draw:layer="layout" svg:width="0.95cm" svg:height="0.247cm" svg:x="14.357cm" svg:y="2.684cm">
          <draw:text-box>
            <text:p text:style-name="P3"><text:span text:style-name="T8">6055519</text:span></text:p>
          </draw:text-box>
        </draw:frame>
        <draw:polygon draw:style-name="gr1" draw:text-style-name="P1" draw:layer="layout" svg:width="0.851cm" svg:height="0.153cm" svg:x="14.36cm" svg:y="4.07cm" svg:viewBox="0 0 852 154" draw:points="0,154 852,154 852,0 0,0">
          <text:p/>
        </draw:polygon>
        <draw:frame draw:style-name="gr38" draw:text-style-name="P25" draw:layer="layout" svg:width="0.281cm" svg:height="0.298cm" svg:x="14.351cm" svg:y="3.77cm">
          <draw:text-box>
            <text:p text:style-name="P3"><text:span text:style-name="T6">1x</text:span></text:p>
          </draw:text-box>
        </draw:frame>
        <draw:frame draw:style-name="gr2" draw:text-style-name="P2" draw:layer="layout" svg:width="1.866cm" svg:height="1.364cm" svg:x="14.332cm" svg:y="6.262cm">
          <draw:image xlink:href="Pictures/100000000000004A00000036C2BA0C343A5D85CC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14.366cm" svg:y="7.648cm" svg:viewBox="0 0 187 148" draw:points="0,148 187,148 187,0 0,0">
          <text:p/>
        </draw:polygon>
        <draw:frame draw:style-name="gr39" draw:text-style-name="P25" draw:layer="layout" svg:width="0.95cm" svg:height="0.247cm" svg:x="14.351cm" svg:y="4.024cm">
          <draw:text-box>
            <text:p text:style-name="P3"><text:span text:style-name="T7">6044706</text:span></text:p>
          </draw:text-box>
        </draw:frame>
        <draw:polygon draw:style-name="gr1" draw:text-style-name="P1" draw:layer="layout" svg:width="0.805cm" svg:height="0.153cm" svg:x="14.366cm" svg:y="7.899cm" svg:viewBox="0 0 806 154" draw:points="0,154 806,154 806,0 0,0">
          <text:p/>
        </draw:polygon>
        <draw:frame draw:style-name="gr38" draw:text-style-name="P25" draw:layer="layout" svg:width="0.281cm" svg:height="0.298cm" svg:x="14.357cm" svg:y="7.599cm">
          <draw:text-box>
            <text:p text:style-name="P3"><text:span text:style-name="T6">1x</text:span></text:p>
          </draw:text-box>
        </draw:frame>
        <draw:frame draw:style-name="gr2" draw:text-style-name="P2" draw:layer="layout" svg:width="2.138cm" svg:height="1.034cm" svg:x="14.332cm" svg:y="9.881cm">
          <draw:image xlink:href="Pictures/100000000000005500000029910F2AE5443D3481.jpg" xlink:type="simple" xlink:show="embed" xlink:actuate="onLoad" draw:mime-type="image/jpeg">
            <text:p/>
          </draw:image>
        </draw:frame>
        <draw:frame draw:style-name="gr2" draw:text-style-name="P2" draw:layer="layout" svg:width="0.804cm" svg:height="0.226cm" svg:x="14.332cm" svg:y="9.881cm">
          <draw:image xlink:href="Pictures/10000000000000200000000945F48EB2B0CA2197.png" xlink:type="simple" xlink:show="embed" xlink:actuate="onLoad" draw:mime-type="image/png">
            <text:p/>
          </draw:image>
        </draw:frame>
        <draw:frame draw:style-name="gr39" draw:text-style-name="P25" draw:layer="layout" svg:width="0.95cm" svg:height="0.247cm" svg:x="14.357cm" svg:y="7.853cm">
          <draw:text-box>
            <text:p text:style-name="P3"><text:span text:style-name="T7">6109285</text:span></text:p>
          </draw:text-box>
        </draw:frame>
        <draw:frame draw:style-name="gr2" draw:text-style-name="P2" draw:layer="layout" svg:width="0.804cm" svg:height="0.226cm" svg:x="14.332cm" svg:y="9.881cm">
          <draw:image xlink:href="Pictures/10000000000000200000000964CB31E7E524B433.png" xlink:type="simple" xlink:show="embed" xlink:actuate="onLoad" draw:mime-type="image/png">
            <text:p/>
          </draw:image>
        </draw:frame>
        <draw:polygon draw:style-name="gr1" draw:text-style-name="P1" draw:layer="layout" svg:width="0.186cm" svg:height="0.147cm" svg:x="14.366cm" svg:y="10.937cm" svg:viewBox="0 0 187 148" draw:points="0,148 187,148 187,0 0,0">
          <text:p/>
        </draw:polygon>
        <draw:frame draw:style-name="gr39" draw:text-style-name="P25" draw:layer="layout" svg:width="0.95cm" svg:height="0.247cm" svg:x="14.357cm" svg:y="9.872cm">
          <draw:text-box>
            <text:p text:style-name="P3"><text:span text:style-name="T8">4211639</text:span></text:p>
          </draw:text-box>
        </draw:frame>
        <draw:polygon draw:style-name="gr1" draw:text-style-name="P1" draw:layer="layout" svg:width="0.834cm" svg:height="0.136cm" svg:x="14.361cm" svg:y="11.187cm" svg:viewBox="0 0 835 137" draw:points="0,137 835,137 835,0 0,0">
          <text:p/>
        </draw:polygon>
        <draw:frame draw:style-name="gr38" draw:text-style-name="P25" draw:layer="layout" svg:width="0.281cm" svg:height="0.298cm" svg:x="14.357cm" svg:y="10.888cm">
          <draw:text-box>
            <text:p text:style-name="P3"><text:span text:style-name="T6">1x</text:span></text:p>
          </draw:text-box>
        </draw:frame>
        <draw:frame draw:style-name="gr2" draw:text-style-name="P2" draw:layer="layout" svg:width="3.231cm" svg:height="0.455cm" svg:x="14.332cm" svg:y="11.298cm">
          <draw:image xlink:href="Pictures/100000000000008000000012DF61EF2D48CCBE0A.png" xlink:type="simple" xlink:show="embed" xlink:actuate="onLoad" draw:mime-type="image/png">
            <text:p/>
          </draw:image>
        </draw:frame>
        <draw:frame draw:style-name="gr2" draw:text-style-name="P2" draw:layer="layout" svg:width="3.197cm" svg:height="1.372cm" svg:x="14.349cm" svg:y="11.704cm">
          <draw:image xlink:href="Pictures/100000000000017B000000A222613509243E4413.jpg" xlink:type="simple" xlink:show="embed" xlink:actuate="onLoad" draw:mime-type="image/jpeg">
            <text:p/>
          </draw:image>
        </draw:frame>
        <draw:frame draw:style-name="gr2" draw:text-style-name="P2" draw:layer="layout" svg:width="0.883cm" svg:height="0.075cm" svg:x="14.332cm" svg:y="11.298cm">
          <draw:image xlink:href="Pictures/100000000000002300000003CFAB24691D58B911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4.357cm" svg:y="11.142cm">
          <draw:text-box>
            <text:p text:style-name="P3"><text:span text:style-name="T7">4535768</text:span></text:p>
          </draw:text-box>
        </draw:frame>
        <draw:frame draw:style-name="gr2" draw:text-style-name="P2" draw:layer="layout" svg:width="0.883cm" svg:height="0.075cm" svg:x="14.332cm" svg:y="11.298cm">
          <draw:image xlink:href="Pictures/1000000000000023000000034204E44DCC18A355.jpg" xlink:type="simple" xlink:show="embed" xlink:actuate="onLoad" draw:mime-type="image/jpeg">
            <text:p/>
          </draw:image>
        </draw:frame>
        <draw:frame draw:style-name="gr2" draw:text-style-name="P2" draw:layer="layout" svg:width="0.252cm" svg:height="0.202cm" svg:x="14.333cm" svg:y="13.096cm">
          <draw:image xlink:href="Pictures/100000000000000A000000085E9E232D9B35320D.jpg" xlink:type="simple" xlink:show="embed" xlink:actuate="onLoad" draw:mime-type="image/jpeg">
            <text:p/>
          </draw:image>
        </draw:frame>
        <draw:frame draw:style-name="gr39" draw:text-style-name="P25" draw:layer="layout" svg:width="0.95cm" svg:height="0.247cm" svg:x="14.357cm" svg:y="11.142cm">
          <draw:text-box>
            <text:p text:style-name="P3"><text:span text:style-name="T8">4535768</text:span></text:p>
          </draw:text-box>
        </draw:frame>
        <draw:frame draw:style-name="gr2" draw:text-style-name="P2" draw:layer="layout" svg:width="0.252cm" svg:height="0.202cm" svg:x="14.333cm" svg:y="13.096cm">
          <draw:image xlink:href="Pictures/100000000000000A000000089A65263351918706.jpg" xlink:type="simple" xlink:show="embed" xlink:actuate="onLoad" draw:mime-type="image/jpeg">
            <text:p/>
          </draw:image>
        </draw:frame>
        <draw:frame draw:style-name="gr2" draw:text-style-name="P2" draw:layer="layout" svg:width="0.886cm" svg:height="0.202cm" svg:x="14.333cm" svg:y="13.35cm">
          <draw:image xlink:href="Pictures/1000000000000023000000083D6A7390B5E519C5.png" xlink:type="simple" xlink:show="embed" xlink:actuate="onLoad" draw:mime-type="image/png">
            <text:p/>
          </draw:image>
        </draw:frame>
        <draw:frame draw:style-name="gr38" draw:text-style-name="P25" draw:layer="layout" svg:width="0.281cm" svg:height="0.298cm" svg:x="14.357cm" svg:y="13.067cm">
          <draw:text-box>
            <text:p text:style-name="P3"><text:span text:style-name="T9">1x</text:span></text:p>
          </draw:text-box>
        </draw:frame>
        <draw:frame draw:style-name="gr2" draw:text-style-name="P2" draw:layer="layout" svg:width="0.886cm" svg:height="0.202cm" svg:x="14.333cm" svg:y="13.35cm">
          <draw:image xlink:href="Pictures/1000000000000023000000087E7E5DBF888F3A1E.png" xlink:type="simple" xlink:show="embed" xlink:actuate="onLoad" draw:mime-type="image/png">
            <text:p/>
          </draw:image>
        </draw:frame>
        <draw:frame draw:style-name="gr2" draw:text-style-name="P2" draw:layer="layout" svg:width="0.424cm" svg:height="0.416cm" svg:x="18.589cm" svg:y="3.192cm">
          <draw:image xlink:href="Pictures/1000000000000011000000111C1A2F849B13A212.png" xlink:type="simple" xlink:show="embed" xlink:actuate="onLoad" draw:mime-type="image/png">
            <text:p/>
          </draw:image>
        </draw:frame>
        <draw:polygon draw:style-name="gr1" draw:text-style-name="P1" draw:layer="layout" svg:width="0.186cm" svg:height="0.147cm" svg:x="18.623cm" svg:y="3.631cm" svg:viewBox="0 0 187 148" draw:points="0,148 187,148 187,0 0,0">
          <text:p/>
        </draw:polygon>
        <draw:frame draw:style-name="gr39" draw:text-style-name="P25" draw:layer="layout" svg:width="0.95cm" svg:height="0.247cm" svg:x="14.357cm" svg:y="13.321cm">
          <draw:text-box>
            <text:p text:style-name="P3"><text:span text:style-name="T8">4540797</text:span></text:p>
          </draw:text-box>
        </draw:frame>
        <draw:polygon draw:style-name="gr1" draw:text-style-name="P1" draw:layer="layout" svg:width="0.836cm" svg:height="0.153cm" svg:x="18.623cm" svg:y="3.881cm" svg:viewBox="0 0 837 154" draw:points="0,154 837,154 837,0 0,0">
          <text:p/>
        </draw:polygon>
        <draw:frame draw:style-name="gr38" draw:text-style-name="P25" draw:layer="layout" svg:width="0.281cm" svg:height="0.298cm" svg:x="18.614cm" svg:y="3.582cm">
          <draw:text-box>
            <text:p text:style-name="P3"><text:span text:style-name="T6">1x</text:span></text:p>
          </draw:text-box>
        </draw:frame>
        <draw:frame draw:style-name="gr2" draw:text-style-name="P2" draw:layer="layout" svg:width="0.653cm" svg:height="0.486cm" svg:x="18.589cm" svg:y="4.068cm">
          <draw:image xlink:href="Pictures/100000000000001A000000146373C3717F98A480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52cm" svg:x="18.621cm" svg:y="4.575cm" svg:viewBox="0 0 228 153" draw:points="0,153 228,153 228,0 0,0">
          <text:p/>
        </draw:polygon>
        <draw:frame draw:style-name="gr39" draw:text-style-name="P25" draw:layer="layout" svg:width="0.95cm" svg:height="0.247cm" svg:x="18.614cm" svg:y="3.836cm">
          <draw:text-box>
            <text:p text:style-name="P3"><text:span text:style-name="T7">6100030</text:span></text:p>
          </draw:text-box>
        </draw:frame>
        <draw:polygon draw:style-name="gr1" draw:text-style-name="P1" draw:layer="layout" svg:width="0.799cm" svg:height="0.153cm" svg:x="18.618cm" svg:y="4.828cm" svg:viewBox="0 0 800 154" draw:points="0,154 800,154 800,0 0,0">
          <text:p/>
        </draw:polygon>
        <draw:frame draw:style-name="gr38" draw:text-style-name="P25" draw:layer="layout" svg:width="0.281cm" svg:height="0.298cm" svg:x="18.614cm" svg:y="4.528cm">
          <draw:text-box>
            <text:p text:style-name="P3"><text:span text:style-name="T6">6x</text:span></text:p>
          </draw:text-box>
        </draw:frame>
        <draw:frame draw:style-name="gr2" draw:text-style-name="P2" draw:layer="layout" svg:width="0.83cm" svg:height="0.5cm" svg:x="18.589cm" svg:y="5.12cm">
          <draw:image xlink:href="Pictures/1000000000000021000000149451F4A6AF7C9857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7cm" svg:x="18.621cm" svg:y="5.642cm" svg:viewBox="0 0 228 148" draw:points="0,148 228,148 228,0 0,0">
          <text:p/>
        </draw:polygon>
        <draw:frame draw:style-name="gr39" draw:text-style-name="P25" draw:layer="layout" svg:width="0.95cm" svg:height="0.247cm" svg:x="18.614cm" svg:y="4.782cm">
          <draw:text-box>
            <text:p text:style-name="P3"><text:span text:style-name="T7">4516546</text:span></text:p>
          </draw:text-box>
        </draw:frame>
        <draw:polygon draw:style-name="gr1" draw:text-style-name="P1" draw:layer="layout" svg:width="0.805cm" svg:height="0.153cm" svg:x="18.623cm" svg:y="5.893cm" svg:viewBox="0 0 806 154" draw:points="0,154 806,154 806,0 0,0">
          <text:p/>
        </draw:polygon>
        <draw:frame draw:style-name="gr38" draw:text-style-name="P25" draw:layer="layout" svg:width="0.281cm" svg:height="0.298cm" svg:x="18.614cm" svg:y="5.593cm">
          <draw:text-box>
            <text:p text:style-name="P3"><text:span text:style-name="T6">2x</text:span></text:p>
          </draw:text-box>
        </draw:frame>
        <draw:frame draw:style-name="gr2" draw:text-style-name="P2" draw:layer="layout" svg:width="0.861cm" svg:height="0.893cm" svg:x="18.589cm" svg:y="6.185cm">
          <draw:image xlink:href="Pictures/10000000000000230000002499047EABBB4CD6C8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18.623cm" svg:y="7.101cm" svg:viewBox="0 0 187 148" draw:points="0,148 187,148 187,0 0,0">
          <text:p/>
        </draw:polygon>
        <draw:frame draw:style-name="gr39" draw:text-style-name="P25" draw:layer="layout" svg:width="0.95cm" svg:height="0.247cm" svg:x="18.614cm" svg:y="5.847cm">
          <draw:text-box>
            <text:p text:style-name="P3"><text:span text:style-name="T7">6015356</text:span></text:p>
          </draw:text-box>
        </draw:frame>
        <draw:polygon draw:style-name="gr1" draw:text-style-name="P1" draw:layer="layout" svg:width="0.697cm" svg:height="0.153cm" svg:x="18.623cm" svg:y="7.352cm" svg:viewBox="0 0 698 154" draw:points="0,154 698,154 698,0 0,0">
          <text:p/>
        </draw:polygon>
        <draw:frame draw:style-name="gr38" draw:text-style-name="P25" draw:layer="layout" svg:width="0.281cm" svg:height="0.298cm" svg:x="18.614cm" svg:y="7.052cm">
          <draw:text-box>
            <text:p text:style-name="P3"><text:span text:style-name="T6">1x</text:span></text:p>
          </draw:text-box>
        </draw:frame>
        <draw:frame draw:style-name="gr2" draw:text-style-name="P2" draw:layer="layout" svg:width="1.065cm" svg:height="0.602cm" svg:x="18.589cm" svg:y="7.644cm">
          <draw:image xlink:href="Pictures/100000000000002B00000018EBECA0A6A626278A.jpg" xlink:type="simple" xlink:show="embed" xlink:actuate="onLoad" draw:mime-type="image/jpeg">
            <text:p/>
          </draw:image>
        </draw:frame>
        <draw:polygon draw:style-name="gr1" draw:text-style-name="P1" draw:layer="layout" svg:width="0.222cm" svg:height="0.15cm" svg:x="18.619cm" svg:y="8.268cm" svg:viewBox="0 0 223 151" draw:points="0,151 223,151 223,0 0,0">
          <text:p/>
        </draw:polygon>
        <draw:frame draw:style-name="gr39" draw:text-style-name="P25" draw:layer="layout" svg:width="0.95cm" svg:height="0.247cm" svg:x="18.614cm" svg:y="7.306cm">
          <draw:text-box>
            <text:p text:style-name="P3"><text:span text:style-name="T7">6133119</text:span></text:p>
          </draw:text-box>
        </draw:frame>
        <draw:polygon draw:style-name="gr1" draw:text-style-name="P1" draw:layer="layout" svg:width="0.87cm" svg:height="0.153cm" svg:x="18.623cm" svg:y="8.519cm" svg:viewBox="0 0 871 154" draw:points="0,154 871,154 871,0 0,0">
          <text:p/>
        </draw:polygon>
        <draw:frame draw:style-name="gr38" draw:text-style-name="P25" draw:layer="layout" svg:width="0.281cm" svg:height="0.298cm" svg:x="18.614cm" svg:y="8.219cm">
          <draw:text-box>
            <text:p text:style-name="P3"><text:span text:style-name="T6">5x</text:span></text:p>
          </draw:text-box>
        </draw:frame>
        <draw:frame draw:style-name="gr2" draw:text-style-name="P2" draw:layer="layout" svg:width="1.376cm" svg:height="0.715cm" svg:x="18.589cm" svg:y="8.811cm">
          <draw:image xlink:href="Pictures/10000000000000370000001D5D75A6AFE91CD9CD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6cm" svg:x="18.623cm" svg:y="9.55cm" svg:viewBox="0 0 187 147" draw:points="0,147 187,147 187,0 0,0">
          <text:p/>
        </draw:polygon>
        <draw:frame draw:style-name="gr39" draw:text-style-name="P25" draw:layer="layout" svg:width="0.95cm" svg:height="0.247cm" svg:x="18.614cm" svg:y="8.473cm">
          <draw:text-box>
            <text:p text:style-name="P3"><text:span text:style-name="T7">6083620</text:span></text:p>
          </draw:text-box>
        </draw:frame>
        <draw:polygon draw:style-name="gr1" draw:text-style-name="P1" draw:layer="layout" svg:width="0.853cm" svg:height="0.153cm" svg:x="18.618cm" svg:y="9.8cm" svg:viewBox="0 0 854 154" draw:points="0,154 854,154 854,0 0,0">
          <text:p/>
        </draw:polygon>
        <draw:frame draw:style-name="gr38" draw:text-style-name="P25" draw:layer="layout" svg:width="0.281cm" svg:height="0.298cm" svg:x="18.614cm" svg:y="9.5cm">
          <draw:text-box>
            <text:p text:style-name="P3"><text:span text:style-name="T6">1x</text:span></text:p>
          </draw:text-box>
        </draw:frame>
        <draw:frame draw:style-name="gr2" draw:text-style-name="P2" draw:layer="layout" svg:width="1.935cm" svg:height="0.963cm" svg:x="18.589cm" svg:y="10.093cm">
          <draw:image xlink:href="Pictures/100000000000004D00000027B405436F033AD1E0.png" xlink:type="simple" xlink:show="embed" xlink:actuate="onLoad" draw:mime-type="image/png">
            <text:p/>
          </draw:image>
        </draw:frame>
        <draw:polygon draw:style-name="gr1" draw:text-style-name="P1" draw:layer="layout" svg:width="0.227cm" svg:height="0.147cm" svg:x="18.621cm" svg:y="11.078cm" svg:viewBox="0 0 228 148" draw:points="0,148 228,148 228,0 0,0">
          <text:p/>
        </draw:polygon>
        <draw:frame draw:style-name="gr39" draw:text-style-name="P25" draw:layer="layout" svg:width="0.95cm" svg:height="0.247cm" svg:x="18.614cm" svg:y="9.754cm">
          <draw:text-box>
            <text:p text:style-name="P3"><text:span text:style-name="T7">4508553</text:span></text:p>
          </draw:text-box>
        </draw:frame>
        <draw:polygon draw:style-name="gr1" draw:text-style-name="P1" draw:layer="layout" svg:width="0.855cm" svg:height="0.153cm" svg:x="18.618cm" svg:y="11.329cm" svg:viewBox="0 0 856 154" draw:points="0,154 856,154 856,0 0,0">
          <text:p/>
        </draw:polygon>
        <draw:frame draw:style-name="gr38" draw:text-style-name="P25" draw:layer="layout" svg:width="0.281cm" svg:height="0.298cm" svg:x="18.614cm" svg:y="11.029cm">
          <draw:text-box>
            <text:p text:style-name="P3"><text:span text:style-name="T6">2x</text:span></text:p>
          </draw:text-box>
        </draw:frame>
        <draw:frame draw:style-name="gr2" draw:text-style-name="P2" draw:layer="layout" svg:width="1.097cm" svg:height="0.569cm" svg:x="7.385cm" svg:y="3.416cm">
          <draw:image xlink:href="Pictures/100000000000002C00000017B18B1E42BCB4A314.png" xlink:type="simple" xlink:show="embed" xlink:actuate="onLoad" draw:mime-type="image/png">
            <text:p/>
          </draw:image>
        </draw:frame>
        <draw:polygon draw:style-name="gr1" draw:text-style-name="P1" draw:layer="layout" svg:width="0.186cm" svg:height="0.147cm" svg:x="7.418cm" svg:y="4.008cm" svg:viewBox="0 0 187 148" draw:points="0,148 187,148 187,0 0,0">
          <text:p/>
        </draw:polygon>
        <draw:frame draw:style-name="gr39" draw:text-style-name="P25" draw:layer="layout" svg:width="0.95cm" svg:height="0.247cm" svg:x="18.614cm" svg:y="11.283cm">
          <draw:text-box>
            <text:p text:style-name="P3"><text:span text:style-name="T7">4499858</text:span></text:p>
          </draw:text-box>
        </draw:frame>
        <draw:polygon draw:style-name="gr1" draw:text-style-name="P1" draw:layer="layout" svg:width="0.791cm" svg:height="0.153cm" svg:x="7.414cm" svg:y="4.258cm" svg:viewBox="0 0 792 154" draw:points="0,154 792,154 792,0 0,0">
          <text:p/>
        </draw:polygon>
        <draw:frame draw:style-name="gr38" draw:text-style-name="P25" draw:layer="layout" svg:width="0.281cm" svg:height="0.298cm" svg:x="7.41cm" svg:y="3.959cm">
          <draw:text-box>
            <text:p text:style-name="P3"><text:span text:style-name="T6">1x</text:span></text:p>
          </draw:text-box>
        </draw:frame>
        <draw:frame draw:style-name="gr2" draw:text-style-name="P2" draw:layer="layout" svg:width="1.129cm" svg:height="1.147cm" svg:x="7.384cm" svg:y="4.551cm">
          <draw:image xlink:href="Pictures/100000000000002D0000002E75DFAD010990BC6A.jpg" xlink:type="simple" xlink:show="embed" xlink:actuate="onLoad" draw:mime-type="image/jpeg">
            <text:p/>
          </draw:image>
        </draw:frame>
        <draw:polygon draw:style-name="gr1" draw:text-style-name="P1" draw:layer="layout" svg:width="0.186cm" svg:height="0.147cm" svg:x="7.418cm" svg:y="5.721cm" svg:viewBox="0 0 187 148" draw:points="0,148 187,148 187,0 0,0">
          <text:p/>
        </draw:polygon>
        <draw:frame draw:style-name="gr39" draw:text-style-name="P25" draw:layer="layout" svg:width="0.95cm" svg:height="0.247cm" svg:x="7.41cm" svg:y="4.213cm">
          <draw:text-box>
            <text:p text:style-name="P3"><text:span text:style-name="T7">4618270</text:span></text:p>
          </draw:text-box>
        </draw:frame>
        <draw:polygon draw:style-name="gr1" draw:text-style-name="P1" draw:layer="layout" svg:width="0.858cm" svg:height="0.153cm" svg:x="7.419cm" svg:y="5.971cm" svg:viewBox="0 0 859 154" draw:points="0,154 859,154 859,0 0,0">
          <text:p/>
        </draw:polygon>
        <draw:frame draw:style-name="gr38" draw:text-style-name="P25" draw:layer="layout" svg:width="0.281cm" svg:height="0.298cm" svg:x="7.41cm" svg:y="5.672cm">
          <draw:text-box>
            <text:p text:style-name="P3"><text:span text:style-name="T6">1x</text:span></text:p>
          </draw:text-box>
        </draw:frame>
        <draw:polygon draw:style-name="gr13" draw:text-style-name="P7" draw:layer="layout" svg:width="0.328cm" svg:height="0.306cm" svg:x="2.291cm" svg:y="7.798cm" svg:viewBox="0 0 329 307" draw:points="0,307 329,307 329,0 0,0">
          <text:p/>
        </draw:polygon>
        <draw:path draw:style-name="gr15" draw:text-style-name="P9" draw:layer="layout" svg:width="0.344cm" svg:height="0.323cm" svg:x="2.283cm" svg:y="7.79cm" svg:viewBox="0 0 345 324" svg:d="M0 0v324h337v-9 9h8v-324zM8 8h329v307h-329z">
          <text:p/>
        </draw:path>
        <draw:path draw:style-name="gr15" draw:text-style-name="P9" draw:layer="layout" svg:width="0.328cm" svg:height="0.306cm" svg:x="2.291cm" svg:y="7.798cm" svg:viewBox="0 0 329 307" svg:d="M0 307h329v-307h-329zM8 10h313v289h-313z">
          <text:p/>
        </draw:path>
        <draw:path draw:style-name="gr22" draw:text-style-name="P15" draw:layer="layout" svg:width="0.102cm" svg:height="0.149cm" svg:x="2.403cm" svg:y="7.875cm" svg:viewBox="0 0 103 150" svg:d="M25 59c6-5 15-9 28-9 25 0 50 16 50 48 0 17-7 52-55 52-19 0-44-7-48-41h19c2 18 15 25 32 25 19 0 32-15 32-34 0-22-15-34-34-34-10 0-20 5-27 14h-16l11-80h78v18h-64z">
          <text:p/>
        </draw:path>
        <draw:polygon draw:style-name="gr13" draw:text-style-name="P7" draw:layer="layout" svg:width="0.328cm" svg:height="0.306cm" svg:x="2.664cm" svg:y="8.968cm" svg:viewBox="0 0 329 307" draw:points="0,307 329,307 329,0 0,0">
          <text:p/>
        </draw:polygon>
        <draw:polygon draw:style-name="gr15" draw:text-style-name="P9" draw:layer="layout" svg:width="0.344cm" svg:height="0.322cm" svg:x="2.656cm" svg:y="8.96cm" svg:viewBox="0 0 345 323" draw:points="0,0 0,266 8,266 8,8 337,8 337,315 39,315 39,323 337,323 337,315 337,323 345,323 345,0">
          <text:p/>
        </draw:polygon>
        <draw:frame draw:style-name="gr2" draw:text-style-name="P2" draw:layer="layout" svg:width="0.1cm" svg:height="0.098cm" svg:x="2.62cm" svg:y="9.201cm">
          <draw:image xlink:href="Pictures/100000000000000400000004B6CF9E8DAB2FDC72.jpg" xlink:type="simple" xlink:show="embed" xlink:actuate="onLoad" draw:mime-type="image/jpeg">
            <text:p/>
          </draw:image>
        </draw:frame>
        <draw:path draw:style-name="gr15" draw:text-style-name="P9" draw:layer="layout" svg:width="0.328cm" svg:height="0.306cm" svg:x="2.664cm" svg:y="8.968cm" svg:viewBox="0 0 329 307" svg:d="M0 0v258 49h31 298v-307zM8 8h313v291h-313z">
          <text:p/>
        </draw:path>
        <draw:path draw:style-name="gr22" draw:text-style-name="P15" draw:layer="layout" svg:width="0.102cm" svg:height="0.145cm" svg:x="2.782cm" svg:y="9.049cm" svg:viewBox="0 0 103 146" svg:d="M0 0h103v17c-14 15-50 63-61 129h-21c6-41 33-94 61-127h-82z">
          <text:p/>
        </draw:path>
        <draw:polygon draw:style-name="gr13" draw:text-style-name="P7" draw:layer="layout" svg:width="0.328cm" svg:height="0.306cm" svg:x="3.124cm" svg:y="10.374cm" svg:viewBox="0 0 329 307" draw:points="0,307 329,307 329,0 0,0">
          <text:p/>
        </draw:polygon>
        <draw:polygon draw:style-name="gr15" draw:text-style-name="P9" draw:layer="layout" svg:width="0.345cm" svg:height="0.322cm" svg:x="3.115cm" svg:y="10.366cm" svg:viewBox="0 0 346 323" draw:points="0,0 0,264 9,264 9,8 338,8 338,315 24,315 24,323 338,323 338,315 338,323 346,323 346,0">
          <text:p/>
        </draw:polygon>
        <draw:frame draw:style-name="gr2" draw:text-style-name="P2" draw:layer="layout" svg:width="0.075cm" svg:height="0.099cm" svg:x="3.09cm" svg:y="10.604cm">
          <draw:image xlink:href="Pictures/1000000000000003000000044634A39832E6B785.jpg" xlink:type="simple" xlink:show="embed" xlink:actuate="onLoad" draw:mime-type="image/jpeg">
            <text:p/>
          </draw:image>
        </draw:frame>
        <draw:path draw:style-name="gr15" draw:text-style-name="P9" draw:layer="layout" svg:width="0.328cm" svg:height="0.306cm" svg:x="3.124cm" svg:y="10.374cm" svg:viewBox="0 0 329 307" svg:d="M0 0v256 51h15 314v-307zM8 8h312v291h-312z">
          <text:p/>
        </draw:path>
        <draw:path draw:style-name="gr22" draw:text-style-name="P15" draw:layer="layout" svg:width="0.1cm" svg:height="0.152cm" svg:x="3.239cm" svg:y="10.449cm" svg:viewBox="0 0 101 153" svg:d="M47 99c14 0 28-7 35-18-5 40-16 57-37 57-15 0-24-9-25-25h-18c0 15 9 40 44 40 52 0 55-68 55-84 0-24-5-69-53-69-32 0-48 24-48 51 0 29 19 48 47 48zM50 83c-13 0-31-4-31-32 0-20 12-34 29-34 21 0 31 15 31 32 0 29-20 34-29 34z">
          <text:p/>
        </draw:path>
        <draw:polygon draw:style-name="gr13" draw:text-style-name="P7" draw:layer="layout" svg:width="0.328cm" svg:height="0.306cm" svg:x="3.528cm" svg:y="11.988cm" svg:viewBox="0 0 329 307" draw:points="329,307 0,307 0,0 329,0">
          <text:p/>
        </draw:polygon>
        <draw:polygon draw:style-name="gr15" draw:text-style-name="P9" draw:layer="layout" svg:width="0.344cm" svg:height="0.322cm" svg:x="3.52cm" svg:y="11.98cm" svg:viewBox="0 0 345 323" draw:points="0,0 0,218 8,218 8,8 337,8 337,315 51,315 51,323 337,323 337,315 337,323 345,323 345,0">
          <text:p/>
        </draw:polygon>
        <draw:frame draw:style-name="gr2" draw:text-style-name="P2" draw:layer="layout" svg:width="0.1cm" svg:height="0.149cm" svg:x="3.496cm" svg:y="12.173cm">
          <draw:image xlink:href="Pictures/100000000000000400000006C6C95E10622230D5.jpg" xlink:type="simple" xlink:show="embed" xlink:actuate="onLoad" draw:mime-type="image/jpeg">
            <text:p/>
          </draw:image>
        </draw:frame>
        <draw:path draw:style-name="gr15" draw:text-style-name="P9" draw:layer="layout" svg:width="0.328cm" svg:height="0.306cm" svg:x="3.528cm" svg:y="11.988cm" svg:viewBox="0 0 329 307" svg:d="M329 0h-329v210 97h43 286zM9 8h312v291h-312z">
          <text:p/>
        </draw:path>
        <draw:path draw:style-name="gr22" draw:text-style-name="P15" draw:layer="layout" svg:width="0.056cm" svg:height="0.153cm" svg:x="3.603cm" svg:y="12.062cm" svg:viewBox="0 0 57 154" svg:d="M57 154h-21v-109h-36v-15c25-1 35-4 41-30h16z">
          <text:p/>
        </draw:path>
        <draw:path draw:style-name="gr22" draw:text-style-name="P15" draw:layer="layout" svg:width="0.056cm" svg:height="0.153cm" svg:x="3.702cm" svg:y="12.062cm" svg:viewBox="0 0 57 154" svg:d="M57 154h-20v-109h-37v-15c26-1 36-4 42-30h15z">
          <text:p/>
        </draw:path>
        <draw:polygon draw:style-name="gr13" draw:text-style-name="P7" draw:layer="layout" svg:width="0.328cm" svg:height="0.306cm" svg:x="3.865cm" svg:y="13.765cm" svg:viewBox="0 0 329 307" draw:points="0,307 329,307 329,0 0,0">
          <text:p/>
        </draw:polygon>
        <draw:polygon draw:style-name="gr15" draw:text-style-name="P9" draw:layer="layout" svg:width="0.344cm" svg:height="0.323cm" svg:x="3.857cm" svg:y="13.756cm" svg:viewBox="0 0 345 324" draw:points="0,0 0,308 8,308 8,9 337,9 337,316 147,316 147,324 337,324 337,316 337,324 345,324 345,0">
          <text:p/>
        </draw:polygon>
        <draw:frame draw:style-name="gr2" draw:text-style-name="P2" draw:layer="layout" svg:width="0.201cm" svg:height="0.074cm" svg:x="3.827cm" svg:y="14.038cm">
          <draw:image xlink:href="Pictures/100000000000000800000003C6C95E10622230D5.jpg" xlink:type="simple" xlink:show="embed" xlink:actuate="onLoad" draw:mime-type="image/jpeg">
            <text:p/>
          </draw:image>
        </draw:frame>
        <draw:path draw:style-name="gr15" draw:text-style-name="P9" draw:layer="layout" svg:width="0.328cm" svg:height="0.306cm" svg:x="3.865cm" svg:y="13.765cm" svg:viewBox="0 0 329 307" svg:d="M0 0v299 8h138 191v-307zM8 8h312v291h-312z">
          <text:p/>
        </draw:path>
        <draw:path draw:style-name="gr22" draw:text-style-name="P15" draw:layer="layout" svg:width="0.056cm" svg:height="0.152cm" svg:x="3.929cm" svg:y="13.839cm" svg:viewBox="0 0 57 153" svg:d="M57 153h-20v-109h-37v-15c26-2 36-4 42-29h15z">
          <text:p/>
        </draw:path>
        <draw:path draw:style-name="gr22" draw:text-style-name="P15" draw:layer="layout" svg:width="0.106cm" svg:height="0.157cm" svg:x="4.014cm" svg:y="13.839cm" svg:viewBox="0 0 107 158" svg:d="M42 66c3 0 7 0 10 0 15 0 29-6 29-25 0-9-6-24-28-24-28 0-30 22-31 33h-19c0-23 9-50 51-50 29 0 47 17 47 40 0 20-12 29-20 32 15 5 26 15 26 36 0 26-17 50-55 50-12 0-21-3-30-7-16-9-21-27-22-45h19c1 14 4 34 34 34 19 0 33-11 33-30 0-26-22-28-35-28h-9z">
          <text:p/>
        </draw:path>
        <draw:path draw:style-name="gr22" draw:text-style-name="P15" draw:layer="layout" svg:width="0.056cm" svg:height="0.152cm" svg:x="3.929cm" svg:y="13.839cm" svg:viewBox="0 0 57 153" svg:d="M57 153h-20v-109h-37v-15c26-2 36-4 42-29h15z">
          <text:p/>
        </draw:path>
        <draw:path draw:style-name="gr22" draw:text-style-name="P15" draw:layer="layout" svg:width="0.106cm" svg:height="0.157cm" svg:x="4.014cm" svg:y="13.839cm" svg:viewBox="0 0 107 158" svg:d="M42 66c3 0 7 0 10 0 15 0 29-6 29-25 0-9-6-24-28-24-28 0-30 22-31 33h-19c0-23 9-50 51-50 29 0 47 17 47 40 0 20-12 29-20 32 15 5 26 15 26 36 0 26-17 50-55 50-12 0-21-3-30-7-16-9-21-27-22-45h19c1 14 4 34 34 34 19 0 33-11 33-30 0-26-22-28-35-28h-9z">
          <text:p/>
        </draw:path>
        <draw:path draw:style-name="gr42" draw:text-style-name="P7" draw:layer="layout" svg:width="0.302cm" svg:height="0.312cm" svg:x="6.061cm" svg:y="14.482cm" svg:viewBox="0 0 303 313" svg:d="M152 313c83 0 151-71 151-157s-68-156-151-156c-84 0-152 70-152 156s68 157 152 157z">
          <text:p/>
        </draw:path>
        <draw:path draw:style-name="gr22" draw:text-style-name="P15" draw:layer="layout" svg:width="0.103cm" svg:height="0.146cm" svg:x="6.157cm" svg:y="14.564cm" svg:viewBox="0 0 104 147" svg:d="M0 0h104v18c-15 15-50 63-61 129h-20c5-41 32-94 60-127h-83z">
          <text:p/>
        </draw:path>
        <draw:path draw:style-name="gr42" draw:text-style-name="P7" draw:layer="layout" svg:width="0.301cm" svg:height="0.312cm" svg:x="5.877cm" svg:y="3.121cm" svg:viewBox="0 0 302 313" svg:d="M150 313c84 0 152-70 152-156 0-87-68-157-152-157-83 0-150 70-150 157 0 86 67 156 150 156z">
          <text:p/>
        </draw:path>
        <draw:path draw:style-name="gr22" draw:text-style-name="P15" draw:layer="layout" svg:width="0.102cm" svg:height="0.153cm" svg:x="5.974cm" svg:y="3.203cm" svg:viewBox="0 0 103 154" svg:d="M55 137c17 0 29-14 29-34 0-13-7-31-30-31-22 0-32 15-32 32 0 16 10 33 33 33zM82 40c-3-13-10-23-26-23-30 0-36 39-36 56 5-9 15-19 36-19 19 0 47 13 47 48 0 16-4 27-14 38-8 8-17 14-38 14-11 0-29-5-39-22-9-13-12-32-12-51 0-34 11-81 56-81 18 0 42 10 44 40z">
          <text:p/>
        </draw:path>
        <draw:path draw:style-name="gr42" draw:text-style-name="P7" draw:layer="layout" svg:width="0.302cm" svg:height="0.312cm" svg:x="10.786cm" svg:y="11.922cm" svg:viewBox="0 0 303 313" svg:d="M151 313c84 0 152-70 152-156s-68-157-152-157c-83 0-151 71-151 157s68 156 151 156z">
          <text:p/>
        </draw:path>
        <draw:path draw:style-name="gr22" draw:text-style-name="P15" draw:layer="layout" svg:width="0.106cm" svg:height="0.148cm" svg:x="10.87cm" svg:y="12.002cm" svg:viewBox="0 0 107 149" svg:d="M17 97h48v-68zM84 113v36h-19v-36h-65v-18l68-95h16v97h23v16z">
          <text:p/>
        </draw:path>
        <draw:polygon draw:style-name="gr13" draw:text-style-name="P7" draw:layer="layout" svg:width="0.328cm" svg:height="0.306cm" svg:x="13.096cm" svg:y="6.492cm" svg:viewBox="0 0 329 307" draw:points="0,307 329,307 329,0 0,0">
          <text:p/>
        </draw:polygon>
        <draw:path draw:style-name="gr15" draw:text-style-name="P9" draw:layer="layout" svg:width="0.344cm" svg:height="0.323cm" svg:x="13.088cm" svg:y="6.483cm" svg:viewBox="0 0 345 324" svg:d="M0 0v324h337v-8 8h8v-324zM8 9h329v307h-329z">
          <text:p/>
        </draw:path>
        <draw:path draw:style-name="gr15" draw:text-style-name="P9" draw:layer="layout" svg:width="0.328cm" svg:height="0.306cm" svg:x="13.096cm" svg:y="6.492cm" svg:viewBox="0 0 329 307" svg:d="M0 307h329v-307h-329zM8 8h312v291h-312z">
          <text:p/>
        </draw:path>
        <draw:path draw:style-name="gr22" draw:text-style-name="P15" draw:layer="layout" svg:width="0.102cm" svg:height="0.15cm" svg:x="13.208cm" svg:y="6.568cm" svg:viewBox="0 0 103 151" svg:d="M24 59c7-5 16-9 29-9 25 0 50 18 50 49 0 16-7 52-55 52-19 0-44-8-48-41h19c2 17 15 25 32 25 19 0 32-16 32-34 0-22-16-33-34-33-11 0-20 5-27 14l-17-1 12-81h78v18h-64z">
          <text:p/>
        </draw:path>
        <draw:path draw:style-name="gr42" draw:text-style-name="P7" draw:layer="layout" svg:width="0.302cm" svg:height="0.312cm" svg:x="15.701cm" svg:y="8.849cm" svg:viewBox="0 0 303 313" svg:d="M152 313c83 0 151-70 151-156s-68-157-151-157c-84 0-152 71-152 157s68 156 152 156z">
          <text:p/>
        </draw:path>
        <draw:path draw:style-name="gr22" draw:text-style-name="P15" draw:layer="layout" svg:width="0.102cm" svg:height="0.15cm" svg:x="15.803cm" svg:y="8.938cm" svg:viewBox="0 0 103 151" svg:d="M25 59c7-5 16-9 29-9 24 0 49 17 49 49 0 16-7 52-54 52-19 0-44-8-49-41h20c2 17 15 25 32 25 19 0 31-16 31-34 0-22-15-34-33-34-11 0-20 5-27 15l-16-1 11-81h77v19h-63z">
          <text:p/>
        </draw:path>
        <draw:path draw:style-name="gr42" draw:text-style-name="P7" draw:layer="layout" svg:width="0.302cm" svg:height="0.312cm" svg:x="15.256cm" svg:y="7.993cm" svg:viewBox="0 0 303 313" svg:d="M151 313c83 0 152-71 152-157s-69-156-152-156-151 70-151 156 68 157 151 157z">
          <text:p/>
        </draw:path>
        <draw:path draw:style-name="gr22" draw:text-style-name="P15" draw:layer="layout" svg:width="0.103cm" svg:height="0.152cm" svg:x="15.352cm" svg:y="8.076cm" svg:viewBox="0 0 104 153" svg:d="M40 65c3 0 8 0 11 0 14 0 28-6 28-25 0-9-5-24-27-24-28 0-29 22-30 32h-19c0-21 9-48 50-48 28 0 45 16 45 39 0 20-11 29-19 31v1c15 5 25 15 25 35 0 24-16 47-53 47-12 0-22-2-29-6-16-9-21-26-22-43h19c1 14 4 33 33 33 19 0 32-12 32-29 0-25-22-27-34-27h-10z">
          <text:p/>
        </draw:path>
        <draw:path draw:style-name="gr42" draw:text-style-name="P7" draw:layer="layout" svg:width="0.302cm" svg:height="0.311cm" svg:x="20.15cm" svg:y="9.809cm" svg:viewBox="0 0 303 312" svg:d="M151 312c84 0 152-70 152-157 0-86-68-155-152-155-83 0-151 69-151 155 0 87 68 157 151 157z">
          <text:p/>
        </draw:path>
        <draw:path draw:style-name="gr22" draw:text-style-name="P15" draw:layer="layout" svg:width="0.101cm" svg:height="0.153cm" svg:x="20.25cm" svg:y="9.887cm" svg:viewBox="0 0 102 154" svg:d="M77 39c0-9-6-22-27-22-20 0-25 13-25 23 0 14 12 23 26 23 16 0 26-10 26-24zM20 107c0 12 6 30 32 30 14 0 30-5 30-28 0-20-14-29-31-29-21 0-31 14-31 27zM78 71c20 8 24 25 24 36 0 24-15 47-50 47-9 0-24-2-36-12-16-12-16-28-16-35 0-18 10-30 26-36-13-6-20-16-20-30 0-16 9-41 45-41 33 0 46 21 46 38 0 22-13 28-19 33z">
          <text:p/>
        </draw:path>
        <draw:path draw:style-name="gr42" draw:text-style-name="P7" draw:layer="layout" svg:width="0.302cm" svg:height="0.312cm" svg:x="19.707cm" svg:y="7.513cm" svg:viewBox="0 0 303 313" svg:d="M152 313c83 0 151-70 151-156 0-87-68-157-151-157s-152 70-152 157c0 86 69 156 152 156z">
          <text:p/>
        </draw:path>
        <draw:path draw:style-name="gr22" draw:text-style-name="P15" draw:layer="layout" svg:width="0.106cm" svg:height="0.149cm" svg:x="19.791cm" svg:y="7.592cm" svg:viewBox="0 0 107 150" svg:d="M19 98h47v-69zM85 114v36h-19v-36h-66v-18l70-96h15v98h22v16z">
          <text:p/>
        </draw:path>
        <draw:path draw:style-name="gr13" draw:text-style-name="P7" draw:layer="layout" svg:width="0.302cm" svg:height="0.312cm" svg:x="16.42cm" svg:y="9.586cm" svg:viewBox="0 0 303 313" svg:d="M151 0c-83 0-151 70-151 156 0 87 68 157 151 157s152-70 152-157c0-86-69-156-152-156z">
          <text:p/>
        </draw:path>
        <draw:path draw:style-name="gr43" draw:text-style-name="P2" draw:layer="layout" svg:width="0.302cm" svg:height="0.312cm" svg:x="16.42cm" svg:y="9.586cm" svg:viewBox="0 0 303 313" svg:d="M151 0c-83 0-151 70-151 156 0 87 68 157 151 157s152-70 152-157c0-86-69-156-152-156z">
          <text:p/>
        </draw:path>
        <draw:path draw:style-name="gr22" draw:text-style-name="P15" draw:layer="layout" svg:width="0.101cm" svg:height="0.153cm" svg:x="16.523cm" svg:y="9.663cm" svg:viewBox="0 0 102 154" svg:d="M48 16c-18 0-29 14-29 35 0 13 7 31 30 31 20 0 30-15 30-33 0-15-9-33-31-33zM21 113c2 13 9 23 25 23 30 0 36-40 36-55l-1-1c-4 8-15 19-35 19-18 0-46-12-46-48 0-15 4-26 14-37 8-9 16-14 37-14 12 0 28 5 39 21 9 14 12 32 12 52 0 33-12 81-56 81-17 0-41-10-43-41z">
          <text:p/>
        </draw:path>
        <draw:path draw:style-name="gr13" draw:text-style-name="P7" draw:layer="layout" svg:width="0.314cm" svg:height="0.314cm" svg:x="19.985cm" svg:y="8.679cm" svg:viewBox="0 0 315 315" svg:d="M157 315c87 0 158-72 158-158 0-87-71-157-158-157s-157 70-157 157c0 86 70 158 157 158z">
          <text:p/>
        </draw:path>
        <draw:path draw:style-name="gr15" draw:text-style-name="P9" draw:layer="layout" svg:width="0.33cm" svg:height="0.33cm" svg:x="19.977cm" svg:y="8.671cm" svg:viewBox="0 0 331 331" svg:d="M165 0c-91 0-165 75-165 166s74 165 165 165v-8c-87 0-157-71-157-157 0-87 70-158 157-158s158 71 158 158c0 86-71 157-158 157v8c91 0 166-74 166-165s-75-166-166-166z">
          <text:p/>
        </draw:path>
        <draw:path draw:style-name="gr15" draw:text-style-name="P9" draw:layer="layout" svg:width="0.314cm" svg:height="0.314cm" svg:x="19.985cm" svg:y="8.679cm" svg:viewBox="0 0 315 315" svg:d="M157 0c-87 0-157 70-157 157 0 86 70 158 157 158v-8c-41 0-78-17-105-45-27-27-44-64-44-105 0-42 17-79 44-106s64-43 105-43 78 16 105 43c28 27 45 64 45 106 0 41-17 78-45 105-27 28-64 45-105 45v8c87 0 158-72 158-158 0-87-71-157-158-157z">
          <text:p/>
        </draw:path>
        <draw:frame draw:style-name="gr39" draw:text-style-name="P25" draw:layer="layout" svg:width="0.95cm" svg:height="0.247cm" svg:x="7.41cm" svg:y="5.926cm">
          <draw:text-box>
            <text:p text:style-name="P3"><text:span text:style-name="T7">6054533</text:span></text:p>
          </draw:text-box>
        </draw:frame>
        <draw:frame draw:style-name="gr44" draw:text-style-name="P26" draw:layer="layout" svg:width="0.298cm" svg:height="0.217cm" svg:x="20.031cm" svg:y="8.729cm">
          <draw:text-box>
            <text:p text:style-name="P3"><text:span text:style-name="T10">5,5</text:span></text:p>
          </draw:text-box>
        </draw:frame>
      </draw:page>
      <draw:page draw:name="page2" draw:style-name="dp1" draw:master-page-name="master-page316">
        <draw:path draw:style-name="gr15" draw:text-style-name="P9" draw:layer="layout" svg:width="0.328cm" svg:height="0.306cm" svg:x="4.266cm" svg:y="12.366cm" svg:viewBox="0 0 329 307" svg:d="M0 0v299 8h138 191v-307zM8 8h312v291h-312z">
          <text:p/>
        </draw:path>
        <draw:g>
          <draw:path draw:style-name="gr22" draw:text-style-name="P27" draw:layer="layout" svg:width="0.056cm" svg:height="0.152cm" svg:x="4.33cm" svg:y="12.44cm" svg:viewBox="0 0 57 153" svg:d="M57 153h-20v-109h-37v-15c26-2 36-4 42-29h15z">
            <text:p/>
          </draw:path>
          <draw:path draw:style-name="gr22" draw:text-style-name="P15" draw:layer="layout" svg:width="0.106cm" svg:height="0.157cm" svg:x="4.414cm" svg:y="12.439cm" svg:viewBox="0 0 107 158" svg:d="M42 66c3 0 7 0 10 0 15 0 29-6 29-25 0-9-6-24-28-24-28 0-30 22-31 33h-19c0-23 9-50 51-50 29 0 47 17 47 40 0 20-12 29-20 32 15 5 26 15 26 36 0 26-17 50-55 50-12 0-21-3-30-7-16-9-21-27-22-45h19c1 14 4 34 34 34 19 0 33-11 33-30 0-26-22-28-35-28h-9z">
            <text:p/>
          </draw:path>
        </draw:g>
        <draw:path draw:style-name="gr15" draw:text-style-name="P9" draw:layer="layout" svg:width="0.328cm" svg:height="0.306cm" svg:x="3.728cm" svg:y="10.589cm" svg:viewBox="0 0 329 307" svg:d="M329 0h-329v210 97h43 286zM9 8h312v291h-312z">
          <text:p/>
        </draw:path>
        <draw:path draw:style-name="gr22" draw:text-style-name="P15" draw:layer="layout" svg:width="0.056cm" svg:height="0.153cm" svg:x="3.803cm" svg:y="10.663cm" svg:viewBox="0 0 57 154" svg:d="M57 154h-21v-109h-36v-15c25-1 35-4 41-30h16z">
          <text:p/>
        </draw:path>
        <draw:path draw:style-name="gr22" draw:text-style-name="P15" draw:layer="layout" svg:width="0.056cm" svg:height="0.153cm" svg:x="3.902cm" svg:y="10.663cm" svg:viewBox="0 0 57 154" svg:d="M57 154h-20v-109h-37v-15c26-1 36-4 42-30h15z">
          <text:p/>
        </draw:path>
        <draw:polygon draw:style-name="gr13" draw:text-style-name="P7" draw:layer="layout" svg:width="0.328cm" svg:height="0.306cm" svg:x="3.424cm" svg:y="8.975cm" svg:viewBox="0 0 329 307" draw:points="0,307 329,307 329,0 0,0">
          <text:p/>
        </draw:polygon>
        <draw:path draw:style-name="gr22" draw:text-style-name="P15" draw:layer="layout" svg:width="0.1cm" svg:height="0.152cm" svg:x="3.539cm" svg:y="9.05cm" svg:viewBox="0 0 101 153" svg:d="M47 99c14 0 28-7 35-18-5 40-16 57-37 57-15 0-24-9-25-25h-18c0 15 9 40 44 40 52 0 55-68 55-84 0-24-5-69-53-69-32 0-48 24-48 51 0 29 19 48 47 48zM50 83c-13 0-31-4-31-32 0-20 12-34 29-34 21 0 31 15 31 32 0 29-20 34-29 34z">
          <text:p/>
        </draw:path>
        <draw:polygon draw:style-name="gr13" draw:text-style-name="P7" draw:layer="layout" svg:width="0.328cm" svg:height="0.306cm" svg:x="2.664cm" svg:y="7.769cm" svg:viewBox="0 0 329 307" draw:points="0,307 329,307 329,0 0,0">
          <text:p/>
        </draw:polygon>
        <draw:polygon draw:style-name="gr45" draw:text-style-name="P7" draw:layer="layout" svg:width="0.328cm" svg:height="0.306cm" svg:x="2.971cm" svg:y="7.743cm" svg:viewBox="0 0 329 307" draw:points="0,307 329,307 329,0 0,0">
          <text:p/>
        </draw:polygon>
        <draw:path draw:style-name="gr22" draw:text-style-name="P15" draw:layer="layout" svg:width="0.102cm" svg:height="0.145cm" svg:x="3.082cm" svg:y="7.85cm" svg:viewBox="0 0 103 146" svg:d="M0 0h103v17c-14 15-50 63-61 129h-21c6-41 33-94 61-127h-82z">
          <text:p/>
        </draw:path>
        <draw:polygon draw:style-name="gr13" draw:text-style-name="P7" draw:layer="layout" svg:width="0.328cm" svg:height="0.306cm" svg:x="2.292cm" svg:y="6.599cm" svg:viewBox="0 0 329 307" draw:points="0,307 329,307 329,0 0,0">
          <text:p/>
        </draw:polygon>
        <draw:polygon draw:style-name="gr45" draw:text-style-name="P7" draw:layer="layout" svg:width="0.328cm" svg:height="0.299cm" svg:x="2.3cm" svg:y="6.58cm" svg:viewBox="0 0 329 300" draw:points="0,300 329,300 329,0 0,0">
          <text:p/>
        </draw:polygon>
        <draw:path draw:style-name="gr22" draw:text-style-name="P15" draw:layer="layout" svg:width="0.102cm" svg:height="0.149cm" svg:x="2.404cm" svg:y="6.676cm" svg:viewBox="0 0 103 150" svg:d="M25 59c6-5 15-9 28-9 25 0 50 16 50 48 0 17-7 52-55 52-19 0-44-7-48-41h19c2 18 15 25 32 25 19 0 32-15 32-34 0-22-15-34-34-34-10 0-20 5-27 14h-16l11-80h78v18h-64z">
          <text:p/>
        </draw:path>
        <draw:g>
          <draw:frame draw:style-name="gr46" draw:text-style-name="P28" draw:layer="layout" svg:width="1.401cm" svg:height="1.375cm" svg:x="1.099cm" svg:y="0.8cm">
            <draw:image xlink:href="Pictures/100000010000003500000034A260132736CD3A8E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0.83cm" svg:height="0.5cm" svg:x="13.523cm" svg:y="8.75cm">
          <draw:image xlink:href="Pictures/100000000000002100000014BE1B76F69316CA73.png" xlink:type="simple" xlink:show="embed" xlink:actuate="onLoad" draw:mime-type="image/png">
            <text:p/>
          </draw:image>
        </draw:frame>
        <draw:path draw:style-name="gr42" draw:text-style-name="P7" draw:layer="layout" svg:width="0.302cm" svg:height="0.312cm" svg:x="14.447cm" svg:y="8.619cm" svg:viewBox="0 0 303 313" svg:d="M151 313c83 0 152-71 152-157s-69-156-152-156-151 70-151 156 68 157 151 157z">
          <text:p/>
        </draw:path>
        <draw:path draw:style-name="gr22" draw:text-style-name="P15" draw:layer="layout" svg:width="0.103cm" svg:height="0.152cm" svg:x="14.543cm" svg:y="8.702cm" svg:viewBox="0 0 104 153" svg:d="M40 65c3 0 8 0 11 0 14 0 28-6 28-25 0-9-5-24-27-24-28 0-29 22-30 32h-19c0-21 9-48 50-48 28 0 45 16 45 39 0 20-11 29-19 31v1c15 5 25 15 25 35 0 24-16 47-53 47-12 0-22-2-29-6-16-9-21-26-22-43h19c1 14 4 33 33 33 19 0 32-12 32-29 0-25-22-27-34-27h-10z">
          <text:p/>
        </draw:path>
        <draw:path draw:style-name="gr15" draw:text-style-name="P9" draw:layer="layout" svg:width="0.328cm" svg:height="0.306cm" svg:x="3.42cm" svg:y="8.97cm" svg:viewBox="0 0 329 307" svg:d="M329 0h-329v210 97h43 286zM9 8h312v291h-312z">
          <text:p/>
        </draw:path>
        <draw:frame draw:style-name="gr47" draw:text-style-name="P29" draw:layer="layout" svg:width="1.48cm" svg:height="1.375cm" svg:x="1cm" svg:y="2.675cm">
          <draw:image xlink:href="Pictures/100000010000003800000034024D44C445428988.png" xlink:type="simple" xlink:show="embed" xlink:actuate="onLoad" draw:mime-type="image/png">
            <text:p/>
          </draw:image>
        </draw:frame>
        <draw:frame draw:style-name="gr47" draw:text-style-name="P29" draw:layer="layout" svg:width="2.051cm" svg:height="1.945cm" svg:x="0.95cm" svg:y="4.301cm">
          <draw:image xlink:href="Pictures/1000000100000057000000538D6CAFA36654F95C.png" xlink:type="simple" xlink:show="embed" xlink:actuate="onLoad" draw:mime-type="image/png">
            <text:p/>
          </draw:image>
        </draw:frame>
        <draw:frame draw:style-name="gr47" draw:text-style-name="P29" draw:layer="layout" svg:width="1.295cm" svg:height="0.739cm" svg:x="0.956cm" svg:y="6.801cm">
          <draw:image xlink:href="Pictures/10000001000000310000001C1465F9B178C2D1EB.png" xlink:type="simple" xlink:show="embed" xlink:actuate="onLoad" draw:mime-type="image/png">
            <text:p/>
          </draw:image>
        </draw:frame>
        <draw:frame draw:style-name="gr47" draw:text-style-name="P29" draw:layer="layout" svg:width="2.01cm" svg:height="1.11cm" svg:x="1cm" svg:y="7.94cm">
          <draw:image xlink:href="Pictures/100000010000004C0000002AD49BF02BBB9081C0.png" xlink:type="simple" xlink:show="embed" xlink:actuate="onLoad" draw:mime-type="image/png">
            <text:p/>
          </draw:image>
        </draw:frame>
        <draw:frame draw:style-name="gr47" draw:text-style-name="P29" draw:layer="layout" svg:width="2.486cm" svg:height="1.269cm" svg:x="1cm" svg:y="9.3cm">
          <draw:image xlink:href="Pictures/100000010000005E00000030A2F1FDD054B79890.png" xlink:type="simple" xlink:show="embed" xlink:actuate="onLoad" draw:mime-type="image/png">
            <text:p/>
          </draw:image>
        </draw:frame>
        <draw:frame draw:style-name="gr47" draw:text-style-name="P29" draw:layer="layout" svg:width="2.989cm" svg:height="1.48cm" svg:x="1.011cm" svg:y="10.82cm">
          <draw:image xlink:href="Pictures/10000001000000710000003852580AD1D5CBC825.png" xlink:type="simple" xlink:show="embed" xlink:actuate="onLoad" draw:mime-type="image/png">
            <text:p/>
          </draw:image>
        </draw:frame>
        <draw:frame draw:style-name="gr47" draw:text-style-name="P29" draw:layer="layout" svg:width="3.465cm" svg:height="1.666cm" svg:x="0.818cm" svg:y="9.36cm">
          <draw:image xlink:href="Pictures/10000001000000830000003FAE90B3D8D120ED8C.png" xlink:type="simple" xlink:show="embed" xlink:actuate="onLoad" draw:mime-type="image/png">
            <text:p/>
          </draw:image>
        </draw:frame>
        <draw:frame draw:style-name="gr47" draw:text-style-name="P29" draw:layer="layout" svg:width="3.465cm" svg:height="1.666cm" svg:x="0.818cm" svg:y="9.36cm">
          <draw:image xlink:href="Pictures/10000001000000830000003FAE90B3D8D120ED8C.png" xlink:type="simple" xlink:show="embed" xlink:actuate="onLoad" draw:mime-type="image/png">
            <text:p/>
          </draw:image>
        </draw:frame>
        <draw:frame draw:style-name="gr47" draw:text-style-name="P29" draw:layer="layout" svg:width="3.465cm" svg:height="1.666cm" svg:x="1cm" svg:y="12.634cm">
          <draw:image xlink:href="Pictures/10000001000000830000003F05DEB02247BF9EA6.png" xlink:type="simple" xlink:show="embed" xlink:actuate="onLoad" draw:mime-type="image/png">
            <text:p/>
          </draw:image>
        </draw:frame>
        <draw:frame draw:style-name="gr47" draw:text-style-name="P29" draw:layer="layout" svg:width="1.295cm" svg:height="0.687cm" svg:x="7.5cm" svg:y="8.913cm">
          <draw:image xlink:href="Pictures/10000001000000310000001A8FDAF91757E1A6F7.png" xlink:type="simple" xlink:show="embed" xlink:actuate="onLoad" draw:mime-type="image/png">
            <text:p/>
          </draw:image>
        </draw:frame>
        <draw:frame draw:style-name="gr47" draw:text-style-name="P29" draw:layer="layout" svg:width="1.163cm" svg:height="0.925cm" svg:x="7.401cm" svg:y="7.326cm">
          <draw:image xlink:href="Pictures/100000010000002C0000002311308D36E154DFEF.png" xlink:type="simple" xlink:show="embed" xlink:actuate="onLoad" draw:mime-type="image/png">
            <text:p/>
          </draw:image>
        </draw:frame>
        <draw:frame draw:style-name="gr47" draw:text-style-name="P29" draw:layer="layout" svg:width="1.031cm" svg:height="0.607cm" svg:x="7.501cm" svg:y="10.394cm">
          <draw:image xlink:href="Pictures/100000010000002700000017137127744021DD09.png" xlink:type="simple" xlink:show="embed" xlink:actuate="onLoad" draw:mime-type="image/png">
            <text:p/>
          </draw:image>
        </draw:frame>
        <draw:frame draw:style-name="gr47" draw:text-style-name="P29" draw:layer="layout" svg:width="1.401cm" svg:height="0.819cm" svg:x="7.6cm" svg:y="11.682cm">
          <draw:image xlink:href="Pictures/10000001000000350000001FD6AFCE7C474C52CD.png" xlink:type="simple" xlink:show="embed" xlink:actuate="onLoad" draw:mime-type="image/png">
            <text:p/>
          </draw:image>
        </draw:frame>
        <draw:frame draw:style-name="gr47" draw:text-style-name="P29" draw:layer="layout" svg:width="0.898cm" svg:height="0.554cm" svg:x="7.5cm" svg:y="6cm">
          <draw:image xlink:href="Pictures/100000010000002200000015941DBE3F850F882E.png" xlink:type="simple" xlink:show="embed" xlink:actuate="onLoad" draw:mime-type="image/png">
            <text:p/>
          </draw:image>
        </draw:frame>
        <draw:frame draw:style-name="gr47" draw:text-style-name="P29" draw:layer="layout" svg:width="0.925cm" svg:height="0.554cm" svg:x="7.426cm" svg:y="4.85cm">
          <draw:image xlink:href="Pictures/1000000100000023000000156F1C401FF322567D.png" xlink:type="simple" xlink:show="embed" xlink:actuate="onLoad" draw:mime-type="image/png">
            <text:p/>
          </draw:image>
        </draw:frame>
        <draw:frame draw:style-name="gr47" draw:text-style-name="P29" draw:layer="layout" svg:width="0.687cm" svg:height="0.343cm" svg:x="7.401cm" svg:y="3.851cm">
          <draw:image xlink:href="Pictures/100000010000001A0000000D46BDBA7DD6391897.png" xlink:type="simple" xlink:show="embed" xlink:actuate="onLoad" draw:mime-type="image/png">
            <text:p/>
          </draw:image>
        </draw:frame>
        <draw:frame draw:style-name="gr47" draw:text-style-name="P29" draw:layer="layout" svg:width="0.581cm" svg:height="0.422cm" svg:x="7.419cm" svg:y="2.828cm">
          <draw:image xlink:href="Pictures/100000010000001600000010121A557149B18C92.png" xlink:type="simple" xlink:show="embed" xlink:actuate="onLoad" draw:mime-type="image/png">
            <text:p/>
          </draw:image>
        </draw:frame>
        <draw:frame draw:style-name="gr47" draw:text-style-name="P29" draw:layer="layout" svg:width="0.792cm" svg:height="0.501cm" svg:x="7.35cm" svg:y="1.751cm">
          <draw:image xlink:href="Pictures/100000010000001E000000130F2F67302E971953.png" xlink:type="simple" xlink:show="embed" xlink:actuate="onLoad" draw:mime-type="image/png">
            <text:p/>
          </draw:image>
        </draw:frame>
        <draw:frame draw:style-name="gr47" draw:text-style-name="P29" draw:layer="layout" svg:width="0.713cm" svg:height="0.475cm" svg:x="7.5cm" svg:y="1.025cm">
          <draw:image xlink:href="Pictures/100000010000001B000000120F4918DAEA59C3BC.png" xlink:type="simple" xlink:show="embed" xlink:actuate="onLoad" draw:mime-type="image/png">
            <text:p/>
          </draw:image>
        </draw:frame>
        <draw:frame draw:style-name="gr47" draw:text-style-name="P29" draw:layer="layout" svg:width="0.753cm" svg:height="0.584cm" svg:x="13.501cm" svg:y="1.166cm">
          <draw:image xlink:href="Pictures/100000010000001B00000015976D9EA12C59A95F.png" xlink:type="simple" xlink:show="embed" xlink:actuate="onLoad" draw:mime-type="image/png">
            <text:p/>
          </draw:image>
        </draw:frame>
        <draw:frame draw:style-name="gr47" draw:text-style-name="P29" draw:layer="layout" svg:width="0.713cm" svg:height="0.687cm" svg:x="13.537cm" svg:y="2.063cm">
          <draw:image xlink:href="Pictures/100000010000001B0000001A52B34B71C2F44E5D.png" xlink:type="simple" xlink:show="embed" xlink:actuate="onLoad" draw:mime-type="image/png">
            <text:p/>
          </draw:image>
        </draw:frame>
        <draw:frame draw:style-name="gr47" draw:text-style-name="P29" draw:layer="layout" svg:width="0.978cm" svg:height="0.792cm" svg:x="13.5cm" svg:y="3.1cm">
          <draw:image xlink:href="Pictures/10000001000000250000001E1A8A7034ED51387D.png" xlink:type="simple" xlink:show="embed" xlink:actuate="onLoad" draw:mime-type="image/png">
            <text:p/>
          </draw:image>
        </draw:frame>
        <draw:frame draw:style-name="gr47" draw:text-style-name="P29" draw:layer="layout" svg:width="1cm" svg:height="0.946cm" svg:x="13.5cm" svg:y="4.304cm">
          <draw:image xlink:href="Pictures/100000010000002500000023CDCB18104E0EC05A.png" xlink:type="simple" xlink:show="embed" xlink:actuate="onLoad" draw:mime-type="image/png">
            <text:p/>
          </draw:image>
        </draw:frame>
        <draw:frame draw:style-name="gr47" draw:text-style-name="P29" draw:layer="layout" svg:width="0.739cm" svg:height="0.687cm" svg:x="13.501cm" svg:y="5.501cm">
          <draw:image xlink:href="Pictures/100000010000001C0000001ACF26495ACABE7D3B.png" xlink:type="simple" xlink:show="embed" xlink:actuate="onLoad" draw:mime-type="image/png">
            <text:p/>
          </draw:image>
        </draw:frame>
        <draw:frame draw:style-name="gr47" draw:text-style-name="P29" draw:layer="layout" svg:width="3.386cm" svg:height="2.089cm" svg:x="13.5cm" svg:y="9.912cm">
          <draw:image xlink:href="Pictures/10000001000000800000004F87A13391F319D5E8.png" xlink:type="simple" xlink:show="embed" xlink:actuate="onLoad" draw:mime-type="image/png">
            <text:p/>
          </draw:image>
        </draw:frame>
        <draw:frame draw:style-name="gr47" draw:text-style-name="P29" draw:layer="layout" svg:width="1.031cm" svg:height="0.739cm" svg:x="13.37cm" svg:y="8.651cm">
          <draw:image xlink:href="Pictures/10000001000000270000001CDE1BC3355A43DAA8.png" xlink:type="simple" xlink:show="embed" xlink:actuate="onLoad" draw:mime-type="image/png">
            <text:p/>
          </draw:image>
        </draw:frame>
        <draw:frame draw:style-name="gr47" draw:text-style-name="P29" draw:layer="layout" svg:width="1.083cm" svg:height="0.845cm" svg:x="13.418cm" svg:y="7.501cm">
          <draw:image xlink:href="Pictures/10000001000000290000002047FE5B8508EE4916.png" xlink:type="simple" xlink:show="embed" xlink:actuate="onLoad" draw:mime-type="image/png">
            <text:p/>
          </draw:image>
        </draw:frame>
        <draw:frame draw:style-name="gr47" draw:text-style-name="P29" draw:layer="layout" svg:width="0.739cm" svg:height="0.739cm" svg:x="13.401cm" svg:y="6.501cm">
          <draw:image xlink:href="Pictures/100000010000001C0000001CD60CB7B98F5E7312.png" xlink:type="simple" xlink:show="embed" xlink:actuate="onLoad" draw:mime-type="image/png">
            <text:p/>
          </draw:image>
        </draw:frame>
        <draw:path draw:style-name="gr15" draw:text-style-name="P9" draw:layer="layout" svg:width="0.328cm" svg:height="0.306cm" svg:x="4.266cm" svg:y="13.866cm" svg:viewBox="0 0 329 307" svg:d="M0 0v299 8h138 191v-307zM8 8h312v291h-312z">
          <text:p/>
        </draw:path>
        <draw:g>
          <draw:path draw:style-name="gr22" draw:text-style-name="P27" draw:layer="layout" svg:width="0.056cm" svg:height="0.152cm" svg:x="4.33cm" svg:y="13.94cm" svg:viewBox="0 0 57 153" svg:d="M57 153h-20v-109h-37v-15c26-2 36-4 42-29h15z">
            <text:p/>
          </draw:path>
        </draw:g>
        <draw:frame draw:style-name="gr47" draw:text-style-name="P29" draw:layer="layout" svg:width="3.465cm" svg:height="1.666cm" svg:x="1cm" svg:y="14.134cm">
          <draw:image xlink:href="Pictures/10000001000000830000003F05DEB02247BF9EA6.png" xlink:type="simple" xlink:show="embed" xlink:actuate="onLoad" draw:mime-type="image/png">
            <text:p/>
          </draw:image>
        </draw:frame>
        <draw:path draw:style-name="gr22" draw:text-style-name="P15" draw:layer="layout" svg:width="0.102cm" svg:height="0.149cm" svg:x="4.397cm" svg:y="13.95cm" svg:viewBox="0 0 103 150" svg:d="M25 59c6-5 15-9 28-9 25 0 50 16 50 48 0 17-7 52-55 52-19 0-44-7-48-41h19c2 18 15 25 32 25 19 0 32-15 32-34 0-22-15-34-34-34-10 0-20 5-27 14h-16l11-80h78v18h-64z">
          <text:p/>
        </draw:path>
        <draw:frame draw:style-name="gr47" draw:text-style-name="P29" draw:layer="layout" svg:width="3.821cm" svg:height="2cm" svg:x="7.5cm" svg:y="14cm">
          <draw:image xlink:href="Pictures/10000000000000930000004D6A45AAB0FFE288C0.png" xlink:type="simple" xlink:show="embed" xlink:actuate="onLoad" draw:mime-type="image/png">
            <text:p/>
          </draw:image>
        </draw:frame>
        <draw:frame draw:style-name="gr47" draw:text-style-name="P29" draw:layer="layout" svg:width="1.586cm" svg:height="1.48cm" svg:x="7.5cm" svg:y="12.87cm">
          <draw:image xlink:href="Pictures/100000010000003C000000382D168998AA139DEB.png" xlink:type="simple" xlink:show="embed" xlink:actuate="onLoad" draw:mime-type="image/png">
            <text:p/>
          </draw:image>
        </draw:frame>
      </draw:page>
      <draw:page draw:name="page3" draw:style-name="dp1" draw:master-page-name="master-page316">
        <draw:frame draw:style-name="gr2" draw:text-style-name="P2" draw:layer="layout" svg:width="4.02cm" svg:height="0.819cm" svg:x="1.48cm" svg:y="0.931cm">
          <draw:image xlink:href="Pictures/100000000000009F00000021C7CEB6E7F02D2461.jpg" xlink:type="simple" xlink:show="embed" xlink:actuate="onLoad" draw:mime-type="image/jpeg">
            <text:p/>
          </draw:image>
        </draw:frame>
        <draw:path draw:style-name="gr48" draw:text-style-name="P30" draw:layer="layout" svg:width="2.306cm" svg:height="0.402cm" svg:x="1.515cm" svg:y="2.765cm" svg:viewBox="0 0 2307 403" svg:d="M52 403l-52-58v-52h2307v52l-53 58zM0 125h2307v153h-2307zM0 110v-47l52-63h2201l54 63v47z">
          <text:p/>
        </draw:path>
        <draw:polygon draw:style-name="gr15" draw:text-style-name="P9" draw:layer="layout" svg:width="2.306cm" svg:height="0.015cm" svg:x="1.515cm" svg:y="3.042cm" svg:viewBox="0 0 2307 16" draw:points="0,16 0,0 2307,0 2307,1 2304,7 2307,14 2307,16">
          <text:p/>
        </draw:polygon>
        <draw:polygon draw:style-name="gr15" draw:text-style-name="P9" draw:layer="layout" svg:width="0.003cm" svg:height="0.012cm" svg:x="3.818cm" svg:y="3.043cm" svg:viewBox="0 0 4 13" draw:points="0,6 4,0 4,13">
          <text:p/>
        </draw:polygon>
        <draw:polygon draw:style-name="gr15" draw:text-style-name="P9" draw:layer="layout" svg:width="2.306cm" svg:height="0.015cm" svg:x="1.515cm" svg:y="2.875cm" svg:viewBox="0 0 2307 16" draw:points="0,16 0,0 2307,0 2307,2 2304,9 2307,15 2307,16">
          <text:p/>
        </draw:polygon>
        <draw:polygon draw:style-name="gr15" draw:text-style-name="P9" draw:layer="layout" svg:width="0.003cm" svg:height="0.013cm" svg:x="3.818cm" svg:y="2.877cm" svg:viewBox="0 0 4 14" draw:points="0,7 4,0 4,14">
          <text:p/>
        </draw:polygon>
        <draw:path draw:style-name="gr15" draw:text-style-name="P9" draw:layer="layout" svg:width="2.336cm" svg:height="0.432cm" svg:x="1.5cm" svg:y="2.75cm" svg:viewBox="0 0 2337 433" svg:d="M2273 433h-2210l-6-3-56-62 1-1-2-5v-62c0 4 3 7 7 7v55l54 63h2211l57-63v-55c3-1 5-3 5-7 0-3-2-6-5-7v-153c3-1 5-4 5-7 0-4-2-7-5-8v-50l-57-68h-2210l-55 68v50c-4 0-7 4-7 8v-58l2-5h-1l56-67 6-3h2209l6 2 57 68 2 5v288l-2 5-56 61zM0 133c0 4 3 7 7 7v153c-4 0-7 3-7 7z">
          <text:p/>
        </draw:path>
        <draw:path draw:style-name="gr15" draw:text-style-name="P9" draw:layer="layout" svg:width="2.321cm" svg:height="0.417cm" svg:x="1.507cm" svg:y="2.757cm" svg:viewBox="0 0 2322 418" svg:d="M54 418l-54-63v-55 1h8v52l52 58h2202l53-58v-52h5l2-1v55l-57 63zM2320 286h-5v-152h5 2v152zM0 134h8v152h-8zM2320 119h-5v-47l-54-64h-2201l-52 64v47h-8v-50l55-69h2210l57 69v50z">
          <text:p/>
        </draw:path>
        <draw:path draw:style-name="gr15" draw:text-style-name="P9" draw:layer="layout" svg:width="0.007cm" svg:height="0.014cm" svg:x="1.5cm" svg:y="3.042cm" svg:viewBox="0 0 8 15" svg:d="M0 7c0-4 3-7 8-7v15c-5 0-8-3-8-8z">
          <text:p/>
        </draw:path>
        <draw:path draw:style-name="gr15" draw:text-style-name="P9" draw:layer="layout" svg:width="2.321cm" svg:height="0.015cm" svg:x="1.507cm" svg:y="3.042cm" svg:viewBox="0 0 2322 16" svg:d="M2320 16h-5v-2l5 2 2-1zM0 16v-1-15h8v16zM2315 0h5l-5 1z">
          <text:p/>
        </draw:path>
        <draw:path draw:style-name="gr15" draw:text-style-name="P9" draw:layer="layout" svg:width="0.005cm" svg:height="0.014cm" svg:x="3.828cm" svg:y="3.042cm" svg:viewBox="0 0 6 15" svg:d="M0 0c3 1 6 4 6 7 0 5-3 7-6 8z">
          <text:p/>
        </draw:path>
        <draw:polygon draw:style-name="gr15" draw:text-style-name="P9" draw:layer="layout" svg:width="0.008cm" svg:height="0.015cm" svg:x="3.821cm" svg:y="3.042cm" svg:viewBox="0 0 9 16" draw:points="0,14 0,1 6,0 9,0 9,15 6,16">
          <text:p/>
        </draw:polygon>
        <draw:path draw:style-name="gr15" draw:text-style-name="P9" draw:layer="layout" svg:width="0.008cm" svg:height="0.015cm" svg:x="3.821cm" svg:y="2.875cm" svg:viewBox="0 0 9 16" svg:d="M6 16h-6v-1l6 1h3zM0 0h6l-6 2z">
          <text:p/>
        </draw:path>
        <draw:path draw:style-name="gr15" draw:text-style-name="P9" draw:layer="layout" svg:width="0.005cm" svg:height="0.015cm" svg:x="3.828cm" svg:y="2.875cm" svg:viewBox="0 0 6 16" svg:d="M0 0c3 1 6 4 6 9 0 3-3 6-6 7z">
          <text:p/>
        </draw:path>
        <draw:polygon draw:style-name="gr15" draw:text-style-name="P9" draw:layer="layout" svg:width="0.008cm" svg:height="0.015cm" svg:x="3.821cm" svg:y="2.875cm" svg:viewBox="0 0 9 16" draw:points="0,15 0,2 6,0 9,0 9,16 6,16">
          <text:p/>
        </draw:polygon>
        <draw:path draw:style-name="gr15" draw:text-style-name="P9" draw:layer="layout" svg:width="0.007cm" svg:height="0.015cm" svg:x="1.5cm" svg:y="2.875cm" svg:viewBox="0 0 8 16" svg:d="M0 9c0-5 3-9 8-9v16c-5 0-8-3-8-7z">
          <text:p/>
        </draw:path>
        <draw:polygon draw:style-name="gr15" draw:text-style-name="P9" draw:layer="layout" svg:width="0.008cm" svg:height="0.015cm" svg:x="1.507cm" svg:y="2.875cm" svg:viewBox="0 0 9 16" draw:points="0,16 0,0 9,0 9,16">
          <text:p/>
        </draw:polygon>
        <draw:path draw:style-name="gr13" draw:text-style-name="P7" draw:layer="layout" svg:width="0.392cm" svg:height="0.396cm" svg:x="3.974cm" svg:y="2.771cm" svg:viewBox="0 0 393 397" svg:d="M66 338c-35-36-56-86-56-140h-10 10c0-55 21-104 56-140s82-58 135-58 100 22 135 58 57 85 57 140c0 54-22 104-57 140-35 35-82 59-135 59s-100-24-135-59zM157 295c10 5 22 9 37 9 50 0 71-32 71-64 0-27-14-40-33-46v-1c11-3 25-15 25-41 0-30-23-52-61-52-52 0-64 36-64 65h24c2-14 4-43 39-43 30 0 37 20 37 32 0 25-19 32-38 32-4 0-9 0-13 0v21c4 0 7 0 11 0 17 0 46 3 46 36 0 23-17 38-43 38-37 0-41-25-42-43h-26c2 23 8 46 30 57z">
          <text:p/>
        </draw:path>
        <draw:path draw:style-name="gr15" draw:text-style-name="P9" draw:layer="layout" svg:width="0.422cm" svg:height="0.436cm" svg:x="3.964cm" svg:y="2.751cm" svg:viewBox="0 0 423 437" svg:d="M211 437c-117 0-211-98-211-219h10c0 116 90 209 201 209 112 0 202-93 202-209 0-115-90-208-202-208-111 0-201 93-201 208h-10c0-120 94-218 211-218 118 0 212 98 212 218 0 121-94 219-212 219z">
          <text:p/>
        </draw:path>
        <draw:path draw:style-name="gr15" draw:text-style-name="P9" draw:layer="layout" svg:width="0.402cm" svg:height="0.416cm" svg:x="3.974cm" svg:y="2.761cm" svg:viewBox="0 0 403 417" svg:d="M0 208h10c0 54 21 104 56 140s82 59 135 59c54 0 101-23 136-59s56-86 56-140c0-55-21-104-56-140s-82-58-136-58v-10 10c-53 0-100 22-135 58s-56 85-56 140h-10c0-115 90-208 201-208 112 0 202 93 202 208s-90 209-202 209v-10 10c-111 0-201-94-201-209z">
          <text:p/>
        </draw:path>
        <draw:path draw:style-name="gr22" draw:text-style-name="P15" draw:layer="layout" svg:width="0.138cm" svg:height="0.204cm" svg:x="4.101cm" svg:y="2.871cm" svg:viewBox="0 0 139 205" svg:d="M31 196c-22-11-29-34-31-57h27c1 18 5 43 42 43 26 0 43-15 43-38 0-33-29-36-46-36-4 0-7 0-11 0v-21c4 0 9 0 13 0 19 0 38-7 38-32 0-12-7-32-37-32-35 0-37 29-39 43h-25c0-29 13-66 65-66 38 0 61 23 61 53 0 26-14 38-25 41v1c19 6 33 19 33 46 0 32-21 64-71 64-15 0-27-4-37-9z">
          <text:p/>
        </draw:path>
        <draw:frame draw:style-name="gr2" draw:text-style-name="P2" draw:layer="layout" svg:width="7.221cm" svg:height="0.819cm" svg:x="1.446cm" svg:y="4cm">
          <draw:image xlink:href="Pictures/100000000000011D0000002108C97B697D8B2EEC.jpg" xlink:type="simple" xlink:show="embed" xlink:actuate="onLoad" draw:mime-type="image/jpeg">
            <text:p/>
          </draw:image>
        </draw:frame>
        <draw:polygon draw:style-name="gr13" draw:text-style-name="P7" draw:layer="layout" svg:width="0.437cm" svg:height="0.408cm" svg:x="8.801cm" svg:y="4.23cm" svg:viewBox="0 0 438 409" draw:points="438,409 0,409 0,0 438,0">
          <text:p/>
        </draw:polygon>
        <draw:path draw:style-name="gr15" draw:text-style-name="P9" draw:layer="layout" svg:width="0.459cm" svg:height="0.425cm" svg:x="8.79cm" svg:y="4.219cm" svg:viewBox="0 0 460 426" svg:d="M460 0h-460v426h449v-6 6h11zM11 11h438v409h-438z">
          <text:p/>
        </draw:path>
        <draw:path draw:style-name="gr15" draw:text-style-name="P9" draw:layer="layout" svg:width="0.437cm" svg:height="0.408cm" svg:x="8.801cm" svg:y="4.23cm" svg:viewBox="0 0 438 409" svg:d="M438 0h-438v409h438zM11 11h416v387h-416z">
          <text:p/>
        </draw:path>
        <draw:path draw:style-name="gr22" draw:text-style-name="P15" draw:layer="layout" svg:width="0.133cm" svg:height="0.203cm" svg:x="8.955cm" svg:y="4.33cm" svg:viewBox="0 0 134 204" svg:d="M62 133c19 0 39-9 46-24l1 1c-6 51-21 74-49 74-20 0-32-13-33-33h-25c0 20 12 53 59 53 69 0 73-90 73-111 0-34-6-93-71-93-41 0-63 32-63 68 0 40 25 65 62 65zM66 112c-17 0-41-5-41-44 0-27 16-45 39-45 29 0 41 20 41 42 0 41-25 47-39 47z">
          <text:p/>
        </draw:path>
        <draw:polygon draw:style-name="gr13" draw:text-style-name="P7" draw:layer="layout" svg:width="0.437cm" svg:height="0.408cm" svg:x="6.011cm" svg:y="1.085cm" svg:viewBox="0 0 438 409" draw:points="438,409 0,409 0,0 438,0">
          <text:p/>
        </draw:polygon>
        <draw:path draw:style-name="gr15" draw:text-style-name="P9" draw:layer="layout" svg:width="0.459cm" svg:height="0.425cm" svg:x="6cm" svg:y="1.074cm" svg:viewBox="0 0 460 426" svg:d="M460 0h-460v426h449v-6 6h11zM11 11h438v409h-438z">
          <text:p/>
        </draw:path>
        <draw:path draw:style-name="gr15" draw:text-style-name="P9" draw:layer="layout" svg:width="0.437cm" svg:height="0.408cm" svg:x="6.011cm" svg:y="1.085cm" svg:viewBox="0 0 438 409" svg:d="M438 0h-438v409h438zM11 11h416v387h-416z">
          <text:p/>
        </draw:path>
        <draw:path draw:style-name="gr22" draw:text-style-name="P15" draw:layer="layout" svg:width="0.136cm" svg:height="0.2cm" svg:x="6.113cm" svg:y="1.15cm" svg:viewBox="0 0 137 201" svg:d="M33 79c8-6 20-12 39-12 32 0 65 22 65 63 0 22-9 71-73 71-25 0-59-11-64-56h26c3 24 20 34 43 34 26 0 42-21 42-46 0-29-20-44-44-44-16 0-28 7-38 19l-21-1 15-107h103v25h-85z">
          <text:p/>
        </draw:path>
        <draw:frame draw:style-name="gr2" draw:text-style-name="P2" draw:layer="layout" svg:width="5.629cm" svg:height="0.819cm" svg:x="1.5cm" svg:y="5.75cm">
          <draw:image xlink:href="Pictures/10000000000000DE000000211265478DBADD58BD.jpg" xlink:type="simple" xlink:show="embed" xlink:actuate="onLoad" draw:mime-type="image/jpeg">
            <text:p/>
          </draw:image>
        </draw:frame>
        <draw:polygon draw:style-name="gr13" draw:text-style-name="P7" draw:layer="layout" svg:width="0.437cm" svg:height="0.409cm" svg:x="7.225cm" svg:y="5.963cm" svg:viewBox="0 0 438 410" draw:points="438,410 0,410 0,0 438,0">
          <text:p/>
        </draw:polygon>
        <draw:path draw:style-name="gr15" draw:text-style-name="P9" draw:layer="layout" svg:width="0.459cm" svg:height="0.426cm" svg:x="7.214cm" svg:y="5.952cm" svg:viewBox="0 0 460 427" svg:d="M460 0h-460v427h449v-6 6h11zM11 11h438v410h-438z">
          <text:p/>
        </draw:path>
        <draw:path draw:style-name="gr15" draw:text-style-name="P9" draw:layer="layout" svg:width="0.437cm" svg:height="0.409cm" svg:x="7.225cm" svg:y="5.963cm" svg:viewBox="0 0 438 410" svg:d="M438 0h-438v410h438zM11 11h416v388h-416z">
          <text:p/>
        </draw:path>
        <draw:path draw:style-name="gr22" draw:text-style-name="P15" draw:layer="layout" svg:width="0.138cm" svg:height="0.194cm" svg:x="7.381cm" svg:y="6.071cm" svg:viewBox="0 0 139 195" svg:d="M0 0h139v22c-20 20-69 84-83 173h-27c6-55 43-126 81-171h-110z">
          <text:p/>
        </draw:path>
        <draw:frame draw:style-name="gr2" draw:text-style-name="P2" draw:layer="layout" svg:width="4.02cm" svg:height="0.819cm" svg:x="1.5cm" svg:y="7.5cm">
          <draw:image xlink:href="Pictures/100000000000009F00000021F08408F5A2649FD2.jpg" xlink:type="simple" xlink:show="embed" xlink:actuate="onLoad" draw:mime-type="image/jpeg">
            <text:p/>
          </draw:image>
        </draw:frame>
        <draw:polygon draw:style-name="gr13" draw:text-style-name="P7" draw:layer="layout" svg:width="0.437cm" svg:height="0.409cm" svg:x="5.598cm" svg:y="7.713cm" svg:viewBox="0 0 438 410" draw:points="0,410 438,410 438,0 0,0">
          <text:p/>
        </draw:polygon>
        <draw:path draw:style-name="gr15" draw:text-style-name="P9" draw:layer="layout" svg:width="0.459cm" svg:height="0.426cm" svg:x="5.587cm" svg:y="7.702cm" svg:viewBox="0 0 460 427" svg:d="M460 0h-460v427h449v-6 6h11zM11 11h438v410h-438z">
          <text:p/>
        </draw:path>
        <draw:path draw:style-name="gr15" draw:text-style-name="P9" draw:layer="layout" svg:width="0.437cm" svg:height="0.409cm" svg:x="5.598cm" svg:y="7.713cm" svg:viewBox="0 0 438 410" svg:d="M438 0h-438v410h438zM11 11h416v387h-416z">
          <text:p/>
        </draw:path>
        <draw:path draw:style-name="gr22" draw:text-style-name="P15" draw:layer="layout" svg:width="0.136cm" svg:height="0.2cm" svg:x="5.748cm" svg:y="7.815cm" svg:viewBox="0 0 137 201" svg:d="M32 80c9-7 21-12 38-12 34 0 67 22 67 63 0 22-10 70-73 70-26 0-60-11-64-55h25c3 23 20 33 42 33 26 0 43-20 43-45 0-29-20-44-45-44-14 0-27 7-37 19l-21-1 15-108h104v26h-85z">
          <text:p/>
        </draw:path>
        <draw:frame draw:style-name="gr2" draw:text-style-name="P2" draw:layer="layout" svg:width="4.02cm" svg:height="0.819cm" svg:x="1.48cm" svg:y="0.932cm">
          <draw:image xlink:href="Pictures/100000000000009F00000021C7CEB6E7F02D24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EGOChalet60" svg:font-family="LEGOChalet60"/>
    <style:font-face style:name="LEGOChalet601" svg:font-family="LEGOChalet60" style:font-pitch="variable"/>
    <style:font-face style:name="LEGOChalet7080-80" svg:font-family="LEGOChalet7080-80"/>
    <style:font-face style:name="LEGOChalet7080-801" svg:font-family="LEGOChalet7080-8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1" style:page-layout-name="PM0" draw:style-name="Mdp1"/>
    <style:master-page style:name="master-page31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3T15:54:48.614000000</dc:date>
    <meta:editing-duration>PT48M10S</meta:editing-duration>
    <meta:editing-cycles>7</meta:editing-cycles>
    <meta:generator>LibreOffice/7.4.4.2$Windows_X86_64 LibreOffice_project/85569322deea74ec9134968a29af2df5663baa21</meta:generator>
    <meta:document-statistic meta:object-count="1144"/>
  </office:meta>
</office:document-meta>
</file>